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88mm"/>
    </style:style>
    <style:style style:name="co2" style:family="table-column">
      <style:table-column-properties fo:break-before="auto" style:column-width="17.15mm"/>
    </style:style>
    <style:style style:name="co3" style:family="table-column">
      <style:table-column-properties fo:break-before="auto" style:column-width="67.26mm"/>
    </style:style>
    <style:style style:name="co4" style:family="table-column">
      <style:table-column-properties fo:break-before="auto" style:column-width="47.11mm"/>
    </style:style>
    <style:style style:name="co5" style:family="table-column">
      <style:table-column-properties fo:break-before="auto" style:column-width="46.57mm"/>
    </style:style>
    <style:style style:name="co6" style:family="table-column">
      <style:table-column-properties fo:break-before="auto" style:column-width="278.59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67.8mm"/>
    </style:style>
    <style:style style:name="co9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ff7f00" style:text-align-source="fix" style:repeat-content="false" fo:border="0.06pt solid #000000"/>
      <style:paragraph-properties fo:text-align="center" fo:margin-left="0mm"/>
      <style:text-properties style:use-window-font-color="true"/>
    </style:style>
    <style:style style:name="ce2" style:family="table-cell" style:parent-style-name="Default">
      <style:table-cell-properties fo:background-color="#ff7f00" style:text-align-source="fix" style:repeat-content="false" fo:border="0.06pt solid #000000"/>
      <style:paragraph-properties fo:text-align="start" fo:margin-left="0mm"/>
    </style:style>
    <style:style style:name="ce3" style:family="table-cell" style:parent-style-name="Default" style:data-style-name="N0">
      <style:table-cell-properties fo:background-color="#ff7f00" style:text-align-source="fix" style:repeat-content="false" fo:border="0.06pt solid #000000"/>
      <style:paragraph-properties fo:text-align="start" fo:margin-left="0mm"/>
    </style:style>
    <style:style style:name="ce4" style:family="table-cell" style:parent-style-name="Default">
      <style:table-cell-properties fo:background-color="#00ff00" style:text-align-source="fix" style:repeat-content="false"/>
      <style:paragraph-properties fo:text-align="center" fo:margin-left="0mm"/>
      <style:text-properties style:use-window-font-color="true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 style:data-style-name="N99"/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4" table:default-cell-style-name="ce5"/>
        <table:table-column table:style-name="co5" table:default-cell-style-name="ce5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2" table:default-cell-style-name="Default"/>
        <table:table-column table:style-name="co7" table:number-columns-repeated="32" table:default-cell-style-name="Default"/>
        <table:table-row table:style-name="ro1">
          <table:table-cell table:style-name="ce1" office:value-type="string" calcext:value-type="string">
            <text:p>ID from</text:p>
          </table:table-cell>
          <table:table-cell table:style-name="ce1" office:value-type="string" calcext:value-type="string">
            <text:p>ID to</text:p>
          </table:table-cell>
          <table:table-cell table:style-name="ce4" office:value-type="string" calcext:value-type="string">
            <text:p>Comando</text:p>
          </table:table-cell>
          <table:table-cell table:style-name="ce4" office:value-type="string" calcext:value-type="string">
            <text:p>Argomento 1</text:p>
          </table:table-cell>
          <table:table-cell table:style-name="ce4" office:value-type="string" calcext:value-type="string">
            <text:p>Argomento 2</text:p>
          </table:table-cell>
          <table:table-cell table:style-name="ce4" office:value-type="string" calcext:value-type="string">
            <text:p>Descrizione</text:p>
          </table:table-cell>
          <table:table-cell table:style-name="ce5"/>
          <table:table-cell table:number-columns-repeated="2"/>
          <table:table-cell table:style-name="ce5" table:number-columns-repeated="32"/>
        </table:table-row>
        <table:table-row table:style-name="ro1">
          <table:table-cell table:formula="of:=IF([.U2]&lt;255; [.U2]; &quot;&quot;)" office:value-type="float" office:value="0" calcext:value-type="float">
            <text:p>0</text:p>
          </table:table-cell>
          <table:table-cell table:formula="of:=IF([.V2]&lt;256; [.V2]; &quot;&quot;)" office:value-type="float" office:value="3.984375" calcext:value-type="float">
            <text:p>3,98</text:p>
          </table:table-cell>
          <table:table-cell office:value-type="string" calcext:value-type="string">
            <text:p>Add offse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ggiunge a e b rispettivamente a Xoffset e Yoffset</text:p>
          </table:table-cell>
          <table:table-cell table:number-columns-repeated="14"/>
          <table:table-cell table:formula="of:=[.$X$337]*[.Y2]" office:value-type="float" office:value="0" calcext:value-type="float">
            <text:p>0</text:p>
          </table:table-cell>
          <table:table-cell table:formula="of:=[.U2] + [.$X$337]" office:value-type="float" office:value="3.984375" calcext:value-type="float">
            <text:p>3,98</text:p>
          </table:table-cell>
          <table:table-cell/>
          <table:table-cell table:style-name="ce6" table:formula="of:=IF([.C2] = &quot;&quot;; 0; 1)" office:value-type="boolean" office:boolean-value="true" calcext:value-type="boolean">
            <text:p>VERO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table:style-name="ce3" table:formula="of:=IF([.U3]&lt;255; [.U3]; &quot;&quot;)" office:value-type="float" office:value="3.984375" calcext:value-type="float">
            <text:p>3,98</text:p>
          </table:table-cell>
          <table:table-cell table:style-name="ce3" table:formula="of:=IF([.V3]&lt;256; [.V3]; &quot;&quot;)" office:value-type="float" office:value="7.96875" calcext:value-type="float">
            <text:p>7,97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Flag A</text:p>
          </table:table-cell>
          <table:table-cell office:value-type="string" calcext:value-type="string">
            <text:p>Flag B</text:p>
          </table:table-cell>
          <table:table-cell office:value-type="string" calcext:value-type="string">
            <text:p>Scrive il risulato di (Flag[Flag A] AND Flag[Flag B]) in Flag[0]</text:p>
          </table:table-cell>
          <table:table-cell table:number-columns-repeated="14"/>
          <table:table-cell table:formula="of:=[.$X$337]*[.Y3]" office:value-type="float" office:value="3.984375" calcext:value-type="float">
            <text:p>3,98</text:p>
          </table:table-cell>
          <table:table-cell table:formula="of:=[.U3] + [.$X$337]" office:value-type="float" office:value="7.96875" calcext:value-type="float">
            <text:p>7,97</text:p>
          </table:table-cell>
          <table:table-cell/>
          <table:table-cell table:style-name="ce6" table:formula="of:=IF([.C3] = &quot;&quot;; 0; 1)" office:value-type="boolean" office:boolean-value="true" calcext:value-type="boolean">
            <text:p>VERO</text:p>
          </table:table-cell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 table:style-name="ce3" table:formula="of:=IF([.U4]&lt;255; [.U4]; &quot;&quot;)" office:value-type="float" office:value="7.96875" calcext:value-type="float">
            <text:p>7,97</text:p>
          </table:table-cell>
          <table:table-cell table:style-name="ce3" table:formula="of:=IF([.V4]&lt;256; [.V4]; &quot;&quot;)" office:value-type="float" office:value="11.953125" calcext:value-type="float">
            <text:p>11,95</text:p>
          </table:table-cell>
          <table:table-cell office:value-type="string" calcext:value-type="string">
            <text:p>Break finaliz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e il Pointer[255] è uguale al pixel in X,Y e runningStatus è a 2 o 1, setta runningStatus a 3. Altrimenti setta ERROR a VERO</text:p>
          </table:table-cell>
          <table:table-cell table:number-columns-repeated="14"/>
          <table:table-cell table:formula="of:=[.$X$337]*[.Y4]" office:value-type="float" office:value="7.96875" calcext:value-type="float">
            <text:p>7,97</text:p>
          </table:table-cell>
          <table:table-cell table:formula="of:=[.U4] + [.$X$337]" office:value-type="float" office:value="11.953125" calcext:value-type="float">
            <text:p>11,95</text:p>
          </table:table-cell>
          <table:table-cell/>
          <table:table-cell table:style-name="ce6" table:formula="of:=IF([.C4] = &quot;&quot;; 0; 1)" office:value-type="boolean" office:boolean-value="true" calcext:value-type="boolean">
            <text:p>VERO</text:p>
          </table:table-cell>
          <table:table-cell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 table:style-name="ce3" table:formula="of:=IF([.U5]&lt;255; [.U5]; &quot;&quot;)" office:value-type="float" office:value="11.953125" calcext:value-type="float">
            <text:p>11,95</text:p>
          </table:table-cell>
          <table:table-cell table:style-name="ce3" table:formula="of:=IF([.V5]&lt;256; [.V5]; &quot;&quot;)" office:value-type="float" office:value="15.9375" calcext:value-type="float">
            <text:p>15,94</text:p>
          </table:table-cell>
          <table:table-cell office:value-type="string" calcext:value-type="string">
            <text:p>Break Initializ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e il Pointer è uguale al pixel in X,Y setta runningStatus a 2</text:p>
          </table:table-cell>
          <table:table-cell table:number-columns-repeated="14"/>
          <table:table-cell table:formula="of:=[.$X$337]*[.Y5]" office:value-type="float" office:value="11.953125" calcext:value-type="float">
            <text:p>11,95</text:p>
          </table:table-cell>
          <table:table-cell table:formula="of:=[.U5] + [.$X$337]" office:value-type="float" office:value="15.9375" calcext:value-type="float">
            <text:p>15,94</text:p>
          </table:table-cell>
          <table:table-cell/>
          <table:table-cell table:style-name="ce6" table:formula="of:=IF([.C5] = &quot;&quot;; 0; 1)" office:value-type="boolean" office:boolean-value="true" calcext:value-type="boolean">
            <text:p>VERO</text:p>
          </table:table-cell>
          <table:table-cell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 table:style-name="ce3" table:formula="of:=IF([.U6]&lt;255; [.U6]; &quot;&quot;)" office:value-type="float" office:value="15.9375" calcext:value-type="float">
            <text:p>15,94</text:p>
          </table:table-cell>
          <table:table-cell table:style-name="ce3" table:formula="of:=IF([.V6]&lt;256; [.V6]; &quot;&quot;)" office:value-type="float" office:value="19.921875" calcext:value-type="float">
            <text:p>19,92</text:p>
          </table:table-cell>
          <table:table-cell office:value-type="string" calcext:value-type="string">
            <text:p>Choose pointer</text:p>
          </table:table-cell>
          <table:table-cell office:value-type="string" calcext:value-type="string">
            <text:p>Pointer 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tta il Pointer a Pointers[Pointer A]</text:p>
          </table:table-cell>
          <table:table-cell table:number-columns-repeated="14"/>
          <table:table-cell table:formula="of:=[.$X$337]*[.Y6]" office:value-type="float" office:value="15.9375" calcext:value-type="float">
            <text:p>15,94</text:p>
          </table:table-cell>
          <table:table-cell table:formula="of:=[.U6] + [.$X$337]" office:value-type="float" office:value="19.921875" calcext:value-type="float">
            <text:p>19,92</text:p>
          </table:table-cell>
          <table:table-cell/>
          <table:table-cell table:style-name="ce6" table:formula="of:=IF([.C6] = &quot;&quot;; 0; 1)" office:value-type="boolean" office:boolean-value="true" calcext:value-type="boolean">
            <text:p>VERO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table:style-name="ce3" table:formula="of:=IF([.U7]&lt;255; [.U7]; &quot;&quot;)" office:value-type="float" office:value="19.921875" calcext:value-type="float">
            <text:p>19,92</text:p>
          </table:table-cell>
          <table:table-cell table:style-name="ce3" table:formula="of:=IF([.V7]&lt;256; [.V7]; &quot;&quot;)" office:value-type="float" office:value="23.90625" calcext:value-type="float">
            <text:p>23,91</text:p>
          </table:table-cell>
          <table:table-cell office:value-type="string" calcext:value-type="string">
            <text:p>Clon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lona il pixel in PC al pixel alle coordinate X,Y</text:p>
          </table:table-cell>
          <table:table-cell table:number-columns-repeated="14"/>
          <table:table-cell table:formula="of:=[.$X$337]*[.Y7]" office:value-type="float" office:value="19.921875" calcext:value-type="float">
            <text:p>19,92</text:p>
          </table:table-cell>
          <table:table-cell table:formula="of:=[.U7] + [.$X$337]" office:value-type="float" office:value="23.90625" calcext:value-type="float">
            <text:p>23,91</text:p>
          </table:table-cell>
          <table:table-cell/>
          <table:table-cell table:style-name="ce6" table:formula="of:=IF([.C7] = &quot;&quot;; 0; 1)" office:value-type="boolean" office:boolean-value="true" calcext:value-type="boolean">
            <text:p>VERO</text:p>
          </table:table-cell>
          <table:table-cell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 table:style-name="ce3" table:formula="of:=IF([.U8]&lt;255; [.U8]; &quot;&quot;)" office:value-type="float" office:value="23.90625" calcext:value-type="float">
            <text:p>23,91</text:p>
          </table:table-cell>
          <table:table-cell table:style-name="ce3" table:formula="of:=IF([.V8]&lt;256; [.V8]; &quot;&quot;)" office:value-type="float" office:value="27.890625" calcext:value-type="float">
            <text:p>27,89</text:p>
          </table:table-cell>
          <table:table-cell office:value-type="string" calcext:value-type="string">
            <text:p>Coin Flip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etta la Flag[0] a VERO o FALSO randomicamente</text:p>
          </table:table-cell>
          <table:table-cell table:number-columns-repeated="14"/>
          <table:table-cell table:formula="of:=[.$X$337]*[.Y8]" office:value-type="float" office:value="23.90625" calcext:value-type="float">
            <text:p>23,91</text:p>
          </table:table-cell>
          <table:table-cell table:formula="of:=[.U8] + [.$X$337]" office:value-type="float" office:value="27.890625" calcext:value-type="float">
            <text:p>27,89</text:p>
          </table:table-cell>
          <table:table-cell/>
          <table:table-cell table:style-name="ce6" table:formula="of:=IF([.C8] = &quot;&quot;; 0; 1)" office:value-type="boolean" office:boolean-value="true" calcext:value-type="boolean">
            <text:p>VERO</text:p>
          </table:table-cell>
          <table:table-cell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 table:style-name="ce3" table:formula="of:=IF([.U9]&lt;255; [.U9]; &quot;&quot;)" office:value-type="float" office:value="27.890625" calcext:value-type="float">
            <text:p>27,89</text:p>
          </table:table-cell>
          <table:table-cell table:style-name="ce3" table:formula="of:=IF([.V9]&lt;256; [.V9]; &quot;&quot;)" office:value-type="float" office:value="31.875" calcext:value-type="float">
            <text:p>31,88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onfronta il pixel al Pointer ed il pixel alle coordinate X,Y. Se sono uguali setta la flag[0] a TRUE, altrimenti FALSE</text:p>
          </table:table-cell>
          <table:table-cell table:number-columns-repeated="14"/>
          <table:table-cell table:formula="of:=[.$X$337]*[.Y9]" office:value-type="float" office:value="27.890625" calcext:value-type="float">
            <text:p>27,89</text:p>
          </table:table-cell>
          <table:table-cell table:formula="of:=[.U9] + [.$X$337]" office:value-type="float" office:value="31.875" calcext:value-type="float">
            <text:p>31,88</text:p>
          </table:table-cell>
          <table:table-cell/>
          <table:table-cell table:style-name="ce6" table:formula="of:=IF([.C9] = &quot;&quot;; 0; 1)" office:value-type="boolean" office:boolean-value="true" calcext:value-type="boolean">
            <text:p>VERO</text:p>
          </table:table-cell>
          <table:table-cell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 table:style-name="ce3" table:formula="of:=IF([.U10]&lt;255; [.U10]; &quot;&quot;)" office:value-type="float" office:value="31.875" calcext:value-type="float">
            <text:p>31,88</text:p>
          </table:table-cell>
          <table:table-cell table:style-name="ce3" table:formula="of:=IF([.V10]&lt;256; [.V10]; &quot;&quot;)" office:value-type="float" office:value="35.859375" calcext:value-type="float">
            <text:p>35,86</text:p>
          </table:table-cell>
          <table:table-cell office:value-type="string" calcext:value-type="string">
            <text:p>Conditional Got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e la Flag[0] è VERO, setta il PC a X,Y</text:p>
          </table:table-cell>
          <table:table-cell table:number-columns-repeated="14"/>
          <table:table-cell table:formula="of:=[.$X$337]*[.Y10]" office:value-type="float" office:value="31.875" calcext:value-type="float">
            <text:p>31,88</text:p>
          </table:table-cell>
          <table:table-cell table:formula="of:=[.U10] + [.$X$337]" office:value-type="float" office:value="35.859375" calcext:value-type="float">
            <text:p>35,86</text:p>
          </table:table-cell>
          <table:table-cell/>
          <table:table-cell table:style-name="ce6" table:formula="of:=IF([.C10] = &quot;&quot;; 0; 1)" office:value-type="boolean" office:boolean-value="true" calcext:value-type="boolean">
            <text:p>VERO</text:p>
          </table:table-cell>
          <table:table-cell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 table:style-name="ce3" table:formula="of:=IF([.U11]&lt;255; [.U11]; &quot;&quot;)" office:value-type="float" office:value="35.859375" calcext:value-type="float">
            <text:p>35,86</text:p>
          </table:table-cell>
          <table:table-cell table:style-name="ce3" table:formula="of:=IF([.V11]&lt;256; [.V11]; &quot;&quot;)" office:value-type="float" office:value="39.84375" calcext:value-type="float">
            <text:p>39,84</text:p>
          </table:table-cell>
          <table:table-cell office:value-type="string" calcext:value-type="string">
            <text:p>Conditional relative Got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e la Flag[0] è VERO, muove il PC a PC.x + a, PC.y + b</text:p>
          </table:table-cell>
          <table:table-cell table:number-columns-repeated="14"/>
          <table:table-cell table:formula="of:=[.$X$337]*[.Y11]" office:value-type="float" office:value="35.859375" calcext:value-type="float">
            <text:p>35,86</text:p>
          </table:table-cell>
          <table:table-cell table:formula="of:=[.U11] + [.$X$337]" office:value-type="float" office:value="39.84375" calcext:value-type="float">
            <text:p>39,84</text:p>
          </table:table-cell>
          <table:table-cell/>
          <table:table-cell table:style-name="ce6" table:formula="of:=IF([.C11] = &quot;&quot;; 0; 1)" office:value-type="boolean" office:boolean-value="true" calcext:value-type="boolean">
            <text:p>VERO</text:p>
          </table:table-cell>
          <table:table-cell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 table:style-name="ce3" table:formula="of:=IF([.U12]&lt;255; [.U12]; &quot;&quot;)" office:value-type="float" office:value="39.84375" calcext:value-type="float">
            <text:p>39,84</text:p>
          </table:table-cell>
          <table:table-cell table:style-name="ce3" table:formula="of:=IF([.V12]&lt;256; [.V12]; &quot;&quot;)" office:value-type="float" office:value="43.828125" calcext:value-type="float">
            <text:p>43,83</text:p>
          </table:table-cell>
          <table:table-cell office:value-type="string" calcext:value-type="string">
            <text:p>Conditional Thro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e la Flag[0] è VERO setta ERROR a VERO</text:p>
          </table:table-cell>
          <table:table-cell table:number-columns-repeated="14"/>
          <table:table-cell table:formula="of:=[.$X$337]*[.Y12]" office:value-type="float" office:value="39.84375" calcext:value-type="float">
            <text:p>39,84</text:p>
          </table:table-cell>
          <table:table-cell table:formula="of:=[.U12] + [.$X$337]" office:value-type="float" office:value="43.828125" calcext:value-type="float">
            <text:p>43,83</text:p>
          </table:table-cell>
          <table:table-cell/>
          <table:table-cell table:style-name="ce6" table:formula="of:=IF([.C12] = &quot;&quot;; 0; 1)" office:value-type="boolean" office:boolean-value="true" calcext:value-type="boolean">
            <text:p>VERO</text:p>
          </table:table-cell>
          <table:table-cell office:value-type="float" office:value="10" calcext:value-type="float">
            <text:p>10</text:p>
          </table:table-cell>
          <table:table-cell table:number-columns-repeated="16"/>
        </table:table-row>
        <table:table-row table:style-name="ro1">
          <table:table-cell table:style-name="ce3" table:formula="of:=IF([.U13]&lt;255; [.U13]; &quot;&quot;)" office:value-type="float" office:value="43.828125" calcext:value-type="float">
            <text:p>43,83</text:p>
          </table:table-cell>
          <table:table-cell table:style-name="ce3" table:formula="of:=IF([.V13]&lt;256; [.V13]; &quot;&quot;)" office:value-type="float" office:value="47.8125" calcext:value-type="float">
            <text:p>47,81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ivide al pixel in X,Y il pixel puntato. Divisioni per 0 ritornano 0 e settano ERROR a VERO</text:p>
          </table:table-cell>
          <table:table-cell table:number-columns-repeated="14"/>
          <table:table-cell table:formula="of:=[.$X$337]*[.Y13]" office:value-type="float" office:value="43.828125" calcext:value-type="float">
            <text:p>43,83</text:p>
          </table:table-cell>
          <table:table-cell table:formula="of:=[.U13] + [.$X$337]" office:value-type="float" office:value="47.8125" calcext:value-type="float">
            <text:p>47,81</text:p>
          </table:table-cell>
          <table:table-cell/>
          <table:table-cell table:style-name="ce6" table:formula="of:=IF([.C13] = &quot;&quot;; 0; 1)" office:value-type="boolean" office:boolean-value="true" calcext:value-type="boolean">
            <text:p>VERO</text:p>
          </table:table-cell>
          <table:table-cell office:value-type="float" office:value="11" calcext:value-type="float">
            <text:p>11</text:p>
          </table:table-cell>
          <table:table-cell table:number-columns-repeated="16"/>
        </table:table-row>
        <table:table-row table:style-name="ro1">
          <table:table-cell table:style-name="ce3" table:formula="of:=IF([.U14]&lt;255; [.U14]; &quot;&quot;)" office:value-type="float" office:value="47.8125" calcext:value-type="float">
            <text:p>47,81</text:p>
          </table:table-cell>
          <table:table-cell table:style-name="ce3" table:formula="of:=IF([.V14]&lt;256; [.V14]; &quot;&quot;)" office:value-type="float" office:value="51.796875" calcext:value-type="float">
            <text:p>51,8</text:p>
          </table:table-cell>
          <table:table-cell office:value-type="string" calcext:value-type="string">
            <text:p>Execut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etta il PC alla stessa posizione del Pointer.</text:p>
          </table:table-cell>
          <table:table-cell table:number-columns-repeated="14"/>
          <table:table-cell table:formula="of:=[.$X$337]*[.Y14]" office:value-type="float" office:value="47.8125" calcext:value-type="float">
            <text:p>47,81</text:p>
          </table:table-cell>
          <table:table-cell table:formula="of:=[.U14] + [.$X$337]" office:value-type="float" office:value="51.796875" calcext:value-type="float">
            <text:p>51,8</text:p>
          </table:table-cell>
          <table:table-cell/>
          <table:table-cell table:style-name="ce6" table:formula="of:=IF([.C14] = &quot;&quot;; 0; 1)" office:value-type="boolean" office:boolean-value="true" calcext:value-type="boolean">
            <text:p>VERO</text:p>
          </table:table-cell>
          <table:table-cell office:value-type="float" office:value="12" calcext:value-type="float">
            <text:p>12</text:p>
          </table:table-cell>
          <table:table-cell table:number-columns-repeated="16"/>
        </table:table-row>
        <table:table-row table:style-name="ro1">
          <table:table-cell table:style-name="ce3" table:formula="of:=IF([.U15]&lt;255; [.U15]; &quot;&quot;)" office:value-type="float" office:value="51.796875" calcext:value-type="float">
            <text:p>51,8</text:p>
          </table:table-cell>
          <table:table-cell table:style-name="ce3" table:formula="of:=IF([.V15]&lt;256; [.V15]; &quot;&quot;)" office:value-type="float" office:value="55.78125" calcext:value-type="float">
            <text:p>55,78</text:p>
          </table:table-cell>
          <table:table-cell office:value-type="string" calcext:value-type="string">
            <text:p>Fibonacc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etta l'argomento 1 a b e setta l'argomento 2 a a+b.</text:p>
          </table:table-cell>
          <table:table-cell table:number-columns-repeated="14"/>
          <table:table-cell table:formula="of:=[.$X$337]*[.Y15]" office:value-type="float" office:value="51.796875" calcext:value-type="float">
            <text:p>51,8</text:p>
          </table:table-cell>
          <table:table-cell table:formula="of:=[.U15] + [.$X$337]" office:value-type="float" office:value="55.78125" calcext:value-type="float">
            <text:p>55,78</text:p>
          </table:table-cell>
          <table:table-cell/>
          <table:table-cell table:style-name="ce6" table:formula="of:=IF([.C15] = &quot;&quot;; 0; 1)" office:value-type="boolean" office:boolean-value="true" calcext:value-type="boolean">
            <text:p>VERO</text:p>
          </table:table-cell>
          <table:table-cell office:value-type="float" office:value="13" calcext:value-type="float">
            <text:p>13</text:p>
          </table:table-cell>
          <table:table-cell table:number-columns-repeated="16"/>
        </table:table-row>
        <table:table-row table:style-name="ro1">
          <table:table-cell table:style-name="ce3" table:formula="of:=IF([.U16]&lt;255; [.U16]; &quot;&quot;)" office:value-type="float" office:value="55.78125" calcext:value-type="float">
            <text:p>55,78</text:p>
          </table:table-cell>
          <table:table-cell table:style-name="ce3" table:formula="of:=IF([.V16]&lt;256; [.V16]; &quot;&quot;)" office:value-type="float" office:value="59.765625" calcext:value-type="float">
            <text:p>59,77</text:p>
          </table:table-cell>
          <table:table-cell office:value-type="string" calcext:value-type="string">
            <text:p>Got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etta il PC a X,Y</text:p>
          </table:table-cell>
          <table:table-cell table:number-columns-repeated="14"/>
          <table:table-cell table:formula="of:=[.$X$337]*[.Y16]" office:value-type="float" office:value="55.78125" calcext:value-type="float">
            <text:p>55,78</text:p>
          </table:table-cell>
          <table:table-cell table:formula="of:=[.U16] + [.$X$337]" office:value-type="float" office:value="59.765625" calcext:value-type="float">
            <text:p>59,77</text:p>
          </table:table-cell>
          <table:table-cell/>
          <table:table-cell table:style-name="ce6" table:formula="of:=IF([.C16] = &quot;&quot;; 0; 1)" office:value-type="boolean" office:boolean-value="true" calcext:value-type="boolean">
            <text:p>VERO</text:p>
          </table:table-cell>
          <table:table-cell office:value-type="float" office:value="14" calcext:value-type="float">
            <text:p>14</text:p>
          </table:table-cell>
          <table:table-cell table:number-columns-repeated="16"/>
        </table:table-row>
        <table:table-row table:style-name="ro1">
          <table:table-cell table:style-name="ce3" table:formula="of:=IF([.U17]&lt;255; [.U17]; &quot;&quot;)" office:value-type="float" office:value="59.765625" calcext:value-type="float">
            <text:p>59,77</text:p>
          </table:table-cell>
          <table:table-cell table:style-name="ce3" table:formula="of:=IF([.V17]&lt;256; [.V17]; &quot;&quot;)" office:value-type="float" office:value="63.75" calcext:value-type="float">
            <text:p>63,75</text:p>
          </table:table-cell>
          <table:table-cell office:value-type="string" calcext:value-type="string">
            <text:p>Invert</text:p>
          </table:table-cell>
          <table:table-cell office:value-type="string" calcext:value-type="string">
            <text:p>Flag 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verte il valore booleano della Flag[Flag A]</text:p>
          </table:table-cell>
          <table:table-cell table:number-columns-repeated="14"/>
          <table:table-cell table:formula="of:=[.$X$337]*[.Y17]" office:value-type="float" office:value="59.765625" calcext:value-type="float">
            <text:p>59,77</text:p>
          </table:table-cell>
          <table:table-cell table:formula="of:=[.U17] + [.$X$337]" office:value-type="float" office:value="63.75" calcext:value-type="float">
            <text:p>63,75</text:p>
          </table:table-cell>
          <table:table-cell/>
          <table:table-cell table:style-name="ce6" table:formula="of:=IF([.C17] = &quot;&quot;; 0; 1)" office:value-type="boolean" office:boolean-value="true" calcext:value-type="boolean">
            <text:p>VERO</text:p>
          </table:table-cell>
          <table:table-cell office:value-type="float" office:value="15" calcext:value-type="float">
            <text:p>15</text:p>
          </table:table-cell>
          <table:table-cell table:number-columns-repeated="16"/>
        </table:table-row>
        <table:table-row table:style-name="ro1">
          <table:table-cell table:style-name="ce3" table:formula="of:=IF([.U18]&lt;255; [.U18]; &quot;&quot;)" office:value-type="float" office:value="63.75" calcext:value-type="float">
            <text:p>63,75</text:p>
          </table:table-cell>
          <table:table-cell table:style-name="ce3" table:formula="of:=IF([.V18]&lt;256; [.V18]; &quot;&quot;)" office:value-type="float" office:value="67.734375" calcext:value-type="float">
            <text:p>67,73</text:p>
          </table:table-cell>
          <table:table-cell office:value-type="string" calcext:value-type="string">
            <text:p>Lazy Compar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onfronta il pixel al Pointer ed il pixel alle coordinate X,Y. Se sono uguali setta la flag[0] a TRUE, altrimenti lascia la flag inalterata</text:p>
          </table:table-cell>
          <table:table-cell table:number-columns-repeated="14"/>
          <table:table-cell table:formula="of:=[.$X$337]*[.Y18]" office:value-type="float" office:value="63.75" calcext:value-type="float">
            <text:p>63,75</text:p>
          </table:table-cell>
          <table:table-cell table:formula="of:=[.U18] + [.$X$337]" office:value-type="float" office:value="67.734375" calcext:value-type="float">
            <text:p>67,73</text:p>
          </table:table-cell>
          <table:table-cell/>
          <table:table-cell table:style-name="ce6" table:formula="of:=IF([.C18] = &quot;&quot;; 0; 1)" office:value-type="boolean" office:boolean-value="true" calcext:value-type="boolean">
            <text:p>VERO</text:p>
          </table:table-cell>
          <table:table-cell office:value-type="float" office:value="16" calcext:value-type="float">
            <text:p>16</text:p>
          </table:table-cell>
          <table:table-cell table:number-columns-repeated="16"/>
        </table:table-row>
        <table:table-row table:style-name="ro1">
          <table:table-cell table:style-name="ce3" table:formula="of:=IF([.U19]&lt;255; [.U19]; &quot;&quot;)" office:value-type="float" office:value="67.734375" calcext:value-type="float">
            <text:p>67,73</text:p>
          </table:table-cell>
          <table:table-cell table:style-name="ce3" table:formula="of:=IF([.V19]&lt;256; [.V19]; &quot;&quot;)" office:value-type="float" office:value="71.71875" calcext:value-type="float">
            <text:p>71,72</text:p>
          </table:table-cell>
          <table:table-cell office:value-type="string" calcext:value-type="string">
            <text:p>Mass writ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lona il pixel al Pointer in tutti i pixel a Pointers[x]</text:p>
          </table:table-cell>
          <table:table-cell table:number-columns-repeated="14"/>
          <table:table-cell table:formula="of:=[.$X$337]*[.Y19]" office:value-type="float" office:value="67.734375" calcext:value-type="float">
            <text:p>67,73</text:p>
          </table:table-cell>
          <table:table-cell table:formula="of:=[.U19] + [.$X$337]" office:value-type="float" office:value="71.71875" calcext:value-type="float">
            <text:p>71,72</text:p>
          </table:table-cell>
          <table:table-cell/>
          <table:table-cell table:style-name="ce6" table:formula="of:=IF([.C19] = &quot;&quot;; 0; 1)" office:value-type="boolean" office:boolean-value="true" calcext:value-type="boolean">
            <text:p>VERO</text:p>
          </table:table-cell>
          <table:table-cell office:value-type="float" office:value="17" calcext:value-type="float">
            <text:p>17</text:p>
          </table:table-cell>
          <table:table-cell table:number-columns-repeated="16"/>
        </table:table-row>
        <table:table-row table:style-name="ro1">
          <table:table-cell table:style-name="ce3" table:formula="of:=IF([.U20]&lt;255; [.U20]; &quot;&quot;)" office:value-type="float" office:value="71.71875" calcext:value-type="float">
            <text:p>71,72</text:p>
          </table:table-cell>
          <table:table-cell table:style-name="ce3" table:formula="of:=IF([.V20]&lt;256; [.V20]; &quot;&quot;)" office:value-type="float" office:value="75.703125" calcext:value-type="float">
            <text:p>75,7</text:p>
          </table:table-cell>
          <table:table-cell office:value-type="string" calcext:value-type="string">
            <text:p>Mirror pixel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nverte le coordinate X e Y a tutti i pixel</text:p>
          </table:table-cell>
          <table:table-cell table:number-columns-repeated="14"/>
          <table:table-cell table:formula="of:=[.$X$337]*[.Y20]" office:value-type="float" office:value="71.71875" calcext:value-type="float">
            <text:p>71,72</text:p>
          </table:table-cell>
          <table:table-cell table:formula="of:=[.U20] + [.$X$337]" office:value-type="float" office:value="75.703125" calcext:value-type="float">
            <text:p>75,7</text:p>
          </table:table-cell>
          <table:table-cell/>
          <table:table-cell table:style-name="ce6" table:formula="of:=IF([.C20] = &quot;&quot;; 0; 1)" office:value-type="boolean" office:boolean-value="true" calcext:value-type="boolean">
            <text:p>VERO</text:p>
          </table:table-cell>
          <table:table-cell office:value-type="float" office:value="18" calcext:value-type="float">
            <text:p>18</text:p>
          </table:table-cell>
          <table:table-cell table:number-columns-repeated="16"/>
        </table:table-row>
        <table:table-row table:style-name="ro1">
          <table:table-cell table:style-name="ce3" table:formula="of:=IF([.U21]&lt;255; [.U21]; &quot;&quot;)" office:value-type="float" office:value="75.703125" calcext:value-type="float">
            <text:p>75,7</text:p>
          </table:table-cell>
          <table:table-cell table:style-name="ce3" table:formula="of:=IF([.V21]&lt;256; [.V21]; &quot;&quot;)" office:value-type="float" office:value="79.6875" calcext:value-type="float">
            <text:p>79,69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oltiplica al pixel in X,Y il pixel puntato</text:p>
          </table:table-cell>
          <table:table-cell table:number-columns-repeated="14"/>
          <table:table-cell table:formula="of:=[.$X$337]*[.Y21]" office:value-type="float" office:value="75.703125" calcext:value-type="float">
            <text:p>75,7</text:p>
          </table:table-cell>
          <table:table-cell table:formula="of:=[.U21] + [.$X$337]" office:value-type="float" office:value="79.6875" calcext:value-type="float">
            <text:p>79,69</text:p>
          </table:table-cell>
          <table:table-cell/>
          <table:table-cell table:style-name="ce6" table:formula="of:=IF([.C21] = &quot;&quot;; 0; 1)" office:value-type="boolean" office:boolean-value="true" calcext:value-type="boolean">
            <text:p>VERO</text:p>
          </table:table-cell>
          <table:table-cell office:value-type="float" office:value="19" calcext:value-type="float">
            <text:p>19</text:p>
          </table:table-cell>
          <table:table-cell table:number-columns-repeated="16"/>
        </table:table-row>
        <table:table-row table:style-name="ro1">
          <table:table-cell table:style-name="ce3" table:formula="of:=IF([.U22]&lt;255; [.U22]; &quot;&quot;)" office:value-type="float" office:value="79.6875" calcext:value-type="float">
            <text:p>79,69</text:p>
          </table:table-cell>
          <table:table-cell table:style-name="ce3" table:formula="of:=IF([.V22]&lt;256; [.V22]; &quot;&quot;)" office:value-type="float" office:value="83.671875" calcext:value-type="float">
            <text:p>83,67</text:p>
          </table:table-cell>
          <table:table-cell office:value-type="string" calcext:value-type="string">
            <text:p>Next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Muove il PC alla posizione seguente e la esegue</text:p>
          </table:table-cell>
          <table:table-cell table:number-columns-repeated="14"/>
          <table:table-cell table:formula="of:=[.$X$337]*[.Y22]" office:value-type="float" office:value="79.6875" calcext:value-type="float">
            <text:p>79,69</text:p>
          </table:table-cell>
          <table:table-cell table:formula="of:=[.U22] + [.$X$337]" office:value-type="float" office:value="83.671875" calcext:value-type="float">
            <text:p>83,67</text:p>
          </table:table-cell>
          <table:table-cell/>
          <table:table-cell table:style-name="ce6" table:formula="of:=IF([.C22] = &quot;&quot;; 0; 1)" office:value-type="boolean" office:boolean-value="true" calcext:value-type="boolean">
            <text:p>VERO</text:p>
          </table:table-cell>
          <table:table-cell office:value-type="float" office:value="20" calcext:value-type="float">
            <text:p>20</text:p>
          </table:table-cell>
          <table:table-cell table:number-columns-repeated="16"/>
        </table:table-row>
        <table:table-row table:style-name="ro1">
          <table:table-cell table:style-name="ce3" table:formula="of:=IF([.U23]&lt;255; [.U23]; &quot;&quot;)" office:value-type="float" office:value="83.671875" calcext:value-type="float">
            <text:p>83,67</text:p>
          </table:table-cell>
          <table:table-cell table:style-name="ce3" table:formula="of:=IF([.V23]&lt;256; [.V23]; &quot;&quot;)" office:value-type="float" office:value="87.65625" calcext:value-type="float">
            <text:p>87,66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Flag 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crive nella Flag[0] il valore booleano della Flag[Flag A] invertito</text:p>
          </table:table-cell>
          <table:table-cell table:number-columns-repeated="14"/>
          <table:table-cell table:formula="of:=[.$X$337]*[.Y23]" office:value-type="float" office:value="83.671875" calcext:value-type="float">
            <text:p>83,67</text:p>
          </table:table-cell>
          <table:table-cell table:formula="of:=[.U23] + [.$X$337]" office:value-type="float" office:value="87.65625" calcext:value-type="float">
            <text:p>87,66</text:p>
          </table:table-cell>
          <table:table-cell/>
          <table:table-cell table:style-name="ce6" table:formula="of:=IF([.C23] = &quot;&quot;; 0; 1)" office:value-type="boolean" office:boolean-value="true" calcext:value-type="boolean">
            <text:p>VERO</text:p>
          </table:table-cell>
          <table:table-cell office:value-type="float" office:value="21" calcext:value-type="float">
            <text:p>21</text:p>
          </table:table-cell>
          <table:table-cell table:number-columns-repeated="16"/>
        </table:table-row>
        <table:table-row table:style-name="ro1">
          <table:table-cell table:style-name="ce3" table:formula="of:=IF([.U24]&lt;255; [.U24]; &quot;&quot;)" office:value-type="float" office:value="87.65625" calcext:value-type="float">
            <text:p>87,66</text:p>
          </table:table-cell>
          <table:table-cell table:style-name="ce3" table:formula="of:=IF([.V24]&lt;256; [.V24]; &quot;&quot;)" office:value-type="float" office:value="91.640625" calcext:value-type="float">
            <text:p>91,64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Flag A</text:p>
          </table:table-cell>
          <table:table-cell office:value-type="string" calcext:value-type="string">
            <text:p>Flag B</text:p>
          </table:table-cell>
          <table:table-cell office:value-type="string" calcext:value-type="string">
            <text:p>Scrive il risulato di (Flag[Flag A] OR Flag[Flag B]) in Flag[0]</text:p>
          </table:table-cell>
          <table:table-cell table:number-columns-repeated="14"/>
          <table:table-cell table:formula="of:=[.$X$337]*[.Y24]" office:value-type="float" office:value="87.65625" calcext:value-type="float">
            <text:p>87,66</text:p>
          </table:table-cell>
          <table:table-cell table:formula="of:=[.U24] + [.$X$337]" office:value-type="float" office:value="91.640625" calcext:value-type="float">
            <text:p>91,64</text:p>
          </table:table-cell>
          <table:table-cell/>
          <table:table-cell table:style-name="ce6" table:formula="of:=IF([.C24] = &quot;&quot;; 0; 1)" office:value-type="boolean" office:boolean-value="true" calcext:value-type="boolean">
            <text:p>VERO</text:p>
          </table:table-cell>
          <table:table-cell office:value-type="float" office:value="22" calcext:value-type="float">
            <text:p>22</text:p>
          </table:table-cell>
          <table:table-cell table:number-columns-repeated="16"/>
        </table:table-row>
        <table:table-row table:style-name="ro1">
          <table:table-cell table:style-name="ce3" table:formula="of:=IF([.U25]&lt;255; [.U25]; &quot;&quot;)" office:value-type="float" office:value="91.640625" calcext:value-type="float">
            <text:p>91,64</text:p>
          </table:table-cell>
          <table:table-cell table:style-name="ce3" table:formula="of:=IF([.V25]&lt;256; [.V25]; &quot;&quot;)" office:value-type="float" office:value="95.625" calcext:value-type="float">
            <text:p>95,63</text:p>
          </table:table-cell>
          <table:table-cell office:value-type="string" calcext:value-type="string">
            <text:p>Pick pointer</text:p>
          </table:table-cell>
          <table:table-cell office:value-type="string" calcext:value-type="string">
            <text:p>Pointer 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cambia i valori del Pointer e di Pointers[Pointer A]</text:p>
          </table:table-cell>
          <table:table-cell table:number-columns-repeated="14"/>
          <table:table-cell table:formula="of:=[.$X$337]*[.Y25]" office:value-type="float" office:value="91.640625" calcext:value-type="float">
            <text:p>91,64</text:p>
          </table:table-cell>
          <table:table-cell table:formula="of:=[.U25] + [.$X$337]" office:value-type="float" office:value="95.625" calcext:value-type="float">
            <text:p>95,63</text:p>
          </table:table-cell>
          <table:table-cell/>
          <table:table-cell table:style-name="ce6" table:formula="of:=IF([.C25] = &quot;&quot;; 0; 1)" office:value-type="boolean" office:boolean-value="true" calcext:value-type="boolean">
            <text:p>VERO</text:p>
          </table:table-cell>
          <table:table-cell office:value-type="float" office:value="23" calcext:value-type="float">
            <text:p>23</text:p>
          </table:table-cell>
          <table:table-cell table:number-columns-repeated="16"/>
        </table:table-row>
        <table:table-row table:style-name="ro1">
          <table:table-cell table:style-name="ce3" table:formula="of:=IF([.U26]&lt;255; [.U26]; &quot;&quot;)" office:value-type="float" office:value="95.625" calcext:value-type="float">
            <text:p>95,63</text:p>
          </table:table-cell>
          <table:table-cell table:style-name="ce3" table:formula="of:=IF([.V26]&lt;256; [.V26]; &quot;&quot;)" office:value-type="float" office:value="99.609375" calcext:value-type="float">
            <text:p>99,61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etta il Pointer a X,Y</text:p>
          </table:table-cell>
          <table:table-cell table:number-columns-repeated="14"/>
          <table:table-cell table:formula="of:=[.$X$337]*[.Y26]" office:value-type="float" office:value="95.625" calcext:value-type="float">
            <text:p>95,63</text:p>
          </table:table-cell>
          <table:table-cell table:formula="of:=[.U26] + [.$X$337]" office:value-type="float" office:value="99.609375" calcext:value-type="float">
            <text:p>99,61</text:p>
          </table:table-cell>
          <table:table-cell/>
          <table:table-cell table:style-name="ce6" table:formula="of:=IF([.C26] = &quot;&quot;; 0; 1)" office:value-type="boolean" office:boolean-value="true" calcext:value-type="boolean">
            <text:p>VERO</text:p>
          </table:table-cell>
          <table:table-cell office:value-type="float" office:value="24" calcext:value-type="float">
            <text:p>24</text:p>
          </table:table-cell>
          <table:table-cell table:number-columns-repeated="16"/>
        </table:table-row>
        <table:table-row table:style-name="ro1">
          <table:table-cell table:style-name="ce3" table:formula="of:=IF([.U27]&lt;255; [.U27]; &quot;&quot;)" office:value-type="float" office:value="99.609375" calcext:value-type="float">
            <text:p>99,61</text:p>
          </table:table-cell>
          <table:table-cell table:style-name="ce3" table:formula="of:=IF([.V27]&lt;256; [.V27]; &quot;&quot;)" office:value-type="float" office:value="103.59375" calcext:value-type="float">
            <text:p>103,59</text:p>
          </table:table-cell>
          <table:table-cell office:value-type="string" calcext:value-type="string">
            <text:p>Randomiz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andomizza il pixel alle coordinate X,Y</text:p>
          </table:table-cell>
          <table:table-cell table:number-columns-repeated="14"/>
          <table:table-cell table:formula="of:=[.$X$337]*[.Y27]" office:value-type="float" office:value="99.609375" calcext:value-type="float">
            <text:p>99,61</text:p>
          </table:table-cell>
          <table:table-cell table:formula="of:=[.U27] + [.$X$337]" office:value-type="float" office:value="103.59375" calcext:value-type="float">
            <text:p>103,59</text:p>
          </table:table-cell>
          <table:table-cell/>
          <table:table-cell table:style-name="ce6" table:formula="of:=IF([.C27] = &quot;&quot;; 0; 1)" office:value-type="boolean" office:boolean-value="true" calcext:value-type="boolean">
            <text:p>VERO</text:p>
          </table:table-cell>
          <table:table-cell office:value-type="float" office:value="25" calcext:value-type="float">
            <text:p>25</text:p>
          </table:table-cell>
          <table:table-cell table:number-columns-repeated="16"/>
        </table:table-row>
        <table:table-row table:style-name="ro1">
          <table:table-cell table:style-name="ce3" table:formula="of:=IF([.U28]&lt;255; [.U28]; &quot;&quot;)" office:value-type="float" office:value="103.59375" calcext:value-type="float">
            <text:p>103,59</text:p>
          </table:table-cell>
          <table:table-cell table:style-name="ce3" table:formula="of:=IF([.V28]&lt;256; [.V28]; &quot;&quot;)" office:value-type="float" office:value="107.578125" calcext:value-type="float">
            <text:p>107,58</text:p>
          </table:table-cell>
          <table:table-cell office:value-type="string" calcext:value-type="string">
            <text:p>Randomize pointer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andomizza tutti i Pointers[x]</text:p>
          </table:table-cell>
          <table:table-cell table:number-columns-repeated="14"/>
          <table:table-cell table:formula="of:=[.$X$337]*[.Y28]" office:value-type="float" office:value="103.59375" calcext:value-type="float">
            <text:p>103,59</text:p>
          </table:table-cell>
          <table:table-cell table:formula="of:=[.U28] + [.$X$337]" office:value-type="float" office:value="107.578125" calcext:value-type="float">
            <text:p>107,58</text:p>
          </table:table-cell>
          <table:table-cell/>
          <table:table-cell table:style-name="ce6" table:formula="of:=IF([.C28] = &quot;&quot;; 0; 1)" office:value-type="boolean" office:boolean-value="true" calcext:value-type="boolean">
            <text:p>VERO</text:p>
          </table:table-cell>
          <table:table-cell office:value-type="float" office:value="26" calcext:value-type="float">
            <text:p>26</text:p>
          </table:table-cell>
          <table:table-cell table:number-columns-repeated="16"/>
        </table:table-row>
        <table:table-row table:style-name="ro1">
          <table:table-cell table:style-name="ce3" table:formula="of:=IF([.U29]&lt;255; [.U29]; &quot;&quot;)" office:value-type="float" office:value="107.578125" calcext:value-type="float">
            <text:p>107,58</text:p>
          </table:table-cell>
          <table:table-cell table:style-name="ce3" table:formula="of:=IF([.V29]&lt;256; [.V29]; &quot;&quot;)" office:value-type="float" office:value="111.5625" calcext:value-type="float">
            <text:p>111,56</text:p>
          </table:table-cell>
          <table:table-cell office:value-type="string" calcext:value-type="string">
            <text:p>Read ERROR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opia il valore di ERROR in Flag[0]</text:p>
          </table:table-cell>
          <table:table-cell table:number-columns-repeated="14"/>
          <table:table-cell table:formula="of:=[.$X$337]*[.Y29]" office:value-type="float" office:value="107.578125" calcext:value-type="float">
            <text:p>107,58</text:p>
          </table:table-cell>
          <table:table-cell table:formula="of:=[.U29] + [.$X$337]" office:value-type="float" office:value="111.5625" calcext:value-type="float">
            <text:p>111,56</text:p>
          </table:table-cell>
          <table:table-cell/>
          <table:table-cell table:style-name="ce6" table:formula="of:=IF([.C29] = &quot;&quot;; 0; 1)" office:value-type="boolean" office:boolean-value="true" calcext:value-type="boolean">
            <text:p>VERO</text:p>
          </table:table-cell>
          <table:table-cell office:value-type="float" office:value="27" calcext:value-type="float">
            <text:p>27</text:p>
          </table:table-cell>
          <table:table-cell table:number-columns-repeated="16"/>
        </table:table-row>
        <table:table-row table:style-name="ro1">
          <table:table-cell table:style-name="ce3" table:formula="of:=IF([.U30]&lt;255; [.U30]; &quot;&quot;)" office:value-type="float" office:value="111.5625" calcext:value-type="float">
            <text:p>111,56</text:p>
          </table:table-cell>
          <table:table-cell table:style-name="ce3" table:formula="of:=IF([.V30]&lt;256; [.V30]; &quot;&quot;)" office:value-type="float" office:value="115.546875" calcext:value-type="float">
            <text:p>115,55</text:p>
          </table:table-cell>
          <table:table-cell office:value-type="string" calcext:value-type="string">
            <text:p>Read flag</text:p>
          </table:table-cell>
          <table:table-cell office:value-type="string" calcext:value-type="string">
            <text:p>Flag 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pia la Flag[Flag A] in Flag[0]</text:p>
          </table:table-cell>
          <table:table-cell table:number-columns-repeated="14"/>
          <table:table-cell table:formula="of:=[.$X$337]*[.Y30]" office:value-type="float" office:value="111.5625" calcext:value-type="float">
            <text:p>111,56</text:p>
          </table:table-cell>
          <table:table-cell table:formula="of:=[.U30] + [.$X$337]" office:value-type="float" office:value="115.546875" calcext:value-type="float">
            <text:p>115,55</text:p>
          </table:table-cell>
          <table:table-cell/>
          <table:table-cell table:style-name="ce6" table:formula="of:=IF([.C30] = &quot;&quot;; 0; 1)" office:value-type="boolean" office:boolean-value="true" calcext:value-type="boolean">
            <text:p>VERO</text:p>
          </table:table-cell>
          <table:table-cell office:value-type="float" office:value="28" calcext:value-type="float">
            <text:p>28</text:p>
          </table:table-cell>
          <table:table-cell table:number-columns-repeated="16"/>
        </table:table-row>
        <table:table-row table:style-name="ro1">
          <table:table-cell table:style-name="ce3" table:formula="of:=IF([.U31]&lt;255; [.U31]; &quot;&quot;)" office:value-type="float" office:value="115.546875" calcext:value-type="float">
            <text:p>115,55</text:p>
          </table:table-cell>
          <table:table-cell table:style-name="ce3" table:formula="of:=IF([.V31]&lt;256; [.V31]; &quot;&quot;)" office:value-type="float" office:value="119.53125" calcext:value-type="float">
            <text:p>119,53</text:p>
          </table:table-cell>
          <table:table-cell office:value-type="string" calcext:value-type="string">
            <text:p>Rectang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lona il pixel in Pointer in tutti i pixel nel rettangolo di angoli opposti Pointer e X,Y</text:p>
          </table:table-cell>
          <table:table-cell table:number-columns-repeated="14"/>
          <table:table-cell table:formula="of:=[.$X$337]*[.Y31]" office:value-type="float" office:value="115.546875" calcext:value-type="float">
            <text:p>115,55</text:p>
          </table:table-cell>
          <table:table-cell table:formula="of:=[.U31] + [.$X$337]" office:value-type="float" office:value="119.53125" calcext:value-type="float">
            <text:p>119,53</text:p>
          </table:table-cell>
          <table:table-cell/>
          <table:table-cell table:style-name="ce6" table:formula="of:=IF([.C31] = &quot;&quot;; 0; 1)" office:value-type="boolean" office:boolean-value="true" calcext:value-type="boolean">
            <text:p>VERO</text:p>
          </table:table-cell>
          <table:table-cell office:value-type="float" office:value="29" calcext:value-type="float">
            <text:p>29</text:p>
          </table:table-cell>
          <table:table-cell table:number-columns-repeated="16"/>
        </table:table-row>
        <table:table-row table:style-name="ro1">
          <table:table-cell table:style-name="ce3" table:formula="of:=IF([.U32]&lt;255; [.U32]; &quot;&quot;)" office:value-type="float" office:value="119.53125" calcext:value-type="float">
            <text:p>119,53</text:p>
          </table:table-cell>
          <table:table-cell table:style-name="ce3" table:formula="of:=IF([.V32]&lt;256; [.V32]; &quot;&quot;)" office:value-type="float" office:value="123.515625" calcext:value-type="float">
            <text:p>123,52</text:p>
          </table:table-cell>
          <table:table-cell office:value-type="string" calcext:value-type="string">
            <text:p>Relative Got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uove il PC a PC.x + a, PC.y + b</text:p>
          </table:table-cell>
          <table:table-cell table:number-columns-repeated="14"/>
          <table:table-cell table:formula="of:=[.$X$337]*[.Y32]" office:value-type="float" office:value="119.53125" calcext:value-type="float">
            <text:p>119,53</text:p>
          </table:table-cell>
          <table:table-cell table:formula="of:=[.U32] + [.$X$337]" office:value-type="float" office:value="123.515625" calcext:value-type="float">
            <text:p>123,52</text:p>
          </table:table-cell>
          <table:table-cell/>
          <table:table-cell table:style-name="ce6" table:formula="of:=IF([.C32] = &quot;&quot;; 0; 1)" office:value-type="boolean" office:boolean-value="true" calcext:value-type="boolean">
            <text:p>VERO</text:p>
          </table:table-cell>
          <table:table-cell office:value-type="float" office:value="30" calcext:value-type="float">
            <text:p>30</text:p>
          </table:table-cell>
          <table:table-cell table:number-columns-repeated="16"/>
        </table:table-row>
        <table:table-row table:style-name="ro1">
          <table:table-cell table:style-name="ce3" table:formula="of:=IF([.U33]&lt;255; [.U33]; &quot;&quot;)" office:value-type="float" office:value="123.515625" calcext:value-type="float">
            <text:p>123,52</text:p>
          </table:table-cell>
          <table:table-cell table:style-name="ce3" table:formula="of:=IF([.V33]&lt;256; [.V33]; &quot;&quot;)" office:value-type="float" office:value="127.5" calcext:value-type="float">
            <text:p>127,5</text:p>
          </table:table-cell>
          <table:table-cell office:value-type="string" calcext:value-type="string">
            <text:p>Repea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tta l'argomento 1 ad (a-1). Se a &gt; 0 muove il PC alla posizione precedente.</text:p>
          </table:table-cell>
          <table:table-cell table:number-columns-repeated="14"/>
          <table:table-cell table:formula="of:=[.$X$337]*[.Y33]" office:value-type="float" office:value="123.515625" calcext:value-type="float">
            <text:p>123,52</text:p>
          </table:table-cell>
          <table:table-cell table:formula="of:=[.U33] + [.$X$337]" office:value-type="float" office:value="127.5" calcext:value-type="float">
            <text:p>127,5</text:p>
          </table:table-cell>
          <table:table-cell/>
          <table:table-cell table:style-name="ce6" table:formula="of:=IF([.C33] = &quot;&quot;; 0; 1)" office:value-type="boolean" office:boolean-value="true" calcext:value-type="boolean">
            <text:p>VERO</text:p>
          </table:table-cell>
          <table:table-cell office:value-type="float" office:value="31" calcext:value-type="float">
            <text:p>31</text:p>
          </table:table-cell>
          <table:table-cell table:number-columns-repeated="16"/>
        </table:table-row>
        <table:table-row table:style-name="ro1">
          <table:table-cell table:style-name="ce3" table:formula="of:=IF([.U34]&lt;255; [.U34]; &quot;&quot;)" office:value-type="float" office:value="127.5" calcext:value-type="float">
            <text:p>127,5</text:p>
          </table:table-cell>
          <table:table-cell table:style-name="ce3" table:formula="of:=IF([.V34]&lt;256; [.V34]; &quot;&quot;)" office:value-type="float" office:value="131.484375" calcext:value-type="float">
            <text:p>131,48</text:p>
          </table:table-cell>
          <table:table-cell office:value-type="string" calcext:value-type="string">
            <text:p>Reset ERROR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etta il valore di ERROR a FALSE</text:p>
          </table:table-cell>
          <table:table-cell table:number-columns-repeated="14"/>
          <table:table-cell table:formula="of:=[.$X$337]*[.Y34]" office:value-type="float" office:value="127.5" calcext:value-type="float">
            <text:p>127,5</text:p>
          </table:table-cell>
          <table:table-cell table:formula="of:=[.U34] + [.$X$337]" office:value-type="float" office:value="131.484375" calcext:value-type="float">
            <text:p>131,48</text:p>
          </table:table-cell>
          <table:table-cell/>
          <table:table-cell table:style-name="ce6" table:formula="of:=IF([.C34] = &quot;&quot;; 0; 1)" office:value-type="boolean" office:boolean-value="true" calcext:value-type="boolean">
            <text:p>VERO</text:p>
          </table:table-cell>
          <table:table-cell office:value-type="float" office:value="32" calcext:value-type="float">
            <text:p>32</text:p>
          </table:table-cell>
          <table:table-cell table:number-columns-repeated="16"/>
        </table:table-row>
        <table:table-row table:style-name="ro1">
          <table:table-cell table:style-name="ce3" table:formula="of:=IF([.U35]&lt;255; [.U35]; &quot;&quot;)" office:value-type="float" office:value="131.484375" calcext:value-type="float">
            <text:p>131,48</text:p>
          </table:table-cell>
          <table:table-cell table:style-name="ce3" table:formula="of:=IF([.V35]&lt;256; [.V35]; &quot;&quot;)" office:value-type="float" office:value="135.46875" calcext:value-type="float">
            <text:p>135,47</text:p>
          </table:table-cell>
          <table:table-cell office:value-type="string" calcext:value-type="string">
            <text:p>Reset offset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etta Xoffset e Yoffset a 0</text:p>
          </table:table-cell>
          <table:table-cell table:number-columns-repeated="14"/>
          <table:table-cell table:formula="of:=[.$X$337]*[.Y35]" office:value-type="float" office:value="131.484375" calcext:value-type="float">
            <text:p>131,48</text:p>
          </table:table-cell>
          <table:table-cell table:formula="of:=[.U35] + [.$X$337]" office:value-type="float" office:value="135.46875" calcext:value-type="float">
            <text:p>135,47</text:p>
          </table:table-cell>
          <table:table-cell/>
          <table:table-cell table:style-name="ce6" table:formula="of:=IF([.C35] = &quot;&quot;; 0; 1)" office:value-type="boolean" office:boolean-value="true" calcext:value-type="boolean">
            <text:p>VERO</text:p>
          </table:table-cell>
          <table:table-cell office:value-type="float" office:value="33" calcext:value-type="float">
            <text:p>33</text:p>
          </table:table-cell>
          <table:table-cell table:number-columns-repeated="16"/>
        </table:table-row>
        <table:table-row table:style-name="ro1">
          <table:table-cell table:style-name="ce3" table:formula="of:=IF([.U36]&lt;255; [.U36]; &quot;&quot;)" office:value-type="float" office:value="135.46875" calcext:value-type="float">
            <text:p>135,47</text:p>
          </table:table-cell>
          <table:table-cell table:style-name="ce3" table:formula="of:=IF([.V36]&lt;256; [.V36]; &quot;&quot;)" office:value-type="float" office:value="139.453125" calcext:value-type="float">
            <text:p>139,45</text:p>
          </table:table-cell>
          <table:table-cell office:value-type="string" calcext:value-type="string">
            <text:p>Rotate flag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tta ogni Flag[x] a Flag[x+a]</text:p>
          </table:table-cell>
          <table:table-cell table:number-columns-repeated="14"/>
          <table:table-cell table:formula="of:=[.$X$337]*[.Y36]" office:value-type="float" office:value="135.46875" calcext:value-type="float">
            <text:p>135,47</text:p>
          </table:table-cell>
          <table:table-cell table:formula="of:=[.U36] + [.$X$337]" office:value-type="float" office:value="139.453125" calcext:value-type="float">
            <text:p>139,45</text:p>
          </table:table-cell>
          <table:table-cell/>
          <table:table-cell table:style-name="ce6" table:formula="of:=IF([.C36] = &quot;&quot;; 0; 1)" office:value-type="boolean" office:boolean-value="true" calcext:value-type="boolean">
            <text:p>VERO</text:p>
          </table:table-cell>
          <table:table-cell office:value-type="float" office:value="34" calcext:value-type="float">
            <text:p>34</text:p>
          </table:table-cell>
          <table:table-cell table:number-columns-repeated="16"/>
        </table:table-row>
        <table:table-row table:style-name="ro1">
          <table:table-cell table:style-name="ce3" table:formula="of:=IF([.U37]&lt;255; [.U37]; &quot;&quot;)" office:value-type="float" office:value="139.453125" calcext:value-type="float">
            <text:p>139,45</text:p>
          </table:table-cell>
          <table:table-cell table:style-name="ce3" table:formula="of:=IF([.V37]&lt;256; [.V37]; &quot;&quot;)" office:value-type="float" office:value="143.4375" calcext:value-type="float">
            <text:p>143,44</text:p>
          </table:table-cell>
          <table:table-cell office:value-type="string" calcext:value-type="string">
            <text:p>Rotate color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uota l'ordine dei valori RGB dell'immagine</text:p>
          </table:table-cell>
          <table:table-cell table:number-columns-repeated="14"/>
          <table:table-cell table:formula="of:=[.$X$337]*[.Y37]" office:value-type="float" office:value="139.453125" calcext:value-type="float">
            <text:p>139,45</text:p>
          </table:table-cell>
          <table:table-cell table:formula="of:=[.U37] + [.$X$337]" office:value-type="float" office:value="143.4375" calcext:value-type="float">
            <text:p>143,44</text:p>
          </table:table-cell>
          <table:table-cell/>
          <table:table-cell table:style-name="ce6" table:formula="of:=IF([.C37] = &quot;&quot;; 0; 1)" office:value-type="boolean" office:boolean-value="true" calcext:value-type="boolean">
            <text:p>VERO</text:p>
          </table:table-cell>
          <table:table-cell office:value-type="float" office:value="35" calcext:value-type="float">
            <text:p>35</text:p>
          </table:table-cell>
          <table:table-cell table:number-columns-repeated="16"/>
        </table:table-row>
        <table:table-row table:style-name="ro1">
          <table:table-cell table:style-name="ce3" table:formula="of:=IF([.U38]&lt;255; [.U38]; &quot;&quot;)" office:value-type="float" office:value="143.4375" calcext:value-type="float">
            <text:p>143,44</text:p>
          </table:table-cell>
          <table:table-cell table:style-name="ce3" table:formula="of:=IF([.V38]&lt;256; [.V38]; &quot;&quot;)" office:value-type="float" office:value="147.421875" calcext:value-type="float">
            <text:p>147,42</text:p>
          </table:table-cell>
          <table:table-cell office:value-type="string" calcext:value-type="string">
            <text:p>Rotate pixel value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uota i valori RGB del pixel in X,Y</text:p>
          </table:table-cell>
          <table:table-cell table:number-columns-repeated="14"/>
          <table:table-cell table:formula="of:=[.$X$337]*[.Y38]" office:value-type="float" office:value="143.4375" calcext:value-type="float">
            <text:p>143,44</text:p>
          </table:table-cell>
          <table:table-cell table:formula="of:=[.U38] + [.$X$337]" office:value-type="float" office:value="147.421875" calcext:value-type="float">
            <text:p>147,42</text:p>
          </table:table-cell>
          <table:table-cell/>
          <table:table-cell table:style-name="ce6" table:formula="of:=IF([.C38] = &quot;&quot;; 0; 1)" office:value-type="boolean" office:boolean-value="true" calcext:value-type="boolean">
            <text:p>VERO</text:p>
          </table:table-cell>
          <table:table-cell office:value-type="float" office:value="36" calcext:value-type="float">
            <text:p>36</text:p>
          </table:table-cell>
          <table:table-cell table:number-columns-repeated="16"/>
        </table:table-row>
        <table:table-row table:style-name="ro1">
          <table:table-cell table:style-name="ce3" table:formula="of:=IF([.U39]&lt;255; [.U39]; &quot;&quot;)" office:value-type="float" office:value="147.421875" calcext:value-type="float">
            <text:p>147,42</text:p>
          </table:table-cell>
          <table:table-cell table:style-name="ce3" table:formula="of:=IF([.V39]&lt;256; [.V39]; &quot;&quot;)" office:value-type="float" office:value="151.40625" calcext:value-type="float">
            <text:p>151,41</text:p>
          </table:table-cell>
          <table:table-cell office:value-type="string" calcext:value-type="string">
            <text:p>Rotate pointer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tta ogni Pointers[x] a Pointers[x+a]</text:p>
          </table:table-cell>
          <table:table-cell table:number-columns-repeated="14"/>
          <table:table-cell table:formula="of:=[.$X$337]*[.Y39]" office:value-type="float" office:value="147.421875" calcext:value-type="float">
            <text:p>147,42</text:p>
          </table:table-cell>
          <table:table-cell table:formula="of:=[.U39] + [.$X$337]" office:value-type="float" office:value="151.40625" calcext:value-type="float">
            <text:p>151,41</text:p>
          </table:table-cell>
          <table:table-cell/>
          <table:table-cell table:style-name="ce6" table:formula="of:=IF([.C39] = &quot;&quot;; 0; 1)" office:value-type="boolean" office:boolean-value="true" calcext:value-type="boolean">
            <text:p>VERO</text:p>
          </table:table-cell>
          <table:table-cell office:value-type="float" office:value="37" calcext:value-type="float">
            <text:p>37</text:p>
          </table:table-cell>
          <table:table-cell table:number-columns-repeated="16"/>
        </table:table-row>
        <table:table-row table:style-name="ro1">
          <table:table-cell table:style-name="ce3" table:formula="of:=IF([.U40]&lt;255; [.U40]; &quot;&quot;)" office:value-type="float" office:value="151.40625" calcext:value-type="float">
            <text:p>151,41</text:p>
          </table:table-cell>
          <table:table-cell table:style-name="ce3" table:formula="of:=IF([.V40]&lt;256; [.V40]; &quot;&quot;)" office:value-type="float" office:value="155.390625" calcext:value-type="float">
            <text:p>155,39</text:p>
          </table:table-cell>
          <table:table-cell office:value-type="string" calcext:value-type="string">
            <text:p>Ski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uove il PC di a passi in avanti senza eseguire</text:p>
          </table:table-cell>
          <table:table-cell table:number-columns-repeated="14"/>
          <table:table-cell table:formula="of:=[.$X$337]*[.Y40]" office:value-type="float" office:value="151.40625" calcext:value-type="float">
            <text:p>151,41</text:p>
          </table:table-cell>
          <table:table-cell table:formula="of:=[.U40] + [.$X$337]" office:value-type="float" office:value="155.390625" calcext:value-type="float">
            <text:p>155,39</text:p>
          </table:table-cell>
          <table:table-cell/>
          <table:table-cell table:style-name="ce6" table:formula="of:=IF([.C40] = &quot;&quot;; 0; 1)" office:value-type="boolean" office:boolean-value="true" calcext:value-type="boolean">
            <text:p>VERO</text:p>
          </table:table-cell>
          <table:table-cell office:value-type="float" office:value="38" calcext:value-type="float">
            <text:p>38</text:p>
          </table:table-cell>
          <table:table-cell table:number-columns-repeated="16"/>
        </table:table-row>
        <table:table-row table:style-name="ro1">
          <table:table-cell table:style-name="ce3" table:formula="of:=IF([.U41]&lt;255; [.U41]; &quot;&quot;)" office:value-type="float" office:value="155.390625" calcext:value-type="float">
            <text:p>155,39</text:p>
          </table:table-cell>
          <table:table-cell table:style-name="ce3" table:formula="of:=IF([.V41]&lt;256; [.V41]; &quot;&quot;)" office:value-type="float" office:value="159.375" calcext:value-type="float">
            <text:p>159,38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ottrae al pixel in X,Y il pixel puntato</text:p>
          </table:table-cell>
          <table:table-cell table:number-columns-repeated="14"/>
          <table:table-cell table:formula="of:=[.$X$337]*[.Y41]" office:value-type="float" office:value="155.390625" calcext:value-type="float">
            <text:p>155,39</text:p>
          </table:table-cell>
          <table:table-cell table:formula="of:=[.U41] + [.$X$337]" office:value-type="float" office:value="159.375" calcext:value-type="float">
            <text:p>159,38</text:p>
          </table:table-cell>
          <table:table-cell/>
          <table:table-cell table:style-name="ce6" table:formula="of:=IF([.C41] = &quot;&quot;; 0; 1)" office:value-type="boolean" office:boolean-value="true" calcext:value-type="boolean">
            <text:p>VERO</text:p>
          </table:table-cell>
          <table:table-cell office:value-type="float" office:value="39" calcext:value-type="float">
            <text:p>39</text:p>
          </table:table-cell>
          <table:table-cell table:number-columns-repeated="16"/>
        </table:table-row>
        <table:table-row table:style-name="ro1">
          <table:table-cell table:style-name="ce3" table:formula="of:=IF([.U42]&lt;255; [.U42]; &quot;&quot;)" office:value-type="float" office:value="159.375" calcext:value-type="float">
            <text:p>159,38</text:p>
          </table:table-cell>
          <table:table-cell table:style-name="ce3" table:formula="of:=IF([.V42]&lt;256; [.V42]; &quot;&quot;)" office:value-type="float" office:value="163.359375" calcext:value-type="float">
            <text:p>163,36</text:p>
          </table:table-cell>
          <table:table-cell office:value-type="string" calcext:value-type="string">
            <text:p>Subtract offse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ttrae a e b rispettivamente a Xoffset e Yoffset</text:p>
          </table:table-cell>
          <table:table-cell table:number-columns-repeated="14"/>
          <table:table-cell table:formula="of:=[.$X$337]*[.Y42]" office:value-type="float" office:value="159.375" calcext:value-type="float">
            <text:p>159,38</text:p>
          </table:table-cell>
          <table:table-cell table:formula="of:=[.U42] + [.$X$337]" office:value-type="float" office:value="163.359375" calcext:value-type="float">
            <text:p>163,36</text:p>
          </table:table-cell>
          <table:table-cell/>
          <table:table-cell table:style-name="ce6" table:formula="of:=IF([.C42] = &quot;&quot;; 0; 1)" office:value-type="boolean" office:boolean-value="true" calcext:value-type="boolean">
            <text:p>VERO</text:p>
          </table:table-cell>
          <table:table-cell office:value-type="float" office:value="40" calcext:value-type="float">
            <text:p>40</text:p>
          </table:table-cell>
          <table:table-cell table:number-columns-repeated="16"/>
        </table:table-row>
        <table:table-row table:style-name="ro1">
          <table:table-cell table:style-name="ce3" table:formula="of:=IF([.U43]&lt;255; [.U43]; &quot;&quot;)" office:value-type="float" office:value="163.359375" calcext:value-type="float">
            <text:p>163,36</text:p>
          </table:table-cell>
          <table:table-cell table:style-name="ce3" table:formula="of:=IF([.V43]&lt;256; [.V43]; &quot;&quot;)" office:value-type="float" office:value="167.34375" calcext:value-type="float">
            <text:p>167,34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omma al pixel in X,Y il pixel puntato</text:p>
          </table:table-cell>
          <table:table-cell table:number-columns-repeated="14"/>
          <table:table-cell table:formula="of:=[.$X$337]*[.Y43]" office:value-type="float" office:value="163.359375" calcext:value-type="float">
            <text:p>163,36</text:p>
          </table:table-cell>
          <table:table-cell table:formula="of:=[.U43] + [.$X$337]" office:value-type="float" office:value="167.34375" calcext:value-type="float">
            <text:p>167,34</text:p>
          </table:table-cell>
          <table:table-cell/>
          <table:table-cell table:style-name="ce6" table:formula="of:=IF([.C43] = &quot;&quot;; 0; 1)" office:value-type="boolean" office:boolean-value="true" calcext:value-type="boolean">
            <text:p>VERO</text:p>
          </table:table-cell>
          <table:table-cell office:value-type="float" office:value="41" calcext:value-type="float">
            <text:p>41</text:p>
          </table:table-cell>
          <table:table-cell table:number-columns-repeated="16"/>
        </table:table-row>
        <table:table-row table:style-name="ro1">
          <table:table-cell table:style-name="ce3" table:formula="of:=IF([.U44]&lt;255; [.U44]; &quot;&quot;)" office:value-type="float" office:value="167.34375" calcext:value-type="float">
            <text:p>167,34</text:p>
          </table:table-cell>
          <table:table-cell table:style-name="ce3" table:formula="of:=IF([.V44]&lt;256; [.V44]; &quot;&quot;)" office:value-type="float" office:value="171.328125" calcext:value-type="float">
            <text:p>171,33</text:p>
          </table:table-cell>
          <table:table-cell office:value-type="string" calcext:value-type="string">
            <text:p>Switch flag</text:p>
          </table:table-cell>
          <table:table-cell office:value-type="string" calcext:value-type="string">
            <text:p>Flag A</text:p>
          </table:table-cell>
          <table:table-cell office:value-type="string" calcext:value-type="string">
            <text:p>Flag B</text:p>
          </table:table-cell>
          <table:table-cell office:value-type="string" calcext:value-type="string">
            <text:p>Scambia i valori di Flag[Flag A] e Flag[Flag B]</text:p>
          </table:table-cell>
          <table:table-cell table:number-columns-repeated="14"/>
          <table:table-cell table:formula="of:=[.$X$337]*[.Y44]" office:value-type="float" office:value="167.34375" calcext:value-type="float">
            <text:p>167,34</text:p>
          </table:table-cell>
          <table:table-cell table:formula="of:=[.U44] + [.$X$337]" office:value-type="float" office:value="171.328125" calcext:value-type="float">
            <text:p>171,33</text:p>
          </table:table-cell>
          <table:table-cell/>
          <table:table-cell table:style-name="ce6" table:formula="of:=IF([.C44] = &quot;&quot;; 0; 1)" office:value-type="boolean" office:boolean-value="true" calcext:value-type="boolean">
            <text:p>VERO</text:p>
          </table:table-cell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 table:style-name="ce3" table:formula="of:=IF([.U45]&lt;255; [.U45]; &quot;&quot;)" office:value-type="float" office:value="171.328125" calcext:value-type="float">
            <text:p>171,33</text:p>
          </table:table-cell>
          <table:table-cell table:style-name="ce3" table:formula="of:=IF([.V45]&lt;256; [.V45]; &quot;&quot;)" office:value-type="float" office:value="175.3125" calcext:value-type="float">
            <text:p>175,31</text:p>
          </table:table-cell>
          <table:table-cell office:value-type="string" calcext:value-type="string">
            <text:p>Switch pointers</text:p>
          </table:table-cell>
          <table:table-cell office:value-type="string" calcext:value-type="string">
            <text:p>Pointer A</text:p>
          </table:table-cell>
          <table:table-cell office:value-type="string" calcext:value-type="string">
            <text:p>Pointer B</text:p>
          </table:table-cell>
          <table:table-cell office:value-type="string" calcext:value-type="string">
            <text:p>Scambia i valori di Pointers[Pointer A] e Pointers[Pointer B]</text:p>
          </table:table-cell>
          <table:table-cell table:number-columns-repeated="14"/>
          <table:table-cell table:formula="of:=[.$X$337]*[.Y45]" office:value-type="float" office:value="171.328125" calcext:value-type="float">
            <text:p>171,33</text:p>
          </table:table-cell>
          <table:table-cell table:formula="of:=[.U45] + [.$X$337]" office:value-type="float" office:value="175.3125" calcext:value-type="float">
            <text:p>175,31</text:p>
          </table:table-cell>
          <table:table-cell/>
          <table:table-cell table:style-name="ce6" table:formula="of:=IF([.C45] = &quot;&quot;; 0; 1)" office:value-type="boolean" office:boolean-value="true" calcext:value-type="boolean">
            <text:p>VERO</text:p>
          </table:table-cell>
          <table:table-cell office:value-type="float" office:value="43" calcext:value-type="float">
            <text:p>43</text:p>
          </table:table-cell>
          <table:table-cell table:number-columns-repeated="16"/>
        </table:table-row>
        <table:table-row table:style-name="ro1">
          <table:table-cell table:style-name="ce3" table:formula="of:=IF([.U46]&lt;255; [.U46]; &quot;&quot;)" office:value-type="float" office:value="175.3125" calcext:value-type="float">
            <text:p>175,31</text:p>
          </table:table-cell>
          <table:table-cell table:style-name="ce3" table:formula="of:=IF([.V46]&lt;256; [.V46]; &quot;&quot;)" office:value-type="float" office:value="179.296875" calcext:value-type="float">
            <text:p>179,3</text:p>
          </table:table-cell>
          <table:table-cell office:value-type="string" calcext:value-type="string">
            <text:p>Tint blu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ggiunge a al valore di blu di tutti i pixel</text:p>
          </table:table-cell>
          <table:table-cell table:number-columns-repeated="14"/>
          <table:table-cell table:formula="of:=[.$X$337]*[.Y46]" office:value-type="float" office:value="175.3125" calcext:value-type="float">
            <text:p>175,31</text:p>
          </table:table-cell>
          <table:table-cell table:formula="of:=[.U46] + [.$X$337]" office:value-type="float" office:value="179.296875" calcext:value-type="float">
            <text:p>179,3</text:p>
          </table:table-cell>
          <table:table-cell/>
          <table:table-cell table:style-name="ce6" table:formula="of:=IF([.C46] = &quot;&quot;; 0; 1)" office:value-type="boolean" office:boolean-value="true" calcext:value-type="boolean">
            <text:p>VERO</text:p>
          </table:table-cell>
          <table:table-cell office:value-type="float" office:value="44" calcext:value-type="float">
            <text:p>44</text:p>
          </table:table-cell>
          <table:table-cell table:number-columns-repeated="16"/>
        </table:table-row>
        <table:table-row table:style-name="ro1">
          <table:table-cell table:style-name="ce3" table:formula="of:=IF([.U47]&lt;255; [.U47]; &quot;&quot;)" office:value-type="float" office:value="179.296875" calcext:value-type="float">
            <text:p>179,3</text:p>
          </table:table-cell>
          <table:table-cell table:style-name="ce3" table:formula="of:=IF([.V47]&lt;256; [.V47]; &quot;&quot;)" office:value-type="float" office:value="183.28125" calcext:value-type="float">
            <text:p>183,28</text:p>
          </table:table-cell>
          <table:table-cell office:value-type="string" calcext:value-type="string">
            <text:p>Tint gree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ggiunge a al valore di verde di tutti i pixel</text:p>
          </table:table-cell>
          <table:table-cell table:number-columns-repeated="14"/>
          <table:table-cell table:formula="of:=[.$X$337]*[.Y47]" office:value-type="float" office:value="179.296875" calcext:value-type="float">
            <text:p>179,3</text:p>
          </table:table-cell>
          <table:table-cell table:formula="of:=[.U47] + [.$X$337]" office:value-type="float" office:value="183.28125" calcext:value-type="float">
            <text:p>183,28</text:p>
          </table:table-cell>
          <table:table-cell/>
          <table:table-cell table:style-name="ce6" table:formula="of:=IF([.C47] = &quot;&quot;; 0; 1)" office:value-type="boolean" office:boolean-value="true" calcext:value-type="boolean">
            <text:p>VERO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 table:style-name="ce3" table:formula="of:=IF([.U48]&lt;255; [.U48]; &quot;&quot;)" office:value-type="float" office:value="183.28125" calcext:value-type="float">
            <text:p>183,28</text:p>
          </table:table-cell>
          <table:table-cell table:style-name="ce3" table:formula="of:=IF([.V48]&lt;256; [.V48]; &quot;&quot;)" office:value-type="float" office:value="187.265625" calcext:value-type="float">
            <text:p>187,27</text:p>
          </table:table-cell>
          <table:table-cell office:value-type="string" calcext:value-type="string">
            <text:p>Tint re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ggiunge a al valore di rosso di tutti i pixel</text:p>
          </table:table-cell>
          <table:table-cell table:number-columns-repeated="14"/>
          <table:table-cell table:formula="of:=[.$X$337]*[.Y48]" office:value-type="float" office:value="183.28125" calcext:value-type="float">
            <text:p>183,28</text:p>
          </table:table-cell>
          <table:table-cell table:formula="of:=[.U48] + [.$X$337]" office:value-type="float" office:value="187.265625" calcext:value-type="float">
            <text:p>187,27</text:p>
          </table:table-cell>
          <table:table-cell/>
          <table:table-cell table:style-name="ce6" table:formula="of:=IF([.C48] = &quot;&quot;; 0; 1)" office:value-type="boolean" office:boolean-value="true" calcext:value-type="boolean">
            <text:p>VERO</text:p>
          </table:table-cell>
          <table:table-cell office:value-type="float" office:value="46" calcext:value-type="float">
            <text:p>46</text:p>
          </table:table-cell>
          <table:table-cell table:number-columns-repeated="16"/>
        </table:table-row>
        <table:table-row table:style-name="ro1">
          <table:table-cell table:style-name="ce3" table:formula="of:=IF([.U49]&lt;255; [.U49]; &quot;&quot;)" office:value-type="float" office:value="187.265625" calcext:value-type="float">
            <text:p>187,27</text:p>
          </table:table-cell>
          <table:table-cell table:style-name="ce3" table:formula="of:=IF([.V49]&lt;256; [.V49]; &quot;&quot;)" office:value-type="float" office:value="191.25" calcext:value-type="float">
            <text:p>191,25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lona il pixel al Pointer al pixel alle coordinate X,Y</text:p>
          </table:table-cell>
          <table:table-cell table:number-columns-repeated="14"/>
          <table:table-cell table:formula="of:=[.$X$337]*[.Y49]" office:value-type="float" office:value="187.265625" calcext:value-type="float">
            <text:p>187,27</text:p>
          </table:table-cell>
          <table:table-cell table:formula="of:=[.U49] + [.$X$337]" office:value-type="float" office:value="191.25" calcext:value-type="float">
            <text:p>191,25</text:p>
          </table:table-cell>
          <table:table-cell/>
          <table:table-cell table:style-name="ce6" table:formula="of:=IF([.C49] = &quot;&quot;; 0; 1)" office:value-type="boolean" office:boolean-value="true" calcext:value-type="boolean">
            <text:p>VERO</text:p>
          </table:table-cell>
          <table:table-cell office:value-type="float" office:value="47" calcext:value-type="float">
            <text:p>47</text:p>
          </table:table-cell>
          <table:table-cell table:number-columns-repeated="16"/>
        </table:table-row>
        <table:table-row table:style-name="ro1">
          <table:table-cell table:style-name="ce3" table:formula="of:=IF([.U50]&lt;255; [.U50]; &quot;&quot;)" office:value-type="float" office:value="191.25" calcext:value-type="float">
            <text:p>191,25</text:p>
          </table:table-cell>
          <table:table-cell table:style-name="ce3" table:formula="of:=IF([.V50]&lt;256; [.V50]; &quot;&quot;)" office:value-type="float" office:value="195.234375" calcext:value-type="float">
            <text:p>195,23</text:p>
          </table:table-cell>
          <table:table-cell office:value-type="string" calcext:value-type="string">
            <text:p>Write flag</text:p>
          </table:table-cell>
          <table:table-cell office:value-type="string" calcext:value-type="string">
            <text:p>Flag 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pia la Flag[0] in Flag[Flag A]</text:p>
          </table:table-cell>
          <table:table-cell table:number-columns-repeated="14"/>
          <table:table-cell table:formula="of:=[.$X$337]*[.Y50]" office:value-type="float" office:value="191.25" calcext:value-type="float">
            <text:p>191,25</text:p>
          </table:table-cell>
          <table:table-cell table:formula="of:=[.U50] + [.$X$337]" office:value-type="float" office:value="195.234375" calcext:value-type="float">
            <text:p>195,23</text:p>
          </table:table-cell>
          <table:table-cell/>
          <table:table-cell table:style-name="ce6" table:formula="of:=IF([.C50] = &quot;&quot;; 0; 1)" office:value-type="boolean" office:boolean-value="true" calcext:value-type="boolean">
            <text:p>VERO</text:p>
          </table:table-cell>
          <table:table-cell office:value-type="float" office:value="48" calcext:value-type="float">
            <text:p>48</text:p>
          </table:table-cell>
          <table:table-cell table:number-columns-repeated="16"/>
        </table:table-row>
        <table:table-row table:style-name="ro1">
          <table:table-cell table:style-name="ce3" table:formula="of:=IF([.U51]&lt;255; [.U51]; &quot;&quot;)" office:value-type="float" office:value="195.234375" calcext:value-type="float">
            <text:p>195,23</text:p>
          </table:table-cell>
          <table:table-cell table:style-name="ce3" table:formula="of:=IF([.V51]&lt;256; [.V51]; &quot;&quot;)" office:value-type="float" office:value="199.21875" calcext:value-type="float">
            <text:p>199,22</text:p>
          </table:table-cell>
          <table:table-cell office:value-type="string" calcext:value-type="string">
            <text:p>Write pointer</text:p>
          </table:table-cell>
          <table:table-cell office:value-type="string" calcext:value-type="string">
            <text:p>Pointer 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tta Pointers[Pointer <text:s/>A] come il Pointer</text:p>
          </table:table-cell>
          <table:table-cell table:number-columns-repeated="14"/>
          <table:table-cell table:formula="of:=[.$X$337]*[.Y51]" office:value-type="float" office:value="195.234375" calcext:value-type="float">
            <text:p>195,23</text:p>
          </table:table-cell>
          <table:table-cell table:formula="of:=[.U51] + [.$X$337]" office:value-type="float" office:value="199.21875" calcext:value-type="float">
            <text:p>199,22</text:p>
          </table:table-cell>
          <table:table-cell/>
          <table:table-cell table:style-name="ce6" table:formula="of:=IF([.C50] = &quot;&quot;; 0; 1)" office:value-type="boolean" office:boolean-value="true" calcext:value-type="boolean">
            <text:p>VERO</text:p>
          </table:table-cell>
          <table:table-cell office:value-type="float" office:value="49" calcext:value-type="float">
            <text:p>49</text:p>
          </table:table-cell>
          <table:table-cell table:number-columns-repeated="16"/>
        </table:table-row>
        <table:table-row table:style-name="ro1">
          <table:table-cell table:style-name="ce3" table:formula="of:=IF([.U52]&lt;255; [.U52]; &quot;&quot;)" office:value-type="float" office:value="199.21875" calcext:value-type="float">
            <text:p>199,22</text:p>
          </table:table-cell>
          <table:table-cell table:style-name="ce3" table:formula="of:=IF([.V52]&lt;256; [.V52]; &quot;&quot;)" office:value-type="float" office:value="203.203125" calcext:value-type="float">
            <text:p>203,2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Flag A</text:p>
          </table:table-cell>
          <table:table-cell office:value-type="string" calcext:value-type="string">
            <text:p>Flag B</text:p>
          </table:table-cell>
          <table:table-cell office:value-type="string" calcext:value-type="string">
            <text:p>Scrive il risulato di (Flag[Flag A] XOR Flag[Flag B]) in Flag[0]</text:p>
          </table:table-cell>
          <table:table-cell table:number-columns-repeated="14"/>
          <table:table-cell table:formula="of:=[.$X$337]*[.Y52]" office:value-type="float" office:value="199.21875" calcext:value-type="float">
            <text:p>199,22</text:p>
          </table:table-cell>
          <table:table-cell table:formula="of:=[.U52] + [.$X$337]" office:value-type="float" office:value="203.203125" calcext:value-type="float">
            <text:p>203,2</text:p>
          </table:table-cell>
          <table:table-cell/>
          <table:table-cell table:style-name="ce6" table:formula="of:=IF([.C51] = &quot;&quot;; 0; 1)" office:value-type="boolean" office:boolean-value="true" calcext:value-type="boolean">
            <text:p>VERO</text:p>
          </table:table-cell>
          <table:table-cell office:value-type="float" office:value="50" calcext:value-type="float">
            <text:p>50</text:p>
          </table:table-cell>
          <table:table-cell table:number-columns-repeated="16"/>
        </table:table-row>
        <table:table-row table:style-name="ro1">
          <table:table-cell table:style-name="ce3" table:formula="of:=IF([.U53]&lt;255; [.U53]; &quot;&quot;)" office:value-type="float" office:value="203.203125" calcext:value-type="float">
            <text:p>203,2</text:p>
          </table:table-cell>
          <table:table-cell table:style-name="ce3" table:formula="of:=IF([.V53]&lt;256; [.V53]; &quot;&quot;)" office:value-type="float" office:value="207.1875" calcext:value-type="float">
            <text:p>207,19</text:p>
          </table:table-cell>
          <table:table-cell office:value-type="string" calcext:value-type="string">
            <text:p>Write argument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opia i valori di verde e blu dal pixel puntato nel pixel a X,Y</text:p>
          </table:table-cell>
          <table:table-cell table:number-columns-repeated="14"/>
          <table:table-cell table:formula="of:=[.$X$337]*[.Y53]" office:value-type="float" office:value="203.203125" calcext:value-type="float">
            <text:p>203,2</text:p>
          </table:table-cell>
          <table:table-cell table:formula="of:=[.U53] + [.$X$337]" office:value-type="float" office:value="207.1875" calcext:value-type="float">
            <text:p>207,19</text:p>
          </table:table-cell>
          <table:table-cell/>
          <table:table-cell table:style-name="ce6" table:formula="of:=IF([.C53] = &quot;&quot;; 0; 1)" office:value-type="boolean" office:boolean-value="true" calcext:value-type="boolean">
            <text:p>VERO</text:p>
          </table:table-cell>
          <table:table-cell office:value-type="float" office:value="51" calcext:value-type="float">
            <text:p>51</text:p>
          </table:table-cell>
          <table:table-cell table:number-columns-repeated="16"/>
        </table:table-row>
        <table:table-row table:style-name="ro1">
          <table:table-cell table:style-name="ce3" table:formula="of:=IF([.U54]&lt;255; [.U54]; &quot;&quot;)" office:value-type="float" office:value="207.1875" calcext:value-type="float">
            <text:p>207,19</text:p>
          </table:table-cell>
          <table:table-cell table:style-name="ce3" table:formula="of:=IF([.V54]&lt;256; [.V54]; &quot;&quot;)" office:value-type="float" office:value="211.171875" calcext:value-type="float">
            <text:p>211,17</text:p>
          </table:table-cell>
          <table:table-cell office:value-type="string" calcext:value-type="string">
            <text:p>Greater th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etta Flags[0] a ParseNat(X,Y) &gt; ParseNat(Pointer)</text:p>
          </table:table-cell>
          <table:table-cell table:number-columns-repeated="14"/>
          <table:table-cell table:formula="of:=[.$X$337]*[.Y54]" office:value-type="float" office:value="207.1875" calcext:value-type="float">
            <text:p>207,19</text:p>
          </table:table-cell>
          <table:table-cell table:formula="of:=[.U54] + [.$X$337]" office:value-type="float" office:value="211.171875" calcext:value-type="float">
            <text:p>211,17</text:p>
          </table:table-cell>
          <table:table-cell/>
          <table:table-cell table:style-name="ce6" table:formula="of:=IF([.C54] = &quot;&quot;; 0; 1)" office:value-type="boolean" office:boolean-value="true" calcext:value-type="boolean">
            <text:p>VERO</text:p>
          </table:table-cell>
          <table:table-cell office:value-type="float" office:value="52" calcext:value-type="float">
            <text:p>52</text:p>
          </table:table-cell>
          <table:table-cell table:number-columns-repeated="16"/>
        </table:table-row>
        <table:table-row table:style-name="ro1">
          <table:table-cell table:style-name="ce3" table:formula="of:=IF([.U55]&lt;255; [.U55]; &quot;&quot;)" office:value-type="float" office:value="211.171875" calcext:value-type="float">
            <text:p>211,17</text:p>
          </table:table-cell>
          <table:table-cell table:style-name="ce3" table:formula="of:=IF([.V55]&lt;256; [.V55]; &quot;&quot;)" office:value-type="float" office:value="215.15625" calcext:value-type="float">
            <text:p>215,16</text:p>
          </table:table-cell>
          <table:table-cell office:value-type="string" calcext:value-type="string">
            <text:p>Less th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etta Flags[0] a ParseNat(X,Y) &lt; ParseNat(Pointer)</text:p>
          </table:table-cell>
          <table:table-cell table:number-columns-repeated="14"/>
          <table:table-cell table:formula="of:=[.$X$337]*[.Y55]" office:value-type="float" office:value="211.171875" calcext:value-type="float">
            <text:p>211,17</text:p>
          </table:table-cell>
          <table:table-cell table:formula="of:=[.U55] + [.$X$337]" office:value-type="float" office:value="215.15625" calcext:value-type="float">
            <text:p>215,16</text:p>
          </table:table-cell>
          <table:table-cell/>
          <table:table-cell table:style-name="ce6" table:formula="of:=IF([.C55] = &quot;&quot;; 0; 1)" office:value-type="boolean" office:boolean-value="true" calcext:value-type="boolean">
            <text:p>VERO</text:p>
          </table:table-cell>
          <table:table-cell office:value-type="float" office:value="53" calcext:value-type="float">
            <text:p>53</text:p>
          </table:table-cell>
          <table:table-cell table:number-columns-repeated="16"/>
        </table:table-row>
        <table:table-row table:style-name="ro1">
          <table:table-cell table:style-name="ce3" table:formula="of:=IF([.U56]&lt;255; [.U56]; &quot;&quot;)" office:value-type="float" office:value="215.15625" calcext:value-type="float">
            <text:p>215,16</text:p>
          </table:table-cell>
          <table:table-cell table:style-name="ce3" table:formula="of:=IF([.V56]&lt;256; [.V56]; &quot;&quot;)" office:value-type="float" office:value="219.140625" calcext:value-type="float">
            <text:p>219,14</text:p>
          </table:table-cell>
          <table:table-cell office:value-type="string" calcext:value-type="string">
            <text:p>Greater or equal t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etta Flags[0] a ParseNat(X,Y) &gt;= ParseNat(Pointer)</text:p>
          </table:table-cell>
          <table:table-cell table:number-columns-repeated="14"/>
          <table:table-cell table:formula="of:=[.$X$337]*[.Y56]" office:value-type="float" office:value="215.15625" calcext:value-type="float">
            <text:p>215,16</text:p>
          </table:table-cell>
          <table:table-cell table:formula="of:=[.U56] + [.$X$337]" office:value-type="float" office:value="219.140625" calcext:value-type="float">
            <text:p>219,14</text:p>
          </table:table-cell>
          <table:table-cell/>
          <table:table-cell table:style-name="ce6" table:formula="of:=IF([.C56] = &quot;&quot;; 0; 1)" office:value-type="boolean" office:boolean-value="true" calcext:value-type="boolean">
            <text:p>VERO</text:p>
          </table:table-cell>
          <table:table-cell office:value-type="float" office:value="54" calcext:value-type="float">
            <text:p>54</text:p>
          </table:table-cell>
          <table:table-cell table:number-columns-repeated="16"/>
        </table:table-row>
        <table:table-row table:style-name="ro1">
          <table:table-cell table:style-name="ce3" table:formula="of:=IF([.U57]&lt;255; [.U57]; &quot;&quot;)" office:value-type="float" office:value="219.140625" calcext:value-type="float">
            <text:p>219,14</text:p>
          </table:table-cell>
          <table:table-cell table:style-name="ce3" table:formula="of:=IF([.V57]&lt;256; [.V57]; &quot;&quot;)" office:value-type="float" office:value="223.125" calcext:value-type="float">
            <text:p>223,13</text:p>
          </table:table-cell>
          <table:table-cell office:value-type="string" calcext:value-type="string">
            <text:p>Less or equal t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etta Flags[0] a ParseNat(X,Y) &lt;= ParseNat(Pointer)</text:p>
          </table:table-cell>
          <table:table-cell table:number-columns-repeated="14"/>
          <table:table-cell table:formula="of:=[.$X$337]*[.Y57]" office:value-type="float" office:value="219.140625" calcext:value-type="float">
            <text:p>219,14</text:p>
          </table:table-cell>
          <table:table-cell table:formula="of:=[.U57] + [.$X$337]" office:value-type="float" office:value="223.125" calcext:value-type="float">
            <text:p>223,13</text:p>
          </table:table-cell>
          <table:table-cell/>
          <table:table-cell table:style-name="ce6" table:formula="of:=IF([.C57] = &quot;&quot;; 0; 1)" office:value-type="boolean" office:boolean-value="true" calcext:value-type="boolean">
            <text:p>VERO</text:p>
          </table:table-cell>
          <table:table-cell office:value-type="float" office:value="55" calcext:value-type="float">
            <text:p>55</text:p>
          </table:table-cell>
          <table:table-cell table:number-columns-repeated="16"/>
        </table:table-row>
        <table:table-row table:style-name="ro1">
          <table:table-cell table:style-name="ce3" table:formula="of:=IF([.U58]&lt;255; [.U58]; &quot;&quot;)" office:value-type="float" office:value="223.125" calcext:value-type="float">
            <text:p>223,13</text:p>
          </table:table-cell>
          <table:table-cell table:style-name="ce3" table:formula="of:=IF([.V58]&lt;256; [.V58]; &quot;&quot;)" office:value-type="float" office:value="227.109375" calcext:value-type="float">
            <text:p>227,11</text:p>
          </table:table-cell>
          <table:table-cell office:value-type="string" calcext:value-type="string">
            <text:p>Go to secto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etta l'offset a 255*ParseNat(X,Y) , 255*ParseNat(Pointer)</text:p>
          </table:table-cell>
          <table:table-cell table:number-columns-repeated="14"/>
          <table:table-cell table:formula="of:=[.$X$337]*[.Y58]" office:value-type="float" office:value="223.125" calcext:value-type="float">
            <text:p>223,13</text:p>
          </table:table-cell>
          <table:table-cell table:formula="of:=[.U58] + [.$X$337]" office:value-type="float" office:value="227.109375" calcext:value-type="float">
            <text:p>227,11</text:p>
          </table:table-cell>
          <table:table-cell/>
          <table:table-cell table:style-name="ce6" table:formula="of:=IF([.C58] = &quot;&quot;; 0; 1)" office:value-type="boolean" office:boolean-value="true" calcext:value-type="boolean">
            <text:p>VERO</text:p>
          </table:table-cell>
          <table:table-cell office:value-type="float" office:value="56" calcext:value-type="float">
            <text:p>56</text:p>
          </table:table-cell>
          <table:table-cell table:number-columns-repeated="16"/>
        </table:table-row>
        <table:table-row table:style-name="ro1">
          <table:table-cell table:style-name="ce3" table:formula="of:=IF([.U59]&lt;255; [.U59]; &quot;&quot;)" office:value-type="float" office:value="227.109375" calcext:value-type="float">
            <text:p>227,11</text:p>
          </table:table-cell>
          <table:table-cell table:style-name="ce3" table:formula="of:=IF([.V59]&lt;256; [.V59]; &quot;&quot;)" office:value-type="float" office:value="231.09375" calcext:value-type="float">
            <text:p>231,09</text:p>
          </table:table-cell>
          <table:table-cell office:value-type="string" calcext:value-type="string">
            <text:p>Jump to secto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ggiunge alll'offset 255*ParseNat(X,Y) , 255*ParseNat(Pointer)</text:p>
          </table:table-cell>
          <table:table-cell table:number-columns-repeated="14"/>
          <table:table-cell table:formula="of:=[.$X$337]*[.Y59]" office:value-type="float" office:value="227.109375" calcext:value-type="float">
            <text:p>227,11</text:p>
          </table:table-cell>
          <table:table-cell table:formula="of:=[.U59] + [.$X$337]" office:value-type="float" office:value="231.09375" calcext:value-type="float">
            <text:p>231,09</text:p>
          </table:table-cell>
          <table:table-cell/>
          <table:table-cell table:style-name="ce6" table:formula="of:=IF([.C59] = &quot;&quot;; 0; 1)" office:value-type="boolean" office:boolean-value="true" calcext:value-type="boolean">
            <text:p>VERO</text:p>
          </table:table-cell>
          <table:table-cell office:value-type="float" office:value="57" calcext:value-type="float">
            <text:p>57</text:p>
          </table:table-cell>
          <table:table-cell table:number-columns-repeated="16"/>
        </table:table-row>
        <table:table-row table:style-name="ro1">
          <table:table-cell table:style-name="ce3" table:formula="of:=IF([.U60]&lt;255; [.U60]; &quot;&quot;)" office:value-type="float" office:value="231.09375" calcext:value-type="float">
            <text:p>231,09</text:p>
          </table:table-cell>
          <table:table-cell table:style-name="ce3" table:formula="of:=IF([.V60]&lt;256; [.V60]; &quot;&quot;)" office:value-type="float" office:value="235.078125" calcext:value-type="float">
            <text:p>235,08</text:p>
          </table:table-cell>
          <table:table-cell office:value-type="string" calcext:value-type="string">
            <text:p>Jump back to secto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ottrae alll'offset 255*ParseNat(X,Y) , 255*ParseNat(Pointer)</text:p>
          </table:table-cell>
          <table:table-cell table:number-columns-repeated="14"/>
          <table:table-cell table:formula="of:=[.$X$337]*[.Y60]" office:value-type="float" office:value="231.09375" calcext:value-type="float">
            <text:p>231,09</text:p>
          </table:table-cell>
          <table:table-cell table:formula="of:=[.U60] + [.$X$337]" office:value-type="float" office:value="235.078125" calcext:value-type="float">
            <text:p>235,08</text:p>
          </table:table-cell>
          <table:table-cell/>
          <table:table-cell table:style-name="ce6" table:formula="of:=IF([.C60] = &quot;&quot;; 0; 1)" office:value-type="boolean" office:boolean-value="true" calcext:value-type="boolean">
            <text:p>VERO</text:p>
          </table:table-cell>
          <table:table-cell office:value-type="float" office:value="58" calcext:value-type="float">
            <text:p>58</text:p>
          </table:table-cell>
          <table:table-cell table:number-columns-repeated="16"/>
        </table:table-row>
        <table:table-row table:style-name="ro1">
          <table:table-cell table:style-name="ce3" table:formula="of:=IF([.U61]&lt;255; [.U61]; &quot;&quot;)" office:value-type="float" office:value="235.078125" calcext:value-type="float">
            <text:p>235,08</text:p>
          </table:table-cell>
          <table:table-cell table:style-name="ce3" table:formula="of:=IF([.V61]&lt;256; [.V61]; &quot;&quot;)" office:value-type="float" office:value="239.0625" calcext:value-type="float">
            <text:p>239,06</text:p>
          </table:table-cell>
          <table:table-cell office:value-type="string" calcext:value-type="string">
            <text:p>Add na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etta il pixel a X,Y come ParseFromNat( ParseNat(X,Y) + ParseNat(Pointer) )</text:p>
          </table:table-cell>
          <table:table-cell table:number-columns-repeated="14"/>
          <table:table-cell table:formula="of:=[.$X$337]*[.Y61]" office:value-type="float" office:value="235.078125" calcext:value-type="float">
            <text:p>235,08</text:p>
          </table:table-cell>
          <table:table-cell table:formula="of:=[.U61] + [.$X$337]" office:value-type="float" office:value="239.0625" calcext:value-type="float">
            <text:p>239,06</text:p>
          </table:table-cell>
          <table:table-cell/>
          <table:table-cell table:style-name="ce6" table:formula="of:=IF([.C61] = &quot;&quot;; 0; 1)" office:value-type="boolean" office:boolean-value="true" calcext:value-type="boolean">
            <text:p>VERO</text:p>
          </table:table-cell>
          <table:table-cell office:value-type="float" office:value="59" calcext:value-type="float">
            <text:p>59</text:p>
          </table:table-cell>
          <table:table-cell table:number-columns-repeated="16"/>
        </table:table-row>
        <table:table-row table:style-name="ro1">
          <table:table-cell table:style-name="ce3" table:formula="of:=IF([.U62]&lt;255; [.U62]; &quot;&quot;)" office:value-type="float" office:value="239.0625" calcext:value-type="float">
            <text:p>239,06</text:p>
          </table:table-cell>
          <table:table-cell table:style-name="ce3" table:formula="of:=IF([.V62]&lt;256; [.V62]; &quot;&quot;)" office:value-type="float" office:value="243.046875" calcext:value-type="float">
            <text:p>243,05</text:p>
          </table:table-cell>
          <table:table-cell office:value-type="string" calcext:value-type="string">
            <text:p>Subtract na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etta il pixel a X,Y come ParseFromNat( ParseNat(X,Y) - ParseNat(Pointer) )</text:p>
          </table:table-cell>
          <table:table-cell table:number-columns-repeated="14"/>
          <table:table-cell table:formula="of:=[.$X$337]*[.Y62]" office:value-type="float" office:value="239.0625" calcext:value-type="float">
            <text:p>239,06</text:p>
          </table:table-cell>
          <table:table-cell table:formula="of:=[.U62] + [.$X$337]" office:value-type="float" office:value="243.046875" calcext:value-type="float">
            <text:p>243,05</text:p>
          </table:table-cell>
          <table:table-cell/>
          <table:table-cell table:style-name="ce6" table:formula="of:=IF([.C62] = &quot;&quot;; 0; 1)" office:value-type="boolean" office:boolean-value="true" calcext:value-type="boolean">
            <text:p>VERO</text:p>
          </table:table-cell>
          <table:table-cell office:value-type="float" office:value="60" calcext:value-type="float">
            <text:p>60</text:p>
          </table:table-cell>
          <table:table-cell table:number-columns-repeated="16"/>
        </table:table-row>
        <table:table-row table:style-name="ro1">
          <table:table-cell table:style-name="ce3" table:formula="of:=IF([.U63]&lt;255; [.U63]; &quot;&quot;)" office:value-type="float" office:value="243.046875" calcext:value-type="float">
            <text:p>243,05</text:p>
          </table:table-cell>
          <table:table-cell table:style-name="ce3" table:formula="of:=IF([.V63]&lt;256; [.V63]; &quot;&quot;)" office:value-type="float" office:value="247.03125" calcext:value-type="float">
            <text:p>247,03</text:p>
          </table:table-cell>
          <table:table-cell office:value-type="string" calcext:value-type="string">
            <text:p>Multiply na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etta il pixel a X,Y come ParseFromNat( ParseNat(X,Y) * ParseNat(Pointer) )</text:p>
          </table:table-cell>
          <table:table-cell table:number-columns-repeated="14"/>
          <table:table-cell table:formula="of:=[.$X$337]*[.Y63]" office:value-type="float" office:value="243.046875" calcext:value-type="float">
            <text:p>243,05</text:p>
          </table:table-cell>
          <table:table-cell table:formula="of:=[.U63] + [.$X$337]" office:value-type="float" office:value="247.03125" calcext:value-type="float">
            <text:p>247,03</text:p>
          </table:table-cell>
          <table:table-cell/>
          <table:table-cell table:style-name="ce6" table:formula="of:=IF([.C63] = &quot;&quot;; 0; 1)" office:value-type="boolean" office:boolean-value="true" calcext:value-type="boolean">
            <text:p>VERO</text:p>
          </table:table-cell>
          <table:table-cell office:value-type="float" office:value="61" calcext:value-type="float">
            <text:p>61</text:p>
          </table:table-cell>
          <table:table-cell table:number-columns-repeated="16"/>
        </table:table-row>
        <table:table-row table:style-name="ro1">
          <table:table-cell table:style-name="ce3" table:formula="of:=IF([.U64]&lt;255; [.U64]; &quot;&quot;)" office:value-type="float" office:value="247.03125" calcext:value-type="float">
            <text:p>247,03</text:p>
          </table:table-cell>
          <table:table-cell table:style-name="ce3" table:formula="of:=IF([.V64]&lt;256; [.V64]; &quot;&quot;)" office:value-type="float" office:value="251.015625" calcext:value-type="float">
            <text:p>251,02</text:p>
          </table:table-cell>
          <table:table-cell office:value-type="string" calcext:value-type="string">
            <text:p>Divide na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etta il pixel a X,Y come ParseFromNat( ParseNat(X,Y) / ParseNat(Pointer) ). Se ParseNat(Pointer) = 0, setta il pixel a X,Y come 0,0,0 e setta ERROR a true</text:p>
          </table:table-cell>
          <table:table-cell table:number-columns-repeated="14"/>
          <table:table-cell table:formula="of:=[.$X$337]*[.Y64]" office:value-type="float" office:value="247.03125" calcext:value-type="float">
            <text:p>247,03</text:p>
          </table:table-cell>
          <table:table-cell table:formula="of:=[.U64] + [.$X$337]" office:value-type="float" office:value="251.015625" calcext:value-type="float">
            <text:p>251,02</text:p>
          </table:table-cell>
          <table:table-cell/>
          <table:table-cell table:style-name="ce6" table:formula="of:=IF([.C64] = &quot;&quot;; 0; 1)" office:value-type="boolean" office:boolean-value="true" calcext:value-type="boolean">
            <text:p>VERO</text:p>
          </table:table-cell>
          <table:table-cell office:value-type="float" office:value="62" calcext:value-type="float">
            <text:p>62</text:p>
          </table:table-cell>
          <table:table-cell table:number-columns-repeated="16"/>
        </table:table-row>
        <table:table-row table:style-name="ro1">
          <table:table-cell table:style-name="ce3" table:formula="of:=IF([.U65]&lt;255; [.U65]; &quot;&quot;)" office:value-type="float" office:value="251.015625" calcext:value-type="float">
            <text:p>251,02</text:p>
          </table:table-cell>
          <table:table-cell table:style-name="ce3" table:formula="of:=IF([.V65]&lt;256; [.V65]; &quot;&quot;)" office:value-type="float" office:value="255" calcext:value-type="float">
            <text:p>255</text:p>
          </table:table-cell>
          <table:table-cell office:value-type="string" calcext:value-type="string">
            <text:p>Reminder na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etta il pixel a X,Y come ParseFromNat( ParseNat(X,Y) % ParseNat(Pointer) ). Se ParseNat(Pointer) = 0, setta il pixel a X,Y come 0,0,0 e setta ERROR a true</text:p>
          </table:table-cell>
          <table:table-cell table:number-columns-repeated="14"/>
          <table:table-cell table:formula="of:=[.$X$337]*[.Y65]" office:value-type="float" office:value="251.015625" calcext:value-type="float">
            <text:p>251,02</text:p>
          </table:table-cell>
          <table:table-cell table:formula="of:=[.U65] + [.$X$337]" office:value-type="float" office:value="255" calcext:value-type="float">
            <text:p>255</text:p>
          </table:table-cell>
          <table:table-cell/>
          <table:table-cell table:style-name="ce6" table:formula="of:=IF([.C65] = &quot;&quot;; 0; 1)" office:value-type="boolean" office:boolean-value="true" calcext:value-type="boolean">
            <text:p>VERO</text:p>
          </table:table-cell>
          <table:table-cell office:value-type="float" office:value="63" calcext:value-type="float">
            <text:p>63</text:p>
          </table:table-cell>
          <table:table-cell table:number-columns-repeated="16"/>
        </table:table-row>
        <table:table-row table:style-name="ro1">
          <table:table-cell table:style-name="ce3" table:formula="of:=IF([.U66]&lt;255; [.U66]; &quot;&quot;)">
            <text:p/>
          </table:table-cell>
          <table:table-cell table:style-name="ce3" table:formula="of:=IF([.V66]&lt;256; [.V66]; &quot;&quot;)">
            <text:p/>
          </table:table-cell>
          <table:table-cell table:number-columns-repeated="18"/>
          <table:table-cell table:formula="of:=[.$X$337]*[.Y66]" office:value-type="float" office:value="255" calcext:value-type="float">
            <text:p>255</text:p>
          </table:table-cell>
          <table:table-cell table:formula="of:=[.U66] + [.$X$337]" office:value-type="float" office:value="258.984375" calcext:value-type="float">
            <text:p>258,98</text:p>
          </table:table-cell>
          <table:table-cell/>
          <table:table-cell table:style-name="ce6" table:formula="of:=IF([.C66] = &quot;&quot;; 0; 1)" office:value-type="boolean" office:boolean-value="false" calcext:value-type="boolean">
            <text:p>FALSO</text:p>
          </table:table-cell>
          <table:table-cell office:value-type="float" office:value="64" calcext:value-type="float">
            <text:p>64</text:p>
          </table:table-cell>
          <table:table-cell table:number-columns-repeated="16"/>
        </table:table-row>
        <table:table-row table:style-name="ro1">
          <table:table-cell table:style-name="ce3" table:formula="of:=IF([.U67]&lt;255; [.U67]; &quot;&quot;)">
            <text:p/>
          </table:table-cell>
          <table:table-cell table:style-name="ce3" table:formula="of:=IF([.V67]&lt;256; [.V67]; &quot;&quot;)">
            <text:p/>
          </table:table-cell>
          <table:table-cell table:number-columns-repeated="18"/>
          <table:table-cell table:formula="of:=[.$X$337]*[.Y67]" office:value-type="float" office:value="258.984375" calcext:value-type="float">
            <text:p>258,98</text:p>
          </table:table-cell>
          <table:table-cell table:formula="of:=[.U67] + [.$X$337]" office:value-type="float" office:value="262.96875" calcext:value-type="float">
            <text:p>262,97</text:p>
          </table:table-cell>
          <table:table-cell/>
          <table:table-cell table:style-name="ce6" table:formula="of:=IF([.C67] = &quot;&quot;; 0; 1)" office:value-type="boolean" office:boolean-value="false" calcext:value-type="boolean">
            <text:p>FALSO</text:p>
          </table:table-cell>
          <table:table-cell office:value-type="float" office:value="65" calcext:value-type="float">
            <text:p>65</text:p>
          </table:table-cell>
          <table:table-cell table:number-columns-repeated="16"/>
        </table:table-row>
        <table:table-row table:style-name="ro1">
          <table:table-cell table:style-name="ce3" table:formula="of:=IF([.U68]&lt;255; [.U68]; &quot;&quot;)">
            <text:p/>
          </table:table-cell>
          <table:table-cell table:style-name="ce3" table:formula="of:=IF([.V68]&lt;256; [.V68]; &quot;&quot;)">
            <text:p/>
          </table:table-cell>
          <table:table-cell table:number-columns-repeated="18"/>
          <table:table-cell table:formula="of:=[.$X$337]*[.Y68]" office:value-type="float" office:value="262.96875" calcext:value-type="float">
            <text:p>262,97</text:p>
          </table:table-cell>
          <table:table-cell table:formula="of:=[.U68] + [.$X$337]" office:value-type="float" office:value="266.953125" calcext:value-type="float">
            <text:p>266,95</text:p>
          </table:table-cell>
          <table:table-cell/>
          <table:table-cell table:style-name="ce6" table:formula="of:=IF([.C68] = &quot;&quot;; 0; 1)" office:value-type="boolean" office:boolean-value="false" calcext:value-type="boolean">
            <text:p>FALSO</text:p>
          </table:table-cell>
          <table:table-cell office:value-type="float" office:value="66" calcext:value-type="float">
            <text:p>66</text:p>
          </table:table-cell>
          <table:table-cell table:number-columns-repeated="16"/>
        </table:table-row>
        <table:table-row table:style-name="ro1">
          <table:table-cell table:style-name="ce3" table:formula="of:=IF([.U69]&lt;255; [.U69]; &quot;&quot;)">
            <text:p/>
          </table:table-cell>
          <table:table-cell table:style-name="ce3" table:formula="of:=IF([.V69]&lt;256; [.V69]; &quot;&quot;)">
            <text:p/>
          </table:table-cell>
          <table:table-cell table:number-columns-repeated="18"/>
          <table:table-cell table:formula="of:=[.$X$337]*[.Y69]" office:value-type="float" office:value="266.953125" calcext:value-type="float">
            <text:p>266,95</text:p>
          </table:table-cell>
          <table:table-cell table:formula="of:=[.U69] + [.$X$337]" office:value-type="float" office:value="270.9375" calcext:value-type="float">
            <text:p>270,94</text:p>
          </table:table-cell>
          <table:table-cell/>
          <table:table-cell table:style-name="ce6" table:formula="of:=IF([.C69] = &quot;&quot;; 0; 1)" office:value-type="boolean" office:boolean-value="false" calcext:value-type="boolean">
            <text:p>FALSO</text:p>
          </table:table-cell>
          <table:table-cell office:value-type="float" office:value="67" calcext:value-type="float">
            <text:p>67</text:p>
          </table:table-cell>
          <table:table-cell table:number-columns-repeated="16"/>
        </table:table-row>
        <table:table-row table:style-name="ro1">
          <table:table-cell table:style-name="ce3" table:formula="of:=IF([.U70]&lt;255; [.U70]; &quot;&quot;)">
            <text:p/>
          </table:table-cell>
          <table:table-cell table:style-name="ce3" table:formula="of:=IF([.V70]&lt;256; [.V70]; &quot;&quot;)">
            <text:p/>
          </table:table-cell>
          <table:table-cell table:number-columns-repeated="18"/>
          <table:table-cell table:formula="of:=[.$X$337]*[.Y70]" office:value-type="float" office:value="270.9375" calcext:value-type="float">
            <text:p>270,94</text:p>
          </table:table-cell>
          <table:table-cell table:formula="of:=[.U70] + [.$X$337]" office:value-type="float" office:value="274.921875" calcext:value-type="float">
            <text:p>274,92</text:p>
          </table:table-cell>
          <table:table-cell/>
          <table:table-cell table:style-name="ce6" table:formula="of:=IF([.C70] = &quot;&quot;; 0; 1)" office:value-type="boolean" office:boolean-value="false" calcext:value-type="boolean">
            <text:p>FALSO</text:p>
          </table:table-cell>
          <table:table-cell office:value-type="float" office:value="68" calcext:value-type="float">
            <text:p>68</text:p>
          </table:table-cell>
          <table:table-cell table:number-columns-repeated="16"/>
        </table:table-row>
        <table:table-row table:style-name="ro1">
          <table:table-cell table:style-name="ce3" table:formula="of:=IF([.U71]&lt;255; [.U71]; &quot;&quot;)">
            <text:p/>
          </table:table-cell>
          <table:table-cell table:style-name="ce3" table:formula="of:=IF([.V71]&lt;256; [.V71]; &quot;&quot;)">
            <text:p/>
          </table:table-cell>
          <table:table-cell table:number-columns-repeated="18"/>
          <table:table-cell table:formula="of:=[.$X$337]*[.Y71]" office:value-type="float" office:value="274.921875" calcext:value-type="float">
            <text:p>274,92</text:p>
          </table:table-cell>
          <table:table-cell table:formula="of:=[.U71] + [.$X$337]" office:value-type="float" office:value="278.90625" calcext:value-type="float">
            <text:p>278,91</text:p>
          </table:table-cell>
          <table:table-cell/>
          <table:table-cell table:style-name="ce6" table:formula="of:=IF([.C71] = &quot;&quot;; 0; 1)" office:value-type="boolean" office:boolean-value="false" calcext:value-type="boolean">
            <text:p>FALSO</text:p>
          </table:table-cell>
          <table:table-cell office:value-type="float" office:value="69" calcext:value-type="float">
            <text:p>69</text:p>
          </table:table-cell>
          <table:table-cell table:number-columns-repeated="16"/>
        </table:table-row>
        <table:table-row table:style-name="ro1">
          <table:table-cell table:style-name="ce3" table:formula="of:=IF([.U72]&lt;255; [.U72]; &quot;&quot;)">
            <text:p/>
          </table:table-cell>
          <table:table-cell table:style-name="ce3" table:formula="of:=IF([.V72]&lt;256; [.V72]; &quot;&quot;)">
            <text:p/>
          </table:table-cell>
          <table:table-cell table:number-columns-repeated="18"/>
          <table:table-cell table:formula="of:=[.$X$337]*[.Y72]" office:value-type="float" office:value="278.90625" calcext:value-type="float">
            <text:p>278,91</text:p>
          </table:table-cell>
          <table:table-cell table:formula="of:=[.U72] + [.$X$337]" office:value-type="float" office:value="282.890625" calcext:value-type="float">
            <text:p>282,89</text:p>
          </table:table-cell>
          <table:table-cell/>
          <table:table-cell table:style-name="ce6" table:formula="of:=IF([.C72] = &quot;&quot;; 0; 1)" office:value-type="boolean" office:boolean-value="false" calcext:value-type="boolean">
            <text:p>FALSO</text:p>
          </table:table-cell>
          <table:table-cell office:value-type="float" office:value="70" calcext:value-type="float">
            <text:p>70</text:p>
          </table:table-cell>
          <table:table-cell table:number-columns-repeated="16"/>
        </table:table-row>
        <table:table-row table:style-name="ro1">
          <table:table-cell table:style-name="ce3" table:formula="of:=IF([.U73]&lt;255; [.U73]; &quot;&quot;)">
            <text:p/>
          </table:table-cell>
          <table:table-cell table:style-name="ce3" table:formula="of:=IF([.V73]&lt;256; [.V73]; &quot;&quot;)">
            <text:p/>
          </table:table-cell>
          <table:table-cell table:number-columns-repeated="18"/>
          <table:table-cell table:formula="of:=[.$X$337]*[.Y73]" office:value-type="float" office:value="282.890625" calcext:value-type="float">
            <text:p>282,89</text:p>
          </table:table-cell>
          <table:table-cell table:formula="of:=[.U73] + [.$X$337]" office:value-type="float" office:value="286.875" calcext:value-type="float">
            <text:p>286,88</text:p>
          </table:table-cell>
          <table:table-cell/>
          <table:table-cell table:style-name="ce6" table:formula="of:=IF([.C73] = &quot;&quot;; 0; 1)" office:value-type="boolean" office:boolean-value="false" calcext:value-type="boolean">
            <text:p>FALSO</text:p>
          </table:table-cell>
          <table:table-cell office:value-type="float" office:value="71" calcext:value-type="float">
            <text:p>71</text:p>
          </table:table-cell>
          <table:table-cell table:number-columns-repeated="16"/>
        </table:table-row>
        <table:table-row table:style-name="ro1">
          <table:table-cell table:style-name="ce3" table:formula="of:=IF([.U74]&lt;255; [.U74]; &quot;&quot;)">
            <text:p/>
          </table:table-cell>
          <table:table-cell table:style-name="ce3" table:formula="of:=IF([.V74]&lt;256; [.V74]; &quot;&quot;)">
            <text:p/>
          </table:table-cell>
          <table:table-cell table:number-columns-repeated="18"/>
          <table:table-cell table:formula="of:=[.$X$337]*[.Y74]" office:value-type="float" office:value="286.875" calcext:value-type="float">
            <text:p>286,88</text:p>
          </table:table-cell>
          <table:table-cell table:formula="of:=[.U74] + [.$X$337]" office:value-type="float" office:value="290.859375" calcext:value-type="float">
            <text:p>290,86</text:p>
          </table:table-cell>
          <table:table-cell/>
          <table:table-cell table:style-name="ce6" table:formula="of:=IF([.C74] = &quot;&quot;; 0; 1)" office:value-type="boolean" office:boolean-value="false" calcext:value-type="boolean">
            <text:p>FALSO</text:p>
          </table:table-cell>
          <table:table-cell office:value-type="float" office:value="72" calcext:value-type="float">
            <text:p>72</text:p>
          </table:table-cell>
          <table:table-cell table:number-columns-repeated="16"/>
        </table:table-row>
        <table:table-row table:style-name="ro1">
          <table:table-cell table:style-name="ce3" table:formula="of:=IF([.U75]&lt;255; [.U75]; &quot;&quot;)">
            <text:p/>
          </table:table-cell>
          <table:table-cell table:style-name="ce3" table:formula="of:=IF([.V75]&lt;256; [.V75]; &quot;&quot;)">
            <text:p/>
          </table:table-cell>
          <table:table-cell table:number-columns-repeated="18"/>
          <table:table-cell table:formula="of:=[.$X$337]*[.Y75]" office:value-type="float" office:value="290.859375" calcext:value-type="float">
            <text:p>290,86</text:p>
          </table:table-cell>
          <table:table-cell table:formula="of:=[.U75] + [.$X$337]" office:value-type="float" office:value="294.84375" calcext:value-type="float">
            <text:p>294,84</text:p>
          </table:table-cell>
          <table:table-cell/>
          <table:table-cell table:style-name="ce6" table:formula="of:=IF([.C75] = &quot;&quot;; 0; 1)" office:value-type="boolean" office:boolean-value="false" calcext:value-type="boolean">
            <text:p>FALSO</text:p>
          </table:table-cell>
          <table:table-cell office:value-type="float" office:value="73" calcext:value-type="float">
            <text:p>73</text:p>
          </table:table-cell>
          <table:table-cell table:number-columns-repeated="16"/>
        </table:table-row>
        <table:table-row table:style-name="ro1">
          <table:table-cell table:style-name="ce3" table:formula="of:=IF([.U76]&lt;255; [.U76]; &quot;&quot;)">
            <text:p/>
          </table:table-cell>
          <table:table-cell table:style-name="ce3" table:formula="of:=IF([.V76]&lt;256; [.V76]; &quot;&quot;)">
            <text:p/>
          </table:table-cell>
          <table:table-cell table:number-columns-repeated="18"/>
          <table:table-cell table:formula="of:=[.$X$337]*[.Y76]" office:value-type="float" office:value="294.84375" calcext:value-type="float">
            <text:p>294,84</text:p>
          </table:table-cell>
          <table:table-cell table:formula="of:=[.U76] + [.$X$337]" office:value-type="float" office:value="298.828125" calcext:value-type="float">
            <text:p>298,83</text:p>
          </table:table-cell>
          <table:table-cell/>
          <table:table-cell table:style-name="ce6" table:formula="of:=IF([.C76] = &quot;&quot;; 0; 1)" office:value-type="boolean" office:boolean-value="false" calcext:value-type="boolean">
            <text:p>FALSO</text:p>
          </table:table-cell>
          <table:table-cell office:value-type="float" office:value="74" calcext:value-type="float">
            <text:p>74</text:p>
          </table:table-cell>
          <table:table-cell table:number-columns-repeated="16"/>
        </table:table-row>
        <table:table-row table:style-name="ro1">
          <table:table-cell table:style-name="ce3" table:formula="of:=IF([.U77]&lt;255; [.U77]; &quot;&quot;)">
            <text:p/>
          </table:table-cell>
          <table:table-cell table:style-name="ce3" table:formula="of:=IF([.V77]&lt;256; [.V77]; &quot;&quot;)">
            <text:p/>
          </table:table-cell>
          <table:table-cell table:number-columns-repeated="18"/>
          <table:table-cell table:formula="of:=[.$X$337]*[.Y77]" office:value-type="float" office:value="298.828125" calcext:value-type="float">
            <text:p>298,83</text:p>
          </table:table-cell>
          <table:table-cell table:formula="of:=[.U77] + [.$X$337]" office:value-type="float" office:value="302.8125" calcext:value-type="float">
            <text:p>302,81</text:p>
          </table:table-cell>
          <table:table-cell/>
          <table:table-cell table:style-name="ce6" table:formula="of:=IF([.C77] = &quot;&quot;; 0; 1)" office:value-type="boolean" office:boolean-value="false" calcext:value-type="boolean">
            <text:p>FALSO</text:p>
          </table:table-cell>
          <table:table-cell office:value-type="float" office:value="75" calcext:value-type="float">
            <text:p>75</text:p>
          </table:table-cell>
          <table:table-cell table:number-columns-repeated="16"/>
        </table:table-row>
        <table:table-row table:style-name="ro1">
          <table:table-cell table:style-name="ce3" table:formula="of:=IF([.U78]&lt;255; [.U78]; &quot;&quot;)">
            <text:p/>
          </table:table-cell>
          <table:table-cell table:style-name="ce3" table:formula="of:=IF([.V78]&lt;256; [.V78]; &quot;&quot;)">
            <text:p/>
          </table:table-cell>
          <table:table-cell table:number-columns-repeated="18"/>
          <table:table-cell table:formula="of:=[.$X$337]*[.Y78]" office:value-type="float" office:value="302.8125" calcext:value-type="float">
            <text:p>302,81</text:p>
          </table:table-cell>
          <table:table-cell table:formula="of:=[.U78] + [.$X$337]" office:value-type="float" office:value="306.796875" calcext:value-type="float">
            <text:p>306,8</text:p>
          </table:table-cell>
          <table:table-cell/>
          <table:table-cell table:style-name="ce6" table:formula="of:=IF([.C78] = &quot;&quot;; 0; 1)" office:value-type="boolean" office:boolean-value="false" calcext:value-type="boolean">
            <text:p>FALSO</text:p>
          </table:table-cell>
          <table:table-cell office:value-type="float" office:value="76" calcext:value-type="float">
            <text:p>76</text:p>
          </table:table-cell>
          <table:table-cell table:number-columns-repeated="16"/>
        </table:table-row>
        <table:table-row table:style-name="ro1">
          <table:table-cell table:style-name="ce3" table:formula="of:=IF([.U79]&lt;255; [.U79]; &quot;&quot;)">
            <text:p/>
          </table:table-cell>
          <table:table-cell table:style-name="ce3" table:formula="of:=IF([.V79]&lt;256; [.V79]; &quot;&quot;)">
            <text:p/>
          </table:table-cell>
          <table:table-cell table:number-columns-repeated="18"/>
          <table:table-cell table:formula="of:=[.$X$337]*[.Y79]" office:value-type="float" office:value="306.796875" calcext:value-type="float">
            <text:p>306,8</text:p>
          </table:table-cell>
          <table:table-cell table:formula="of:=[.U79] + [.$X$337]" office:value-type="float" office:value="310.78125" calcext:value-type="float">
            <text:p>310,78</text:p>
          </table:table-cell>
          <table:table-cell/>
          <table:table-cell table:style-name="ce6" table:formula="of:=IF([.C79] = &quot;&quot;; 0; 1)" office:value-type="boolean" office:boolean-value="false" calcext:value-type="boolean">
            <text:p>FALSO</text:p>
          </table:table-cell>
          <table:table-cell office:value-type="float" office:value="77" calcext:value-type="float">
            <text:p>77</text:p>
          </table:table-cell>
          <table:table-cell table:number-columns-repeated="16"/>
        </table:table-row>
        <table:table-row table:style-name="ro1">
          <table:table-cell table:style-name="ce3" table:formula="of:=IF([.U80]&lt;255; [.U80]; &quot;&quot;)">
            <text:p/>
          </table:table-cell>
          <table:table-cell table:style-name="ce3" table:formula="of:=IF([.V80]&lt;256; [.V80]; &quot;&quot;)">
            <text:p/>
          </table:table-cell>
          <table:table-cell table:number-columns-repeated="18"/>
          <table:table-cell table:formula="of:=[.$X$337]*[.Y80]" office:value-type="float" office:value="310.78125" calcext:value-type="float">
            <text:p>310,78</text:p>
          </table:table-cell>
          <table:table-cell table:formula="of:=[.U80] + [.$X$337]" office:value-type="float" office:value="314.765625" calcext:value-type="float">
            <text:p>314,77</text:p>
          </table:table-cell>
          <table:table-cell/>
          <table:table-cell table:style-name="ce6" table:formula="of:=IF([.C80] = &quot;&quot;; 0; 1)" office:value-type="boolean" office:boolean-value="false" calcext:value-type="boolean">
            <text:p>FALSO</text:p>
          </table:table-cell>
          <table:table-cell office:value-type="float" office:value="78" calcext:value-type="float">
            <text:p>78</text:p>
          </table:table-cell>
          <table:table-cell table:number-columns-repeated="16"/>
        </table:table-row>
        <table:table-row table:style-name="ro1">
          <table:table-cell table:style-name="ce3" table:formula="of:=IF([.U81]&lt;255; [.U81]; &quot;&quot;)">
            <text:p/>
          </table:table-cell>
          <table:table-cell table:style-name="ce3" table:formula="of:=IF([.V81]&lt;256; [.V81]; &quot;&quot;)">
            <text:p/>
          </table:table-cell>
          <table:table-cell table:number-columns-repeated="18"/>
          <table:table-cell table:formula="of:=[.$X$337]*[.Y81]" office:value-type="float" office:value="314.765625" calcext:value-type="float">
            <text:p>314,77</text:p>
          </table:table-cell>
          <table:table-cell table:formula="of:=[.U81] + [.$X$337]" office:value-type="float" office:value="318.75" calcext:value-type="float">
            <text:p>318,75</text:p>
          </table:table-cell>
          <table:table-cell/>
          <table:table-cell table:style-name="ce6" table:formula="of:=IF([.C81] = &quot;&quot;; 0; 1)" office:value-type="boolean" office:boolean-value="false" calcext:value-type="boolean">
            <text:p>FALSO</text:p>
          </table:table-cell>
          <table:table-cell office:value-type="float" office:value="79" calcext:value-type="float">
            <text:p>79</text:p>
          </table:table-cell>
          <table:table-cell table:number-columns-repeated="16"/>
        </table:table-row>
        <table:table-row table:style-name="ro1">
          <table:table-cell table:style-name="ce3" table:formula="of:=IF([.U82]&lt;255; [.U82]; &quot;&quot;)">
            <text:p/>
          </table:table-cell>
          <table:table-cell table:style-name="ce3" table:formula="of:=IF([.V82]&lt;256; [.V82]; &quot;&quot;)">
            <text:p/>
          </table:table-cell>
          <table:table-cell table:number-columns-repeated="18"/>
          <table:table-cell table:formula="of:=[.$X$337]*[.Y82]" office:value-type="float" office:value="318.75" calcext:value-type="float">
            <text:p>318,75</text:p>
          </table:table-cell>
          <table:table-cell table:formula="of:=[.U82] + [.$X$337]" office:value-type="float" office:value="322.734375" calcext:value-type="float">
            <text:p>322,73</text:p>
          </table:table-cell>
          <table:table-cell/>
          <table:table-cell table:style-name="ce6" table:formula="of:=IF([.C82] = &quot;&quot;; 0; 1)" office:value-type="boolean" office:boolean-value="false" calcext:value-type="boolean">
            <text:p>FALSO</text:p>
          </table:table-cell>
          <table:table-cell office:value-type="float" office:value="80" calcext:value-type="float">
            <text:p>80</text:p>
          </table:table-cell>
          <table:table-cell table:number-columns-repeated="16"/>
        </table:table-row>
        <table:table-row table:style-name="ro1">
          <table:table-cell table:style-name="ce3" table:formula="of:=IF([.U83]&lt;255; [.U83]; &quot;&quot;)">
            <text:p/>
          </table:table-cell>
          <table:table-cell table:style-name="ce3" table:formula="of:=IF([.V83]&lt;256; [.V83]; &quot;&quot;)">
            <text:p/>
          </table:table-cell>
          <table:table-cell table:number-columns-repeated="18"/>
          <table:table-cell table:formula="of:=[.$X$337]*[.Y83]" office:value-type="float" office:value="322.734375" calcext:value-type="float">
            <text:p>322,73</text:p>
          </table:table-cell>
          <table:table-cell table:formula="of:=[.U83] + [.$X$337]" office:value-type="float" office:value="326.71875" calcext:value-type="float">
            <text:p>326,72</text:p>
          </table:table-cell>
          <table:table-cell/>
          <table:table-cell table:style-name="ce6" table:formula="of:=IF([.C83] = &quot;&quot;; 0; 1)" office:value-type="boolean" office:boolean-value="false" calcext:value-type="boolean">
            <text:p>FALSO</text:p>
          </table:table-cell>
          <table:table-cell office:value-type="float" office:value="81" calcext:value-type="float">
            <text:p>81</text:p>
          </table:table-cell>
          <table:table-cell table:number-columns-repeated="16"/>
        </table:table-row>
        <table:table-row table:style-name="ro1">
          <table:table-cell table:style-name="ce3" table:formula="of:=IF([.U84]&lt;255; [.U84]; &quot;&quot;)">
            <text:p/>
          </table:table-cell>
          <table:table-cell table:style-name="ce3" table:formula="of:=IF([.V84]&lt;256; [.V84]; &quot;&quot;)">
            <text:p/>
          </table:table-cell>
          <table:table-cell table:number-columns-repeated="18"/>
          <table:table-cell table:formula="of:=[.$X$337]*[.Y84]" office:value-type="float" office:value="326.71875" calcext:value-type="float">
            <text:p>326,72</text:p>
          </table:table-cell>
          <table:table-cell table:formula="of:=[.U84] + [.$X$337]" office:value-type="float" office:value="330.703125" calcext:value-type="float">
            <text:p>330,7</text:p>
          </table:table-cell>
          <table:table-cell/>
          <table:table-cell table:style-name="ce6" table:formula="of:=IF([.C84] = &quot;&quot;; 0; 1)" office:value-type="boolean" office:boolean-value="false" calcext:value-type="boolean">
            <text:p>FALSO</text:p>
          </table:table-cell>
          <table:table-cell office:value-type="float" office:value="82" calcext:value-type="float">
            <text:p>82</text:p>
          </table:table-cell>
          <table:table-cell table:number-columns-repeated="16"/>
        </table:table-row>
        <table:table-row table:style-name="ro1">
          <table:table-cell table:style-name="ce3" table:formula="of:=IF([.U85]&lt;255; [.U85]; &quot;&quot;)">
            <text:p/>
          </table:table-cell>
          <table:table-cell table:style-name="ce3" table:formula="of:=IF([.V85]&lt;256; [.V85]; &quot;&quot;)">
            <text:p/>
          </table:table-cell>
          <table:table-cell table:number-columns-repeated="18"/>
          <table:table-cell table:formula="of:=[.$X$337]*[.Y85]" office:value-type="float" office:value="330.703125" calcext:value-type="float">
            <text:p>330,7</text:p>
          </table:table-cell>
          <table:table-cell table:formula="of:=[.U85] + [.$X$337]" office:value-type="float" office:value="334.6875" calcext:value-type="float">
            <text:p>334,69</text:p>
          </table:table-cell>
          <table:table-cell/>
          <table:table-cell table:style-name="ce6" table:formula="of:=IF([.C85] = &quot;&quot;; 0; 1)" office:value-type="boolean" office:boolean-value="false" calcext:value-type="boolean">
            <text:p>FALSO</text:p>
          </table:table-cell>
          <table:table-cell office:value-type="float" office:value="83" calcext:value-type="float">
            <text:p>83</text:p>
          </table:table-cell>
          <table:table-cell table:number-columns-repeated="16"/>
        </table:table-row>
        <table:table-row table:style-name="ro1">
          <table:table-cell table:style-name="ce3" table:formula="of:=IF([.U86]&lt;255; [.U86]; &quot;&quot;)">
            <text:p/>
          </table:table-cell>
          <table:table-cell table:style-name="ce3" table:formula="of:=IF([.V86]&lt;256; [.V86]; &quot;&quot;)">
            <text:p/>
          </table:table-cell>
          <table:table-cell table:number-columns-repeated="18"/>
          <table:table-cell table:formula="of:=[.$X$337]*[.Y86]" office:value-type="float" office:value="334.6875" calcext:value-type="float">
            <text:p>334,69</text:p>
          </table:table-cell>
          <table:table-cell table:formula="of:=[.U86] + [.$X$337]" office:value-type="float" office:value="338.671875" calcext:value-type="float">
            <text:p>338,67</text:p>
          </table:table-cell>
          <table:table-cell/>
          <table:table-cell table:style-name="ce6" table:formula="of:=IF([.C86] = &quot;&quot;; 0; 1)" office:value-type="boolean" office:boolean-value="false" calcext:value-type="boolean">
            <text:p>FALSO</text:p>
          </table:table-cell>
          <table:table-cell office:value-type="float" office:value="84" calcext:value-type="float">
            <text:p>84</text:p>
          </table:table-cell>
          <table:table-cell table:number-columns-repeated="16"/>
        </table:table-row>
        <table:table-row table:style-name="ro1">
          <table:table-cell table:style-name="ce3" table:formula="of:=IF([.U87]&lt;255; [.U87]; &quot;&quot;)">
            <text:p/>
          </table:table-cell>
          <table:table-cell table:style-name="ce3" table:formula="of:=IF([.V87]&lt;256; [.V87]; &quot;&quot;)">
            <text:p/>
          </table:table-cell>
          <table:table-cell table:number-columns-repeated="18"/>
          <table:table-cell table:formula="of:=[.$X$337]*[.Y87]" office:value-type="float" office:value="338.671875" calcext:value-type="float">
            <text:p>338,67</text:p>
          </table:table-cell>
          <table:table-cell table:formula="of:=[.U87] + [.$X$337]" office:value-type="float" office:value="342.65625" calcext:value-type="float">
            <text:p>342,66</text:p>
          </table:table-cell>
          <table:table-cell/>
          <table:table-cell table:style-name="ce6" table:formula="of:=IF([.C87] = &quot;&quot;; 0; 1)" office:value-type="boolean" office:boolean-value="false" calcext:value-type="boolean">
            <text:p>FALSO</text:p>
          </table:table-cell>
          <table:table-cell office:value-type="float" office:value="85" calcext:value-type="float">
            <text:p>85</text:p>
          </table:table-cell>
          <table:table-cell table:number-columns-repeated="16"/>
        </table:table-row>
        <table:table-row table:style-name="ro1">
          <table:table-cell table:style-name="ce3" table:formula="of:=IF([.U88]&lt;255; [.U88]; &quot;&quot;)">
            <text:p/>
          </table:table-cell>
          <table:table-cell table:style-name="ce3" table:formula="of:=IF([.V88]&lt;256; [.V88]; &quot;&quot;)">
            <text:p/>
          </table:table-cell>
          <table:table-cell table:number-columns-repeated="18"/>
          <table:table-cell table:formula="of:=[.$X$337]*[.Y88]" office:value-type="float" office:value="342.65625" calcext:value-type="float">
            <text:p>342,66</text:p>
          </table:table-cell>
          <table:table-cell table:formula="of:=[.U88] + [.$X$337]" office:value-type="float" office:value="346.640625" calcext:value-type="float">
            <text:p>346,64</text:p>
          </table:table-cell>
          <table:table-cell/>
          <table:table-cell table:style-name="ce6" table:formula="of:=IF([.C88] = &quot;&quot;; 0; 1)" office:value-type="boolean" office:boolean-value="false" calcext:value-type="boolean">
            <text:p>FALSO</text:p>
          </table:table-cell>
          <table:table-cell office:value-type="float" office:value="86" calcext:value-type="float">
            <text:p>86</text:p>
          </table:table-cell>
          <table:table-cell table:number-columns-repeated="16"/>
        </table:table-row>
        <table:table-row table:style-name="ro1">
          <table:table-cell table:style-name="ce3" table:formula="of:=IF([.U89]&lt;255; [.U89]; &quot;&quot;)">
            <text:p/>
          </table:table-cell>
          <table:table-cell table:style-name="ce3" table:formula="of:=IF([.V89]&lt;256; [.V89]; &quot;&quot;)">
            <text:p/>
          </table:table-cell>
          <table:table-cell table:number-columns-repeated="18"/>
          <table:table-cell table:formula="of:=[.$X$337]*[.Y89]" office:value-type="float" office:value="346.640625" calcext:value-type="float">
            <text:p>346,64</text:p>
          </table:table-cell>
          <table:table-cell table:formula="of:=[.U89] + [.$X$337]" office:value-type="float" office:value="350.625" calcext:value-type="float">
            <text:p>350,63</text:p>
          </table:table-cell>
          <table:table-cell/>
          <table:table-cell table:style-name="ce6" table:formula="of:=IF([.C89] = &quot;&quot;; 0; 1)" office:value-type="boolean" office:boolean-value="false" calcext:value-type="boolean">
            <text:p>FALSO</text:p>
          </table:table-cell>
          <table:table-cell office:value-type="float" office:value="87" calcext:value-type="float">
            <text:p>87</text:p>
          </table:table-cell>
          <table:table-cell table:number-columns-repeated="16"/>
        </table:table-row>
        <table:table-row table:style-name="ro1">
          <table:table-cell table:style-name="ce3" table:formula="of:=IF([.U90]&lt;255; [.U90]; &quot;&quot;)">
            <text:p/>
          </table:table-cell>
          <table:table-cell table:style-name="ce3" table:formula="of:=IF([.V90]&lt;256; [.V90]; &quot;&quot;)">
            <text:p/>
          </table:table-cell>
          <table:table-cell table:number-columns-repeated="18"/>
          <table:table-cell table:formula="of:=[.$X$337]*[.Y90]" office:value-type="float" office:value="350.625" calcext:value-type="float">
            <text:p>350,63</text:p>
          </table:table-cell>
          <table:table-cell table:formula="of:=[.U90] + [.$X$337]" office:value-type="float" office:value="354.609375" calcext:value-type="float">
            <text:p>354,61</text:p>
          </table:table-cell>
          <table:table-cell/>
          <table:table-cell table:style-name="ce6" table:formula="of:=IF([.C90] = &quot;&quot;; 0; 1)" office:value-type="boolean" office:boolean-value="false" calcext:value-type="boolean">
            <text:p>FALSO</text:p>
          </table:table-cell>
          <table:table-cell office:value-type="float" office:value="88" calcext:value-type="float">
            <text:p>88</text:p>
          </table:table-cell>
          <table:table-cell table:number-columns-repeated="16"/>
        </table:table-row>
        <table:table-row table:style-name="ro1">
          <table:table-cell table:style-name="ce3" table:formula="of:=IF([.U91]&lt;255; [.U91]; &quot;&quot;)">
            <text:p/>
          </table:table-cell>
          <table:table-cell table:style-name="ce3" table:formula="of:=IF([.V91]&lt;256; [.V91]; &quot;&quot;)">
            <text:p/>
          </table:table-cell>
          <table:table-cell table:number-columns-repeated="18"/>
          <table:table-cell table:formula="of:=[.$X$337]*[.Y91]" office:value-type="float" office:value="354.609375" calcext:value-type="float">
            <text:p>354,61</text:p>
          </table:table-cell>
          <table:table-cell table:formula="of:=[.U91] + [.$X$337]" office:value-type="float" office:value="358.59375" calcext:value-type="float">
            <text:p>358,59</text:p>
          </table:table-cell>
          <table:table-cell/>
          <table:table-cell table:style-name="ce6" table:formula="of:=IF([.C91] = &quot;&quot;; 0; 1)" office:value-type="boolean" office:boolean-value="false" calcext:value-type="boolean">
            <text:p>FALSO</text:p>
          </table:table-cell>
          <table:table-cell office:value-type="float" office:value="89" calcext:value-type="float">
            <text:p>89</text:p>
          </table:table-cell>
          <table:table-cell table:number-columns-repeated="16"/>
        </table:table-row>
        <table:table-row table:style-name="ro1">
          <table:table-cell table:style-name="ce3" table:formula="of:=IF([.U92]&lt;255; [.U92]; &quot;&quot;)">
            <text:p/>
          </table:table-cell>
          <table:table-cell table:style-name="ce3" table:formula="of:=IF([.V92]&lt;256; [.V92]; &quot;&quot;)">
            <text:p/>
          </table:table-cell>
          <table:table-cell table:number-columns-repeated="18"/>
          <table:table-cell table:formula="of:=[.$X$337]*[.Y92]" office:value-type="float" office:value="358.59375" calcext:value-type="float">
            <text:p>358,59</text:p>
          </table:table-cell>
          <table:table-cell table:formula="of:=[.U92] + [.$X$337]" office:value-type="float" office:value="362.578125" calcext:value-type="float">
            <text:p>362,58</text:p>
          </table:table-cell>
          <table:table-cell/>
          <table:table-cell table:style-name="ce6" table:formula="of:=IF([.C92] = &quot;&quot;; 0; 1)" office:value-type="boolean" office:boolean-value="false" calcext:value-type="boolean">
            <text:p>FALSO</text:p>
          </table:table-cell>
          <table:table-cell office:value-type="float" office:value="90" calcext:value-type="float">
            <text:p>90</text:p>
          </table:table-cell>
          <table:table-cell table:number-columns-repeated="16"/>
        </table:table-row>
        <table:table-row table:style-name="ro1">
          <table:table-cell table:style-name="ce3" table:formula="of:=IF([.U93]&lt;255; [.U93]; &quot;&quot;)">
            <text:p/>
          </table:table-cell>
          <table:table-cell table:style-name="ce3" table:formula="of:=IF([.V93]&lt;256; [.V93]; &quot;&quot;)">
            <text:p/>
          </table:table-cell>
          <table:table-cell table:number-columns-repeated="18"/>
          <table:table-cell table:formula="of:=[.$X$337]*[.Y93]" office:value-type="float" office:value="362.578125" calcext:value-type="float">
            <text:p>362,58</text:p>
          </table:table-cell>
          <table:table-cell table:formula="of:=[.U93] + [.$X$337]" office:value-type="float" office:value="366.5625" calcext:value-type="float">
            <text:p>366,56</text:p>
          </table:table-cell>
          <table:table-cell/>
          <table:table-cell table:style-name="ce6" table:formula="of:=IF([.C93] = &quot;&quot;; 0; 1)" office:value-type="boolean" office:boolean-value="false" calcext:value-type="boolean">
            <text:p>FALSO</text:p>
          </table:table-cell>
          <table:table-cell office:value-type="float" office:value="91" calcext:value-type="float">
            <text:p>91</text:p>
          </table:table-cell>
          <table:table-cell table:number-columns-repeated="16"/>
        </table:table-row>
        <table:table-row table:style-name="ro1">
          <table:table-cell table:style-name="ce3" table:formula="of:=IF([.U94]&lt;255; [.U94]; &quot;&quot;)">
            <text:p/>
          </table:table-cell>
          <table:table-cell table:style-name="ce3" table:formula="of:=IF([.V94]&lt;256; [.V94]; &quot;&quot;)">
            <text:p/>
          </table:table-cell>
          <table:table-cell table:number-columns-repeated="18"/>
          <table:table-cell table:formula="of:=[.$X$337]*[.Y94]" office:value-type="float" office:value="366.5625" calcext:value-type="float">
            <text:p>366,56</text:p>
          </table:table-cell>
          <table:table-cell table:formula="of:=[.U94] + [.$X$337]" office:value-type="float" office:value="370.546875" calcext:value-type="float">
            <text:p>370,55</text:p>
          </table:table-cell>
          <table:table-cell/>
          <table:table-cell table:style-name="ce6" table:formula="of:=IF([.C94] = &quot;&quot;; 0; 1)" office:value-type="boolean" office:boolean-value="false" calcext:value-type="boolean">
            <text:p>FALSO</text:p>
          </table:table-cell>
          <table:table-cell office:value-type="float" office:value="92" calcext:value-type="float">
            <text:p>92</text:p>
          </table:table-cell>
          <table:table-cell table:number-columns-repeated="16"/>
        </table:table-row>
        <table:table-row table:style-name="ro1">
          <table:table-cell table:style-name="ce3" table:formula="of:=IF([.U95]&lt;255; [.U95]; &quot;&quot;)">
            <text:p/>
          </table:table-cell>
          <table:table-cell table:style-name="ce3" table:formula="of:=IF([.V95]&lt;256; [.V95]; &quot;&quot;)">
            <text:p/>
          </table:table-cell>
          <table:table-cell table:number-columns-repeated="18"/>
          <table:table-cell table:formula="of:=[.$X$337]*[.Y95]" office:value-type="float" office:value="370.546875" calcext:value-type="float">
            <text:p>370,55</text:p>
          </table:table-cell>
          <table:table-cell table:formula="of:=[.U95] + [.$X$337]" office:value-type="float" office:value="374.53125" calcext:value-type="float">
            <text:p>374,53</text:p>
          </table:table-cell>
          <table:table-cell/>
          <table:table-cell table:style-name="ce6" table:formula="of:=IF([.C95] = &quot;&quot;; 0; 1)" office:value-type="boolean" office:boolean-value="false" calcext:value-type="boolean">
            <text:p>FALSO</text:p>
          </table:table-cell>
          <table:table-cell office:value-type="float" office:value="93" calcext:value-type="float">
            <text:p>93</text:p>
          </table:table-cell>
          <table:table-cell table:number-columns-repeated="16"/>
        </table:table-row>
        <table:table-row table:style-name="ro1">
          <table:table-cell table:style-name="ce3" table:formula="of:=IF([.U96]&lt;255; [.U96]; &quot;&quot;)">
            <text:p/>
          </table:table-cell>
          <table:table-cell table:style-name="ce3" table:formula="of:=IF([.V96]&lt;256; [.V96]; &quot;&quot;)">
            <text:p/>
          </table:table-cell>
          <table:table-cell table:number-columns-repeated="18"/>
          <table:table-cell table:formula="of:=[.$X$337]*[.Y96]" office:value-type="float" office:value="374.53125" calcext:value-type="float">
            <text:p>374,53</text:p>
          </table:table-cell>
          <table:table-cell table:formula="of:=[.U96] + [.$X$337]" office:value-type="float" office:value="378.515625" calcext:value-type="float">
            <text:p>378,52</text:p>
          </table:table-cell>
          <table:table-cell/>
          <table:table-cell table:style-name="ce6" table:formula="of:=IF([.C96] = &quot;&quot;; 0; 1)" office:value-type="boolean" office:boolean-value="false" calcext:value-type="boolean">
            <text:p>FALSO</text:p>
          </table:table-cell>
          <table:table-cell office:value-type="float" office:value="94" calcext:value-type="float">
            <text:p>94</text:p>
          </table:table-cell>
          <table:table-cell table:number-columns-repeated="16"/>
        </table:table-row>
        <table:table-row table:style-name="ro1">
          <table:table-cell table:style-name="ce3" table:formula="of:=IF([.U97]&lt;255; [.U97]; &quot;&quot;)">
            <text:p/>
          </table:table-cell>
          <table:table-cell table:style-name="ce3" table:formula="of:=IF([.V97]&lt;256; [.V97]; &quot;&quot;)">
            <text:p/>
          </table:table-cell>
          <table:table-cell table:number-columns-repeated="18"/>
          <table:table-cell table:formula="of:=[.$X$337]*[.Y97]" office:value-type="float" office:value="378.515625" calcext:value-type="float">
            <text:p>378,52</text:p>
          </table:table-cell>
          <table:table-cell table:formula="of:=[.U97] + [.$X$337]" office:value-type="float" office:value="382.5" calcext:value-type="float">
            <text:p>382,5</text:p>
          </table:table-cell>
          <table:table-cell/>
          <table:table-cell table:style-name="ce6" table:formula="of:=IF([.C97] = &quot;&quot;; 0; 1)" office:value-type="boolean" office:boolean-value="false" calcext:value-type="boolean">
            <text:p>FALSO</text:p>
          </table:table-cell>
          <table:table-cell office:value-type="float" office:value="95" calcext:value-type="float">
            <text:p>95</text:p>
          </table:table-cell>
          <table:table-cell table:number-columns-repeated="16"/>
        </table:table-row>
        <table:table-row table:style-name="ro1">
          <table:table-cell table:style-name="ce3" table:formula="of:=IF([.U98]&lt;255; [.U98]; &quot;&quot;)">
            <text:p/>
          </table:table-cell>
          <table:table-cell table:style-name="ce3" table:formula="of:=IF([.V98]&lt;256; [.V98]; &quot;&quot;)">
            <text:p/>
          </table:table-cell>
          <table:table-cell table:number-columns-repeated="18"/>
          <table:table-cell table:formula="of:=[.$X$337]*[.Y98]" office:value-type="float" office:value="382.5" calcext:value-type="float">
            <text:p>382,5</text:p>
          </table:table-cell>
          <table:table-cell table:formula="of:=[.U98] + [.$X$337]" office:value-type="float" office:value="386.484375" calcext:value-type="float">
            <text:p>386,48</text:p>
          </table:table-cell>
          <table:table-cell/>
          <table:table-cell table:style-name="ce6" table:formula="of:=IF([.C98] = &quot;&quot;; 0; 1)" office:value-type="boolean" office:boolean-value="false" calcext:value-type="boolean">
            <text:p>FALSO</text:p>
          </table:table-cell>
          <table:table-cell office:value-type="float" office:value="96" calcext:value-type="float">
            <text:p>96</text:p>
          </table:table-cell>
          <table:table-cell table:number-columns-repeated="16"/>
        </table:table-row>
        <table:table-row table:style-name="ro1">
          <table:table-cell table:style-name="ce3" table:formula="of:=IF([.U99]&lt;255; [.U99]; &quot;&quot;)">
            <text:p/>
          </table:table-cell>
          <table:table-cell table:style-name="ce3" table:formula="of:=IF([.V99]&lt;256; [.V99]; &quot;&quot;)">
            <text:p/>
          </table:table-cell>
          <table:table-cell table:number-columns-repeated="18"/>
          <table:table-cell table:formula="of:=[.$X$337]*[.Y99]" office:value-type="float" office:value="386.484375" calcext:value-type="float">
            <text:p>386,48</text:p>
          </table:table-cell>
          <table:table-cell table:formula="of:=[.U99] + [.$X$337]" office:value-type="float" office:value="390.46875" calcext:value-type="float">
            <text:p>390,47</text:p>
          </table:table-cell>
          <table:table-cell/>
          <table:table-cell table:style-name="ce6" table:formula="of:=IF([.C99] = &quot;&quot;; 0; 1)" office:value-type="boolean" office:boolean-value="false" calcext:value-type="boolean">
            <text:p>FALSO</text:p>
          </table:table-cell>
          <table:table-cell office:value-type="float" office:value="97" calcext:value-type="float">
            <text:p>97</text:p>
          </table:table-cell>
          <table:table-cell table:number-columns-repeated="16"/>
        </table:table-row>
        <table:table-row table:style-name="ro1">
          <table:table-cell table:style-name="ce3" table:formula="of:=IF([.U100]&lt;255; [.U100]; &quot;&quot;)">
            <text:p/>
          </table:table-cell>
          <table:table-cell table:style-name="ce3" table:formula="of:=IF([.V100]&lt;256; [.V100]; &quot;&quot;)">
            <text:p/>
          </table:table-cell>
          <table:table-cell table:number-columns-repeated="18"/>
          <table:table-cell table:formula="of:=[.$X$337]*[.Y100]" office:value-type="float" office:value="390.46875" calcext:value-type="float">
            <text:p>390,47</text:p>
          </table:table-cell>
          <table:table-cell table:formula="of:=[.U100] + [.$X$337]" office:value-type="float" office:value="394.453125" calcext:value-type="float">
            <text:p>394,45</text:p>
          </table:table-cell>
          <table:table-cell/>
          <table:table-cell table:style-name="ce6" table:formula="of:=IF([.C100] = &quot;&quot;; 0; 1)" office:value-type="boolean" office:boolean-value="false" calcext:value-type="boolean">
            <text:p>FALSO</text:p>
          </table:table-cell>
          <table:table-cell office:value-type="float" office:value="98" calcext:value-type="float">
            <text:p>98</text:p>
          </table:table-cell>
          <table:table-cell table:number-columns-repeated="16"/>
        </table:table-row>
        <table:table-row table:style-name="ro1">
          <table:table-cell table:style-name="ce3" table:formula="of:=IF([.U101]&lt;255; [.U101]; &quot;&quot;)">
            <text:p/>
          </table:table-cell>
          <table:table-cell table:style-name="ce3" table:formula="of:=IF([.V101]&lt;256; [.V101]; &quot;&quot;)">
            <text:p/>
          </table:table-cell>
          <table:table-cell table:number-columns-repeated="18"/>
          <table:table-cell table:formula="of:=[.$X$337]*[.Y101]" office:value-type="float" office:value="394.453125" calcext:value-type="float">
            <text:p>394,45</text:p>
          </table:table-cell>
          <table:table-cell table:formula="of:=[.U101] + [.$X$337]" office:value-type="float" office:value="398.4375" calcext:value-type="float">
            <text:p>398,44</text:p>
          </table:table-cell>
          <table:table-cell/>
          <table:table-cell table:style-name="ce6" table:formula="of:=IF([.C101] = &quot;&quot;; 0; 1)" office:value-type="boolean" office:boolean-value="false" calcext:value-type="boolean">
            <text:p>FALSO</text:p>
          </table:table-cell>
          <table:table-cell office:value-type="float" office:value="99" calcext:value-type="float">
            <text:p>99</text:p>
          </table:table-cell>
          <table:table-cell table:number-columns-repeated="16"/>
        </table:table-row>
        <table:table-row table:style-name="ro1">
          <table:table-cell table:style-name="ce3" table:formula="of:=IF([.U102]&lt;255; [.U102]; &quot;&quot;)">
            <text:p/>
          </table:table-cell>
          <table:table-cell table:style-name="ce3" table:formula="of:=IF([.V102]&lt;256; [.V102]; &quot;&quot;)">
            <text:p/>
          </table:table-cell>
          <table:table-cell table:number-columns-repeated="18"/>
          <table:table-cell table:formula="of:=[.$X$337]*[.Y102]" office:value-type="float" office:value="398.4375" calcext:value-type="float">
            <text:p>398,44</text:p>
          </table:table-cell>
          <table:table-cell table:formula="of:=[.U102] + [.$X$337]" office:value-type="float" office:value="402.421875" calcext:value-type="float">
            <text:p>402,42</text:p>
          </table:table-cell>
          <table:table-cell/>
          <table:table-cell table:style-name="ce6" table:formula="of:=IF([.C102] = &quot;&quot;; 0; 1)" office:value-type="boolean" office:boolean-value="false" calcext:value-type="boolean">
            <text:p>FALSO</text:p>
          </table:table-cell>
          <table:table-cell office:value-type="float" office:value="100" calcext:value-type="float">
            <text:p>100</text:p>
          </table:table-cell>
          <table:table-cell table:number-columns-repeated="16"/>
        </table:table-row>
        <table:table-row table:style-name="ro1">
          <table:table-cell table:style-name="ce3" table:formula="of:=IF([.U103]&lt;255; [.U103]; &quot;&quot;)">
            <text:p/>
          </table:table-cell>
          <table:table-cell table:style-name="ce3" table:formula="of:=IF([.V103]&lt;256; [.V103]; &quot;&quot;)">
            <text:p/>
          </table:table-cell>
          <table:table-cell table:number-columns-repeated="18"/>
          <table:table-cell table:formula="of:=[.$X$337]*[.Y103]" office:value-type="float" office:value="402.421875" calcext:value-type="float">
            <text:p>402,42</text:p>
          </table:table-cell>
          <table:table-cell table:formula="of:=[.U103] + [.$X$337]" office:value-type="float" office:value="406.40625" calcext:value-type="float">
            <text:p>406,41</text:p>
          </table:table-cell>
          <table:table-cell/>
          <table:table-cell table:style-name="ce6" table:formula="of:=IF([.C103] = &quot;&quot;; 0; 1)" office:value-type="boolean" office:boolean-value="false" calcext:value-type="boolean">
            <text:p>FALSO</text:p>
          </table:table-cell>
          <table:table-cell office:value-type="float" office:value="101" calcext:value-type="float">
            <text:p>101</text:p>
          </table:table-cell>
          <table:table-cell table:number-columns-repeated="16"/>
        </table:table-row>
        <table:table-row table:style-name="ro1">
          <table:table-cell table:style-name="ce3" table:formula="of:=IF([.U104]&lt;255; [.U104]; &quot;&quot;)">
            <text:p/>
          </table:table-cell>
          <table:table-cell table:style-name="ce3" table:formula="of:=IF([.V104]&lt;256; [.V104]; &quot;&quot;)">
            <text:p/>
          </table:table-cell>
          <table:table-cell table:number-columns-repeated="18"/>
          <table:table-cell table:formula="of:=[.$X$337]*[.Y104]" office:value-type="float" office:value="406.40625" calcext:value-type="float">
            <text:p>406,41</text:p>
          </table:table-cell>
          <table:table-cell table:formula="of:=[.U104] + [.$X$337]" office:value-type="float" office:value="410.390625" calcext:value-type="float">
            <text:p>410,39</text:p>
          </table:table-cell>
          <table:table-cell/>
          <table:table-cell table:style-name="ce6" table:formula="of:=IF([.C104] = &quot;&quot;; 0; 1)" office:value-type="boolean" office:boolean-value="false" calcext:value-type="boolean">
            <text:p>FALSO</text:p>
          </table:table-cell>
          <table:table-cell office:value-type="float" office:value="102" calcext:value-type="float">
            <text:p>102</text:p>
          </table:table-cell>
          <table:table-cell table:number-columns-repeated="16"/>
        </table:table-row>
        <table:table-row table:style-name="ro1">
          <table:table-cell table:style-name="ce3" table:formula="of:=IF([.U105]&lt;255; [.U105]; &quot;&quot;)">
            <text:p/>
          </table:table-cell>
          <table:table-cell table:style-name="ce3" table:formula="of:=IF([.V105]&lt;256; [.V105]; &quot;&quot;)">
            <text:p/>
          </table:table-cell>
          <table:table-cell table:number-columns-repeated="18"/>
          <table:table-cell table:formula="of:=[.$X$337]*[.Y105]" office:value-type="float" office:value="410.390625" calcext:value-type="float">
            <text:p>410,39</text:p>
          </table:table-cell>
          <table:table-cell table:formula="of:=[.U105] + [.$X$337]" office:value-type="float" office:value="414.375" calcext:value-type="float">
            <text:p>414,38</text:p>
          </table:table-cell>
          <table:table-cell/>
          <table:table-cell table:style-name="ce6" table:formula="of:=IF([.C105] = &quot;&quot;; 0; 1)" office:value-type="boolean" office:boolean-value="false" calcext:value-type="boolean">
            <text:p>FALSO</text:p>
          </table:table-cell>
          <table:table-cell office:value-type="float" office:value="103" calcext:value-type="float">
            <text:p>103</text:p>
          </table:table-cell>
          <table:table-cell table:number-columns-repeated="16"/>
        </table:table-row>
        <table:table-row table:style-name="ro1">
          <table:table-cell table:style-name="ce3" table:formula="of:=IF([.U106]&lt;255; [.U106]; &quot;&quot;)">
            <text:p/>
          </table:table-cell>
          <table:table-cell table:style-name="ce3" table:formula="of:=IF([.V106]&lt;256; [.V106]; &quot;&quot;)">
            <text:p/>
          </table:table-cell>
          <table:table-cell table:number-columns-repeated="18"/>
          <table:table-cell table:formula="of:=[.$X$337]*[.Y106]" office:value-type="float" office:value="414.375" calcext:value-type="float">
            <text:p>414,38</text:p>
          </table:table-cell>
          <table:table-cell table:formula="of:=[.U106] + [.$X$337]" office:value-type="float" office:value="418.359375" calcext:value-type="float">
            <text:p>418,36</text:p>
          </table:table-cell>
          <table:table-cell/>
          <table:table-cell table:style-name="ce6" table:formula="of:=IF([.C106] = &quot;&quot;; 0; 1)" office:value-type="boolean" office:boolean-value="false" calcext:value-type="boolean">
            <text:p>FALSO</text:p>
          </table:table-cell>
          <table:table-cell office:value-type="float" office:value="104" calcext:value-type="float">
            <text:p>104</text:p>
          </table:table-cell>
          <table:table-cell table:number-columns-repeated="16"/>
        </table:table-row>
        <table:table-row table:style-name="ro1">
          <table:table-cell table:style-name="ce3" table:formula="of:=IF([.U107]&lt;255; [.U107]; &quot;&quot;)">
            <text:p/>
          </table:table-cell>
          <table:table-cell table:style-name="ce3" table:formula="of:=IF([.V107]&lt;256; [.V107]; &quot;&quot;)">
            <text:p/>
          </table:table-cell>
          <table:table-cell table:number-columns-repeated="18"/>
          <table:table-cell table:formula="of:=[.$X$337]*[.Y107]" office:value-type="float" office:value="418.359375" calcext:value-type="float">
            <text:p>418,36</text:p>
          </table:table-cell>
          <table:table-cell table:formula="of:=[.U107] + [.$X$337]" office:value-type="float" office:value="422.34375" calcext:value-type="float">
            <text:p>422,34</text:p>
          </table:table-cell>
          <table:table-cell/>
          <table:table-cell table:style-name="ce6" table:formula="of:=IF([.C107] = &quot;&quot;; 0; 1)" office:value-type="boolean" office:boolean-value="false" calcext:value-type="boolean">
            <text:p>FALSO</text:p>
          </table:table-cell>
          <table:table-cell office:value-type="float" office:value="105" calcext:value-type="float">
            <text:p>105</text:p>
          </table:table-cell>
          <table:table-cell table:number-columns-repeated="16"/>
        </table:table-row>
        <table:table-row table:style-name="ro1">
          <table:table-cell table:style-name="ce3" table:formula="of:=IF([.U108]&lt;255; [.U108]; &quot;&quot;)">
            <text:p/>
          </table:table-cell>
          <table:table-cell table:style-name="ce3" table:formula="of:=IF([.V108]&lt;256; [.V108]; &quot;&quot;)">
            <text:p/>
          </table:table-cell>
          <table:table-cell table:number-columns-repeated="18"/>
          <table:table-cell table:formula="of:=[.$X$337]*[.Y108]" office:value-type="float" office:value="422.34375" calcext:value-type="float">
            <text:p>422,34</text:p>
          </table:table-cell>
          <table:table-cell table:formula="of:=[.U108] + [.$X$337]" office:value-type="float" office:value="426.328125" calcext:value-type="float">
            <text:p>426,33</text:p>
          </table:table-cell>
          <table:table-cell/>
          <table:table-cell table:style-name="ce6" table:formula="of:=IF([.C108] = &quot;&quot;; 0; 1)" office:value-type="boolean" office:boolean-value="false" calcext:value-type="boolean">
            <text:p>FALSO</text:p>
          </table:table-cell>
          <table:table-cell office:value-type="float" office:value="106" calcext:value-type="float">
            <text:p>106</text:p>
          </table:table-cell>
          <table:table-cell table:number-columns-repeated="16"/>
        </table:table-row>
        <table:table-row table:style-name="ro1">
          <table:table-cell table:style-name="ce3" table:formula="of:=IF([.U109]&lt;255; [.U109]; &quot;&quot;)">
            <text:p/>
          </table:table-cell>
          <table:table-cell table:style-name="ce3" table:formula="of:=IF([.V109]&lt;256; [.V109]; &quot;&quot;)">
            <text:p/>
          </table:table-cell>
          <table:table-cell table:number-columns-repeated="18"/>
          <table:table-cell table:formula="of:=[.$X$337]*[.Y109]" office:value-type="float" office:value="426.328125" calcext:value-type="float">
            <text:p>426,33</text:p>
          </table:table-cell>
          <table:table-cell table:formula="of:=[.U109] + [.$X$337]" office:value-type="float" office:value="430.3125" calcext:value-type="float">
            <text:p>430,31</text:p>
          </table:table-cell>
          <table:table-cell/>
          <table:table-cell table:style-name="ce6" table:formula="of:=IF([.C109] = &quot;&quot;; 0; 1)" office:value-type="boolean" office:boolean-value="false" calcext:value-type="boolean">
            <text:p>FALSO</text:p>
          </table:table-cell>
          <table:table-cell office:value-type="float" office:value="107" calcext:value-type="float">
            <text:p>107</text:p>
          </table:table-cell>
          <table:table-cell table:number-columns-repeated="16"/>
        </table:table-row>
        <table:table-row table:style-name="ro1">
          <table:table-cell table:style-name="ce3" table:formula="of:=IF([.U110]&lt;255; [.U110]; &quot;&quot;)">
            <text:p/>
          </table:table-cell>
          <table:table-cell table:style-name="ce3" table:formula="of:=IF([.V110]&lt;256; [.V110]; &quot;&quot;)">
            <text:p/>
          </table:table-cell>
          <table:table-cell table:number-columns-repeated="18"/>
          <table:table-cell table:formula="of:=[.$X$337]*[.Y110]" office:value-type="float" office:value="430.3125" calcext:value-type="float">
            <text:p>430,31</text:p>
          </table:table-cell>
          <table:table-cell table:formula="of:=[.U110] + [.$X$337]" office:value-type="float" office:value="434.296875" calcext:value-type="float">
            <text:p>434,3</text:p>
          </table:table-cell>
          <table:table-cell/>
          <table:table-cell table:style-name="ce6" table:formula="of:=IF([.C110] = &quot;&quot;; 0; 1)" office:value-type="boolean" office:boolean-value="false" calcext:value-type="boolean">
            <text:p>FALSO</text:p>
          </table:table-cell>
          <table:table-cell office:value-type="float" office:value="108" calcext:value-type="float">
            <text:p>108</text:p>
          </table:table-cell>
          <table:table-cell table:number-columns-repeated="16"/>
        </table:table-row>
        <table:table-row table:style-name="ro1">
          <table:table-cell table:style-name="ce3" table:formula="of:=IF([.U111]&lt;255; [.U111]; &quot;&quot;)">
            <text:p/>
          </table:table-cell>
          <table:table-cell table:style-name="ce3" table:formula="of:=IF([.V111]&lt;256; [.V111]; &quot;&quot;)">
            <text:p/>
          </table:table-cell>
          <table:table-cell table:number-columns-repeated="18"/>
          <table:table-cell table:formula="of:=[.$X$337]*[.Y111]" office:value-type="float" office:value="434.296875" calcext:value-type="float">
            <text:p>434,3</text:p>
          </table:table-cell>
          <table:table-cell table:formula="of:=[.U111] + [.$X$337]" office:value-type="float" office:value="438.28125" calcext:value-type="float">
            <text:p>438,28</text:p>
          </table:table-cell>
          <table:table-cell/>
          <table:table-cell table:style-name="ce6" table:formula="of:=IF([.C111] = &quot;&quot;; 0; 1)" office:value-type="boolean" office:boolean-value="false" calcext:value-type="boolean">
            <text:p>FALSO</text:p>
          </table:table-cell>
          <table:table-cell office:value-type="float" office:value="109" calcext:value-type="float">
            <text:p>109</text:p>
          </table:table-cell>
          <table:table-cell table:number-columns-repeated="16"/>
        </table:table-row>
        <table:table-row table:style-name="ro1">
          <table:table-cell table:style-name="ce3" table:formula="of:=IF([.U112]&lt;255; [.U112]; &quot;&quot;)">
            <text:p/>
          </table:table-cell>
          <table:table-cell table:style-name="ce3" table:formula="of:=IF([.V112]&lt;256; [.V112]; &quot;&quot;)">
            <text:p/>
          </table:table-cell>
          <table:table-cell table:number-columns-repeated="18"/>
          <table:table-cell table:formula="of:=[.$X$337]*[.Y112]" office:value-type="float" office:value="438.28125" calcext:value-type="float">
            <text:p>438,28</text:p>
          </table:table-cell>
          <table:table-cell table:formula="of:=[.U112] + [.$X$337]" office:value-type="float" office:value="442.265625" calcext:value-type="float">
            <text:p>442,27</text:p>
          </table:table-cell>
          <table:table-cell/>
          <table:table-cell table:style-name="ce6" table:formula="of:=IF([.C112] = &quot;&quot;; 0; 1)" office:value-type="boolean" office:boolean-value="false" calcext:value-type="boolean">
            <text:p>FALSO</text:p>
          </table:table-cell>
          <table:table-cell office:value-type="float" office:value="110" calcext:value-type="float">
            <text:p>110</text:p>
          </table:table-cell>
          <table:table-cell table:number-columns-repeated="16"/>
        </table:table-row>
        <table:table-row table:style-name="ro1">
          <table:table-cell table:style-name="ce3" table:formula="of:=IF([.U113]&lt;255; [.U113]; &quot;&quot;)">
            <text:p/>
          </table:table-cell>
          <table:table-cell table:style-name="ce3" table:formula="of:=IF([.V113]&lt;256; [.V113]; &quot;&quot;)">
            <text:p/>
          </table:table-cell>
          <table:table-cell table:number-columns-repeated="18"/>
          <table:table-cell table:formula="of:=[.$X$337]*[.Y113]" office:value-type="float" office:value="442.265625" calcext:value-type="float">
            <text:p>442,27</text:p>
          </table:table-cell>
          <table:table-cell table:formula="of:=[.U113] + [.$X$337]" office:value-type="float" office:value="446.25" calcext:value-type="float">
            <text:p>446,25</text:p>
          </table:table-cell>
          <table:table-cell/>
          <table:table-cell table:style-name="ce6" table:formula="of:=IF([.C113] = &quot;&quot;; 0; 1)" office:value-type="boolean" office:boolean-value="false" calcext:value-type="boolean">
            <text:p>FALSO</text:p>
          </table:table-cell>
          <table:table-cell office:value-type="float" office:value="111" calcext:value-type="float">
            <text:p>111</text:p>
          </table:table-cell>
          <table:table-cell table:number-columns-repeated="16"/>
        </table:table-row>
        <table:table-row table:style-name="ro1">
          <table:table-cell table:style-name="ce3" table:formula="of:=IF([.U114]&lt;255; [.U114]; &quot;&quot;)">
            <text:p/>
          </table:table-cell>
          <table:table-cell table:style-name="ce3" table:formula="of:=IF([.V114]&lt;256; [.V114]; &quot;&quot;)">
            <text:p/>
          </table:table-cell>
          <table:table-cell table:number-columns-repeated="18"/>
          <table:table-cell table:formula="of:=[.$X$337]*[.Y114]" office:value-type="float" office:value="446.25" calcext:value-type="float">
            <text:p>446,25</text:p>
          </table:table-cell>
          <table:table-cell table:formula="of:=[.U114] + [.$X$337]" office:value-type="float" office:value="450.234375" calcext:value-type="float">
            <text:p>450,23</text:p>
          </table:table-cell>
          <table:table-cell/>
          <table:table-cell table:style-name="ce6" table:formula="of:=IF([.C114] = &quot;&quot;; 0; 1)" office:value-type="boolean" office:boolean-value="false" calcext:value-type="boolean">
            <text:p>FALSO</text:p>
          </table:table-cell>
          <table:table-cell office:value-type="float" office:value="112" calcext:value-type="float">
            <text:p>112</text:p>
          </table:table-cell>
          <table:table-cell table:number-columns-repeated="16"/>
        </table:table-row>
        <table:table-row table:style-name="ro1">
          <table:table-cell table:style-name="ce3" table:formula="of:=IF([.U115]&lt;255; [.U115]; &quot;&quot;)">
            <text:p/>
          </table:table-cell>
          <table:table-cell table:style-name="ce3" table:formula="of:=IF([.V115]&lt;256; [.V115]; &quot;&quot;)">
            <text:p/>
          </table:table-cell>
          <table:table-cell table:number-columns-repeated="18"/>
          <table:table-cell table:formula="of:=[.$X$337]*[.Y115]" office:value-type="float" office:value="450.234375" calcext:value-type="float">
            <text:p>450,23</text:p>
          </table:table-cell>
          <table:table-cell table:formula="of:=[.U115] + [.$X$337]" office:value-type="float" office:value="454.21875" calcext:value-type="float">
            <text:p>454,22</text:p>
          </table:table-cell>
          <table:table-cell/>
          <table:table-cell table:style-name="ce6" table:formula="of:=IF([.C115] = &quot;&quot;; 0; 1)" office:value-type="boolean" office:boolean-value="false" calcext:value-type="boolean">
            <text:p>FALSO</text:p>
          </table:table-cell>
          <table:table-cell office:value-type="float" office:value="113" calcext:value-type="float">
            <text:p>113</text:p>
          </table:table-cell>
          <table:table-cell table:number-columns-repeated="16"/>
        </table:table-row>
        <table:table-row table:style-name="ro1">
          <table:table-cell table:style-name="ce3" table:formula="of:=IF([.U116]&lt;255; [.U116]; &quot;&quot;)">
            <text:p/>
          </table:table-cell>
          <table:table-cell table:style-name="ce3" table:formula="of:=IF([.V116]&lt;256; [.V116]; &quot;&quot;)">
            <text:p/>
          </table:table-cell>
          <table:table-cell table:number-columns-repeated="18"/>
          <table:table-cell table:formula="of:=[.$X$337]*[.Y116]" office:value-type="float" office:value="454.21875" calcext:value-type="float">
            <text:p>454,22</text:p>
          </table:table-cell>
          <table:table-cell table:formula="of:=[.U116] + [.$X$337]" office:value-type="float" office:value="458.203125" calcext:value-type="float">
            <text:p>458,2</text:p>
          </table:table-cell>
          <table:table-cell/>
          <table:table-cell table:style-name="ce6" table:formula="of:=IF([.C116] = &quot;&quot;; 0; 1)" office:value-type="boolean" office:boolean-value="false" calcext:value-type="boolean">
            <text:p>FALSO</text:p>
          </table:table-cell>
          <table:table-cell office:value-type="float" office:value="114" calcext:value-type="float">
            <text:p>114</text:p>
          </table:table-cell>
          <table:table-cell table:number-columns-repeated="16"/>
        </table:table-row>
        <table:table-row table:style-name="ro1">
          <table:table-cell table:style-name="ce3" table:formula="of:=IF([.U117]&lt;255; [.U117]; &quot;&quot;)">
            <text:p/>
          </table:table-cell>
          <table:table-cell table:style-name="ce3" table:formula="of:=IF([.V117]&lt;256; [.V117]; &quot;&quot;)">
            <text:p/>
          </table:table-cell>
          <table:table-cell table:number-columns-repeated="18"/>
          <table:table-cell table:formula="of:=[.$X$337]*[.Y117]" office:value-type="float" office:value="458.203125" calcext:value-type="float">
            <text:p>458,2</text:p>
          </table:table-cell>
          <table:table-cell table:formula="of:=[.U117] + [.$X$337]" office:value-type="float" office:value="462.1875" calcext:value-type="float">
            <text:p>462,19</text:p>
          </table:table-cell>
          <table:table-cell/>
          <table:table-cell table:style-name="ce6" table:formula="of:=IF([.C117] = &quot;&quot;; 0; 1)" office:value-type="boolean" office:boolean-value="false" calcext:value-type="boolean">
            <text:p>FALSO</text:p>
          </table:table-cell>
          <table:table-cell office:value-type="float" office:value="115" calcext:value-type="float">
            <text:p>115</text:p>
          </table:table-cell>
          <table:table-cell table:number-columns-repeated="16"/>
        </table:table-row>
        <table:table-row table:style-name="ro1">
          <table:table-cell table:style-name="ce3" table:formula="of:=IF([.U118]&lt;255; [.U118]; &quot;&quot;)">
            <text:p/>
          </table:table-cell>
          <table:table-cell table:style-name="ce3" table:formula="of:=IF([.V118]&lt;256; [.V118]; &quot;&quot;)">
            <text:p/>
          </table:table-cell>
          <table:table-cell table:number-columns-repeated="18"/>
          <table:table-cell table:formula="of:=[.$X$337]*[.Y118]" office:value-type="float" office:value="462.1875" calcext:value-type="float">
            <text:p>462,19</text:p>
          </table:table-cell>
          <table:table-cell table:formula="of:=[.U118] + [.$X$337]" office:value-type="float" office:value="466.171875" calcext:value-type="float">
            <text:p>466,17</text:p>
          </table:table-cell>
          <table:table-cell/>
          <table:table-cell table:style-name="ce6" table:formula="of:=IF([.C118] = &quot;&quot;; 0; 1)" office:value-type="boolean" office:boolean-value="false" calcext:value-type="boolean">
            <text:p>FALSO</text:p>
          </table:table-cell>
          <table:table-cell office:value-type="float" office:value="116" calcext:value-type="float">
            <text:p>116</text:p>
          </table:table-cell>
          <table:table-cell table:number-columns-repeated="16"/>
        </table:table-row>
        <table:table-row table:style-name="ro1">
          <table:table-cell table:style-name="ce3" table:formula="of:=IF([.U119]&lt;255; [.U119]; &quot;&quot;)">
            <text:p/>
          </table:table-cell>
          <table:table-cell table:style-name="ce3" table:formula="of:=IF([.V119]&lt;256; [.V119]; &quot;&quot;)">
            <text:p/>
          </table:table-cell>
          <table:table-cell table:number-columns-repeated="18"/>
          <table:table-cell table:formula="of:=[.$X$337]*[.Y119]" office:value-type="float" office:value="466.171875" calcext:value-type="float">
            <text:p>466,17</text:p>
          </table:table-cell>
          <table:table-cell table:formula="of:=[.U119] + [.$X$337]" office:value-type="float" office:value="470.15625" calcext:value-type="float">
            <text:p>470,16</text:p>
          </table:table-cell>
          <table:table-cell/>
          <table:table-cell table:style-name="ce6" table:formula="of:=IF([.C119] = &quot;&quot;; 0; 1)" office:value-type="boolean" office:boolean-value="false" calcext:value-type="boolean">
            <text:p>FALSO</text:p>
          </table:table-cell>
          <table:table-cell office:value-type="float" office:value="117" calcext:value-type="float">
            <text:p>117</text:p>
          </table:table-cell>
          <table:table-cell table:number-columns-repeated="16"/>
        </table:table-row>
        <table:table-row table:style-name="ro1">
          <table:table-cell table:style-name="ce3" table:formula="of:=IF([.U120]&lt;255; [.U120]; &quot;&quot;)">
            <text:p/>
          </table:table-cell>
          <table:table-cell table:style-name="ce3" table:formula="of:=IF([.V120]&lt;256; [.V120]; &quot;&quot;)">
            <text:p/>
          </table:table-cell>
          <table:table-cell table:number-columns-repeated="18"/>
          <table:table-cell table:formula="of:=[.$X$337]*[.Y120]" office:value-type="float" office:value="470.15625" calcext:value-type="float">
            <text:p>470,16</text:p>
          </table:table-cell>
          <table:table-cell table:formula="of:=[.U120] + [.$X$337]" office:value-type="float" office:value="474.140625" calcext:value-type="float">
            <text:p>474,14</text:p>
          </table:table-cell>
          <table:table-cell/>
          <table:table-cell table:style-name="ce6" table:formula="of:=IF([.C120] = &quot;&quot;; 0; 1)" office:value-type="boolean" office:boolean-value="false" calcext:value-type="boolean">
            <text:p>FALSO</text:p>
          </table:table-cell>
          <table:table-cell office:value-type="float" office:value="118" calcext:value-type="float">
            <text:p>118</text:p>
          </table:table-cell>
          <table:table-cell table:number-columns-repeated="16"/>
        </table:table-row>
        <table:table-row table:style-name="ro1">
          <table:table-cell table:style-name="ce3" table:formula="of:=IF([.U121]&lt;255; [.U121]; &quot;&quot;)">
            <text:p/>
          </table:table-cell>
          <table:table-cell table:style-name="ce3" table:formula="of:=IF([.V121]&lt;256; [.V121]; &quot;&quot;)">
            <text:p/>
          </table:table-cell>
          <table:table-cell table:number-columns-repeated="18"/>
          <table:table-cell table:formula="of:=[.$X$337]*[.Y121]" office:value-type="float" office:value="474.140625" calcext:value-type="float">
            <text:p>474,14</text:p>
          </table:table-cell>
          <table:table-cell table:formula="of:=[.U121] + [.$X$337]" office:value-type="float" office:value="478.125" calcext:value-type="float">
            <text:p>478,13</text:p>
          </table:table-cell>
          <table:table-cell/>
          <table:table-cell table:style-name="ce6" table:formula="of:=IF([.C121] = &quot;&quot;; 0; 1)" office:value-type="boolean" office:boolean-value="false" calcext:value-type="boolean">
            <text:p>FALSO</text:p>
          </table:table-cell>
          <table:table-cell office:value-type="float" office:value="119" calcext:value-type="float">
            <text:p>119</text:p>
          </table:table-cell>
          <table:table-cell table:number-columns-repeated="16"/>
        </table:table-row>
        <table:table-row table:style-name="ro1">
          <table:table-cell table:style-name="ce3" table:formula="of:=IF([.U122]&lt;255; [.U122]; &quot;&quot;)">
            <text:p/>
          </table:table-cell>
          <table:table-cell table:style-name="ce3" table:formula="of:=IF([.V122]&lt;256; [.V122]; &quot;&quot;)">
            <text:p/>
          </table:table-cell>
          <table:table-cell table:number-columns-repeated="18"/>
          <table:table-cell table:formula="of:=[.$X$337]*[.Y122]" office:value-type="float" office:value="478.125" calcext:value-type="float">
            <text:p>478,13</text:p>
          </table:table-cell>
          <table:table-cell table:formula="of:=[.U122] + [.$X$337]" office:value-type="float" office:value="482.109375" calcext:value-type="float">
            <text:p>482,11</text:p>
          </table:table-cell>
          <table:table-cell/>
          <table:table-cell table:style-name="ce6" table:formula="of:=IF([.C122] = &quot;&quot;; 0; 1)" office:value-type="boolean" office:boolean-value="false" calcext:value-type="boolean">
            <text:p>FALSO</text:p>
          </table:table-cell>
          <table:table-cell office:value-type="float" office:value="120" calcext:value-type="float">
            <text:p>120</text:p>
          </table:table-cell>
          <table:table-cell table:number-columns-repeated="16"/>
        </table:table-row>
        <table:table-row table:style-name="ro1">
          <table:table-cell table:style-name="ce3" table:formula="of:=IF([.U123]&lt;255; [.U123]; &quot;&quot;)">
            <text:p/>
          </table:table-cell>
          <table:table-cell table:style-name="ce3" table:formula="of:=IF([.V123]&lt;256; [.V123]; &quot;&quot;)">
            <text:p/>
          </table:table-cell>
          <table:table-cell table:number-columns-repeated="18"/>
          <table:table-cell table:formula="of:=[.$X$337]*[.Y123]" office:value-type="float" office:value="482.109375" calcext:value-type="float">
            <text:p>482,11</text:p>
          </table:table-cell>
          <table:table-cell table:formula="of:=[.U123] + [.$X$337]" office:value-type="float" office:value="486.09375" calcext:value-type="float">
            <text:p>486,09</text:p>
          </table:table-cell>
          <table:table-cell/>
          <table:table-cell table:style-name="ce6" table:formula="of:=IF([.C123] = &quot;&quot;; 0; 1)" office:value-type="boolean" office:boolean-value="false" calcext:value-type="boolean">
            <text:p>FALSO</text:p>
          </table:table-cell>
          <table:table-cell office:value-type="float" office:value="121" calcext:value-type="float">
            <text:p>121</text:p>
          </table:table-cell>
          <table:table-cell table:number-columns-repeated="16"/>
        </table:table-row>
        <table:table-row table:style-name="ro1">
          <table:table-cell table:style-name="ce3" table:formula="of:=IF([.U124]&lt;255; [.U124]; &quot;&quot;)">
            <text:p/>
          </table:table-cell>
          <table:table-cell table:style-name="ce3" table:formula="of:=IF([.V124]&lt;256; [.V124]; &quot;&quot;)">
            <text:p/>
          </table:table-cell>
          <table:table-cell table:number-columns-repeated="18"/>
          <table:table-cell table:formula="of:=[.$X$337]*[.Y124]" office:value-type="float" office:value="486.09375" calcext:value-type="float">
            <text:p>486,09</text:p>
          </table:table-cell>
          <table:table-cell table:formula="of:=[.U124] + [.$X$337]" office:value-type="float" office:value="490.078125" calcext:value-type="float">
            <text:p>490,08</text:p>
          </table:table-cell>
          <table:table-cell/>
          <table:table-cell table:style-name="ce6" table:formula="of:=IF([.C124] = &quot;&quot;; 0; 1)" office:value-type="boolean" office:boolean-value="false" calcext:value-type="boolean">
            <text:p>FALSO</text:p>
          </table:table-cell>
          <table:table-cell office:value-type="float" office:value="122" calcext:value-type="float">
            <text:p>122</text:p>
          </table:table-cell>
          <table:table-cell table:number-columns-repeated="16"/>
        </table:table-row>
        <table:table-row table:style-name="ro1">
          <table:table-cell table:style-name="ce3" table:formula="of:=IF([.U125]&lt;255; [.U125]; &quot;&quot;)">
            <text:p/>
          </table:table-cell>
          <table:table-cell table:style-name="ce3" table:formula="of:=IF([.V125]&lt;256; [.V125]; &quot;&quot;)">
            <text:p/>
          </table:table-cell>
          <table:table-cell table:number-columns-repeated="18"/>
          <table:table-cell table:formula="of:=[.$X$337]*[.Y125]" office:value-type="float" office:value="490.078125" calcext:value-type="float">
            <text:p>490,08</text:p>
          </table:table-cell>
          <table:table-cell table:formula="of:=[.U125] + [.$X$337]" office:value-type="float" office:value="494.0625" calcext:value-type="float">
            <text:p>494,06</text:p>
          </table:table-cell>
          <table:table-cell/>
          <table:table-cell table:style-name="ce6" table:formula="of:=IF([.C125] = &quot;&quot;; 0; 1)" office:value-type="boolean" office:boolean-value="false" calcext:value-type="boolean">
            <text:p>FALSO</text:p>
          </table:table-cell>
          <table:table-cell office:value-type="float" office:value="123" calcext:value-type="float">
            <text:p>123</text:p>
          </table:table-cell>
          <table:table-cell table:number-columns-repeated="16"/>
        </table:table-row>
        <table:table-row table:style-name="ro1">
          <table:table-cell table:style-name="ce3" table:formula="of:=IF([.U126]&lt;255; [.U126]; &quot;&quot;)">
            <text:p/>
          </table:table-cell>
          <table:table-cell table:style-name="ce3" table:formula="of:=IF([.V126]&lt;256; [.V126]; &quot;&quot;)">
            <text:p/>
          </table:table-cell>
          <table:table-cell table:number-columns-repeated="18"/>
          <table:table-cell table:formula="of:=[.$X$337]*[.Y126]" office:value-type="float" office:value="494.0625" calcext:value-type="float">
            <text:p>494,06</text:p>
          </table:table-cell>
          <table:table-cell table:formula="of:=[.U126] + [.$X$337]" office:value-type="float" office:value="498.046875" calcext:value-type="float">
            <text:p>498,05</text:p>
          </table:table-cell>
          <table:table-cell/>
          <table:table-cell table:style-name="ce6" table:formula="of:=IF([.C126] = &quot;&quot;; 0; 1)" office:value-type="boolean" office:boolean-value="false" calcext:value-type="boolean">
            <text:p>FALSO</text:p>
          </table:table-cell>
          <table:table-cell office:value-type="float" office:value="124" calcext:value-type="float">
            <text:p>124</text:p>
          </table:table-cell>
          <table:table-cell table:number-columns-repeated="16"/>
        </table:table-row>
        <table:table-row table:style-name="ro1">
          <table:table-cell table:style-name="ce3" table:formula="of:=IF([.U127]&lt;255; [.U127]; &quot;&quot;)">
            <text:p/>
          </table:table-cell>
          <table:table-cell table:style-name="ce3" table:formula="of:=IF([.V127]&lt;256; [.V127]; &quot;&quot;)">
            <text:p/>
          </table:table-cell>
          <table:table-cell table:number-columns-repeated="18"/>
          <table:table-cell table:formula="of:=[.$X$337]*[.Y127]" office:value-type="float" office:value="498.046875" calcext:value-type="float">
            <text:p>498,05</text:p>
          </table:table-cell>
          <table:table-cell table:formula="of:=[.U127] + [.$X$337]" office:value-type="float" office:value="502.03125" calcext:value-type="float">
            <text:p>502,03</text:p>
          </table:table-cell>
          <table:table-cell/>
          <table:table-cell table:style-name="ce6" table:formula="of:=IF([.C127] = &quot;&quot;; 0; 1)" office:value-type="boolean" office:boolean-value="false" calcext:value-type="boolean">
            <text:p>FALSO</text:p>
          </table:table-cell>
          <table:table-cell office:value-type="float" office:value="125" calcext:value-type="float">
            <text:p>125</text:p>
          </table:table-cell>
          <table:table-cell table:number-columns-repeated="16"/>
        </table:table-row>
        <table:table-row table:style-name="ro1">
          <table:table-cell table:style-name="ce3" table:formula="of:=IF([.U128]&lt;255; [.U128]; &quot;&quot;)">
            <text:p/>
          </table:table-cell>
          <table:table-cell table:style-name="ce3" table:formula="of:=IF([.V128]&lt;256; [.V128]; &quot;&quot;)">
            <text:p/>
          </table:table-cell>
          <table:table-cell table:number-columns-repeated="18"/>
          <table:table-cell table:formula="of:=[.$X$337]*[.Y128]" office:value-type="float" office:value="502.03125" calcext:value-type="float">
            <text:p>502,03</text:p>
          </table:table-cell>
          <table:table-cell table:formula="of:=[.U128] + [.$X$337]" office:value-type="float" office:value="506.015625" calcext:value-type="float">
            <text:p>506,02</text:p>
          </table:table-cell>
          <table:table-cell/>
          <table:table-cell table:style-name="ce6" table:formula="of:=IF([.C128] = &quot;&quot;; 0; 1)" office:value-type="boolean" office:boolean-value="false" calcext:value-type="boolean">
            <text:p>FALSO</text:p>
          </table:table-cell>
          <table:table-cell office:value-type="float" office:value="126" calcext:value-type="float">
            <text:p>126</text:p>
          </table:table-cell>
          <table:table-cell table:number-columns-repeated="16"/>
        </table:table-row>
        <table:table-row table:style-name="ro1">
          <table:table-cell table:style-name="ce3" table:formula="of:=IF([.U129]&lt;255; [.U129]; &quot;&quot;)">
            <text:p/>
          </table:table-cell>
          <table:table-cell table:style-name="ce3" table:formula="of:=IF([.V129]&lt;256; [.V129]; &quot;&quot;)">
            <text:p/>
          </table:table-cell>
          <table:table-cell table:number-columns-repeated="18"/>
          <table:table-cell table:formula="of:=[.$X$337]*[.Y129]" office:value-type="float" office:value="506.015625" calcext:value-type="float">
            <text:p>506,02</text:p>
          </table:table-cell>
          <table:table-cell table:formula="of:=[.U129] + [.$X$337]" office:value-type="float" office:value="510" calcext:value-type="float">
            <text:p>510</text:p>
          </table:table-cell>
          <table:table-cell/>
          <table:table-cell table:style-name="ce6" table:formula="of:=IF([.C129] = &quot;&quot;; 0; 1)" office:value-type="boolean" office:boolean-value="false" calcext:value-type="boolean">
            <text:p>FALSO</text:p>
          </table:table-cell>
          <table:table-cell office:value-type="float" office:value="127" calcext:value-type="float">
            <text:p>127</text:p>
          </table:table-cell>
          <table:table-cell table:number-columns-repeated="16"/>
        </table:table-row>
        <table:table-row table:style-name="ro1">
          <table:table-cell table:style-name="ce3" table:formula="of:=IF([.U130]&lt;255; [.U130]; &quot;&quot;)">
            <text:p/>
          </table:table-cell>
          <table:table-cell table:style-name="ce3" table:formula="of:=IF([.V130]&lt;256; [.V130]; &quot;&quot;)">
            <text:p/>
          </table:table-cell>
          <table:table-cell table:number-columns-repeated="18"/>
          <table:table-cell table:formula="of:=[.$X$337]*[.Y130]" office:value-type="float" office:value="510" calcext:value-type="float">
            <text:p>510</text:p>
          </table:table-cell>
          <table:table-cell table:formula="of:=[.U130] + [.$X$337]" office:value-type="float" office:value="513.984375" calcext:value-type="float">
            <text:p>513,98</text:p>
          </table:table-cell>
          <table:table-cell/>
          <table:table-cell table:style-name="ce6" table:formula="of:=IF([.C130] = &quot;&quot;; 0; 1)" office:value-type="boolean" office:boolean-value="false" calcext:value-type="boolean">
            <text:p>FALSO</text:p>
          </table:table-cell>
          <table:table-cell office:value-type="float" office:value="128" calcext:value-type="float">
            <text:p>128</text:p>
          </table:table-cell>
          <table:table-cell table:number-columns-repeated="16"/>
        </table:table-row>
        <table:table-row table:style-name="ro1">
          <table:table-cell table:style-name="ce3" table:formula="of:=IF([.U131]&lt;255; [.U131]; &quot;&quot;)">
            <text:p/>
          </table:table-cell>
          <table:table-cell table:style-name="ce3" table:formula="of:=IF([.V131]&lt;256; [.V131]; &quot;&quot;)">
            <text:p/>
          </table:table-cell>
          <table:table-cell table:number-columns-repeated="18"/>
          <table:table-cell table:formula="of:=[.$X$337]*[.Y131]" office:value-type="float" office:value="513.984375" calcext:value-type="float">
            <text:p>513,98</text:p>
          </table:table-cell>
          <table:table-cell table:formula="of:=[.U131] + [.$X$337]" office:value-type="float" office:value="517.96875" calcext:value-type="float">
            <text:p>517,97</text:p>
          </table:table-cell>
          <table:table-cell/>
          <table:table-cell table:style-name="ce6" table:formula="of:=IF([.C131] = &quot;&quot;; 0; 1)" office:value-type="boolean" office:boolean-value="false" calcext:value-type="boolean">
            <text:p>FALSO</text:p>
          </table:table-cell>
          <table:table-cell office:value-type="float" office:value="129" calcext:value-type="float">
            <text:p>129</text:p>
          </table:table-cell>
          <table:table-cell table:number-columns-repeated="16"/>
        </table:table-row>
        <table:table-row table:style-name="ro1">
          <table:table-cell table:style-name="ce3" table:formula="of:=IF([.U132]&lt;255; [.U132]; &quot;&quot;)">
            <text:p/>
          </table:table-cell>
          <table:table-cell table:style-name="ce3" table:formula="of:=IF([.V132]&lt;256; [.V132]; &quot;&quot;)">
            <text:p/>
          </table:table-cell>
          <table:table-cell table:number-columns-repeated="18"/>
          <table:table-cell table:formula="of:=[.$X$337]*[.Y132]" office:value-type="float" office:value="517.96875" calcext:value-type="float">
            <text:p>517,97</text:p>
          </table:table-cell>
          <table:table-cell table:formula="of:=[.U132] + [.$X$337]" office:value-type="float" office:value="521.953125" calcext:value-type="float">
            <text:p>521,95</text:p>
          </table:table-cell>
          <table:table-cell/>
          <table:table-cell table:style-name="ce6" table:formula="of:=IF([.C132] = &quot;&quot;; 0; 1)" office:value-type="boolean" office:boolean-value="false" calcext:value-type="boolean">
            <text:p>FALSO</text:p>
          </table:table-cell>
          <table:table-cell office:value-type="float" office:value="130" calcext:value-type="float">
            <text:p>130</text:p>
          </table:table-cell>
          <table:table-cell table:number-columns-repeated="16"/>
        </table:table-row>
        <table:table-row table:style-name="ro1">
          <table:table-cell table:style-name="ce3" table:formula="of:=IF([.U133]&lt;255; [.U133]; &quot;&quot;)">
            <text:p/>
          </table:table-cell>
          <table:table-cell table:style-name="ce3" table:formula="of:=IF([.V133]&lt;256; [.V133]; &quot;&quot;)">
            <text:p/>
          </table:table-cell>
          <table:table-cell table:number-columns-repeated="18"/>
          <table:table-cell table:formula="of:=[.$X$337]*[.Y133]" office:value-type="float" office:value="521.953125" calcext:value-type="float">
            <text:p>521,95</text:p>
          </table:table-cell>
          <table:table-cell table:formula="of:=[.U133] + [.$X$337]" office:value-type="float" office:value="525.9375" calcext:value-type="float">
            <text:p>525,94</text:p>
          </table:table-cell>
          <table:table-cell/>
          <table:table-cell table:style-name="ce6" table:formula="of:=IF([.C133] = &quot;&quot;; 0; 1)" office:value-type="boolean" office:boolean-value="false" calcext:value-type="boolean">
            <text:p>FALSO</text:p>
          </table:table-cell>
          <table:table-cell office:value-type="float" office:value="131" calcext:value-type="float">
            <text:p>131</text:p>
          </table:table-cell>
          <table:table-cell table:number-columns-repeated="16"/>
        </table:table-row>
        <table:table-row table:style-name="ro1">
          <table:table-cell table:style-name="ce3" table:formula="of:=IF([.U134]&lt;255; [.U134]; &quot;&quot;)">
            <text:p/>
          </table:table-cell>
          <table:table-cell table:style-name="ce3" table:formula="of:=IF([.V134]&lt;256; [.V134]; &quot;&quot;)">
            <text:p/>
          </table:table-cell>
          <table:table-cell table:number-columns-repeated="18"/>
          <table:table-cell table:formula="of:=[.$X$337]*[.Y134]" office:value-type="float" office:value="525.9375" calcext:value-type="float">
            <text:p>525,94</text:p>
          </table:table-cell>
          <table:table-cell table:formula="of:=[.U134] + [.$X$337]" office:value-type="float" office:value="529.921875" calcext:value-type="float">
            <text:p>529,92</text:p>
          </table:table-cell>
          <table:table-cell/>
          <table:table-cell table:style-name="ce6" table:formula="of:=IF([.C134] = &quot;&quot;; 0; 1)" office:value-type="boolean" office:boolean-value="false" calcext:value-type="boolean">
            <text:p>FALSO</text:p>
          </table:table-cell>
          <table:table-cell office:value-type="float" office:value="132" calcext:value-type="float">
            <text:p>132</text:p>
          </table:table-cell>
          <table:table-cell table:number-columns-repeated="16"/>
        </table:table-row>
        <table:table-row table:style-name="ro1">
          <table:table-cell table:style-name="ce3" table:formula="of:=IF([.U135]&lt;255; [.U135]; &quot;&quot;)">
            <text:p/>
          </table:table-cell>
          <table:table-cell table:style-name="ce3" table:formula="of:=IF([.V135]&lt;256; [.V135]; &quot;&quot;)">
            <text:p/>
          </table:table-cell>
          <table:table-cell table:number-columns-repeated="18"/>
          <table:table-cell table:formula="of:=[.$X$337]*[.Y135]" office:value-type="float" office:value="529.921875" calcext:value-type="float">
            <text:p>529,92</text:p>
          </table:table-cell>
          <table:table-cell table:formula="of:=[.U135] + [.$X$337]" office:value-type="float" office:value="533.90625" calcext:value-type="float">
            <text:p>533,91</text:p>
          </table:table-cell>
          <table:table-cell/>
          <table:table-cell table:style-name="ce6" table:formula="of:=IF([.C135] = &quot;&quot;; 0; 1)" office:value-type="boolean" office:boolean-value="false" calcext:value-type="boolean">
            <text:p>FALSO</text:p>
          </table:table-cell>
          <table:table-cell office:value-type="float" office:value="133" calcext:value-type="float">
            <text:p>133</text:p>
          </table:table-cell>
          <table:table-cell table:number-columns-repeated="16"/>
        </table:table-row>
        <table:table-row table:style-name="ro1">
          <table:table-cell table:style-name="ce3" table:formula="of:=IF([.U136]&lt;255; [.U136]; &quot;&quot;)">
            <text:p/>
          </table:table-cell>
          <table:table-cell table:style-name="ce3" table:formula="of:=IF([.V136]&lt;256; [.V136]; &quot;&quot;)">
            <text:p/>
          </table:table-cell>
          <table:table-cell table:number-columns-repeated="18"/>
          <table:table-cell table:formula="of:=[.$X$337]*[.Y136]" office:value-type="float" office:value="533.90625" calcext:value-type="float">
            <text:p>533,91</text:p>
          </table:table-cell>
          <table:table-cell table:formula="of:=[.U136] + [.$X$337]" office:value-type="float" office:value="537.890625" calcext:value-type="float">
            <text:p>537,89</text:p>
          </table:table-cell>
          <table:table-cell/>
          <table:table-cell table:style-name="ce6" table:formula="of:=IF([.C136] = &quot;&quot;; 0; 1)" office:value-type="boolean" office:boolean-value="false" calcext:value-type="boolean">
            <text:p>FALSO</text:p>
          </table:table-cell>
          <table:table-cell office:value-type="float" office:value="134" calcext:value-type="float">
            <text:p>134</text:p>
          </table:table-cell>
          <table:table-cell table:number-columns-repeated="16"/>
        </table:table-row>
        <table:table-row table:style-name="ro1">
          <table:table-cell table:style-name="ce3" table:formula="of:=IF([.U137]&lt;255; [.U137]; &quot;&quot;)">
            <text:p/>
          </table:table-cell>
          <table:table-cell table:style-name="ce3" table:formula="of:=IF([.V137]&lt;256; [.V137]; &quot;&quot;)">
            <text:p/>
          </table:table-cell>
          <table:table-cell table:number-columns-repeated="18"/>
          <table:table-cell table:formula="of:=[.$X$337]*[.Y137]" office:value-type="float" office:value="537.890625" calcext:value-type="float">
            <text:p>537,89</text:p>
          </table:table-cell>
          <table:table-cell table:formula="of:=[.U137] + [.$X$337]" office:value-type="float" office:value="541.875" calcext:value-type="float">
            <text:p>541,88</text:p>
          </table:table-cell>
          <table:table-cell/>
          <table:table-cell table:style-name="ce6" table:formula="of:=IF([.C137] = &quot;&quot;; 0; 1)" office:value-type="boolean" office:boolean-value="false" calcext:value-type="boolean">
            <text:p>FALSO</text:p>
          </table:table-cell>
          <table:table-cell office:value-type="float" office:value="135" calcext:value-type="float">
            <text:p>135</text:p>
          </table:table-cell>
          <table:table-cell table:number-columns-repeated="16"/>
        </table:table-row>
        <table:table-row table:style-name="ro1">
          <table:table-cell table:style-name="ce3" table:formula="of:=IF([.U138]&lt;255; [.U138]; &quot;&quot;)">
            <text:p/>
          </table:table-cell>
          <table:table-cell table:style-name="ce3" table:formula="of:=IF([.V138]&lt;256; [.V138]; &quot;&quot;)">
            <text:p/>
          </table:table-cell>
          <table:table-cell table:number-columns-repeated="18"/>
          <table:table-cell table:formula="of:=[.$X$337]*[.Y138]" office:value-type="float" office:value="541.875" calcext:value-type="float">
            <text:p>541,88</text:p>
          </table:table-cell>
          <table:table-cell table:formula="of:=[.U138] + [.$X$337]" office:value-type="float" office:value="545.859375" calcext:value-type="float">
            <text:p>545,86</text:p>
          </table:table-cell>
          <table:table-cell/>
          <table:table-cell table:style-name="ce6" table:formula="of:=IF([.C138] = &quot;&quot;; 0; 1)" office:value-type="boolean" office:boolean-value="false" calcext:value-type="boolean">
            <text:p>FALSO</text:p>
          </table:table-cell>
          <table:table-cell office:value-type="float" office:value="136" calcext:value-type="float">
            <text:p>136</text:p>
          </table:table-cell>
          <table:table-cell table:number-columns-repeated="16"/>
        </table:table-row>
        <table:table-row table:style-name="ro1">
          <table:table-cell table:style-name="ce3" table:formula="of:=IF([.U139]&lt;255; [.U139]; &quot;&quot;)">
            <text:p/>
          </table:table-cell>
          <table:table-cell table:style-name="ce3" table:formula="of:=IF([.V139]&lt;256; [.V139]; &quot;&quot;)">
            <text:p/>
          </table:table-cell>
          <table:table-cell table:number-columns-repeated="18"/>
          <table:table-cell table:formula="of:=[.$X$337]*[.Y139]" office:value-type="float" office:value="545.859375" calcext:value-type="float">
            <text:p>545,86</text:p>
          </table:table-cell>
          <table:table-cell table:formula="of:=[.U139] + [.$X$337]" office:value-type="float" office:value="549.84375" calcext:value-type="float">
            <text:p>549,84</text:p>
          </table:table-cell>
          <table:table-cell/>
          <table:table-cell table:style-name="ce6" table:formula="of:=IF([.C139] = &quot;&quot;; 0; 1)" office:value-type="boolean" office:boolean-value="false" calcext:value-type="boolean">
            <text:p>FALSO</text:p>
          </table:table-cell>
          <table:table-cell office:value-type="float" office:value="137" calcext:value-type="float">
            <text:p>137</text:p>
          </table:table-cell>
          <table:table-cell table:number-columns-repeated="16"/>
        </table:table-row>
        <table:table-row table:style-name="ro1">
          <table:table-cell table:style-name="ce3" table:formula="of:=IF([.U140]&lt;255; [.U140]; &quot;&quot;)">
            <text:p/>
          </table:table-cell>
          <table:table-cell table:style-name="ce3" table:formula="of:=IF([.V140]&lt;256; [.V140]; &quot;&quot;)">
            <text:p/>
          </table:table-cell>
          <table:table-cell table:number-columns-repeated="18"/>
          <table:table-cell table:formula="of:=[.$X$337]*[.Y140]" office:value-type="float" office:value="549.84375" calcext:value-type="float">
            <text:p>549,84</text:p>
          </table:table-cell>
          <table:table-cell table:formula="of:=[.U140] + [.$X$337]" office:value-type="float" office:value="553.828125" calcext:value-type="float">
            <text:p>553,83</text:p>
          </table:table-cell>
          <table:table-cell/>
          <table:table-cell table:style-name="ce6" table:formula="of:=IF([.C140] = &quot;&quot;; 0; 1)" office:value-type="boolean" office:boolean-value="false" calcext:value-type="boolean">
            <text:p>FALSO</text:p>
          </table:table-cell>
          <table:table-cell office:value-type="float" office:value="138" calcext:value-type="float">
            <text:p>138</text:p>
          </table:table-cell>
          <table:table-cell table:number-columns-repeated="16"/>
        </table:table-row>
        <table:table-row table:style-name="ro1">
          <table:table-cell table:style-name="ce3" table:formula="of:=IF([.U141]&lt;255; [.U141]; &quot;&quot;)">
            <text:p/>
          </table:table-cell>
          <table:table-cell table:style-name="ce3" table:formula="of:=IF([.V141]&lt;256; [.V141]; &quot;&quot;)">
            <text:p/>
          </table:table-cell>
          <table:table-cell table:number-columns-repeated="18"/>
          <table:table-cell table:formula="of:=[.$X$337]*[.Y141]" office:value-type="float" office:value="553.828125" calcext:value-type="float">
            <text:p>553,83</text:p>
          </table:table-cell>
          <table:table-cell table:formula="of:=[.U141] + [.$X$337]" office:value-type="float" office:value="557.8125" calcext:value-type="float">
            <text:p>557,81</text:p>
          </table:table-cell>
          <table:table-cell/>
          <table:table-cell table:style-name="ce6" table:formula="of:=IF([.C141] = &quot;&quot;; 0; 1)" office:value-type="boolean" office:boolean-value="false" calcext:value-type="boolean">
            <text:p>FALSO</text:p>
          </table:table-cell>
          <table:table-cell office:value-type="float" office:value="139" calcext:value-type="float">
            <text:p>139</text:p>
          </table:table-cell>
          <table:table-cell table:number-columns-repeated="16"/>
        </table:table-row>
        <table:table-row table:style-name="ro1">
          <table:table-cell table:style-name="ce3" table:formula="of:=IF([.U142]&lt;255; [.U142]; &quot;&quot;)">
            <text:p/>
          </table:table-cell>
          <table:table-cell table:style-name="ce3" table:formula="of:=IF([.V142]&lt;256; [.V142]; &quot;&quot;)">
            <text:p/>
          </table:table-cell>
          <table:table-cell table:number-columns-repeated="18"/>
          <table:table-cell table:formula="of:=[.$X$337]*[.Y142]" office:value-type="float" office:value="557.8125" calcext:value-type="float">
            <text:p>557,81</text:p>
          </table:table-cell>
          <table:table-cell table:formula="of:=[.U142] + [.$X$337]" office:value-type="float" office:value="561.796875" calcext:value-type="float">
            <text:p>561,8</text:p>
          </table:table-cell>
          <table:table-cell/>
          <table:table-cell table:style-name="ce6" table:formula="of:=IF([.C142] = &quot;&quot;; 0; 1)" office:value-type="boolean" office:boolean-value="false" calcext:value-type="boolean">
            <text:p>FALSO</text:p>
          </table:table-cell>
          <table:table-cell office:value-type="float" office:value="140" calcext:value-type="float">
            <text:p>140</text:p>
          </table:table-cell>
          <table:table-cell table:number-columns-repeated="16"/>
        </table:table-row>
        <table:table-row table:style-name="ro1">
          <table:table-cell table:style-name="ce3" table:formula="of:=IF([.U143]&lt;255; [.U143]; &quot;&quot;)">
            <text:p/>
          </table:table-cell>
          <table:table-cell table:style-name="ce3" table:formula="of:=IF([.V143]&lt;256; [.V143]; &quot;&quot;)">
            <text:p/>
          </table:table-cell>
          <table:table-cell table:number-columns-repeated="18"/>
          <table:table-cell table:formula="of:=[.$X$337]*[.Y143]" office:value-type="float" office:value="561.796875" calcext:value-type="float">
            <text:p>561,8</text:p>
          </table:table-cell>
          <table:table-cell table:formula="of:=[.U143] + [.$X$337]" office:value-type="float" office:value="565.78125" calcext:value-type="float">
            <text:p>565,78</text:p>
          </table:table-cell>
          <table:table-cell/>
          <table:table-cell table:style-name="ce6" table:formula="of:=IF([.C143] = &quot;&quot;; 0; 1)" office:value-type="boolean" office:boolean-value="false" calcext:value-type="boolean">
            <text:p>FALSO</text:p>
          </table:table-cell>
          <table:table-cell office:value-type="float" office:value="141" calcext:value-type="float">
            <text:p>141</text:p>
          </table:table-cell>
          <table:table-cell table:number-columns-repeated="16"/>
        </table:table-row>
        <table:table-row table:style-name="ro1">
          <table:table-cell table:style-name="ce3" table:formula="of:=IF([.U144]&lt;255; [.U144]; &quot;&quot;)">
            <text:p/>
          </table:table-cell>
          <table:table-cell table:style-name="ce3" table:formula="of:=IF([.V144]&lt;256; [.V144]; &quot;&quot;)">
            <text:p/>
          </table:table-cell>
          <table:table-cell table:number-columns-repeated="18"/>
          <table:table-cell table:formula="of:=[.$X$337]*[.Y144]" office:value-type="float" office:value="565.78125" calcext:value-type="float">
            <text:p>565,78</text:p>
          </table:table-cell>
          <table:table-cell table:formula="of:=[.U144] + [.$X$337]" office:value-type="float" office:value="569.765625" calcext:value-type="float">
            <text:p>569,77</text:p>
          </table:table-cell>
          <table:table-cell/>
          <table:table-cell table:style-name="ce6" table:formula="of:=IF([.C144] = &quot;&quot;; 0; 1)" office:value-type="boolean" office:boolean-value="false" calcext:value-type="boolean">
            <text:p>FALSO</text:p>
          </table:table-cell>
          <table:table-cell office:value-type="float" office:value="142" calcext:value-type="float">
            <text:p>142</text:p>
          </table:table-cell>
          <table:table-cell table:number-columns-repeated="16"/>
        </table:table-row>
        <table:table-row table:style-name="ro1">
          <table:table-cell table:style-name="ce3" table:formula="of:=IF([.U145]&lt;255; [.U145]; &quot;&quot;)">
            <text:p/>
          </table:table-cell>
          <table:table-cell table:style-name="ce3" table:formula="of:=IF([.V145]&lt;256; [.V145]; &quot;&quot;)">
            <text:p/>
          </table:table-cell>
          <table:table-cell table:number-columns-repeated="18"/>
          <table:table-cell table:formula="of:=[.$X$337]*[.Y145]" office:value-type="float" office:value="569.765625" calcext:value-type="float">
            <text:p>569,77</text:p>
          </table:table-cell>
          <table:table-cell table:formula="of:=[.U145] + [.$X$337]" office:value-type="float" office:value="573.75" calcext:value-type="float">
            <text:p>573,75</text:p>
          </table:table-cell>
          <table:table-cell/>
          <table:table-cell table:style-name="ce6" table:formula="of:=IF([.C145] = &quot;&quot;; 0; 1)" office:value-type="boolean" office:boolean-value="false" calcext:value-type="boolean">
            <text:p>FALSO</text:p>
          </table:table-cell>
          <table:table-cell office:value-type="float" office:value="143" calcext:value-type="float">
            <text:p>143</text:p>
          </table:table-cell>
          <table:table-cell table:number-columns-repeated="16"/>
        </table:table-row>
        <table:table-row table:style-name="ro1">
          <table:table-cell table:style-name="ce3" table:formula="of:=IF([.U146]&lt;255; [.U146]; &quot;&quot;)">
            <text:p/>
          </table:table-cell>
          <table:table-cell table:style-name="ce3" table:formula="of:=IF([.V146]&lt;256; [.V146]; &quot;&quot;)">
            <text:p/>
          </table:table-cell>
          <table:table-cell table:number-columns-repeated="18"/>
          <table:table-cell table:formula="of:=[.$X$337]*[.Y146]" office:value-type="float" office:value="573.75" calcext:value-type="float">
            <text:p>573,75</text:p>
          </table:table-cell>
          <table:table-cell table:formula="of:=[.U146] + [.$X$337]" office:value-type="float" office:value="577.734375" calcext:value-type="float">
            <text:p>577,73</text:p>
          </table:table-cell>
          <table:table-cell/>
          <table:table-cell table:style-name="ce6" table:formula="of:=IF([.C146] = &quot;&quot;; 0; 1)" office:value-type="boolean" office:boolean-value="false" calcext:value-type="boolean">
            <text:p>FALSO</text:p>
          </table:table-cell>
          <table:table-cell office:value-type="float" office:value="144" calcext:value-type="float">
            <text:p>144</text:p>
          </table:table-cell>
          <table:table-cell table:number-columns-repeated="16"/>
        </table:table-row>
        <table:table-row table:style-name="ro1">
          <table:table-cell table:style-name="ce3" table:formula="of:=IF([.U147]&lt;255; [.U147]; &quot;&quot;)">
            <text:p/>
          </table:table-cell>
          <table:table-cell table:style-name="ce3" table:formula="of:=IF([.V147]&lt;256; [.V147]; &quot;&quot;)">
            <text:p/>
          </table:table-cell>
          <table:table-cell table:number-columns-repeated="18"/>
          <table:table-cell table:formula="of:=[.$X$337]*[.Y147]" office:value-type="float" office:value="577.734375" calcext:value-type="float">
            <text:p>577,73</text:p>
          </table:table-cell>
          <table:table-cell table:formula="of:=[.U147] + [.$X$337]" office:value-type="float" office:value="581.71875" calcext:value-type="float">
            <text:p>581,72</text:p>
          </table:table-cell>
          <table:table-cell/>
          <table:table-cell table:style-name="ce6" table:formula="of:=IF([.C147] = &quot;&quot;; 0; 1)" office:value-type="boolean" office:boolean-value="false" calcext:value-type="boolean">
            <text:p>FALSO</text:p>
          </table:table-cell>
          <table:table-cell office:value-type="float" office:value="145" calcext:value-type="float">
            <text:p>145</text:p>
          </table:table-cell>
          <table:table-cell table:number-columns-repeated="16"/>
        </table:table-row>
        <table:table-row table:style-name="ro1">
          <table:table-cell table:style-name="ce3" table:formula="of:=IF([.U148]&lt;255; [.U148]; &quot;&quot;)">
            <text:p/>
          </table:table-cell>
          <table:table-cell table:style-name="ce3" table:formula="of:=IF([.V148]&lt;256; [.V148]; &quot;&quot;)">
            <text:p/>
          </table:table-cell>
          <table:table-cell table:number-columns-repeated="18"/>
          <table:table-cell table:formula="of:=[.$X$337]*[.Y148]" office:value-type="float" office:value="581.71875" calcext:value-type="float">
            <text:p>581,72</text:p>
          </table:table-cell>
          <table:table-cell table:formula="of:=[.U148] + [.$X$337]" office:value-type="float" office:value="585.703125" calcext:value-type="float">
            <text:p>585,7</text:p>
          </table:table-cell>
          <table:table-cell/>
          <table:table-cell table:style-name="ce6" table:formula="of:=IF([.C148] = &quot;&quot;; 0; 1)" office:value-type="boolean" office:boolean-value="false" calcext:value-type="boolean">
            <text:p>FALSO</text:p>
          </table:table-cell>
          <table:table-cell office:value-type="float" office:value="146" calcext:value-type="float">
            <text:p>146</text:p>
          </table:table-cell>
          <table:table-cell table:number-columns-repeated="16"/>
        </table:table-row>
        <table:table-row table:style-name="ro1">
          <table:table-cell table:style-name="ce3" table:formula="of:=IF([.U149]&lt;255; [.U149]; &quot;&quot;)">
            <text:p/>
          </table:table-cell>
          <table:table-cell table:style-name="ce3" table:formula="of:=IF([.V149]&lt;256; [.V149]; &quot;&quot;)">
            <text:p/>
          </table:table-cell>
          <table:table-cell table:number-columns-repeated="18"/>
          <table:table-cell table:formula="of:=[.$X$337]*[.Y149]" office:value-type="float" office:value="585.703125" calcext:value-type="float">
            <text:p>585,7</text:p>
          </table:table-cell>
          <table:table-cell table:formula="of:=[.U149] + [.$X$337]" office:value-type="float" office:value="589.6875" calcext:value-type="float">
            <text:p>589,69</text:p>
          </table:table-cell>
          <table:table-cell/>
          <table:table-cell table:style-name="ce6" table:formula="of:=IF([.C149] = &quot;&quot;; 0; 1)" office:value-type="boolean" office:boolean-value="false" calcext:value-type="boolean">
            <text:p>FALSO</text:p>
          </table:table-cell>
          <table:table-cell office:value-type="float" office:value="147" calcext:value-type="float">
            <text:p>147</text:p>
          </table:table-cell>
          <table:table-cell table:number-columns-repeated="16"/>
        </table:table-row>
        <table:table-row table:style-name="ro1">
          <table:table-cell table:style-name="ce3" table:formula="of:=IF([.U150]&lt;255; [.U150]; &quot;&quot;)">
            <text:p/>
          </table:table-cell>
          <table:table-cell table:style-name="ce3" table:formula="of:=IF([.V150]&lt;256; [.V150]; &quot;&quot;)">
            <text:p/>
          </table:table-cell>
          <table:table-cell table:number-columns-repeated="18"/>
          <table:table-cell table:formula="of:=[.$X$337]*[.Y150]" office:value-type="float" office:value="589.6875" calcext:value-type="float">
            <text:p>589,69</text:p>
          </table:table-cell>
          <table:table-cell table:formula="of:=[.U150] + [.$X$337]" office:value-type="float" office:value="593.671875" calcext:value-type="float">
            <text:p>593,67</text:p>
          </table:table-cell>
          <table:table-cell/>
          <table:table-cell table:style-name="ce6" table:formula="of:=IF([.C150] = &quot;&quot;; 0; 1)" office:value-type="boolean" office:boolean-value="false" calcext:value-type="boolean">
            <text:p>FALSO</text:p>
          </table:table-cell>
          <table:table-cell office:value-type="float" office:value="148" calcext:value-type="float">
            <text:p>148</text:p>
          </table:table-cell>
          <table:table-cell table:number-columns-repeated="16"/>
        </table:table-row>
        <table:table-row table:style-name="ro1">
          <table:table-cell table:style-name="ce3" table:formula="of:=IF([.U151]&lt;255; [.U151]; &quot;&quot;)">
            <text:p/>
          </table:table-cell>
          <table:table-cell table:style-name="ce3" table:formula="of:=IF([.V151]&lt;256; [.V151]; &quot;&quot;)">
            <text:p/>
          </table:table-cell>
          <table:table-cell table:number-columns-repeated="18"/>
          <table:table-cell table:formula="of:=[.$X$337]*[.Y151]" office:value-type="float" office:value="593.671875" calcext:value-type="float">
            <text:p>593,67</text:p>
          </table:table-cell>
          <table:table-cell table:formula="of:=[.U151] + [.$X$337]" office:value-type="float" office:value="597.65625" calcext:value-type="float">
            <text:p>597,66</text:p>
          </table:table-cell>
          <table:table-cell/>
          <table:table-cell table:style-name="ce6" table:formula="of:=IF([.C151] = &quot;&quot;; 0; 1)" office:value-type="boolean" office:boolean-value="false" calcext:value-type="boolean">
            <text:p>FALSO</text:p>
          </table:table-cell>
          <table:table-cell office:value-type="float" office:value="149" calcext:value-type="float">
            <text:p>149</text:p>
          </table:table-cell>
          <table:table-cell table:number-columns-repeated="16"/>
        </table:table-row>
        <table:table-row table:style-name="ro1">
          <table:table-cell table:style-name="ce3" table:formula="of:=IF([.U152]&lt;255; [.U152]; &quot;&quot;)">
            <text:p/>
          </table:table-cell>
          <table:table-cell table:style-name="ce3" table:formula="of:=IF([.V152]&lt;256; [.V152]; &quot;&quot;)">
            <text:p/>
          </table:table-cell>
          <table:table-cell table:number-columns-repeated="18"/>
          <table:table-cell table:formula="of:=[.$X$337]*[.Y152]" office:value-type="float" office:value="597.65625" calcext:value-type="float">
            <text:p>597,66</text:p>
          </table:table-cell>
          <table:table-cell table:formula="of:=[.U152] + [.$X$337]" office:value-type="float" office:value="601.640625" calcext:value-type="float">
            <text:p>601,64</text:p>
          </table:table-cell>
          <table:table-cell/>
          <table:table-cell table:style-name="ce6" table:formula="of:=IF([.C152] = &quot;&quot;; 0; 1)" office:value-type="boolean" office:boolean-value="false" calcext:value-type="boolean">
            <text:p>FALSO</text:p>
          </table:table-cell>
          <table:table-cell office:value-type="float" office:value="150" calcext:value-type="float">
            <text:p>150</text:p>
          </table:table-cell>
          <table:table-cell table:number-columns-repeated="16"/>
        </table:table-row>
        <table:table-row table:style-name="ro1">
          <table:table-cell table:style-name="ce3" table:formula="of:=IF([.U153]&lt;255; [.U153]; &quot;&quot;)">
            <text:p/>
          </table:table-cell>
          <table:table-cell table:style-name="ce3" table:formula="of:=IF([.V153]&lt;256; [.V153]; &quot;&quot;)">
            <text:p/>
          </table:table-cell>
          <table:table-cell table:number-columns-repeated="18"/>
          <table:table-cell table:formula="of:=[.$X$337]*[.Y153]" office:value-type="float" office:value="601.640625" calcext:value-type="float">
            <text:p>601,64</text:p>
          </table:table-cell>
          <table:table-cell table:formula="of:=[.U153] + [.$X$337]" office:value-type="float" office:value="605.625" calcext:value-type="float">
            <text:p>605,63</text:p>
          </table:table-cell>
          <table:table-cell/>
          <table:table-cell table:style-name="ce6" table:formula="of:=IF([.C153] = &quot;&quot;; 0; 1)" office:value-type="boolean" office:boolean-value="false" calcext:value-type="boolean">
            <text:p>FALSO</text:p>
          </table:table-cell>
          <table:table-cell office:value-type="float" office:value="151" calcext:value-type="float">
            <text:p>151</text:p>
          </table:table-cell>
          <table:table-cell table:number-columns-repeated="16"/>
        </table:table-row>
        <table:table-row table:style-name="ro1">
          <table:table-cell table:style-name="ce3" table:formula="of:=IF([.U154]&lt;255; [.U154]; &quot;&quot;)">
            <text:p/>
          </table:table-cell>
          <table:table-cell table:style-name="ce3" table:formula="of:=IF([.V154]&lt;256; [.V154]; &quot;&quot;)">
            <text:p/>
          </table:table-cell>
          <table:table-cell table:number-columns-repeated="18"/>
          <table:table-cell table:formula="of:=[.$X$337]*[.Y154]" office:value-type="float" office:value="605.625" calcext:value-type="float">
            <text:p>605,63</text:p>
          </table:table-cell>
          <table:table-cell table:formula="of:=[.U154] + [.$X$337]" office:value-type="float" office:value="609.609375" calcext:value-type="float">
            <text:p>609,61</text:p>
          </table:table-cell>
          <table:table-cell/>
          <table:table-cell table:style-name="ce6" table:formula="of:=IF([.C154] = &quot;&quot;; 0; 1)" office:value-type="boolean" office:boolean-value="false" calcext:value-type="boolean">
            <text:p>FALSO</text:p>
          </table:table-cell>
          <table:table-cell office:value-type="float" office:value="152" calcext:value-type="float">
            <text:p>152</text:p>
          </table:table-cell>
          <table:table-cell table:number-columns-repeated="16"/>
        </table:table-row>
        <table:table-row table:style-name="ro1">
          <table:table-cell table:style-name="ce3" table:formula="of:=IF([.U155]&lt;255; [.U155]; &quot;&quot;)">
            <text:p/>
          </table:table-cell>
          <table:table-cell table:style-name="ce3" table:formula="of:=IF([.V155]&lt;256; [.V155]; &quot;&quot;)">
            <text:p/>
          </table:table-cell>
          <table:table-cell table:number-columns-repeated="18"/>
          <table:table-cell table:formula="of:=[.$X$337]*[.Y155]" office:value-type="float" office:value="609.609375" calcext:value-type="float">
            <text:p>609,61</text:p>
          </table:table-cell>
          <table:table-cell table:formula="of:=[.U155] + [.$X$337]" office:value-type="float" office:value="613.59375" calcext:value-type="float">
            <text:p>613,59</text:p>
          </table:table-cell>
          <table:table-cell/>
          <table:table-cell table:style-name="ce6" table:formula="of:=IF([.C155] = &quot;&quot;; 0; 1)" office:value-type="boolean" office:boolean-value="false" calcext:value-type="boolean">
            <text:p>FALSO</text:p>
          </table:table-cell>
          <table:table-cell office:value-type="float" office:value="153" calcext:value-type="float">
            <text:p>153</text:p>
          </table:table-cell>
          <table:table-cell table:number-columns-repeated="16"/>
        </table:table-row>
        <table:table-row table:style-name="ro1">
          <table:table-cell table:style-name="ce3" table:formula="of:=IF([.U156]&lt;255; [.U156]; &quot;&quot;)">
            <text:p/>
          </table:table-cell>
          <table:table-cell table:style-name="ce3" table:formula="of:=IF([.V156]&lt;256; [.V156]; &quot;&quot;)">
            <text:p/>
          </table:table-cell>
          <table:table-cell table:number-columns-repeated="18"/>
          <table:table-cell table:formula="of:=[.$X$337]*[.Y156]" office:value-type="float" office:value="613.59375" calcext:value-type="float">
            <text:p>613,59</text:p>
          </table:table-cell>
          <table:table-cell table:formula="of:=[.U156] + [.$X$337]" office:value-type="float" office:value="617.578125" calcext:value-type="float">
            <text:p>617,58</text:p>
          </table:table-cell>
          <table:table-cell/>
          <table:table-cell table:style-name="ce6" table:formula="of:=IF([.C156] = &quot;&quot;; 0; 1)" office:value-type="boolean" office:boolean-value="false" calcext:value-type="boolean">
            <text:p>FALSO</text:p>
          </table:table-cell>
          <table:table-cell office:value-type="float" office:value="154" calcext:value-type="float">
            <text:p>154</text:p>
          </table:table-cell>
          <table:table-cell table:number-columns-repeated="16"/>
        </table:table-row>
        <table:table-row table:style-name="ro1">
          <table:table-cell table:style-name="ce3" table:formula="of:=IF([.U157]&lt;255; [.U157]; &quot;&quot;)">
            <text:p/>
          </table:table-cell>
          <table:table-cell table:style-name="ce3" table:formula="of:=IF([.V157]&lt;256; [.V157]; &quot;&quot;)">
            <text:p/>
          </table:table-cell>
          <table:table-cell table:number-columns-repeated="18"/>
          <table:table-cell table:formula="of:=[.$X$337]*[.Y157]" office:value-type="float" office:value="617.578125" calcext:value-type="float">
            <text:p>617,58</text:p>
          </table:table-cell>
          <table:table-cell table:formula="of:=[.U157] + [.$X$337]" office:value-type="float" office:value="621.5625" calcext:value-type="float">
            <text:p>621,56</text:p>
          </table:table-cell>
          <table:table-cell/>
          <table:table-cell table:style-name="ce6" table:formula="of:=IF([.C157] = &quot;&quot;; 0; 1)" office:value-type="boolean" office:boolean-value="false" calcext:value-type="boolean">
            <text:p>FALSO</text:p>
          </table:table-cell>
          <table:table-cell office:value-type="float" office:value="155" calcext:value-type="float">
            <text:p>155</text:p>
          </table:table-cell>
          <table:table-cell table:number-columns-repeated="16"/>
        </table:table-row>
        <table:table-row table:style-name="ro1">
          <table:table-cell table:style-name="ce3" table:formula="of:=IF([.U158]&lt;255; [.U158]; &quot;&quot;)">
            <text:p/>
          </table:table-cell>
          <table:table-cell table:style-name="ce3" table:formula="of:=IF([.V158]&lt;256; [.V158]; &quot;&quot;)">
            <text:p/>
          </table:table-cell>
          <table:table-cell table:number-columns-repeated="18"/>
          <table:table-cell table:formula="of:=[.$X$337]*[.Y158]" office:value-type="float" office:value="621.5625" calcext:value-type="float">
            <text:p>621,56</text:p>
          </table:table-cell>
          <table:table-cell table:formula="of:=[.U158] + [.$X$337]" office:value-type="float" office:value="625.546875" calcext:value-type="float">
            <text:p>625,55</text:p>
          </table:table-cell>
          <table:table-cell/>
          <table:table-cell table:style-name="ce6" table:formula="of:=IF([.C158] = &quot;&quot;; 0; 1)" office:value-type="boolean" office:boolean-value="false" calcext:value-type="boolean">
            <text:p>FALSO</text:p>
          </table:table-cell>
          <table:table-cell office:value-type="float" office:value="156" calcext:value-type="float">
            <text:p>156</text:p>
          </table:table-cell>
          <table:table-cell table:number-columns-repeated="16"/>
        </table:table-row>
        <table:table-row table:style-name="ro1">
          <table:table-cell table:style-name="ce3" table:formula="of:=IF([.U159]&lt;255; [.U159]; &quot;&quot;)">
            <text:p/>
          </table:table-cell>
          <table:table-cell table:style-name="ce3" table:formula="of:=IF([.V159]&lt;256; [.V159]; &quot;&quot;)">
            <text:p/>
          </table:table-cell>
          <table:table-cell table:number-columns-repeated="18"/>
          <table:table-cell table:formula="of:=[.$X$337]*[.Y159]" office:value-type="float" office:value="625.546875" calcext:value-type="float">
            <text:p>625,55</text:p>
          </table:table-cell>
          <table:table-cell table:formula="of:=[.U159] + [.$X$337]" office:value-type="float" office:value="629.53125" calcext:value-type="float">
            <text:p>629,53</text:p>
          </table:table-cell>
          <table:table-cell/>
          <table:table-cell table:style-name="ce6" table:formula="of:=IF([.C159] = &quot;&quot;; 0; 1)" office:value-type="boolean" office:boolean-value="false" calcext:value-type="boolean">
            <text:p>FALSO</text:p>
          </table:table-cell>
          <table:table-cell office:value-type="float" office:value="157" calcext:value-type="float">
            <text:p>157</text:p>
          </table:table-cell>
          <table:table-cell table:number-columns-repeated="16"/>
        </table:table-row>
        <table:table-row table:style-name="ro1">
          <table:table-cell table:style-name="ce3" table:formula="of:=IF([.U160]&lt;255; [.U160]; &quot;&quot;)">
            <text:p/>
          </table:table-cell>
          <table:table-cell table:style-name="ce3" table:formula="of:=IF([.V160]&lt;256; [.V160]; &quot;&quot;)">
            <text:p/>
          </table:table-cell>
          <table:table-cell table:number-columns-repeated="18"/>
          <table:table-cell table:formula="of:=[.$X$337]*[.Y160]" office:value-type="float" office:value="629.53125" calcext:value-type="float">
            <text:p>629,53</text:p>
          </table:table-cell>
          <table:table-cell table:formula="of:=[.U160] + [.$X$337]" office:value-type="float" office:value="633.515625" calcext:value-type="float">
            <text:p>633,52</text:p>
          </table:table-cell>
          <table:table-cell/>
          <table:table-cell table:style-name="ce6" table:formula="of:=IF([.C160] = &quot;&quot;; 0; 1)" office:value-type="boolean" office:boolean-value="false" calcext:value-type="boolean">
            <text:p>FALSO</text:p>
          </table:table-cell>
          <table:table-cell office:value-type="float" office:value="158" calcext:value-type="float">
            <text:p>158</text:p>
          </table:table-cell>
          <table:table-cell table:number-columns-repeated="16"/>
        </table:table-row>
        <table:table-row table:style-name="ro1">
          <table:table-cell table:style-name="ce3" table:formula="of:=IF([.U161]&lt;255; [.U161]; &quot;&quot;)">
            <text:p/>
          </table:table-cell>
          <table:table-cell table:style-name="ce3" table:formula="of:=IF([.V161]&lt;256; [.V161]; &quot;&quot;)">
            <text:p/>
          </table:table-cell>
          <table:table-cell table:number-columns-repeated="18"/>
          <table:table-cell table:formula="of:=[.$X$337]*[.Y161]" office:value-type="float" office:value="633.515625" calcext:value-type="float">
            <text:p>633,52</text:p>
          </table:table-cell>
          <table:table-cell table:formula="of:=[.U161] + [.$X$337]" office:value-type="float" office:value="637.5" calcext:value-type="float">
            <text:p>637,5</text:p>
          </table:table-cell>
          <table:table-cell/>
          <table:table-cell table:style-name="ce6" table:formula="of:=IF([.C161] = &quot;&quot;; 0; 1)" office:value-type="boolean" office:boolean-value="false" calcext:value-type="boolean">
            <text:p>FALSO</text:p>
          </table:table-cell>
          <table:table-cell office:value-type="float" office:value="159" calcext:value-type="float">
            <text:p>159</text:p>
          </table:table-cell>
          <table:table-cell table:number-columns-repeated="16"/>
        </table:table-row>
        <table:table-row table:style-name="ro1">
          <table:table-cell table:style-name="ce3" table:formula="of:=IF([.U162]&lt;255; [.U162]; &quot;&quot;)">
            <text:p/>
          </table:table-cell>
          <table:table-cell table:style-name="ce3" table:formula="of:=IF([.V162]&lt;256; [.V162]; &quot;&quot;)">
            <text:p/>
          </table:table-cell>
          <table:table-cell table:number-columns-repeated="18"/>
          <table:table-cell table:formula="of:=[.$X$337]*[.Y162]" office:value-type="float" office:value="637.5" calcext:value-type="float">
            <text:p>637,5</text:p>
          </table:table-cell>
          <table:table-cell table:formula="of:=[.U162] + [.$X$337]" office:value-type="float" office:value="641.484375" calcext:value-type="float">
            <text:p>641,48</text:p>
          </table:table-cell>
          <table:table-cell/>
          <table:table-cell table:style-name="ce6" table:formula="of:=IF([.C162] = &quot;&quot;; 0; 1)" office:value-type="boolean" office:boolean-value="false" calcext:value-type="boolean">
            <text:p>FALSO</text:p>
          </table:table-cell>
          <table:table-cell office:value-type="float" office:value="160" calcext:value-type="float">
            <text:p>160</text:p>
          </table:table-cell>
          <table:table-cell table:number-columns-repeated="16"/>
        </table:table-row>
        <table:table-row table:style-name="ro1">
          <table:table-cell table:style-name="ce3" table:formula="of:=IF([.U163]&lt;255; [.U163]; &quot;&quot;)">
            <text:p/>
          </table:table-cell>
          <table:table-cell table:style-name="ce3" table:formula="of:=IF([.V163]&lt;256; [.V163]; &quot;&quot;)">
            <text:p/>
          </table:table-cell>
          <table:table-cell table:number-columns-repeated="18"/>
          <table:table-cell table:formula="of:=[.$X$337]*[.Y163]" office:value-type="float" office:value="641.484375" calcext:value-type="float">
            <text:p>641,48</text:p>
          </table:table-cell>
          <table:table-cell table:formula="of:=[.U163] + [.$X$337]" office:value-type="float" office:value="645.46875" calcext:value-type="float">
            <text:p>645,47</text:p>
          </table:table-cell>
          <table:table-cell/>
          <table:table-cell table:style-name="ce6" table:formula="of:=IF([.C163] = &quot;&quot;; 0; 1)" office:value-type="boolean" office:boolean-value="false" calcext:value-type="boolean">
            <text:p>FALSO</text:p>
          </table:table-cell>
          <table:table-cell office:value-type="float" office:value="161" calcext:value-type="float">
            <text:p>161</text:p>
          </table:table-cell>
          <table:table-cell table:number-columns-repeated="16"/>
        </table:table-row>
        <table:table-row table:style-name="ro1">
          <table:table-cell table:style-name="ce3" table:formula="of:=IF([.U164]&lt;255; [.U164]; &quot;&quot;)">
            <text:p/>
          </table:table-cell>
          <table:table-cell table:style-name="ce3" table:formula="of:=IF([.V164]&lt;256; [.V164]; &quot;&quot;)">
            <text:p/>
          </table:table-cell>
          <table:table-cell table:number-columns-repeated="18"/>
          <table:table-cell table:formula="of:=[.$X$337]*[.Y164]" office:value-type="float" office:value="645.46875" calcext:value-type="float">
            <text:p>645,47</text:p>
          </table:table-cell>
          <table:table-cell table:formula="of:=[.U164] + [.$X$337]" office:value-type="float" office:value="649.453125" calcext:value-type="float">
            <text:p>649,45</text:p>
          </table:table-cell>
          <table:table-cell/>
          <table:table-cell table:style-name="ce6" table:formula="of:=IF([.C164] = &quot;&quot;; 0; 1)" office:value-type="boolean" office:boolean-value="false" calcext:value-type="boolean">
            <text:p>FALSO</text:p>
          </table:table-cell>
          <table:table-cell office:value-type="float" office:value="162" calcext:value-type="float">
            <text:p>162</text:p>
          </table:table-cell>
          <table:table-cell table:number-columns-repeated="16"/>
        </table:table-row>
        <table:table-row table:style-name="ro1">
          <table:table-cell table:style-name="ce3" table:formula="of:=IF([.U165]&lt;255; [.U165]; &quot;&quot;)">
            <text:p/>
          </table:table-cell>
          <table:table-cell table:style-name="ce3" table:formula="of:=IF([.V165]&lt;256; [.V165]; &quot;&quot;)">
            <text:p/>
          </table:table-cell>
          <table:table-cell table:number-columns-repeated="18"/>
          <table:table-cell table:formula="of:=[.$X$337]*[.Y165]" office:value-type="float" office:value="649.453125" calcext:value-type="float">
            <text:p>649,45</text:p>
          </table:table-cell>
          <table:table-cell table:formula="of:=[.U165] + [.$X$337]" office:value-type="float" office:value="653.4375" calcext:value-type="float">
            <text:p>653,44</text:p>
          </table:table-cell>
          <table:table-cell/>
          <table:table-cell table:style-name="ce6" table:formula="of:=IF([.C165] = &quot;&quot;; 0; 1)" office:value-type="boolean" office:boolean-value="false" calcext:value-type="boolean">
            <text:p>FALSO</text:p>
          </table:table-cell>
          <table:table-cell office:value-type="float" office:value="163" calcext:value-type="float">
            <text:p>163</text:p>
          </table:table-cell>
          <table:table-cell table:number-columns-repeated="16"/>
        </table:table-row>
        <table:table-row table:style-name="ro1">
          <table:table-cell table:style-name="ce3" table:formula="of:=IF([.U166]&lt;255; [.U166]; &quot;&quot;)">
            <text:p/>
          </table:table-cell>
          <table:table-cell table:style-name="ce3" table:formula="of:=IF([.V166]&lt;256; [.V166]; &quot;&quot;)">
            <text:p/>
          </table:table-cell>
          <table:table-cell table:number-columns-repeated="18"/>
          <table:table-cell table:formula="of:=[.$X$337]*[.Y166]" office:value-type="float" office:value="653.4375" calcext:value-type="float">
            <text:p>653,44</text:p>
          </table:table-cell>
          <table:table-cell table:formula="of:=[.U166] + [.$X$337]" office:value-type="float" office:value="657.421875" calcext:value-type="float">
            <text:p>657,42</text:p>
          </table:table-cell>
          <table:table-cell/>
          <table:table-cell table:style-name="ce6" table:formula="of:=IF([.C166] = &quot;&quot;; 0; 1)" office:value-type="boolean" office:boolean-value="false" calcext:value-type="boolean">
            <text:p>FALSO</text:p>
          </table:table-cell>
          <table:table-cell office:value-type="float" office:value="164" calcext:value-type="float">
            <text:p>164</text:p>
          </table:table-cell>
          <table:table-cell table:number-columns-repeated="16"/>
        </table:table-row>
        <table:table-row table:style-name="ro1">
          <table:table-cell table:style-name="ce3" table:formula="of:=IF([.U167]&lt;255; [.U167]; &quot;&quot;)">
            <text:p/>
          </table:table-cell>
          <table:table-cell table:style-name="ce3" table:formula="of:=IF([.V167]&lt;256; [.V167]; &quot;&quot;)">
            <text:p/>
          </table:table-cell>
          <table:table-cell table:number-columns-repeated="18"/>
          <table:table-cell table:formula="of:=[.$X$337]*[.Y167]" office:value-type="float" office:value="657.421875" calcext:value-type="float">
            <text:p>657,42</text:p>
          </table:table-cell>
          <table:table-cell table:formula="of:=[.U167] + [.$X$337]" office:value-type="float" office:value="661.40625" calcext:value-type="float">
            <text:p>661,41</text:p>
          </table:table-cell>
          <table:table-cell/>
          <table:table-cell table:style-name="ce6" table:formula="of:=IF([.C167] = &quot;&quot;; 0; 1)" office:value-type="boolean" office:boolean-value="false" calcext:value-type="boolean">
            <text:p>FALSO</text:p>
          </table:table-cell>
          <table:table-cell office:value-type="float" office:value="165" calcext:value-type="float">
            <text:p>165</text:p>
          </table:table-cell>
          <table:table-cell table:number-columns-repeated="16"/>
        </table:table-row>
        <table:table-row table:style-name="ro1">
          <table:table-cell table:style-name="ce3" table:formula="of:=IF([.U168]&lt;255; [.U168]; &quot;&quot;)">
            <text:p/>
          </table:table-cell>
          <table:table-cell table:style-name="ce3" table:formula="of:=IF([.V168]&lt;256; [.V168]; &quot;&quot;)">
            <text:p/>
          </table:table-cell>
          <table:table-cell table:number-columns-repeated="18"/>
          <table:table-cell table:formula="of:=[.$X$337]*[.Y168]" office:value-type="float" office:value="661.40625" calcext:value-type="float">
            <text:p>661,41</text:p>
          </table:table-cell>
          <table:table-cell table:formula="of:=[.U168] + [.$X$337]" office:value-type="float" office:value="665.390625" calcext:value-type="float">
            <text:p>665,39</text:p>
          </table:table-cell>
          <table:table-cell/>
          <table:table-cell table:style-name="ce6" table:formula="of:=IF([.C168] = &quot;&quot;; 0; 1)" office:value-type="boolean" office:boolean-value="false" calcext:value-type="boolean">
            <text:p>FALSO</text:p>
          </table:table-cell>
          <table:table-cell office:value-type="float" office:value="166" calcext:value-type="float">
            <text:p>166</text:p>
          </table:table-cell>
          <table:table-cell table:number-columns-repeated="16"/>
        </table:table-row>
        <table:table-row table:style-name="ro1">
          <table:table-cell table:style-name="ce3" table:formula="of:=IF([.U169]&lt;255; [.U169]; &quot;&quot;)">
            <text:p/>
          </table:table-cell>
          <table:table-cell table:style-name="ce3" table:formula="of:=IF([.V169]&lt;256; [.V169]; &quot;&quot;)">
            <text:p/>
          </table:table-cell>
          <table:table-cell table:number-columns-repeated="18"/>
          <table:table-cell table:formula="of:=[.$X$337]*[.Y169]" office:value-type="float" office:value="665.390625" calcext:value-type="float">
            <text:p>665,39</text:p>
          </table:table-cell>
          <table:table-cell table:formula="of:=[.U169] + [.$X$337]" office:value-type="float" office:value="669.375" calcext:value-type="float">
            <text:p>669,38</text:p>
          </table:table-cell>
          <table:table-cell/>
          <table:table-cell table:style-name="ce6" table:formula="of:=IF([.C169] = &quot;&quot;; 0; 1)" office:value-type="boolean" office:boolean-value="false" calcext:value-type="boolean">
            <text:p>FALSO</text:p>
          </table:table-cell>
          <table:table-cell office:value-type="float" office:value="167" calcext:value-type="float">
            <text:p>167</text:p>
          </table:table-cell>
          <table:table-cell table:number-columns-repeated="16"/>
        </table:table-row>
        <table:table-row table:style-name="ro1">
          <table:table-cell table:style-name="ce3" table:formula="of:=IF([.U170]&lt;255; [.U170]; &quot;&quot;)">
            <text:p/>
          </table:table-cell>
          <table:table-cell table:style-name="ce3" table:formula="of:=IF([.V170]&lt;256; [.V170]; &quot;&quot;)">
            <text:p/>
          </table:table-cell>
          <table:table-cell table:number-columns-repeated="18"/>
          <table:table-cell table:formula="of:=[.$X$337]*[.Y170]" office:value-type="float" office:value="669.375" calcext:value-type="float">
            <text:p>669,38</text:p>
          </table:table-cell>
          <table:table-cell table:formula="of:=[.U170] + [.$X$337]" office:value-type="float" office:value="673.359375" calcext:value-type="float">
            <text:p>673,36</text:p>
          </table:table-cell>
          <table:table-cell/>
          <table:table-cell table:style-name="ce6" table:formula="of:=IF([.C170] = &quot;&quot;; 0; 1)" office:value-type="boolean" office:boolean-value="false" calcext:value-type="boolean">
            <text:p>FALSO</text:p>
          </table:table-cell>
          <table:table-cell office:value-type="float" office:value="168" calcext:value-type="float">
            <text:p>168</text:p>
          </table:table-cell>
          <table:table-cell table:number-columns-repeated="16"/>
        </table:table-row>
        <table:table-row table:style-name="ro1">
          <table:table-cell table:style-name="ce3" table:formula="of:=IF([.U171]&lt;255; [.U171]; &quot;&quot;)">
            <text:p/>
          </table:table-cell>
          <table:table-cell table:style-name="ce3" table:formula="of:=IF([.V171]&lt;256; [.V171]; &quot;&quot;)">
            <text:p/>
          </table:table-cell>
          <table:table-cell table:number-columns-repeated="18"/>
          <table:table-cell table:formula="of:=[.$X$337]*[.Y171]" office:value-type="float" office:value="673.359375" calcext:value-type="float">
            <text:p>673,36</text:p>
          </table:table-cell>
          <table:table-cell table:formula="of:=[.U171] + [.$X$337]" office:value-type="float" office:value="677.34375" calcext:value-type="float">
            <text:p>677,34</text:p>
          </table:table-cell>
          <table:table-cell/>
          <table:table-cell table:style-name="ce6" table:formula="of:=IF([.C171] = &quot;&quot;; 0; 1)" office:value-type="boolean" office:boolean-value="false" calcext:value-type="boolean">
            <text:p>FALSO</text:p>
          </table:table-cell>
          <table:table-cell office:value-type="float" office:value="169" calcext:value-type="float">
            <text:p>169</text:p>
          </table:table-cell>
          <table:table-cell table:number-columns-repeated="16"/>
        </table:table-row>
        <table:table-row table:style-name="ro1">
          <table:table-cell table:style-name="ce3" table:formula="of:=IF([.U172]&lt;255; [.U172]; &quot;&quot;)">
            <text:p/>
          </table:table-cell>
          <table:table-cell table:style-name="ce3" table:formula="of:=IF([.V172]&lt;256; [.V172]; &quot;&quot;)">
            <text:p/>
          </table:table-cell>
          <table:table-cell table:number-columns-repeated="18"/>
          <table:table-cell table:formula="of:=[.$X$337]*[.Y172]" office:value-type="float" office:value="677.34375" calcext:value-type="float">
            <text:p>677,34</text:p>
          </table:table-cell>
          <table:table-cell table:formula="of:=[.U172] + [.$X$337]" office:value-type="float" office:value="681.328125" calcext:value-type="float">
            <text:p>681,33</text:p>
          </table:table-cell>
          <table:table-cell/>
          <table:table-cell table:style-name="ce6" table:formula="of:=IF([.C172] = &quot;&quot;; 0; 1)" office:value-type="boolean" office:boolean-value="false" calcext:value-type="boolean">
            <text:p>FALSO</text:p>
          </table:table-cell>
          <table:table-cell office:value-type="float" office:value="170" calcext:value-type="float">
            <text:p>170</text:p>
          </table:table-cell>
          <table:table-cell table:number-columns-repeated="16"/>
        </table:table-row>
        <table:table-row table:style-name="ro1">
          <table:table-cell table:style-name="ce3" table:formula="of:=IF([.U173]&lt;255; [.U173]; &quot;&quot;)">
            <text:p/>
          </table:table-cell>
          <table:table-cell table:style-name="ce3" table:formula="of:=IF([.V173]&lt;256; [.V173]; &quot;&quot;)">
            <text:p/>
          </table:table-cell>
          <table:table-cell table:number-columns-repeated="18"/>
          <table:table-cell table:formula="of:=[.$X$337]*[.Y173]" office:value-type="float" office:value="681.328125" calcext:value-type="float">
            <text:p>681,33</text:p>
          </table:table-cell>
          <table:table-cell table:formula="of:=[.U173] + [.$X$337]" office:value-type="float" office:value="685.3125" calcext:value-type="float">
            <text:p>685,31</text:p>
          </table:table-cell>
          <table:table-cell/>
          <table:table-cell table:style-name="ce6" table:formula="of:=IF([.C173] = &quot;&quot;; 0; 1)" office:value-type="boolean" office:boolean-value="false" calcext:value-type="boolean">
            <text:p>FALSO</text:p>
          </table:table-cell>
          <table:table-cell office:value-type="float" office:value="171" calcext:value-type="float">
            <text:p>171</text:p>
          </table:table-cell>
          <table:table-cell table:number-columns-repeated="16"/>
        </table:table-row>
        <table:table-row table:style-name="ro1">
          <table:table-cell table:style-name="ce3" table:formula="of:=IF([.U174]&lt;255; [.U174]; &quot;&quot;)">
            <text:p/>
          </table:table-cell>
          <table:table-cell table:style-name="ce3" table:formula="of:=IF([.V174]&lt;256; [.V174]; &quot;&quot;)">
            <text:p/>
          </table:table-cell>
          <table:table-cell table:number-columns-repeated="18"/>
          <table:table-cell table:formula="of:=[.$X$337]*[.Y174]" office:value-type="float" office:value="685.3125" calcext:value-type="float">
            <text:p>685,31</text:p>
          </table:table-cell>
          <table:table-cell table:formula="of:=[.U174] + [.$X$337]" office:value-type="float" office:value="689.296875" calcext:value-type="float">
            <text:p>689,3</text:p>
          </table:table-cell>
          <table:table-cell/>
          <table:table-cell table:style-name="ce6" table:formula="of:=IF([.C174] = &quot;&quot;; 0; 1)" office:value-type="boolean" office:boolean-value="false" calcext:value-type="boolean">
            <text:p>FALSO</text:p>
          </table:table-cell>
          <table:table-cell office:value-type="float" office:value="172" calcext:value-type="float">
            <text:p>172</text:p>
          </table:table-cell>
          <table:table-cell table:number-columns-repeated="16"/>
        </table:table-row>
        <table:table-row table:style-name="ro1">
          <table:table-cell table:style-name="ce3" table:formula="of:=IF([.U175]&lt;255; [.U175]; &quot;&quot;)">
            <text:p/>
          </table:table-cell>
          <table:table-cell table:style-name="ce3" table:formula="of:=IF([.V175]&lt;256; [.V175]; &quot;&quot;)">
            <text:p/>
          </table:table-cell>
          <table:table-cell table:number-columns-repeated="18"/>
          <table:table-cell table:formula="of:=[.$X$337]*[.Y175]" office:value-type="float" office:value="689.296875" calcext:value-type="float">
            <text:p>689,3</text:p>
          </table:table-cell>
          <table:table-cell table:formula="of:=[.U175] + [.$X$337]" office:value-type="float" office:value="693.28125" calcext:value-type="float">
            <text:p>693,28</text:p>
          </table:table-cell>
          <table:table-cell/>
          <table:table-cell table:style-name="ce6" table:formula="of:=IF([.C175] = &quot;&quot;; 0; 1)" office:value-type="boolean" office:boolean-value="false" calcext:value-type="boolean">
            <text:p>FALSO</text:p>
          </table:table-cell>
          <table:table-cell office:value-type="float" office:value="173" calcext:value-type="float">
            <text:p>173</text:p>
          </table:table-cell>
          <table:table-cell table:number-columns-repeated="16"/>
        </table:table-row>
        <table:table-row table:style-name="ro1">
          <table:table-cell table:style-name="ce3" table:formula="of:=IF([.U176]&lt;255; [.U176]; &quot;&quot;)">
            <text:p/>
          </table:table-cell>
          <table:table-cell table:style-name="ce3" table:formula="of:=IF([.V176]&lt;256; [.V176]; &quot;&quot;)">
            <text:p/>
          </table:table-cell>
          <table:table-cell table:number-columns-repeated="18"/>
          <table:table-cell table:formula="of:=[.$X$337]*[.Y176]" office:value-type="float" office:value="693.28125" calcext:value-type="float">
            <text:p>693,28</text:p>
          </table:table-cell>
          <table:table-cell table:formula="of:=[.U176] + [.$X$337]" office:value-type="float" office:value="697.265625" calcext:value-type="float">
            <text:p>697,27</text:p>
          </table:table-cell>
          <table:table-cell/>
          <table:table-cell table:style-name="ce6" table:formula="of:=IF([.C176] = &quot;&quot;; 0; 1)" office:value-type="boolean" office:boolean-value="false" calcext:value-type="boolean">
            <text:p>FALSO</text:p>
          </table:table-cell>
          <table:table-cell office:value-type="float" office:value="174" calcext:value-type="float">
            <text:p>174</text:p>
          </table:table-cell>
          <table:table-cell table:number-columns-repeated="16"/>
        </table:table-row>
        <table:table-row table:style-name="ro1">
          <table:table-cell table:style-name="ce3" table:formula="of:=IF([.U177]&lt;255; [.U177]; &quot;&quot;)">
            <text:p/>
          </table:table-cell>
          <table:table-cell table:style-name="ce3" table:formula="of:=IF([.V177]&lt;256; [.V177]; &quot;&quot;)">
            <text:p/>
          </table:table-cell>
          <table:table-cell table:number-columns-repeated="18"/>
          <table:table-cell table:formula="of:=[.$X$337]*[.Y177]" office:value-type="float" office:value="697.265625" calcext:value-type="float">
            <text:p>697,27</text:p>
          </table:table-cell>
          <table:table-cell table:formula="of:=[.U177] + [.$X$337]" office:value-type="float" office:value="701.25" calcext:value-type="float">
            <text:p>701,25</text:p>
          </table:table-cell>
          <table:table-cell/>
          <table:table-cell table:style-name="ce6" table:formula="of:=IF([.C177] = &quot;&quot;; 0; 1)" office:value-type="boolean" office:boolean-value="false" calcext:value-type="boolean">
            <text:p>FALSO</text:p>
          </table:table-cell>
          <table:table-cell office:value-type="float" office:value="175" calcext:value-type="float">
            <text:p>175</text:p>
          </table:table-cell>
          <table:table-cell table:number-columns-repeated="16"/>
        </table:table-row>
        <table:table-row table:style-name="ro1">
          <table:table-cell table:style-name="ce3" table:formula="of:=IF([.U178]&lt;255; [.U178]; &quot;&quot;)">
            <text:p/>
          </table:table-cell>
          <table:table-cell table:style-name="ce3" table:formula="of:=IF([.V178]&lt;256; [.V178]; &quot;&quot;)">
            <text:p/>
          </table:table-cell>
          <table:table-cell table:number-columns-repeated="18"/>
          <table:table-cell table:formula="of:=[.$X$337]*[.Y178]" office:value-type="float" office:value="701.25" calcext:value-type="float">
            <text:p>701,25</text:p>
          </table:table-cell>
          <table:table-cell table:formula="of:=[.U178] + [.$X$337]" office:value-type="float" office:value="705.234375" calcext:value-type="float">
            <text:p>705,23</text:p>
          </table:table-cell>
          <table:table-cell/>
          <table:table-cell table:style-name="ce6" table:formula="of:=IF([.C178] = &quot;&quot;; 0; 1)" office:value-type="boolean" office:boolean-value="false" calcext:value-type="boolean">
            <text:p>FALSO</text:p>
          </table:table-cell>
          <table:table-cell office:value-type="float" office:value="176" calcext:value-type="float">
            <text:p>176</text:p>
          </table:table-cell>
          <table:table-cell table:number-columns-repeated="16"/>
        </table:table-row>
        <table:table-row table:style-name="ro1">
          <table:table-cell table:style-name="ce3" table:formula="of:=IF([.U179]&lt;255; [.U179]; &quot;&quot;)">
            <text:p/>
          </table:table-cell>
          <table:table-cell table:style-name="ce3" table:formula="of:=IF([.V179]&lt;256; [.V179]; &quot;&quot;)">
            <text:p/>
          </table:table-cell>
          <table:table-cell table:number-columns-repeated="18"/>
          <table:table-cell table:formula="of:=[.$X$337]*[.Y179]" office:value-type="float" office:value="705.234375" calcext:value-type="float">
            <text:p>705,23</text:p>
          </table:table-cell>
          <table:table-cell table:formula="of:=[.U179] + [.$X$337]" office:value-type="float" office:value="709.21875" calcext:value-type="float">
            <text:p>709,22</text:p>
          </table:table-cell>
          <table:table-cell/>
          <table:table-cell table:style-name="ce6" table:formula="of:=IF([.C179] = &quot;&quot;; 0; 1)" office:value-type="boolean" office:boolean-value="false" calcext:value-type="boolean">
            <text:p>FALSO</text:p>
          </table:table-cell>
          <table:table-cell office:value-type="float" office:value="177" calcext:value-type="float">
            <text:p>177</text:p>
          </table:table-cell>
          <table:table-cell table:number-columns-repeated="16"/>
        </table:table-row>
        <table:table-row table:style-name="ro1">
          <table:table-cell table:style-name="ce3" table:formula="of:=IF([.U180]&lt;255; [.U180]; &quot;&quot;)">
            <text:p/>
          </table:table-cell>
          <table:table-cell table:style-name="ce3" table:formula="of:=IF([.V180]&lt;256; [.V180]; &quot;&quot;)">
            <text:p/>
          </table:table-cell>
          <table:table-cell table:number-columns-repeated="18"/>
          <table:table-cell table:formula="of:=[.$X$337]*[.Y180]" office:value-type="float" office:value="709.21875" calcext:value-type="float">
            <text:p>709,22</text:p>
          </table:table-cell>
          <table:table-cell table:formula="of:=[.U180] + [.$X$337]" office:value-type="float" office:value="713.203125" calcext:value-type="float">
            <text:p>713,2</text:p>
          </table:table-cell>
          <table:table-cell/>
          <table:table-cell table:style-name="ce6" table:formula="of:=IF([.C180] = &quot;&quot;; 0; 1)" office:value-type="boolean" office:boolean-value="false" calcext:value-type="boolean">
            <text:p>FALSO</text:p>
          </table:table-cell>
          <table:table-cell office:value-type="float" office:value="178" calcext:value-type="float">
            <text:p>178</text:p>
          </table:table-cell>
          <table:table-cell table:number-columns-repeated="16"/>
        </table:table-row>
        <table:table-row table:style-name="ro1">
          <table:table-cell table:style-name="ce3" table:formula="of:=IF([.U181]&lt;255; [.U181]; &quot;&quot;)">
            <text:p/>
          </table:table-cell>
          <table:table-cell table:style-name="ce3" table:formula="of:=IF([.V181]&lt;256; [.V181]; &quot;&quot;)">
            <text:p/>
          </table:table-cell>
          <table:table-cell table:number-columns-repeated="18"/>
          <table:table-cell table:formula="of:=[.$X$337]*[.Y181]" office:value-type="float" office:value="713.203125" calcext:value-type="float">
            <text:p>713,2</text:p>
          </table:table-cell>
          <table:table-cell table:formula="of:=[.U181] + [.$X$337]" office:value-type="float" office:value="717.1875" calcext:value-type="float">
            <text:p>717,19</text:p>
          </table:table-cell>
          <table:table-cell/>
          <table:table-cell table:style-name="ce6" table:formula="of:=IF([.C181] = &quot;&quot;; 0; 1)" office:value-type="boolean" office:boolean-value="false" calcext:value-type="boolean">
            <text:p>FALSO</text:p>
          </table:table-cell>
          <table:table-cell office:value-type="float" office:value="179" calcext:value-type="float">
            <text:p>179</text:p>
          </table:table-cell>
          <table:table-cell table:number-columns-repeated="16"/>
        </table:table-row>
        <table:table-row table:style-name="ro1">
          <table:table-cell table:style-name="ce3" table:formula="of:=IF([.U182]&lt;255; [.U182]; &quot;&quot;)">
            <text:p/>
          </table:table-cell>
          <table:table-cell table:style-name="ce3" table:formula="of:=IF([.V182]&lt;256; [.V182]; &quot;&quot;)">
            <text:p/>
          </table:table-cell>
          <table:table-cell table:number-columns-repeated="18"/>
          <table:table-cell table:formula="of:=[.$X$337]*[.Y182]" office:value-type="float" office:value="717.1875" calcext:value-type="float">
            <text:p>717,19</text:p>
          </table:table-cell>
          <table:table-cell table:formula="of:=[.U182] + [.$X$337]" office:value-type="float" office:value="721.171875" calcext:value-type="float">
            <text:p>721,17</text:p>
          </table:table-cell>
          <table:table-cell/>
          <table:table-cell table:style-name="ce6" table:formula="of:=IF([.C182] = &quot;&quot;; 0; 1)" office:value-type="boolean" office:boolean-value="false" calcext:value-type="boolean">
            <text:p>FALSO</text:p>
          </table:table-cell>
          <table:table-cell office:value-type="float" office:value="180" calcext:value-type="float">
            <text:p>180</text:p>
          </table:table-cell>
          <table:table-cell table:number-columns-repeated="16"/>
        </table:table-row>
        <table:table-row table:style-name="ro1">
          <table:table-cell table:style-name="ce3" table:formula="of:=IF([.U183]&lt;255; [.U183]; &quot;&quot;)">
            <text:p/>
          </table:table-cell>
          <table:table-cell table:style-name="ce3" table:formula="of:=IF([.V183]&lt;256; [.V183]; &quot;&quot;)">
            <text:p/>
          </table:table-cell>
          <table:table-cell table:number-columns-repeated="18"/>
          <table:table-cell table:formula="of:=[.$X$337]*[.Y183]" office:value-type="float" office:value="721.171875" calcext:value-type="float">
            <text:p>721,17</text:p>
          </table:table-cell>
          <table:table-cell table:formula="of:=[.U183] + [.$X$337]" office:value-type="float" office:value="725.15625" calcext:value-type="float">
            <text:p>725,16</text:p>
          </table:table-cell>
          <table:table-cell/>
          <table:table-cell table:style-name="ce6" table:formula="of:=IF([.C183] = &quot;&quot;; 0; 1)" office:value-type="boolean" office:boolean-value="false" calcext:value-type="boolean">
            <text:p>FALSO</text:p>
          </table:table-cell>
          <table:table-cell office:value-type="float" office:value="181" calcext:value-type="float">
            <text:p>181</text:p>
          </table:table-cell>
          <table:table-cell table:number-columns-repeated="16"/>
        </table:table-row>
        <table:table-row table:style-name="ro1">
          <table:table-cell table:style-name="ce3" table:formula="of:=IF([.U184]&lt;255; [.U184]; &quot;&quot;)">
            <text:p/>
          </table:table-cell>
          <table:table-cell table:style-name="ce3" table:formula="of:=IF([.V184]&lt;256; [.V184]; &quot;&quot;)">
            <text:p/>
          </table:table-cell>
          <table:table-cell table:number-columns-repeated="18"/>
          <table:table-cell table:formula="of:=[.$X$337]*[.Y184]" office:value-type="float" office:value="725.15625" calcext:value-type="float">
            <text:p>725,16</text:p>
          </table:table-cell>
          <table:table-cell table:formula="of:=[.U184] + [.$X$337]" office:value-type="float" office:value="729.140625" calcext:value-type="float">
            <text:p>729,14</text:p>
          </table:table-cell>
          <table:table-cell/>
          <table:table-cell table:style-name="ce6" table:formula="of:=IF([.C184] = &quot;&quot;; 0; 1)" office:value-type="boolean" office:boolean-value="false" calcext:value-type="boolean">
            <text:p>FALSO</text:p>
          </table:table-cell>
          <table:table-cell office:value-type="float" office:value="182" calcext:value-type="float">
            <text:p>182</text:p>
          </table:table-cell>
          <table:table-cell table:number-columns-repeated="16"/>
        </table:table-row>
        <table:table-row table:style-name="ro1">
          <table:table-cell table:style-name="ce3" table:formula="of:=IF([.U185]&lt;255; [.U185]; &quot;&quot;)">
            <text:p/>
          </table:table-cell>
          <table:table-cell table:style-name="ce3" table:formula="of:=IF([.V185]&lt;256; [.V185]; &quot;&quot;)">
            <text:p/>
          </table:table-cell>
          <table:table-cell table:number-columns-repeated="18"/>
          <table:table-cell table:formula="of:=[.$X$337]*[.Y185]" office:value-type="float" office:value="729.140625" calcext:value-type="float">
            <text:p>729,14</text:p>
          </table:table-cell>
          <table:table-cell table:formula="of:=[.U185] + [.$X$337]" office:value-type="float" office:value="733.125" calcext:value-type="float">
            <text:p>733,13</text:p>
          </table:table-cell>
          <table:table-cell/>
          <table:table-cell table:style-name="ce6" table:formula="of:=IF([.C185] = &quot;&quot;; 0; 1)" office:value-type="boolean" office:boolean-value="false" calcext:value-type="boolean">
            <text:p>FALSO</text:p>
          </table:table-cell>
          <table:table-cell office:value-type="float" office:value="183" calcext:value-type="float">
            <text:p>183</text:p>
          </table:table-cell>
          <table:table-cell table:number-columns-repeated="16"/>
        </table:table-row>
        <table:table-row table:style-name="ro1">
          <table:table-cell table:style-name="ce3" table:formula="of:=IF([.U186]&lt;255; [.U186]; &quot;&quot;)">
            <text:p/>
          </table:table-cell>
          <table:table-cell table:style-name="ce3" table:formula="of:=IF([.V186]&lt;256; [.V186]; &quot;&quot;)">
            <text:p/>
          </table:table-cell>
          <table:table-cell table:number-columns-repeated="18"/>
          <table:table-cell table:formula="of:=[.$X$337]*[.Y186]" office:value-type="float" office:value="733.125" calcext:value-type="float">
            <text:p>733,13</text:p>
          </table:table-cell>
          <table:table-cell table:formula="of:=[.U186] + [.$X$337]" office:value-type="float" office:value="737.109375" calcext:value-type="float">
            <text:p>737,11</text:p>
          </table:table-cell>
          <table:table-cell/>
          <table:table-cell table:style-name="ce6" table:formula="of:=IF([.C186] = &quot;&quot;; 0; 1)" office:value-type="boolean" office:boolean-value="false" calcext:value-type="boolean">
            <text:p>FALSO</text:p>
          </table:table-cell>
          <table:table-cell office:value-type="float" office:value="184" calcext:value-type="float">
            <text:p>184</text:p>
          </table:table-cell>
          <table:table-cell table:number-columns-repeated="16"/>
        </table:table-row>
        <table:table-row table:style-name="ro1">
          <table:table-cell table:style-name="ce3" table:formula="of:=IF([.U187]&lt;255; [.U187]; &quot;&quot;)">
            <text:p/>
          </table:table-cell>
          <table:table-cell table:style-name="ce3" table:formula="of:=IF([.V187]&lt;256; [.V187]; &quot;&quot;)">
            <text:p/>
          </table:table-cell>
          <table:table-cell table:number-columns-repeated="18"/>
          <table:table-cell table:formula="of:=[.$X$337]*[.Y187]" office:value-type="float" office:value="737.109375" calcext:value-type="float">
            <text:p>737,11</text:p>
          </table:table-cell>
          <table:table-cell table:formula="of:=[.U187] + [.$X$337]" office:value-type="float" office:value="741.09375" calcext:value-type="float">
            <text:p>741,09</text:p>
          </table:table-cell>
          <table:table-cell/>
          <table:table-cell table:style-name="ce6" table:formula="of:=IF([.C187] = &quot;&quot;; 0; 1)" office:value-type="boolean" office:boolean-value="false" calcext:value-type="boolean">
            <text:p>FALSO</text:p>
          </table:table-cell>
          <table:table-cell office:value-type="float" office:value="185" calcext:value-type="float">
            <text:p>185</text:p>
          </table:table-cell>
          <table:table-cell table:number-columns-repeated="16"/>
        </table:table-row>
        <table:table-row table:style-name="ro1">
          <table:table-cell table:style-name="ce3" table:formula="of:=IF([.U188]&lt;255; [.U188]; &quot;&quot;)">
            <text:p/>
          </table:table-cell>
          <table:table-cell table:style-name="ce3" table:formula="of:=IF([.V188]&lt;256; [.V188]; &quot;&quot;)">
            <text:p/>
          </table:table-cell>
          <table:table-cell table:number-columns-repeated="18"/>
          <table:table-cell table:formula="of:=[.$X$337]*[.Y188]" office:value-type="float" office:value="741.09375" calcext:value-type="float">
            <text:p>741,09</text:p>
          </table:table-cell>
          <table:table-cell table:formula="of:=[.U188] + [.$X$337]" office:value-type="float" office:value="745.078125" calcext:value-type="float">
            <text:p>745,08</text:p>
          </table:table-cell>
          <table:table-cell/>
          <table:table-cell table:style-name="ce6" table:formula="of:=IF([.C188] = &quot;&quot;; 0; 1)" office:value-type="boolean" office:boolean-value="false" calcext:value-type="boolean">
            <text:p>FALSO</text:p>
          </table:table-cell>
          <table:table-cell office:value-type="float" office:value="186" calcext:value-type="float">
            <text:p>186</text:p>
          </table:table-cell>
          <table:table-cell table:number-columns-repeated="16"/>
        </table:table-row>
        <table:table-row table:style-name="ro1">
          <table:table-cell table:style-name="ce3" table:formula="of:=IF([.U189]&lt;255; [.U189]; &quot;&quot;)">
            <text:p/>
          </table:table-cell>
          <table:table-cell table:style-name="ce3" table:formula="of:=IF([.V189]&lt;256; [.V189]; &quot;&quot;)">
            <text:p/>
          </table:table-cell>
          <table:table-cell table:number-columns-repeated="18"/>
          <table:table-cell table:formula="of:=[.$X$337]*[.Y189]" office:value-type="float" office:value="745.078125" calcext:value-type="float">
            <text:p>745,08</text:p>
          </table:table-cell>
          <table:table-cell table:formula="of:=[.U189] + [.$X$337]" office:value-type="float" office:value="749.0625" calcext:value-type="float">
            <text:p>749,06</text:p>
          </table:table-cell>
          <table:table-cell/>
          <table:table-cell table:style-name="ce6" table:formula="of:=IF([.C189] = &quot;&quot;; 0; 1)" office:value-type="boolean" office:boolean-value="false" calcext:value-type="boolean">
            <text:p>FALSO</text:p>
          </table:table-cell>
          <table:table-cell office:value-type="float" office:value="187" calcext:value-type="float">
            <text:p>187</text:p>
          </table:table-cell>
          <table:table-cell table:number-columns-repeated="16"/>
        </table:table-row>
        <table:table-row table:style-name="ro1">
          <table:table-cell table:style-name="ce3" table:formula="of:=IF([.U190]&lt;255; [.U190]; &quot;&quot;)">
            <text:p/>
          </table:table-cell>
          <table:table-cell table:style-name="ce3" table:formula="of:=IF([.V190]&lt;256; [.V190]; &quot;&quot;)">
            <text:p/>
          </table:table-cell>
          <table:table-cell table:number-columns-repeated="18"/>
          <table:table-cell table:formula="of:=[.$X$337]*[.Y190]" office:value-type="float" office:value="749.0625" calcext:value-type="float">
            <text:p>749,06</text:p>
          </table:table-cell>
          <table:table-cell table:formula="of:=[.U190] + [.$X$337]" office:value-type="float" office:value="753.046875" calcext:value-type="float">
            <text:p>753,05</text:p>
          </table:table-cell>
          <table:table-cell/>
          <table:table-cell table:style-name="ce6" table:formula="of:=IF([.C190] = &quot;&quot;; 0; 1)" office:value-type="boolean" office:boolean-value="false" calcext:value-type="boolean">
            <text:p>FALSO</text:p>
          </table:table-cell>
          <table:table-cell office:value-type="float" office:value="188" calcext:value-type="float">
            <text:p>188</text:p>
          </table:table-cell>
          <table:table-cell table:number-columns-repeated="16"/>
        </table:table-row>
        <table:table-row table:style-name="ro1">
          <table:table-cell table:style-name="ce3" table:formula="of:=IF([.U191]&lt;255; [.U191]; &quot;&quot;)">
            <text:p/>
          </table:table-cell>
          <table:table-cell table:style-name="ce3" table:formula="of:=IF([.V191]&lt;256; [.V191]; &quot;&quot;)">
            <text:p/>
          </table:table-cell>
          <table:table-cell table:number-columns-repeated="18"/>
          <table:table-cell table:formula="of:=[.$X$337]*[.Y191]" office:value-type="float" office:value="753.046875" calcext:value-type="float">
            <text:p>753,05</text:p>
          </table:table-cell>
          <table:table-cell table:formula="of:=[.U191] + [.$X$337]" office:value-type="float" office:value="757.03125" calcext:value-type="float">
            <text:p>757,03</text:p>
          </table:table-cell>
          <table:table-cell/>
          <table:table-cell table:style-name="ce6" table:formula="of:=IF([.C191] = &quot;&quot;; 0; 1)" office:value-type="boolean" office:boolean-value="false" calcext:value-type="boolean">
            <text:p>FALSO</text:p>
          </table:table-cell>
          <table:table-cell office:value-type="float" office:value="189" calcext:value-type="float">
            <text:p>189</text:p>
          </table:table-cell>
          <table:table-cell table:number-columns-repeated="16"/>
        </table:table-row>
        <table:table-row table:style-name="ro1">
          <table:table-cell table:style-name="ce3" table:formula="of:=IF([.U192]&lt;255; [.U192]; &quot;&quot;)">
            <text:p/>
          </table:table-cell>
          <table:table-cell table:style-name="ce3" table:formula="of:=IF([.V192]&lt;256; [.V192]; &quot;&quot;)">
            <text:p/>
          </table:table-cell>
          <table:table-cell table:number-columns-repeated="18"/>
          <table:table-cell table:formula="of:=[.$X$337]*[.Y192]" office:value-type="float" office:value="757.03125" calcext:value-type="float">
            <text:p>757,03</text:p>
          </table:table-cell>
          <table:table-cell table:formula="of:=[.U192] + [.$X$337]" office:value-type="float" office:value="761.015625" calcext:value-type="float">
            <text:p>761,02</text:p>
          </table:table-cell>
          <table:table-cell/>
          <table:table-cell table:style-name="ce6" table:formula="of:=IF([.C192] = &quot;&quot;; 0; 1)" office:value-type="boolean" office:boolean-value="false" calcext:value-type="boolean">
            <text:p>FALSO</text:p>
          </table:table-cell>
          <table:table-cell office:value-type="float" office:value="190" calcext:value-type="float">
            <text:p>190</text:p>
          </table:table-cell>
          <table:table-cell table:number-columns-repeated="16"/>
        </table:table-row>
        <table:table-row table:style-name="ro1">
          <table:table-cell table:style-name="ce3" table:formula="of:=IF([.U193]&lt;255; [.U193]; &quot;&quot;)">
            <text:p/>
          </table:table-cell>
          <table:table-cell table:style-name="ce3" table:formula="of:=IF([.V193]&lt;256; [.V193]; &quot;&quot;)">
            <text:p/>
          </table:table-cell>
          <table:table-cell table:number-columns-repeated="18"/>
          <table:table-cell table:formula="of:=[.$X$337]*[.Y193]" office:value-type="float" office:value="761.015625" calcext:value-type="float">
            <text:p>761,02</text:p>
          </table:table-cell>
          <table:table-cell table:formula="of:=[.U193] + [.$X$337]" office:value-type="float" office:value="765" calcext:value-type="float">
            <text:p>765</text:p>
          </table:table-cell>
          <table:table-cell/>
          <table:table-cell table:style-name="ce6" table:formula="of:=IF([.C193] = &quot;&quot;; 0; 1)" office:value-type="boolean" office:boolean-value="false" calcext:value-type="boolean">
            <text:p>FALSO</text:p>
          </table:table-cell>
          <table:table-cell office:value-type="float" office:value="191" calcext:value-type="float">
            <text:p>191</text:p>
          </table:table-cell>
          <table:table-cell table:number-columns-repeated="16"/>
        </table:table-row>
        <table:table-row table:style-name="ro1">
          <table:table-cell table:style-name="ce3" table:formula="of:=IF([.U194]&lt;255; [.U194]; &quot;&quot;)">
            <text:p/>
          </table:table-cell>
          <table:table-cell table:style-name="ce3" table:formula="of:=IF([.V194]&lt;256; [.V194]; &quot;&quot;)">
            <text:p/>
          </table:table-cell>
          <table:table-cell table:number-columns-repeated="18"/>
          <table:table-cell table:formula="of:=[.$X$337]*[.Y194]" office:value-type="float" office:value="765" calcext:value-type="float">
            <text:p>765</text:p>
          </table:table-cell>
          <table:table-cell table:formula="of:=[.U194] + [.$X$337]" office:value-type="float" office:value="768.984375" calcext:value-type="float">
            <text:p>768,98</text:p>
          </table:table-cell>
          <table:table-cell/>
          <table:table-cell table:style-name="ce6" table:formula="of:=IF([.C194] = &quot;&quot;; 0; 1)" office:value-type="boolean" office:boolean-value="false" calcext:value-type="boolean">
            <text:p>FALSO</text:p>
          </table:table-cell>
          <table:table-cell office:value-type="float" office:value="192" calcext:value-type="float">
            <text:p>192</text:p>
          </table:table-cell>
          <table:table-cell table:number-columns-repeated="16"/>
        </table:table-row>
        <table:table-row table:style-name="ro1">
          <table:table-cell table:style-name="ce3" table:formula="of:=IF([.U195]&lt;255; [.U195]; &quot;&quot;)">
            <text:p/>
          </table:table-cell>
          <table:table-cell table:style-name="ce3" table:formula="of:=IF([.V195]&lt;256; [.V195]; &quot;&quot;)">
            <text:p/>
          </table:table-cell>
          <table:table-cell table:number-columns-repeated="18"/>
          <table:table-cell table:formula="of:=[.$X$337]*[.Y195]" office:value-type="float" office:value="768.984375" calcext:value-type="float">
            <text:p>768,98</text:p>
          </table:table-cell>
          <table:table-cell table:formula="of:=[.U195] + [.$X$337]" office:value-type="float" office:value="772.96875" calcext:value-type="float">
            <text:p>772,97</text:p>
          </table:table-cell>
          <table:table-cell/>
          <table:table-cell table:style-name="ce6" table:formula="of:=IF([.C195] = &quot;&quot;; 0; 1)" office:value-type="boolean" office:boolean-value="false" calcext:value-type="boolean">
            <text:p>FALSO</text:p>
          </table:table-cell>
          <table:table-cell office:value-type="float" office:value="193" calcext:value-type="float">
            <text:p>193</text:p>
          </table:table-cell>
          <table:table-cell table:number-columns-repeated="16"/>
        </table:table-row>
        <table:table-row table:style-name="ro1">
          <table:table-cell table:style-name="ce3" table:formula="of:=IF([.U196]&lt;255; [.U196]; &quot;&quot;)">
            <text:p/>
          </table:table-cell>
          <table:table-cell table:style-name="ce3" table:formula="of:=IF([.V196]&lt;256; [.V196]; &quot;&quot;)">
            <text:p/>
          </table:table-cell>
          <table:table-cell table:number-columns-repeated="18"/>
          <table:table-cell table:formula="of:=[.$X$337]*[.Y196]" office:value-type="float" office:value="772.96875" calcext:value-type="float">
            <text:p>772,97</text:p>
          </table:table-cell>
          <table:table-cell table:formula="of:=[.U196] + [.$X$337]" office:value-type="float" office:value="776.953125" calcext:value-type="float">
            <text:p>776,95</text:p>
          </table:table-cell>
          <table:table-cell/>
          <table:table-cell table:style-name="ce6" table:formula="of:=IF([.C196] = &quot;&quot;; 0; 1)" office:value-type="boolean" office:boolean-value="false" calcext:value-type="boolean">
            <text:p>FALSO</text:p>
          </table:table-cell>
          <table:table-cell office:value-type="float" office:value="194" calcext:value-type="float">
            <text:p>194</text:p>
          </table:table-cell>
          <table:table-cell table:number-columns-repeated="16"/>
        </table:table-row>
        <table:table-row table:style-name="ro1">
          <table:table-cell table:style-name="ce3" table:formula="of:=IF([.U197]&lt;255; [.U197]; &quot;&quot;)">
            <text:p/>
          </table:table-cell>
          <table:table-cell table:style-name="ce3" table:formula="of:=IF([.V197]&lt;256; [.V197]; &quot;&quot;)">
            <text:p/>
          </table:table-cell>
          <table:table-cell table:number-columns-repeated="18"/>
          <table:table-cell table:formula="of:=[.$X$337]*[.Y197]" office:value-type="float" office:value="776.953125" calcext:value-type="float">
            <text:p>776,95</text:p>
          </table:table-cell>
          <table:table-cell table:formula="of:=[.U197] + [.$X$337]" office:value-type="float" office:value="780.9375" calcext:value-type="float">
            <text:p>780,94</text:p>
          </table:table-cell>
          <table:table-cell/>
          <table:table-cell table:style-name="ce6" table:formula="of:=IF([.C197] = &quot;&quot;; 0; 1)" office:value-type="boolean" office:boolean-value="false" calcext:value-type="boolean">
            <text:p>FALSO</text:p>
          </table:table-cell>
          <table:table-cell office:value-type="float" office:value="195" calcext:value-type="float">
            <text:p>195</text:p>
          </table:table-cell>
          <table:table-cell table:number-columns-repeated="16"/>
        </table:table-row>
        <table:table-row table:style-name="ro1">
          <table:table-cell table:style-name="ce3" table:formula="of:=IF([.U198]&lt;255; [.U198]; &quot;&quot;)">
            <text:p/>
          </table:table-cell>
          <table:table-cell table:style-name="ce3" table:formula="of:=IF([.V198]&lt;256; [.V198]; &quot;&quot;)">
            <text:p/>
          </table:table-cell>
          <table:table-cell table:number-columns-repeated="18"/>
          <table:table-cell table:formula="of:=[.$X$337]*[.Y198]" office:value-type="float" office:value="780.9375" calcext:value-type="float">
            <text:p>780,94</text:p>
          </table:table-cell>
          <table:table-cell table:formula="of:=[.U198] + [.$X$337]" office:value-type="float" office:value="784.921875" calcext:value-type="float">
            <text:p>784,92</text:p>
          </table:table-cell>
          <table:table-cell/>
          <table:table-cell table:style-name="ce6" table:formula="of:=IF([.C198] = &quot;&quot;; 0; 1)" office:value-type="boolean" office:boolean-value="false" calcext:value-type="boolean">
            <text:p>FALSO</text:p>
          </table:table-cell>
          <table:table-cell office:value-type="float" office:value="196" calcext:value-type="float">
            <text:p>196</text:p>
          </table:table-cell>
          <table:table-cell table:number-columns-repeated="16"/>
        </table:table-row>
        <table:table-row table:style-name="ro1">
          <table:table-cell table:style-name="ce3" table:formula="of:=IF([.U199]&lt;255; [.U199]; &quot;&quot;)">
            <text:p/>
          </table:table-cell>
          <table:table-cell table:style-name="ce3" table:formula="of:=IF([.V199]&lt;256; [.V199]; &quot;&quot;)">
            <text:p/>
          </table:table-cell>
          <table:table-cell table:number-columns-repeated="18"/>
          <table:table-cell table:formula="of:=[.$X$337]*[.Y199]" office:value-type="float" office:value="784.921875" calcext:value-type="float">
            <text:p>784,92</text:p>
          </table:table-cell>
          <table:table-cell table:formula="of:=[.U199] + [.$X$337]" office:value-type="float" office:value="788.90625" calcext:value-type="float">
            <text:p>788,91</text:p>
          </table:table-cell>
          <table:table-cell/>
          <table:table-cell table:style-name="ce6" table:formula="of:=IF([.C199] = &quot;&quot;; 0; 1)" office:value-type="boolean" office:boolean-value="false" calcext:value-type="boolean">
            <text:p>FALSO</text:p>
          </table:table-cell>
          <table:table-cell office:value-type="float" office:value="197" calcext:value-type="float">
            <text:p>197</text:p>
          </table:table-cell>
          <table:table-cell table:number-columns-repeated="16"/>
        </table:table-row>
        <table:table-row table:style-name="ro1">
          <table:table-cell table:style-name="ce3" table:formula="of:=IF([.U200]&lt;255; [.U200]; &quot;&quot;)">
            <text:p/>
          </table:table-cell>
          <table:table-cell table:style-name="ce3" table:formula="of:=IF([.V200]&lt;256; [.V200]; &quot;&quot;)">
            <text:p/>
          </table:table-cell>
          <table:table-cell table:number-columns-repeated="18"/>
          <table:table-cell table:formula="of:=[.$X$337]*[.Y200]" office:value-type="float" office:value="788.90625" calcext:value-type="float">
            <text:p>788,91</text:p>
          </table:table-cell>
          <table:table-cell table:formula="of:=[.U200] + [.$X$337]" office:value-type="float" office:value="792.890625" calcext:value-type="float">
            <text:p>792,89</text:p>
          </table:table-cell>
          <table:table-cell/>
          <table:table-cell table:style-name="ce6" table:formula="of:=IF([.C200] = &quot;&quot;; 0; 1)" office:value-type="boolean" office:boolean-value="false" calcext:value-type="boolean">
            <text:p>FALSO</text:p>
          </table:table-cell>
          <table:table-cell office:value-type="float" office:value="198" calcext:value-type="float">
            <text:p>198</text:p>
          </table:table-cell>
          <table:table-cell table:number-columns-repeated="16"/>
        </table:table-row>
        <table:table-row table:style-name="ro1">
          <table:table-cell table:style-name="ce3" table:formula="of:=IF([.U201]&lt;255; [.U201]; &quot;&quot;)">
            <text:p/>
          </table:table-cell>
          <table:table-cell table:style-name="ce3" table:formula="of:=IF([.V201]&lt;256; [.V201]; &quot;&quot;)">
            <text:p/>
          </table:table-cell>
          <table:table-cell table:number-columns-repeated="18"/>
          <table:table-cell table:formula="of:=[.$X$337]*[.Y201]" office:value-type="float" office:value="792.890625" calcext:value-type="float">
            <text:p>792,89</text:p>
          </table:table-cell>
          <table:table-cell table:formula="of:=[.U201] + [.$X$337]" office:value-type="float" office:value="796.875" calcext:value-type="float">
            <text:p>796,88</text:p>
          </table:table-cell>
          <table:table-cell/>
          <table:table-cell table:style-name="ce6" table:formula="of:=IF([.C201] = &quot;&quot;; 0; 1)" office:value-type="boolean" office:boolean-value="false" calcext:value-type="boolean">
            <text:p>FALSO</text:p>
          </table:table-cell>
          <table:table-cell office:value-type="float" office:value="199" calcext:value-type="float">
            <text:p>199</text:p>
          </table:table-cell>
          <table:table-cell table:number-columns-repeated="16"/>
        </table:table-row>
        <table:table-row table:style-name="ro1">
          <table:table-cell table:style-name="ce3" table:formula="of:=IF([.U202]&lt;255; [.U202]; &quot;&quot;)">
            <text:p/>
          </table:table-cell>
          <table:table-cell table:style-name="ce3" table:formula="of:=IF([.V202]&lt;256; [.V202]; &quot;&quot;)">
            <text:p/>
          </table:table-cell>
          <table:table-cell table:number-columns-repeated="18"/>
          <table:table-cell table:formula="of:=[.$X$337]*[.Y202]" office:value-type="float" office:value="796.875" calcext:value-type="float">
            <text:p>796,88</text:p>
          </table:table-cell>
          <table:table-cell table:formula="of:=[.U202] + [.$X$337]" office:value-type="float" office:value="800.859375" calcext:value-type="float">
            <text:p>800,86</text:p>
          </table:table-cell>
          <table:table-cell/>
          <table:table-cell table:style-name="ce6" table:formula="of:=IF([.C202] = &quot;&quot;; 0; 1)" office:value-type="boolean" office:boolean-value="false" calcext:value-type="boolean">
            <text:p>FALSO</text:p>
          </table:table-cell>
          <table:table-cell office:value-type="float" office:value="200" calcext:value-type="float">
            <text:p>200</text:p>
          </table:table-cell>
          <table:table-cell table:number-columns-repeated="16"/>
        </table:table-row>
        <table:table-row table:style-name="ro1">
          <table:table-cell table:style-name="ce3" table:formula="of:=IF([.U203]&lt;255; [.U203]; &quot;&quot;)">
            <text:p/>
          </table:table-cell>
          <table:table-cell table:style-name="ce3" table:formula="of:=IF([.V203]&lt;256; [.V203]; &quot;&quot;)">
            <text:p/>
          </table:table-cell>
          <table:table-cell table:number-columns-repeated="18"/>
          <table:table-cell table:formula="of:=[.$X$337]*[.Y203]" office:value-type="float" office:value="800.859375" calcext:value-type="float">
            <text:p>800,86</text:p>
          </table:table-cell>
          <table:table-cell table:formula="of:=[.U203] + [.$X$337]" office:value-type="float" office:value="804.84375" calcext:value-type="float">
            <text:p>804,84</text:p>
          </table:table-cell>
          <table:table-cell/>
          <table:table-cell table:style-name="ce6" table:formula="of:=IF([.C203] = &quot;&quot;; 0; 1)" office:value-type="boolean" office:boolean-value="false" calcext:value-type="boolean">
            <text:p>FALSO</text:p>
          </table:table-cell>
          <table:table-cell office:value-type="float" office:value="201" calcext:value-type="float">
            <text:p>201</text:p>
          </table:table-cell>
          <table:table-cell table:number-columns-repeated="16"/>
        </table:table-row>
        <table:table-row table:style-name="ro1">
          <table:table-cell table:style-name="ce3" table:formula="of:=IF([.U204]&lt;255; [.U204]; &quot;&quot;)">
            <text:p/>
          </table:table-cell>
          <table:table-cell table:style-name="ce3" table:formula="of:=IF([.V204]&lt;256; [.V204]; &quot;&quot;)">
            <text:p/>
          </table:table-cell>
          <table:table-cell table:number-columns-repeated="18"/>
          <table:table-cell table:formula="of:=[.$X$337]*[.Y204]" office:value-type="float" office:value="804.84375" calcext:value-type="float">
            <text:p>804,84</text:p>
          </table:table-cell>
          <table:table-cell table:formula="of:=[.U204] + [.$X$337]" office:value-type="float" office:value="808.828125" calcext:value-type="float">
            <text:p>808,83</text:p>
          </table:table-cell>
          <table:table-cell/>
          <table:table-cell table:style-name="ce6" table:formula="of:=IF([.C204] = &quot;&quot;; 0; 1)" office:value-type="boolean" office:boolean-value="false" calcext:value-type="boolean">
            <text:p>FALSO</text:p>
          </table:table-cell>
          <table:table-cell office:value-type="float" office:value="202" calcext:value-type="float">
            <text:p>202</text:p>
          </table:table-cell>
          <table:table-cell table:number-columns-repeated="16"/>
        </table:table-row>
        <table:table-row table:style-name="ro1">
          <table:table-cell table:style-name="ce3" table:formula="of:=IF([.U205]&lt;255; [.U205]; &quot;&quot;)">
            <text:p/>
          </table:table-cell>
          <table:table-cell table:style-name="ce3" table:formula="of:=IF([.V205]&lt;256; [.V205]; &quot;&quot;)">
            <text:p/>
          </table:table-cell>
          <table:table-cell table:number-columns-repeated="18"/>
          <table:table-cell table:formula="of:=[.$X$337]*[.Y205]" office:value-type="float" office:value="808.828125" calcext:value-type="float">
            <text:p>808,83</text:p>
          </table:table-cell>
          <table:table-cell table:formula="of:=[.U205] + [.$X$337]" office:value-type="float" office:value="812.8125" calcext:value-type="float">
            <text:p>812,81</text:p>
          </table:table-cell>
          <table:table-cell/>
          <table:table-cell table:style-name="ce6" table:formula="of:=IF([.C205] = &quot;&quot;; 0; 1)" office:value-type="boolean" office:boolean-value="false" calcext:value-type="boolean">
            <text:p>FALSO</text:p>
          </table:table-cell>
          <table:table-cell office:value-type="float" office:value="203" calcext:value-type="float">
            <text:p>203</text:p>
          </table:table-cell>
          <table:table-cell table:number-columns-repeated="16"/>
        </table:table-row>
        <table:table-row table:style-name="ro1">
          <table:table-cell table:style-name="ce3" table:formula="of:=IF([.U206]&lt;255; [.U206]; &quot;&quot;)">
            <text:p/>
          </table:table-cell>
          <table:table-cell table:style-name="ce3" table:formula="of:=IF([.V206]&lt;256; [.V206]; &quot;&quot;)">
            <text:p/>
          </table:table-cell>
          <table:table-cell table:number-columns-repeated="18"/>
          <table:table-cell table:formula="of:=[.$X$337]*[.Y206]" office:value-type="float" office:value="812.8125" calcext:value-type="float">
            <text:p>812,81</text:p>
          </table:table-cell>
          <table:table-cell table:formula="of:=[.U206] + [.$X$337]" office:value-type="float" office:value="816.796875" calcext:value-type="float">
            <text:p>816,8</text:p>
          </table:table-cell>
          <table:table-cell/>
          <table:table-cell table:style-name="ce6" table:formula="of:=IF([.C206] = &quot;&quot;; 0; 1)" office:value-type="boolean" office:boolean-value="false" calcext:value-type="boolean">
            <text:p>FALSO</text:p>
          </table:table-cell>
          <table:table-cell office:value-type="float" office:value="204" calcext:value-type="float">
            <text:p>204</text:p>
          </table:table-cell>
          <table:table-cell table:number-columns-repeated="16"/>
        </table:table-row>
        <table:table-row table:style-name="ro1">
          <table:table-cell table:style-name="ce3" table:formula="of:=IF([.U207]&lt;255; [.U207]; &quot;&quot;)">
            <text:p/>
          </table:table-cell>
          <table:table-cell table:style-name="ce3" table:formula="of:=IF([.V207]&lt;256; [.V207]; &quot;&quot;)">
            <text:p/>
          </table:table-cell>
          <table:table-cell table:number-columns-repeated="18"/>
          <table:table-cell table:formula="of:=[.$X$337]*[.Y207]" office:value-type="float" office:value="816.796875" calcext:value-type="float">
            <text:p>816,8</text:p>
          </table:table-cell>
          <table:table-cell table:formula="of:=[.U207] + [.$X$337]" office:value-type="float" office:value="820.78125" calcext:value-type="float">
            <text:p>820,78</text:p>
          </table:table-cell>
          <table:table-cell/>
          <table:table-cell table:style-name="ce6" table:formula="of:=IF([.C207] = &quot;&quot;; 0; 1)" office:value-type="boolean" office:boolean-value="false" calcext:value-type="boolean">
            <text:p>FALSO</text:p>
          </table:table-cell>
          <table:table-cell office:value-type="float" office:value="205" calcext:value-type="float">
            <text:p>205</text:p>
          </table:table-cell>
          <table:table-cell table:number-columns-repeated="16"/>
        </table:table-row>
        <table:table-row table:style-name="ro1">
          <table:table-cell table:style-name="ce3" table:formula="of:=IF([.U208]&lt;255; [.U208]; &quot;&quot;)">
            <text:p/>
          </table:table-cell>
          <table:table-cell table:style-name="ce3" table:formula="of:=IF([.V208]&lt;256; [.V208]; &quot;&quot;)">
            <text:p/>
          </table:table-cell>
          <table:table-cell table:number-columns-repeated="18"/>
          <table:table-cell table:formula="of:=[.$X$337]*[.Y208]" office:value-type="float" office:value="820.78125" calcext:value-type="float">
            <text:p>820,78</text:p>
          </table:table-cell>
          <table:table-cell table:formula="of:=[.U208] + [.$X$337]" office:value-type="float" office:value="824.765625" calcext:value-type="float">
            <text:p>824,77</text:p>
          </table:table-cell>
          <table:table-cell/>
          <table:table-cell table:style-name="ce6" table:formula="of:=IF([.C208] = &quot;&quot;; 0; 1)" office:value-type="boolean" office:boolean-value="false" calcext:value-type="boolean">
            <text:p>FALSO</text:p>
          </table:table-cell>
          <table:table-cell office:value-type="float" office:value="206" calcext:value-type="float">
            <text:p>206</text:p>
          </table:table-cell>
          <table:table-cell table:number-columns-repeated="16"/>
        </table:table-row>
        <table:table-row table:style-name="ro1">
          <table:table-cell table:style-name="ce3" table:formula="of:=IF([.U209]&lt;255; [.U209]; &quot;&quot;)">
            <text:p/>
          </table:table-cell>
          <table:table-cell table:style-name="ce3" table:formula="of:=IF([.V209]&lt;256; [.V209]; &quot;&quot;)">
            <text:p/>
          </table:table-cell>
          <table:table-cell table:number-columns-repeated="18"/>
          <table:table-cell table:formula="of:=[.$X$337]*[.Y209]" office:value-type="float" office:value="824.765625" calcext:value-type="float">
            <text:p>824,77</text:p>
          </table:table-cell>
          <table:table-cell table:formula="of:=[.U209] + [.$X$337]" office:value-type="float" office:value="828.75" calcext:value-type="float">
            <text:p>828,75</text:p>
          </table:table-cell>
          <table:table-cell/>
          <table:table-cell table:style-name="ce6" table:formula="of:=IF([.C209] = &quot;&quot;; 0; 1)" office:value-type="boolean" office:boolean-value="false" calcext:value-type="boolean">
            <text:p>FALSO</text:p>
          </table:table-cell>
          <table:table-cell office:value-type="float" office:value="207" calcext:value-type="float">
            <text:p>207</text:p>
          </table:table-cell>
          <table:table-cell table:number-columns-repeated="16"/>
        </table:table-row>
        <table:table-row table:style-name="ro1">
          <table:table-cell table:style-name="ce3" table:formula="of:=IF([.U210]&lt;255; [.U210]; &quot;&quot;)">
            <text:p/>
          </table:table-cell>
          <table:table-cell table:style-name="ce3" table:formula="of:=IF([.V210]&lt;256; [.V210]; &quot;&quot;)">
            <text:p/>
          </table:table-cell>
          <table:table-cell table:number-columns-repeated="18"/>
          <table:table-cell table:formula="of:=[.$X$337]*[.Y210]" office:value-type="float" office:value="828.75" calcext:value-type="float">
            <text:p>828,75</text:p>
          </table:table-cell>
          <table:table-cell table:formula="of:=[.U210] + [.$X$337]" office:value-type="float" office:value="832.734375" calcext:value-type="float">
            <text:p>832,73</text:p>
          </table:table-cell>
          <table:table-cell/>
          <table:table-cell table:style-name="ce6" table:formula="of:=IF([.C210] = &quot;&quot;; 0; 1)" office:value-type="boolean" office:boolean-value="false" calcext:value-type="boolean">
            <text:p>FALSO</text:p>
          </table:table-cell>
          <table:table-cell office:value-type="float" office:value="208" calcext:value-type="float">
            <text:p>208</text:p>
          </table:table-cell>
          <table:table-cell table:number-columns-repeated="16"/>
        </table:table-row>
        <table:table-row table:style-name="ro1">
          <table:table-cell table:style-name="ce3" table:formula="of:=IF([.U211]&lt;255; [.U211]; &quot;&quot;)">
            <text:p/>
          </table:table-cell>
          <table:table-cell table:style-name="ce3" table:formula="of:=IF([.V211]&lt;256; [.V211]; &quot;&quot;)">
            <text:p/>
          </table:table-cell>
          <table:table-cell table:number-columns-repeated="18"/>
          <table:table-cell table:formula="of:=[.$X$337]*[.Y211]" office:value-type="float" office:value="832.734375" calcext:value-type="float">
            <text:p>832,73</text:p>
          </table:table-cell>
          <table:table-cell table:formula="of:=[.U211] + [.$X$337]" office:value-type="float" office:value="836.71875" calcext:value-type="float">
            <text:p>836,72</text:p>
          </table:table-cell>
          <table:table-cell/>
          <table:table-cell table:style-name="ce6" table:formula="of:=IF([.C211] = &quot;&quot;; 0; 1)" office:value-type="boolean" office:boolean-value="false" calcext:value-type="boolean">
            <text:p>FALSO</text:p>
          </table:table-cell>
          <table:table-cell office:value-type="float" office:value="209" calcext:value-type="float">
            <text:p>209</text:p>
          </table:table-cell>
          <table:table-cell table:number-columns-repeated="16"/>
        </table:table-row>
        <table:table-row table:style-name="ro1">
          <table:table-cell table:style-name="ce3" table:formula="of:=IF([.U212]&lt;255; [.U212]; &quot;&quot;)">
            <text:p/>
          </table:table-cell>
          <table:table-cell table:style-name="ce3" table:formula="of:=IF([.V212]&lt;256; [.V212]; &quot;&quot;)">
            <text:p/>
          </table:table-cell>
          <table:table-cell table:number-columns-repeated="18"/>
          <table:table-cell table:formula="of:=[.$X$337]*[.Y212]" office:value-type="float" office:value="836.71875" calcext:value-type="float">
            <text:p>836,72</text:p>
          </table:table-cell>
          <table:table-cell table:formula="of:=[.U212] + [.$X$337]" office:value-type="float" office:value="840.703125" calcext:value-type="float">
            <text:p>840,7</text:p>
          </table:table-cell>
          <table:table-cell/>
          <table:table-cell table:style-name="ce6" table:formula="of:=IF([.C212] = &quot;&quot;; 0; 1)" office:value-type="boolean" office:boolean-value="false" calcext:value-type="boolean">
            <text:p>FALSO</text:p>
          </table:table-cell>
          <table:table-cell office:value-type="float" office:value="210" calcext:value-type="float">
            <text:p>210</text:p>
          </table:table-cell>
          <table:table-cell table:number-columns-repeated="16"/>
        </table:table-row>
        <table:table-row table:style-name="ro1">
          <table:table-cell table:style-name="ce3" table:formula="of:=IF([.U213]&lt;255; [.U213]; &quot;&quot;)">
            <text:p/>
          </table:table-cell>
          <table:table-cell table:style-name="ce3" table:formula="of:=IF([.V213]&lt;256; [.V213]; &quot;&quot;)">
            <text:p/>
          </table:table-cell>
          <table:table-cell table:number-columns-repeated="18"/>
          <table:table-cell table:formula="of:=[.$X$337]*[.Y213]" office:value-type="float" office:value="840.703125" calcext:value-type="float">
            <text:p>840,7</text:p>
          </table:table-cell>
          <table:table-cell table:formula="of:=[.U213] + [.$X$337]" office:value-type="float" office:value="844.6875" calcext:value-type="float">
            <text:p>844,69</text:p>
          </table:table-cell>
          <table:table-cell/>
          <table:table-cell table:style-name="ce6" table:formula="of:=IF([.C213] = &quot;&quot;; 0; 1)" office:value-type="boolean" office:boolean-value="false" calcext:value-type="boolean">
            <text:p>FALSO</text:p>
          </table:table-cell>
          <table:table-cell office:value-type="float" office:value="211" calcext:value-type="float">
            <text:p>211</text:p>
          </table:table-cell>
          <table:table-cell table:number-columns-repeated="16"/>
        </table:table-row>
        <table:table-row table:style-name="ro1">
          <table:table-cell table:style-name="ce3" table:formula="of:=IF([.U214]&lt;255; [.U214]; &quot;&quot;)">
            <text:p/>
          </table:table-cell>
          <table:table-cell table:style-name="ce3" table:formula="of:=IF([.V214]&lt;256; [.V214]; &quot;&quot;)">
            <text:p/>
          </table:table-cell>
          <table:table-cell table:number-columns-repeated="18"/>
          <table:table-cell table:formula="of:=[.$X$337]*[.Y214]" office:value-type="float" office:value="844.6875" calcext:value-type="float">
            <text:p>844,69</text:p>
          </table:table-cell>
          <table:table-cell table:formula="of:=[.U214] + [.$X$337]" office:value-type="float" office:value="848.671875" calcext:value-type="float">
            <text:p>848,67</text:p>
          </table:table-cell>
          <table:table-cell/>
          <table:table-cell table:style-name="ce6" table:formula="of:=IF([.C214] = &quot;&quot;; 0; 1)" office:value-type="boolean" office:boolean-value="false" calcext:value-type="boolean">
            <text:p>FALSO</text:p>
          </table:table-cell>
          <table:table-cell office:value-type="float" office:value="212" calcext:value-type="float">
            <text:p>212</text:p>
          </table:table-cell>
          <table:table-cell table:number-columns-repeated="16"/>
        </table:table-row>
        <table:table-row table:style-name="ro1">
          <table:table-cell table:style-name="ce3" table:formula="of:=IF([.U215]&lt;255; [.U215]; &quot;&quot;)">
            <text:p/>
          </table:table-cell>
          <table:table-cell table:style-name="ce3" table:formula="of:=IF([.V215]&lt;256; [.V215]; &quot;&quot;)">
            <text:p/>
          </table:table-cell>
          <table:table-cell table:number-columns-repeated="18"/>
          <table:table-cell table:formula="of:=[.$X$337]*[.Y215]" office:value-type="float" office:value="848.671875" calcext:value-type="float">
            <text:p>848,67</text:p>
          </table:table-cell>
          <table:table-cell table:formula="of:=[.U215] + [.$X$337]" office:value-type="float" office:value="852.65625" calcext:value-type="float">
            <text:p>852,66</text:p>
          </table:table-cell>
          <table:table-cell/>
          <table:table-cell table:style-name="ce6" table:formula="of:=IF([.C215] = &quot;&quot;; 0; 1)" office:value-type="boolean" office:boolean-value="false" calcext:value-type="boolean">
            <text:p>FALSO</text:p>
          </table:table-cell>
          <table:table-cell office:value-type="float" office:value="213" calcext:value-type="float">
            <text:p>213</text:p>
          </table:table-cell>
          <table:table-cell table:number-columns-repeated="16"/>
        </table:table-row>
        <table:table-row table:style-name="ro1">
          <table:table-cell table:style-name="ce3" table:formula="of:=IF([.U216]&lt;255; [.U216]; &quot;&quot;)">
            <text:p/>
          </table:table-cell>
          <table:table-cell table:style-name="ce3" table:formula="of:=IF([.V216]&lt;256; [.V216]; &quot;&quot;)">
            <text:p/>
          </table:table-cell>
          <table:table-cell table:number-columns-repeated="18"/>
          <table:table-cell table:formula="of:=[.$X$337]*[.Y216]" office:value-type="float" office:value="852.65625" calcext:value-type="float">
            <text:p>852,66</text:p>
          </table:table-cell>
          <table:table-cell table:formula="of:=[.U216] + [.$X$337]" office:value-type="float" office:value="856.640625" calcext:value-type="float">
            <text:p>856,64</text:p>
          </table:table-cell>
          <table:table-cell/>
          <table:table-cell table:style-name="ce6" table:formula="of:=IF([.C216] = &quot;&quot;; 0; 1)" office:value-type="boolean" office:boolean-value="false" calcext:value-type="boolean">
            <text:p>FALSO</text:p>
          </table:table-cell>
          <table:table-cell office:value-type="float" office:value="214" calcext:value-type="float">
            <text:p>214</text:p>
          </table:table-cell>
          <table:table-cell table:number-columns-repeated="16"/>
        </table:table-row>
        <table:table-row table:style-name="ro1">
          <table:table-cell table:style-name="ce3" table:formula="of:=IF([.U217]&lt;255; [.U217]; &quot;&quot;)">
            <text:p/>
          </table:table-cell>
          <table:table-cell table:style-name="ce3" table:formula="of:=IF([.V217]&lt;256; [.V217]; &quot;&quot;)">
            <text:p/>
          </table:table-cell>
          <table:table-cell table:number-columns-repeated="18"/>
          <table:table-cell table:formula="of:=[.$X$337]*[.Y217]" office:value-type="float" office:value="856.640625" calcext:value-type="float">
            <text:p>856,64</text:p>
          </table:table-cell>
          <table:table-cell table:formula="of:=[.U217] + [.$X$337]" office:value-type="float" office:value="860.625" calcext:value-type="float">
            <text:p>860,63</text:p>
          </table:table-cell>
          <table:table-cell/>
          <table:table-cell table:style-name="ce6" table:formula="of:=IF([.C217] = &quot;&quot;; 0; 1)" office:value-type="boolean" office:boolean-value="false" calcext:value-type="boolean">
            <text:p>FALSO</text:p>
          </table:table-cell>
          <table:table-cell office:value-type="float" office:value="215" calcext:value-type="float">
            <text:p>215</text:p>
          </table:table-cell>
          <table:table-cell table:number-columns-repeated="16"/>
        </table:table-row>
        <table:table-row table:style-name="ro1">
          <table:table-cell table:style-name="ce3" table:formula="of:=IF([.U218]&lt;255; [.U218]; &quot;&quot;)">
            <text:p/>
          </table:table-cell>
          <table:table-cell table:style-name="ce3" table:formula="of:=IF([.V218]&lt;256; [.V218]; &quot;&quot;)">
            <text:p/>
          </table:table-cell>
          <table:table-cell table:number-columns-repeated="18"/>
          <table:table-cell table:formula="of:=[.$X$337]*[.Y218]" office:value-type="float" office:value="860.625" calcext:value-type="float">
            <text:p>860,63</text:p>
          </table:table-cell>
          <table:table-cell table:formula="of:=[.U218] + [.$X$337]" office:value-type="float" office:value="864.609375" calcext:value-type="float">
            <text:p>864,61</text:p>
          </table:table-cell>
          <table:table-cell/>
          <table:table-cell table:style-name="ce6" table:formula="of:=IF([.C218] = &quot;&quot;; 0; 1)" office:value-type="boolean" office:boolean-value="false" calcext:value-type="boolean">
            <text:p>FALSO</text:p>
          </table:table-cell>
          <table:table-cell office:value-type="float" office:value="216" calcext:value-type="float">
            <text:p>216</text:p>
          </table:table-cell>
          <table:table-cell table:number-columns-repeated="16"/>
        </table:table-row>
        <table:table-row table:style-name="ro1">
          <table:table-cell table:style-name="ce3" table:formula="of:=IF([.U219]&lt;255; [.U219]; &quot;&quot;)">
            <text:p/>
          </table:table-cell>
          <table:table-cell table:style-name="ce3" table:formula="of:=IF([.V219]&lt;256; [.V219]; &quot;&quot;)">
            <text:p/>
          </table:table-cell>
          <table:table-cell table:number-columns-repeated="18"/>
          <table:table-cell table:formula="of:=[.$X$337]*[.Y219]" office:value-type="float" office:value="864.609375" calcext:value-type="float">
            <text:p>864,61</text:p>
          </table:table-cell>
          <table:table-cell table:formula="of:=[.U219] + [.$X$337]" office:value-type="float" office:value="868.59375" calcext:value-type="float">
            <text:p>868,59</text:p>
          </table:table-cell>
          <table:table-cell/>
          <table:table-cell table:style-name="ce6" table:formula="of:=IF([.C219] = &quot;&quot;; 0; 1)" office:value-type="boolean" office:boolean-value="false" calcext:value-type="boolean">
            <text:p>FALSO</text:p>
          </table:table-cell>
          <table:table-cell office:value-type="float" office:value="217" calcext:value-type="float">
            <text:p>217</text:p>
          </table:table-cell>
          <table:table-cell table:number-columns-repeated="16"/>
        </table:table-row>
        <table:table-row table:style-name="ro1">
          <table:table-cell table:style-name="ce3" table:formula="of:=IF([.U220]&lt;255; [.U220]; &quot;&quot;)">
            <text:p/>
          </table:table-cell>
          <table:table-cell table:style-name="ce3" table:formula="of:=IF([.V220]&lt;256; [.V220]; &quot;&quot;)">
            <text:p/>
          </table:table-cell>
          <table:table-cell table:number-columns-repeated="18"/>
          <table:table-cell table:formula="of:=[.$X$337]*[.Y220]" office:value-type="float" office:value="868.59375" calcext:value-type="float">
            <text:p>868,59</text:p>
          </table:table-cell>
          <table:table-cell table:formula="of:=[.U220] + [.$X$337]" office:value-type="float" office:value="872.578125" calcext:value-type="float">
            <text:p>872,58</text:p>
          </table:table-cell>
          <table:table-cell/>
          <table:table-cell table:style-name="ce6" table:formula="of:=IF([.C220] = &quot;&quot;; 0; 1)" office:value-type="boolean" office:boolean-value="false" calcext:value-type="boolean">
            <text:p>FALSO</text:p>
          </table:table-cell>
          <table:table-cell office:value-type="float" office:value="218" calcext:value-type="float">
            <text:p>218</text:p>
          </table:table-cell>
          <table:table-cell table:number-columns-repeated="16"/>
        </table:table-row>
        <table:table-row table:style-name="ro1">
          <table:table-cell table:style-name="ce3" table:formula="of:=IF([.U221]&lt;255; [.U221]; &quot;&quot;)">
            <text:p/>
          </table:table-cell>
          <table:table-cell table:style-name="ce3" table:formula="of:=IF([.V221]&lt;256; [.V221]; &quot;&quot;)">
            <text:p/>
          </table:table-cell>
          <table:table-cell table:number-columns-repeated="18"/>
          <table:table-cell table:formula="of:=[.$X$337]*[.Y221]" office:value-type="float" office:value="872.578125" calcext:value-type="float">
            <text:p>872,58</text:p>
          </table:table-cell>
          <table:table-cell table:formula="of:=[.U221] + [.$X$337]" office:value-type="float" office:value="876.5625" calcext:value-type="float">
            <text:p>876,56</text:p>
          </table:table-cell>
          <table:table-cell/>
          <table:table-cell table:style-name="ce6" table:formula="of:=IF([.C221] = &quot;&quot;; 0; 1)" office:value-type="boolean" office:boolean-value="false" calcext:value-type="boolean">
            <text:p>FALSO</text:p>
          </table:table-cell>
          <table:table-cell office:value-type="float" office:value="219" calcext:value-type="float">
            <text:p>219</text:p>
          </table:table-cell>
          <table:table-cell table:number-columns-repeated="16"/>
        </table:table-row>
        <table:table-row table:style-name="ro1">
          <table:table-cell table:style-name="ce3" table:formula="of:=IF([.U222]&lt;255; [.U222]; &quot;&quot;)">
            <text:p/>
          </table:table-cell>
          <table:table-cell table:style-name="ce3" table:formula="of:=IF([.V222]&lt;256; [.V222]; &quot;&quot;)">
            <text:p/>
          </table:table-cell>
          <table:table-cell table:number-columns-repeated="18"/>
          <table:table-cell table:formula="of:=[.$X$337]*[.Y222]" office:value-type="float" office:value="876.5625" calcext:value-type="float">
            <text:p>876,56</text:p>
          </table:table-cell>
          <table:table-cell table:formula="of:=[.U222] + [.$X$337]" office:value-type="float" office:value="880.546875" calcext:value-type="float">
            <text:p>880,55</text:p>
          </table:table-cell>
          <table:table-cell/>
          <table:table-cell table:style-name="ce6" table:formula="of:=IF([.C222] = &quot;&quot;; 0; 1)" office:value-type="boolean" office:boolean-value="false" calcext:value-type="boolean">
            <text:p>FALSO</text:p>
          </table:table-cell>
          <table:table-cell office:value-type="float" office:value="220" calcext:value-type="float">
            <text:p>220</text:p>
          </table:table-cell>
          <table:table-cell table:number-columns-repeated="16"/>
        </table:table-row>
        <table:table-row table:style-name="ro1">
          <table:table-cell table:style-name="ce3" table:formula="of:=IF([.U223]&lt;255; [.U223]; &quot;&quot;)">
            <text:p/>
          </table:table-cell>
          <table:table-cell table:style-name="ce3" table:formula="of:=IF([.V223]&lt;256; [.V223]; &quot;&quot;)">
            <text:p/>
          </table:table-cell>
          <table:table-cell table:number-columns-repeated="18"/>
          <table:table-cell table:formula="of:=[.$X$337]*[.Y223]" office:value-type="float" office:value="880.546875" calcext:value-type="float">
            <text:p>880,55</text:p>
          </table:table-cell>
          <table:table-cell table:formula="of:=[.U223] + [.$X$337]" office:value-type="float" office:value="884.53125" calcext:value-type="float">
            <text:p>884,53</text:p>
          </table:table-cell>
          <table:table-cell/>
          <table:table-cell table:style-name="ce6" table:formula="of:=IF([.C223] = &quot;&quot;; 0; 1)" office:value-type="boolean" office:boolean-value="false" calcext:value-type="boolean">
            <text:p>FALSO</text:p>
          </table:table-cell>
          <table:table-cell office:value-type="float" office:value="221" calcext:value-type="float">
            <text:p>221</text:p>
          </table:table-cell>
          <table:table-cell table:number-columns-repeated="16"/>
        </table:table-row>
        <table:table-row table:style-name="ro1">
          <table:table-cell table:style-name="ce3" table:formula="of:=IF([.U224]&lt;255; [.U224]; &quot;&quot;)">
            <text:p/>
          </table:table-cell>
          <table:table-cell table:style-name="ce3" table:formula="of:=IF([.V224]&lt;256; [.V224]; &quot;&quot;)">
            <text:p/>
          </table:table-cell>
          <table:table-cell table:number-columns-repeated="18"/>
          <table:table-cell table:formula="of:=[.$X$337]*[.Y224]" office:value-type="float" office:value="884.53125" calcext:value-type="float">
            <text:p>884,53</text:p>
          </table:table-cell>
          <table:table-cell table:formula="of:=[.U224] + [.$X$337]" office:value-type="float" office:value="888.515625" calcext:value-type="float">
            <text:p>888,52</text:p>
          </table:table-cell>
          <table:table-cell/>
          <table:table-cell table:style-name="ce6" table:formula="of:=IF([.C224] = &quot;&quot;; 0; 1)" office:value-type="boolean" office:boolean-value="false" calcext:value-type="boolean">
            <text:p>FALSO</text:p>
          </table:table-cell>
          <table:table-cell office:value-type="float" office:value="222" calcext:value-type="float">
            <text:p>222</text:p>
          </table:table-cell>
          <table:table-cell table:number-columns-repeated="16"/>
        </table:table-row>
        <table:table-row table:style-name="ro1">
          <table:table-cell table:style-name="ce3" table:formula="of:=IF([.U225]&lt;255; [.U225]; &quot;&quot;)">
            <text:p/>
          </table:table-cell>
          <table:table-cell table:style-name="ce3" table:formula="of:=IF([.V225]&lt;256; [.V225]; &quot;&quot;)">
            <text:p/>
          </table:table-cell>
          <table:table-cell table:number-columns-repeated="18"/>
          <table:table-cell table:formula="of:=[.$X$337]*[.Y225]" office:value-type="float" office:value="888.515625" calcext:value-type="float">
            <text:p>888,52</text:p>
          </table:table-cell>
          <table:table-cell table:formula="of:=[.U225] + [.$X$337]" office:value-type="float" office:value="892.5" calcext:value-type="float">
            <text:p>892,5</text:p>
          </table:table-cell>
          <table:table-cell/>
          <table:table-cell table:style-name="ce6" table:formula="of:=IF([.C225] = &quot;&quot;; 0; 1)" office:value-type="boolean" office:boolean-value="false" calcext:value-type="boolean">
            <text:p>FALSO</text:p>
          </table:table-cell>
          <table:table-cell office:value-type="float" office:value="223" calcext:value-type="float">
            <text:p>223</text:p>
          </table:table-cell>
          <table:table-cell table:number-columns-repeated="16"/>
        </table:table-row>
        <table:table-row table:style-name="ro1">
          <table:table-cell table:style-name="ce3" table:formula="of:=IF([.U226]&lt;255; [.U226]; &quot;&quot;)">
            <text:p/>
          </table:table-cell>
          <table:table-cell table:style-name="ce3" table:formula="of:=IF([.V226]&lt;256; [.V226]; &quot;&quot;)">
            <text:p/>
          </table:table-cell>
          <table:table-cell table:number-columns-repeated="18"/>
          <table:table-cell table:formula="of:=[.$X$337]*[.Y226]" office:value-type="float" office:value="892.5" calcext:value-type="float">
            <text:p>892,5</text:p>
          </table:table-cell>
          <table:table-cell table:formula="of:=[.U226] + [.$X$337]" office:value-type="float" office:value="896.484375" calcext:value-type="float">
            <text:p>896,48</text:p>
          </table:table-cell>
          <table:table-cell/>
          <table:table-cell table:style-name="ce6" table:formula="of:=IF([.C226] = &quot;&quot;; 0; 1)" office:value-type="boolean" office:boolean-value="false" calcext:value-type="boolean">
            <text:p>FALSO</text:p>
          </table:table-cell>
          <table:table-cell office:value-type="float" office:value="224" calcext:value-type="float">
            <text:p>224</text:p>
          </table:table-cell>
          <table:table-cell table:number-columns-repeated="16"/>
        </table:table-row>
        <table:table-row table:style-name="ro1">
          <table:table-cell table:style-name="ce3" table:formula="of:=IF([.U227]&lt;255; [.U227]; &quot;&quot;)">
            <text:p/>
          </table:table-cell>
          <table:table-cell table:style-name="ce3" table:formula="of:=IF([.V227]&lt;256; [.V227]; &quot;&quot;)">
            <text:p/>
          </table:table-cell>
          <table:table-cell table:number-columns-repeated="18"/>
          <table:table-cell table:formula="of:=[.$X$337]*[.Y227]" office:value-type="float" office:value="896.484375" calcext:value-type="float">
            <text:p>896,48</text:p>
          </table:table-cell>
          <table:table-cell table:formula="of:=[.U227] + [.$X$337]" office:value-type="float" office:value="900.46875" calcext:value-type="float">
            <text:p>900,47</text:p>
          </table:table-cell>
          <table:table-cell/>
          <table:table-cell table:style-name="ce6" table:formula="of:=IF([.C227] = &quot;&quot;; 0; 1)" office:value-type="boolean" office:boolean-value="false" calcext:value-type="boolean">
            <text:p>FALSO</text:p>
          </table:table-cell>
          <table:table-cell office:value-type="float" office:value="225" calcext:value-type="float">
            <text:p>225</text:p>
          </table:table-cell>
          <table:table-cell table:number-columns-repeated="16"/>
        </table:table-row>
        <table:table-row table:style-name="ro1">
          <table:table-cell table:style-name="ce3" table:formula="of:=IF([.U228]&lt;255; [.U228]; &quot;&quot;)">
            <text:p/>
          </table:table-cell>
          <table:table-cell table:style-name="ce3" table:formula="of:=IF([.V228]&lt;256; [.V228]; &quot;&quot;)">
            <text:p/>
          </table:table-cell>
          <table:table-cell table:number-columns-repeated="18"/>
          <table:table-cell table:formula="of:=[.$X$337]*[.Y228]" office:value-type="float" office:value="900.46875" calcext:value-type="float">
            <text:p>900,47</text:p>
          </table:table-cell>
          <table:table-cell table:formula="of:=[.U228] + [.$X$337]" office:value-type="float" office:value="904.453125" calcext:value-type="float">
            <text:p>904,45</text:p>
          </table:table-cell>
          <table:table-cell/>
          <table:table-cell table:style-name="ce6" table:formula="of:=IF([.C228] = &quot;&quot;; 0; 1)" office:value-type="boolean" office:boolean-value="false" calcext:value-type="boolean">
            <text:p>FALSO</text:p>
          </table:table-cell>
          <table:table-cell office:value-type="float" office:value="226" calcext:value-type="float">
            <text:p>226</text:p>
          </table:table-cell>
          <table:table-cell table:number-columns-repeated="16"/>
        </table:table-row>
        <table:table-row table:style-name="ro1">
          <table:table-cell table:style-name="ce3" table:formula="of:=IF([.U229]&lt;255; [.U229]; &quot;&quot;)">
            <text:p/>
          </table:table-cell>
          <table:table-cell table:style-name="ce3" table:formula="of:=IF([.V229]&lt;256; [.V229]; &quot;&quot;)">
            <text:p/>
          </table:table-cell>
          <table:table-cell table:number-columns-repeated="18"/>
          <table:table-cell table:formula="of:=[.$X$337]*[.Y229]" office:value-type="float" office:value="904.453125" calcext:value-type="float">
            <text:p>904,45</text:p>
          </table:table-cell>
          <table:table-cell table:formula="of:=[.U229] + [.$X$337]" office:value-type="float" office:value="908.4375" calcext:value-type="float">
            <text:p>908,44</text:p>
          </table:table-cell>
          <table:table-cell/>
          <table:table-cell table:style-name="ce6" table:formula="of:=IF([.C229] = &quot;&quot;; 0; 1)" office:value-type="boolean" office:boolean-value="false" calcext:value-type="boolean">
            <text:p>FALSO</text:p>
          </table:table-cell>
          <table:table-cell office:value-type="float" office:value="227" calcext:value-type="float">
            <text:p>227</text:p>
          </table:table-cell>
          <table:table-cell table:number-columns-repeated="16"/>
        </table:table-row>
        <table:table-row table:style-name="ro1">
          <table:table-cell table:style-name="ce3" table:formula="of:=IF([.U230]&lt;255; [.U230]; &quot;&quot;)">
            <text:p/>
          </table:table-cell>
          <table:table-cell table:style-name="ce3" table:formula="of:=IF([.V230]&lt;256; [.V230]; &quot;&quot;)">
            <text:p/>
          </table:table-cell>
          <table:table-cell table:number-columns-repeated="18"/>
          <table:table-cell table:formula="of:=[.$X$337]*[.Y230]" office:value-type="float" office:value="908.4375" calcext:value-type="float">
            <text:p>908,44</text:p>
          </table:table-cell>
          <table:table-cell table:formula="of:=[.U230] + [.$X$337]" office:value-type="float" office:value="912.421875" calcext:value-type="float">
            <text:p>912,42</text:p>
          </table:table-cell>
          <table:table-cell/>
          <table:table-cell table:style-name="ce6" table:formula="of:=IF([.C230] = &quot;&quot;; 0; 1)" office:value-type="boolean" office:boolean-value="false" calcext:value-type="boolean">
            <text:p>FALSO</text:p>
          </table:table-cell>
          <table:table-cell office:value-type="float" office:value="228" calcext:value-type="float">
            <text:p>228</text:p>
          </table:table-cell>
          <table:table-cell table:number-columns-repeated="16"/>
        </table:table-row>
        <table:table-row table:style-name="ro1">
          <table:table-cell table:style-name="ce3" table:formula="of:=IF([.U231]&lt;255; [.U231]; &quot;&quot;)">
            <text:p/>
          </table:table-cell>
          <table:table-cell table:style-name="ce3" table:formula="of:=IF([.V231]&lt;256; [.V231]; &quot;&quot;)">
            <text:p/>
          </table:table-cell>
          <table:table-cell table:number-columns-repeated="18"/>
          <table:table-cell table:formula="of:=[.$X$337]*[.Y231]" office:value-type="float" office:value="912.421875" calcext:value-type="float">
            <text:p>912,42</text:p>
          </table:table-cell>
          <table:table-cell table:formula="of:=[.U231] + [.$X$337]" office:value-type="float" office:value="916.40625" calcext:value-type="float">
            <text:p>916,41</text:p>
          </table:table-cell>
          <table:table-cell/>
          <table:table-cell table:style-name="ce6" table:formula="of:=IF([.C231] = &quot;&quot;; 0; 1)" office:value-type="boolean" office:boolean-value="false" calcext:value-type="boolean">
            <text:p>FALSO</text:p>
          </table:table-cell>
          <table:table-cell office:value-type="float" office:value="229" calcext:value-type="float">
            <text:p>229</text:p>
          </table:table-cell>
          <table:table-cell table:number-columns-repeated="16"/>
        </table:table-row>
        <table:table-row table:style-name="ro1">
          <table:table-cell table:style-name="ce3" table:formula="of:=IF([.U232]&lt;255; [.U232]; &quot;&quot;)">
            <text:p/>
          </table:table-cell>
          <table:table-cell table:style-name="ce3" table:formula="of:=IF([.V232]&lt;256; [.V232]; &quot;&quot;)">
            <text:p/>
          </table:table-cell>
          <table:table-cell table:number-columns-repeated="18"/>
          <table:table-cell table:formula="of:=[.$X$337]*[.Y232]" office:value-type="float" office:value="916.40625" calcext:value-type="float">
            <text:p>916,41</text:p>
          </table:table-cell>
          <table:table-cell table:formula="of:=[.U232] + [.$X$337]" office:value-type="float" office:value="920.390625" calcext:value-type="float">
            <text:p>920,39</text:p>
          </table:table-cell>
          <table:table-cell/>
          <table:table-cell table:style-name="ce6" table:formula="of:=IF([.C232] = &quot;&quot;; 0; 1)" office:value-type="boolean" office:boolean-value="false" calcext:value-type="boolean">
            <text:p>FALSO</text:p>
          </table:table-cell>
          <table:table-cell office:value-type="float" office:value="230" calcext:value-type="float">
            <text:p>230</text:p>
          </table:table-cell>
          <table:table-cell table:number-columns-repeated="16"/>
        </table:table-row>
        <table:table-row table:style-name="ro1">
          <table:table-cell table:style-name="ce3" table:formula="of:=IF([.U233]&lt;255; [.U233]; &quot;&quot;)">
            <text:p/>
          </table:table-cell>
          <table:table-cell table:style-name="ce3" table:formula="of:=IF([.V233]&lt;256; [.V233]; &quot;&quot;)">
            <text:p/>
          </table:table-cell>
          <table:table-cell table:number-columns-repeated="18"/>
          <table:table-cell table:formula="of:=[.$X$337]*[.Y233]" office:value-type="float" office:value="920.390625" calcext:value-type="float">
            <text:p>920,39</text:p>
          </table:table-cell>
          <table:table-cell table:formula="of:=[.U233] + [.$X$337]" office:value-type="float" office:value="924.375" calcext:value-type="float">
            <text:p>924,38</text:p>
          </table:table-cell>
          <table:table-cell/>
          <table:table-cell table:style-name="ce6" table:formula="of:=IF([.C233] = &quot;&quot;; 0; 1)" office:value-type="boolean" office:boolean-value="false" calcext:value-type="boolean">
            <text:p>FALSO</text:p>
          </table:table-cell>
          <table:table-cell office:value-type="float" office:value="231" calcext:value-type="float">
            <text:p>231</text:p>
          </table:table-cell>
          <table:table-cell table:number-columns-repeated="16"/>
        </table:table-row>
        <table:table-row table:style-name="ro1">
          <table:table-cell table:style-name="ce3" table:formula="of:=IF([.U234]&lt;255; [.U234]; &quot;&quot;)">
            <text:p/>
          </table:table-cell>
          <table:table-cell table:style-name="ce3" table:formula="of:=IF([.V234]&lt;256; [.V234]; &quot;&quot;)">
            <text:p/>
          </table:table-cell>
          <table:table-cell table:number-columns-repeated="18"/>
          <table:table-cell table:formula="of:=[.$X$337]*[.Y234]" office:value-type="float" office:value="924.375" calcext:value-type="float">
            <text:p>924,38</text:p>
          </table:table-cell>
          <table:table-cell table:formula="of:=[.U234] + [.$X$337]" office:value-type="float" office:value="928.359375" calcext:value-type="float">
            <text:p>928,36</text:p>
          </table:table-cell>
          <table:table-cell/>
          <table:table-cell table:style-name="ce6" table:formula="of:=IF([.C234] = &quot;&quot;; 0; 1)" office:value-type="boolean" office:boolean-value="false" calcext:value-type="boolean">
            <text:p>FALSO</text:p>
          </table:table-cell>
          <table:table-cell office:value-type="float" office:value="232" calcext:value-type="float">
            <text:p>232</text:p>
          </table:table-cell>
          <table:table-cell table:number-columns-repeated="16"/>
        </table:table-row>
        <table:table-row table:style-name="ro1">
          <table:table-cell table:style-name="ce3" table:formula="of:=IF([.U235]&lt;255; [.U235]; &quot;&quot;)">
            <text:p/>
          </table:table-cell>
          <table:table-cell table:style-name="ce3" table:formula="of:=IF([.V235]&lt;256; [.V235]; &quot;&quot;)">
            <text:p/>
          </table:table-cell>
          <table:table-cell table:number-columns-repeated="18"/>
          <table:table-cell table:formula="of:=[.$X$337]*[.Y235]" office:value-type="float" office:value="928.359375" calcext:value-type="float">
            <text:p>928,36</text:p>
          </table:table-cell>
          <table:table-cell table:formula="of:=[.U235] + [.$X$337]" office:value-type="float" office:value="932.34375" calcext:value-type="float">
            <text:p>932,34</text:p>
          </table:table-cell>
          <table:table-cell/>
          <table:table-cell table:style-name="ce6" table:formula="of:=IF([.C235] = &quot;&quot;; 0; 1)" office:value-type="boolean" office:boolean-value="false" calcext:value-type="boolean">
            <text:p>FALSO</text:p>
          </table:table-cell>
          <table:table-cell office:value-type="float" office:value="233" calcext:value-type="float">
            <text:p>233</text:p>
          </table:table-cell>
          <table:table-cell table:number-columns-repeated="16"/>
        </table:table-row>
        <table:table-row table:style-name="ro1">
          <table:table-cell table:style-name="ce3" table:formula="of:=IF([.U236]&lt;255; [.U236]; &quot;&quot;)">
            <text:p/>
          </table:table-cell>
          <table:table-cell table:style-name="ce3" table:formula="of:=IF([.V236]&lt;256; [.V236]; &quot;&quot;)">
            <text:p/>
          </table:table-cell>
          <table:table-cell table:number-columns-repeated="18"/>
          <table:table-cell table:formula="of:=[.$X$337]*[.Y236]" office:value-type="float" office:value="932.34375" calcext:value-type="float">
            <text:p>932,34</text:p>
          </table:table-cell>
          <table:table-cell table:formula="of:=[.U236] + [.$X$337]" office:value-type="float" office:value="936.328125" calcext:value-type="float">
            <text:p>936,33</text:p>
          </table:table-cell>
          <table:table-cell/>
          <table:table-cell table:style-name="ce6" table:formula="of:=IF([.C236] = &quot;&quot;; 0; 1)" office:value-type="boolean" office:boolean-value="false" calcext:value-type="boolean">
            <text:p>FALSO</text:p>
          </table:table-cell>
          <table:table-cell office:value-type="float" office:value="234" calcext:value-type="float">
            <text:p>234</text:p>
          </table:table-cell>
          <table:table-cell table:number-columns-repeated="16"/>
        </table:table-row>
        <table:table-row table:style-name="ro1">
          <table:table-cell table:style-name="ce3" table:formula="of:=IF([.U237]&lt;255; [.U237]; &quot;&quot;)">
            <text:p/>
          </table:table-cell>
          <table:table-cell table:style-name="ce3" table:formula="of:=IF([.V237]&lt;256; [.V237]; &quot;&quot;)">
            <text:p/>
          </table:table-cell>
          <table:table-cell table:number-columns-repeated="18"/>
          <table:table-cell table:formula="of:=[.$X$337]*[.Y237]" office:value-type="float" office:value="936.328125" calcext:value-type="float">
            <text:p>936,33</text:p>
          </table:table-cell>
          <table:table-cell table:formula="of:=[.U237] + [.$X$337]" office:value-type="float" office:value="940.3125" calcext:value-type="float">
            <text:p>940,31</text:p>
          </table:table-cell>
          <table:table-cell/>
          <table:table-cell table:style-name="ce6" table:formula="of:=IF([.C237] = &quot;&quot;; 0; 1)" office:value-type="boolean" office:boolean-value="false" calcext:value-type="boolean">
            <text:p>FALSO</text:p>
          </table:table-cell>
          <table:table-cell office:value-type="float" office:value="235" calcext:value-type="float">
            <text:p>235</text:p>
          </table:table-cell>
          <table:table-cell table:number-columns-repeated="16"/>
        </table:table-row>
        <table:table-row table:style-name="ro1">
          <table:table-cell table:style-name="ce3" table:formula="of:=IF([.U238]&lt;255; [.U238]; &quot;&quot;)">
            <text:p/>
          </table:table-cell>
          <table:table-cell table:style-name="ce3" table:formula="of:=IF([.V238]&lt;256; [.V238]; &quot;&quot;)">
            <text:p/>
          </table:table-cell>
          <table:table-cell table:number-columns-repeated="18"/>
          <table:table-cell table:formula="of:=[.$X$337]*[.Y238]" office:value-type="float" office:value="940.3125" calcext:value-type="float">
            <text:p>940,31</text:p>
          </table:table-cell>
          <table:table-cell table:formula="of:=[.U238] + [.$X$337]" office:value-type="float" office:value="944.296875" calcext:value-type="float">
            <text:p>944,3</text:p>
          </table:table-cell>
          <table:table-cell/>
          <table:table-cell table:style-name="ce6" table:formula="of:=IF([.C238] = &quot;&quot;; 0; 1)" office:value-type="boolean" office:boolean-value="false" calcext:value-type="boolean">
            <text:p>FALSO</text:p>
          </table:table-cell>
          <table:table-cell office:value-type="float" office:value="236" calcext:value-type="float">
            <text:p>236</text:p>
          </table:table-cell>
          <table:table-cell table:number-columns-repeated="16"/>
        </table:table-row>
        <table:table-row table:style-name="ro1">
          <table:table-cell table:style-name="ce3" table:formula="of:=IF([.U239]&lt;255; [.U239]; &quot;&quot;)">
            <text:p/>
          </table:table-cell>
          <table:table-cell table:style-name="ce3" table:formula="of:=IF([.V239]&lt;256; [.V239]; &quot;&quot;)">
            <text:p/>
          </table:table-cell>
          <table:table-cell table:number-columns-repeated="18"/>
          <table:table-cell table:formula="of:=[.$X$337]*[.Y239]" office:value-type="float" office:value="944.296875" calcext:value-type="float">
            <text:p>944,3</text:p>
          </table:table-cell>
          <table:table-cell table:formula="of:=[.U239] + [.$X$337]" office:value-type="float" office:value="948.28125" calcext:value-type="float">
            <text:p>948,28</text:p>
          </table:table-cell>
          <table:table-cell/>
          <table:table-cell table:style-name="ce6" table:formula="of:=IF([.C239] = &quot;&quot;; 0; 1)" office:value-type="boolean" office:boolean-value="false" calcext:value-type="boolean">
            <text:p>FALSO</text:p>
          </table:table-cell>
          <table:table-cell office:value-type="float" office:value="237" calcext:value-type="float">
            <text:p>237</text:p>
          </table:table-cell>
          <table:table-cell table:number-columns-repeated="16"/>
        </table:table-row>
        <table:table-row table:style-name="ro1">
          <table:table-cell table:style-name="ce3" table:formula="of:=IF([.U240]&lt;255; [.U240]; &quot;&quot;)">
            <text:p/>
          </table:table-cell>
          <table:table-cell table:style-name="ce3" table:formula="of:=IF([.V240]&lt;256; [.V240]; &quot;&quot;)">
            <text:p/>
          </table:table-cell>
          <table:table-cell table:number-columns-repeated="18"/>
          <table:table-cell table:formula="of:=[.$X$337]*[.Y240]" office:value-type="float" office:value="948.28125" calcext:value-type="float">
            <text:p>948,28</text:p>
          </table:table-cell>
          <table:table-cell table:formula="of:=[.U240] + [.$X$337]" office:value-type="float" office:value="952.265625" calcext:value-type="float">
            <text:p>952,27</text:p>
          </table:table-cell>
          <table:table-cell/>
          <table:table-cell table:style-name="ce6" table:formula="of:=IF([.C240] = &quot;&quot;; 0; 1)" office:value-type="boolean" office:boolean-value="false" calcext:value-type="boolean">
            <text:p>FALSO</text:p>
          </table:table-cell>
          <table:table-cell office:value-type="float" office:value="238" calcext:value-type="float">
            <text:p>238</text:p>
          </table:table-cell>
          <table:table-cell table:number-columns-repeated="16"/>
        </table:table-row>
        <table:table-row table:style-name="ro1">
          <table:table-cell table:style-name="ce3" table:formula="of:=IF([.U241]&lt;255; [.U241]; &quot;&quot;)">
            <text:p/>
          </table:table-cell>
          <table:table-cell table:style-name="ce3" table:formula="of:=IF([.V241]&lt;256; [.V241]; &quot;&quot;)">
            <text:p/>
          </table:table-cell>
          <table:table-cell table:number-columns-repeated="18"/>
          <table:table-cell table:formula="of:=[.$X$337]*[.Y241]" office:value-type="float" office:value="952.265625" calcext:value-type="float">
            <text:p>952,27</text:p>
          </table:table-cell>
          <table:table-cell table:formula="of:=[.U241] + [.$X$337]" office:value-type="float" office:value="956.25" calcext:value-type="float">
            <text:p>956,25</text:p>
          </table:table-cell>
          <table:table-cell/>
          <table:table-cell table:style-name="ce6" table:formula="of:=IF([.C241] = &quot;&quot;; 0; 1)" office:value-type="boolean" office:boolean-value="false" calcext:value-type="boolean">
            <text:p>FALSO</text:p>
          </table:table-cell>
          <table:table-cell office:value-type="float" office:value="239" calcext:value-type="float">
            <text:p>239</text:p>
          </table:table-cell>
          <table:table-cell table:number-columns-repeated="16"/>
        </table:table-row>
        <table:table-row table:style-name="ro1">
          <table:table-cell table:style-name="ce3" table:formula="of:=IF([.U242]&lt;255; [.U242]; &quot;&quot;)">
            <text:p/>
          </table:table-cell>
          <table:table-cell table:style-name="ce3" table:formula="of:=IF([.V242]&lt;256; [.V242]; &quot;&quot;)">
            <text:p/>
          </table:table-cell>
          <table:table-cell table:number-columns-repeated="18"/>
          <table:table-cell table:formula="of:=[.$X$337]*[.Y242]" office:value-type="float" office:value="956.25" calcext:value-type="float">
            <text:p>956,25</text:p>
          </table:table-cell>
          <table:table-cell table:formula="of:=[.U242] + [.$X$337]" office:value-type="float" office:value="960.234375" calcext:value-type="float">
            <text:p>960,23</text:p>
          </table:table-cell>
          <table:table-cell/>
          <table:table-cell table:style-name="ce6" table:formula="of:=IF([.C242] = &quot;&quot;; 0; 1)" office:value-type="boolean" office:boolean-value="false" calcext:value-type="boolean">
            <text:p>FALSO</text:p>
          </table:table-cell>
          <table:table-cell office:value-type="float" office:value="240" calcext:value-type="float">
            <text:p>240</text:p>
          </table:table-cell>
          <table:table-cell table:number-columns-repeated="16"/>
        </table:table-row>
        <table:table-row table:style-name="ro1">
          <table:table-cell table:style-name="ce3" table:formula="of:=IF([.U243]&lt;255; [.U243]; &quot;&quot;)">
            <text:p/>
          </table:table-cell>
          <table:table-cell table:style-name="ce3" table:formula="of:=IF([.V243]&lt;256; [.V243]; &quot;&quot;)">
            <text:p/>
          </table:table-cell>
          <table:table-cell table:number-columns-repeated="18"/>
          <table:table-cell table:formula="of:=[.$X$337]*[.Y243]" office:value-type="float" office:value="960.234375" calcext:value-type="float">
            <text:p>960,23</text:p>
          </table:table-cell>
          <table:table-cell table:formula="of:=[.U243] + [.$X$337]" office:value-type="float" office:value="964.21875" calcext:value-type="float">
            <text:p>964,22</text:p>
          </table:table-cell>
          <table:table-cell/>
          <table:table-cell table:style-name="ce6" table:formula="of:=IF([.C243] = &quot;&quot;; 0; 1)" office:value-type="boolean" office:boolean-value="false" calcext:value-type="boolean">
            <text:p>FALSO</text:p>
          </table:table-cell>
          <table:table-cell office:value-type="float" office:value="241" calcext:value-type="float">
            <text:p>241</text:p>
          </table:table-cell>
          <table:table-cell table:number-columns-repeated="16"/>
        </table:table-row>
        <table:table-row table:style-name="ro1">
          <table:table-cell table:style-name="ce3" table:formula="of:=IF([.U244]&lt;255; [.U244]; &quot;&quot;)">
            <text:p/>
          </table:table-cell>
          <table:table-cell table:style-name="ce3" table:formula="of:=IF([.V244]&lt;256; [.V244]; &quot;&quot;)">
            <text:p/>
          </table:table-cell>
          <table:table-cell table:number-columns-repeated="18"/>
          <table:table-cell table:formula="of:=[.$X$337]*[.Y244]" office:value-type="float" office:value="964.21875" calcext:value-type="float">
            <text:p>964,22</text:p>
          </table:table-cell>
          <table:table-cell table:formula="of:=[.U244] + [.$X$337]" office:value-type="float" office:value="968.203125" calcext:value-type="float">
            <text:p>968,2</text:p>
          </table:table-cell>
          <table:table-cell/>
          <table:table-cell table:style-name="ce6" table:formula="of:=IF([.C244] = &quot;&quot;; 0; 1)" office:value-type="boolean" office:boolean-value="false" calcext:value-type="boolean">
            <text:p>FALSO</text:p>
          </table:table-cell>
          <table:table-cell office:value-type="float" office:value="242" calcext:value-type="float">
            <text:p>242</text:p>
          </table:table-cell>
          <table:table-cell table:number-columns-repeated="16"/>
        </table:table-row>
        <table:table-row table:style-name="ro1">
          <table:table-cell table:style-name="ce3" table:formula="of:=IF([.U245]&lt;255; [.U245]; &quot;&quot;)">
            <text:p/>
          </table:table-cell>
          <table:table-cell table:style-name="ce3" table:formula="of:=IF([.V245]&lt;256; [.V245]; &quot;&quot;)">
            <text:p/>
          </table:table-cell>
          <table:table-cell table:number-columns-repeated="18"/>
          <table:table-cell table:formula="of:=[.$X$337]*[.Y245]" office:value-type="float" office:value="968.203125" calcext:value-type="float">
            <text:p>968,2</text:p>
          </table:table-cell>
          <table:table-cell table:formula="of:=[.U245] + [.$X$337]" office:value-type="float" office:value="972.1875" calcext:value-type="float">
            <text:p>972,19</text:p>
          </table:table-cell>
          <table:table-cell/>
          <table:table-cell table:style-name="ce6" table:formula="of:=IF([.C245] = &quot;&quot;; 0; 1)" office:value-type="boolean" office:boolean-value="false" calcext:value-type="boolean">
            <text:p>FALSO</text:p>
          </table:table-cell>
          <table:table-cell office:value-type="float" office:value="243" calcext:value-type="float">
            <text:p>243</text:p>
          </table:table-cell>
          <table:table-cell table:number-columns-repeated="16"/>
        </table:table-row>
        <table:table-row table:style-name="ro1">
          <table:table-cell table:style-name="ce3" table:formula="of:=IF([.U246]&lt;255; [.U246]; &quot;&quot;)">
            <text:p/>
          </table:table-cell>
          <table:table-cell table:style-name="ce3" table:formula="of:=IF([.V246]&lt;256; [.V246]; &quot;&quot;)">
            <text:p/>
          </table:table-cell>
          <table:table-cell table:number-columns-repeated="18"/>
          <table:table-cell table:formula="of:=[.$X$337]*[.Y246]" office:value-type="float" office:value="972.1875" calcext:value-type="float">
            <text:p>972,19</text:p>
          </table:table-cell>
          <table:table-cell table:formula="of:=[.U246] + [.$X$337]" office:value-type="float" office:value="976.171875" calcext:value-type="float">
            <text:p>976,17</text:p>
          </table:table-cell>
          <table:table-cell/>
          <table:table-cell table:style-name="ce6" table:formula="of:=IF([.C246] = &quot;&quot;; 0; 1)" office:value-type="boolean" office:boolean-value="false" calcext:value-type="boolean">
            <text:p>FALSO</text:p>
          </table:table-cell>
          <table:table-cell office:value-type="float" office:value="244" calcext:value-type="float">
            <text:p>244</text:p>
          </table:table-cell>
          <table:table-cell table:number-columns-repeated="16"/>
        </table:table-row>
        <table:table-row table:style-name="ro1">
          <table:table-cell table:style-name="ce3" table:formula="of:=IF([.U247]&lt;255; [.U247]; &quot;&quot;)">
            <text:p/>
          </table:table-cell>
          <table:table-cell table:style-name="ce3" table:formula="of:=IF([.V247]&lt;256; [.V247]; &quot;&quot;)">
            <text:p/>
          </table:table-cell>
          <table:table-cell table:number-columns-repeated="18"/>
          <table:table-cell table:formula="of:=[.$X$337]*[.Y247]" office:value-type="float" office:value="976.171875" calcext:value-type="float">
            <text:p>976,17</text:p>
          </table:table-cell>
          <table:table-cell table:formula="of:=[.U247] + [.$X$337]" office:value-type="float" office:value="980.15625" calcext:value-type="float">
            <text:p>980,16</text:p>
          </table:table-cell>
          <table:table-cell/>
          <table:table-cell table:style-name="ce6" table:formula="of:=IF([.C247] = &quot;&quot;; 0; 1)" office:value-type="boolean" office:boolean-value="false" calcext:value-type="boolean">
            <text:p>FALSO</text:p>
          </table:table-cell>
          <table:table-cell office:value-type="float" office:value="245" calcext:value-type="float">
            <text:p>245</text:p>
          </table:table-cell>
          <table:table-cell table:number-columns-repeated="16"/>
        </table:table-row>
        <table:table-row table:style-name="ro1">
          <table:table-cell table:style-name="ce3" table:formula="of:=IF([.U248]&lt;255; [.U248]; &quot;&quot;)">
            <text:p/>
          </table:table-cell>
          <table:table-cell table:style-name="ce3" table:formula="of:=IF([.V248]&lt;256; [.V248]; &quot;&quot;)">
            <text:p/>
          </table:table-cell>
          <table:table-cell table:number-columns-repeated="18"/>
          <table:table-cell table:formula="of:=[.$X$337]*[.Y248]" office:value-type="float" office:value="980.15625" calcext:value-type="float">
            <text:p>980,16</text:p>
          </table:table-cell>
          <table:table-cell table:formula="of:=[.U248] + [.$X$337]" office:value-type="float" office:value="984.140625" calcext:value-type="float">
            <text:p>984,14</text:p>
          </table:table-cell>
          <table:table-cell/>
          <table:table-cell table:style-name="ce6" table:formula="of:=IF([.C248] = &quot;&quot;; 0; 1)" office:value-type="boolean" office:boolean-value="false" calcext:value-type="boolean">
            <text:p>FALSO</text:p>
          </table:table-cell>
          <table:table-cell office:value-type="float" office:value="246" calcext:value-type="float">
            <text:p>246</text:p>
          </table:table-cell>
          <table:table-cell table:number-columns-repeated="16"/>
        </table:table-row>
        <table:table-row table:style-name="ro1">
          <table:table-cell table:style-name="ce3" table:formula="of:=IF([.U249]&lt;255; [.U249]; &quot;&quot;)">
            <text:p/>
          </table:table-cell>
          <table:table-cell table:style-name="ce3" table:formula="of:=IF([.V249]&lt;256; [.V249]; &quot;&quot;)">
            <text:p/>
          </table:table-cell>
          <table:table-cell table:number-columns-repeated="18"/>
          <table:table-cell table:formula="of:=[.$X$337]*[.Y249]" office:value-type="float" office:value="984.140625" calcext:value-type="float">
            <text:p>984,14</text:p>
          </table:table-cell>
          <table:table-cell table:formula="of:=[.U249] + [.$X$337]" office:value-type="float" office:value="988.125" calcext:value-type="float">
            <text:p>988,13</text:p>
          </table:table-cell>
          <table:table-cell/>
          <table:table-cell table:style-name="ce6" table:formula="of:=IF([.C249] = &quot;&quot;; 0; 1)" office:value-type="boolean" office:boolean-value="false" calcext:value-type="boolean">
            <text:p>FALSO</text:p>
          </table:table-cell>
          <table:table-cell office:value-type="float" office:value="247" calcext:value-type="float">
            <text:p>247</text:p>
          </table:table-cell>
          <table:table-cell table:number-columns-repeated="16"/>
        </table:table-row>
        <table:table-row table:style-name="ro1">
          <table:table-cell table:style-name="ce3" table:formula="of:=IF([.U250]&lt;255; [.U250]; &quot;&quot;)">
            <text:p/>
          </table:table-cell>
          <table:table-cell table:style-name="ce3" table:formula="of:=IF([.V250]&lt;256; [.V250]; &quot;&quot;)">
            <text:p/>
          </table:table-cell>
          <table:table-cell table:number-columns-repeated="18"/>
          <table:table-cell table:formula="of:=[.$X$337]*[.Y250]" office:value-type="float" office:value="988.125" calcext:value-type="float">
            <text:p>988,13</text:p>
          </table:table-cell>
          <table:table-cell table:formula="of:=[.U250] + [.$X$337]" office:value-type="float" office:value="992.109375" calcext:value-type="float">
            <text:p>992,11</text:p>
          </table:table-cell>
          <table:table-cell/>
          <table:table-cell table:style-name="ce6" table:formula="of:=IF([.C250] = &quot;&quot;; 0; 1)" office:value-type="boolean" office:boolean-value="false" calcext:value-type="boolean">
            <text:p>FALSO</text:p>
          </table:table-cell>
          <table:table-cell office:value-type="float" office:value="248" calcext:value-type="float">
            <text:p>248</text:p>
          </table:table-cell>
          <table:table-cell table:number-columns-repeated="16"/>
        </table:table-row>
        <table:table-row table:style-name="ro1">
          <table:table-cell table:style-name="ce3" table:formula="of:=IF([.U251]&lt;255; [.U251]; &quot;&quot;)">
            <text:p/>
          </table:table-cell>
          <table:table-cell table:style-name="ce3" table:formula="of:=IF([.V251]&lt;256; [.V251]; &quot;&quot;)">
            <text:p/>
          </table:table-cell>
          <table:table-cell table:number-columns-repeated="18"/>
          <table:table-cell table:formula="of:=[.$X$337]*[.Y251]" office:value-type="float" office:value="992.109375" calcext:value-type="float">
            <text:p>992,11</text:p>
          </table:table-cell>
          <table:table-cell table:formula="of:=[.U251] + [.$X$337]" office:value-type="float" office:value="996.09375" calcext:value-type="float">
            <text:p>996,09</text:p>
          </table:table-cell>
          <table:table-cell/>
          <table:table-cell table:style-name="ce6" table:formula="of:=IF([.C251] = &quot;&quot;; 0; 1)" office:value-type="boolean" office:boolean-value="false" calcext:value-type="boolean">
            <text:p>FALSO</text:p>
          </table:table-cell>
          <table:table-cell office:value-type="float" office:value="249" calcext:value-type="float">
            <text:p>249</text:p>
          </table:table-cell>
          <table:table-cell table:number-columns-repeated="16"/>
        </table:table-row>
        <table:table-row table:style-name="ro1">
          <table:table-cell table:style-name="ce3" table:formula="of:=IF([.U252]&lt;255; [.U252]; &quot;&quot;)">
            <text:p/>
          </table:table-cell>
          <table:table-cell table:style-name="ce3" table:formula="of:=IF([.V252]&lt;256; [.V252]; &quot;&quot;)">
            <text:p/>
          </table:table-cell>
          <table:table-cell table:number-columns-repeated="18"/>
          <table:table-cell table:formula="of:=[.$X$337]*[.Y252]" office:value-type="float" office:value="996.09375" calcext:value-type="float">
            <text:p>996,09</text:p>
          </table:table-cell>
          <table:table-cell table:formula="of:=[.U252] + [.$X$337]" office:value-type="float" office:value="1000.078125" calcext:value-type="float">
            <text:p>1000,08</text:p>
          </table:table-cell>
          <table:table-cell/>
          <table:table-cell table:style-name="ce6" table:formula="of:=IF([.C252] = &quot;&quot;; 0; 1)" office:value-type="boolean" office:boolean-value="false" calcext:value-type="boolean">
            <text:p>FALSO</text:p>
          </table:table-cell>
          <table:table-cell office:value-type="float" office:value="250" calcext:value-type="float">
            <text:p>250</text:p>
          </table:table-cell>
          <table:table-cell table:number-columns-repeated="16"/>
        </table:table-row>
        <table:table-row table:style-name="ro1">
          <table:table-cell table:style-name="ce3" table:formula="of:=IF([.U253]&lt;255; [.U253]; &quot;&quot;)">
            <text:p/>
          </table:table-cell>
          <table:table-cell table:style-name="ce3" table:formula="of:=IF([.V253]&lt;256; [.V253]; &quot;&quot;)">
            <text:p/>
          </table:table-cell>
          <table:table-cell table:number-columns-repeated="18"/>
          <table:table-cell table:formula="of:=[.$X$337]*[.Y253]" office:value-type="float" office:value="1000.078125" calcext:value-type="float">
            <text:p>1000,08</text:p>
          </table:table-cell>
          <table:table-cell table:formula="of:=[.U253] + [.$X$337]" office:value-type="float" office:value="1004.0625" calcext:value-type="float">
            <text:p>1004,06</text:p>
          </table:table-cell>
          <table:table-cell/>
          <table:table-cell table:style-name="ce6" table:formula="of:=IF([.C253] = &quot;&quot;; 0; 1)" office:value-type="boolean" office:boolean-value="false" calcext:value-type="boolean">
            <text:p>FALSO</text:p>
          </table:table-cell>
          <table:table-cell office:value-type="float" office:value="251" calcext:value-type="float">
            <text:p>251</text:p>
          </table:table-cell>
          <table:table-cell table:number-columns-repeated="16"/>
        </table:table-row>
        <table:table-row table:style-name="ro1">
          <table:table-cell table:style-name="ce3" table:formula="of:=IF([.U254]&lt;255; [.U254]; &quot;&quot;)">
            <text:p/>
          </table:table-cell>
          <table:table-cell table:style-name="ce3" table:formula="of:=IF([.V254]&lt;256; [.V254]; &quot;&quot;)">
            <text:p/>
          </table:table-cell>
          <table:table-cell table:number-columns-repeated="18"/>
          <table:table-cell table:formula="of:=[.$X$337]*[.Y254]" office:value-type="float" office:value="1004.0625" calcext:value-type="float">
            <text:p>1004,06</text:p>
          </table:table-cell>
          <table:table-cell table:formula="of:=[.U254] + [.$X$337]" office:value-type="float" office:value="1008.046875" calcext:value-type="float">
            <text:p>1008,05</text:p>
          </table:table-cell>
          <table:table-cell/>
          <table:table-cell table:style-name="ce6" table:formula="of:=IF([.C254] = &quot;&quot;; 0; 1)" office:value-type="boolean" office:boolean-value="false" calcext:value-type="boolean">
            <text:p>FALSO</text:p>
          </table:table-cell>
          <table:table-cell office:value-type="float" office:value="252" calcext:value-type="float">
            <text:p>252</text:p>
          </table:table-cell>
          <table:table-cell table:number-columns-repeated="16"/>
        </table:table-row>
        <table:table-row table:style-name="ro1">
          <table:table-cell table:style-name="ce3" table:formula="of:=IF([.U255]&lt;255; [.U255]; &quot;&quot;)">
            <text:p/>
          </table:table-cell>
          <table:table-cell table:style-name="ce3" table:formula="of:=IF([.V255]&lt;256; [.V255]; &quot;&quot;)">
            <text:p/>
          </table:table-cell>
          <table:table-cell table:number-columns-repeated="18"/>
          <table:table-cell table:formula="of:=[.$X$337]*[.Y255]" office:value-type="float" office:value="1008.046875" calcext:value-type="float">
            <text:p>1008,05</text:p>
          </table:table-cell>
          <table:table-cell table:formula="of:=[.U255] + [.$X$337]" office:value-type="float" office:value="1012.03125" calcext:value-type="float">
            <text:p>1012,03</text:p>
          </table:table-cell>
          <table:table-cell/>
          <table:table-cell table:style-name="ce6" table:formula="of:=IF([.C255] = &quot;&quot;; 0; 1)" office:value-type="boolean" office:boolean-value="false" calcext:value-type="boolean">
            <text:p>FALSO</text:p>
          </table:table-cell>
          <table:table-cell office:value-type="float" office:value="253" calcext:value-type="float">
            <text:p>253</text:p>
          </table:table-cell>
          <table:table-cell table:number-columns-repeated="16"/>
        </table:table-row>
        <table:table-row table:style-name="ro1">
          <table:table-cell table:style-name="ce3" table:formula="of:=IF([.U256]&lt;255; [.U256]; &quot;&quot;)">
            <text:p/>
          </table:table-cell>
          <table:table-cell table:style-name="ce3" table:formula="of:=IF([.V256]&lt;256; [.V256]; &quot;&quot;)">
            <text:p/>
          </table:table-cell>
          <table:table-cell table:number-columns-repeated="18"/>
          <table:table-cell table:formula="of:=[.$X$337]*[.Y256]" office:value-type="float" office:value="1012.03125" calcext:value-type="float">
            <text:p>1012,03</text:p>
          </table:table-cell>
          <table:table-cell table:formula="of:=[.U256] + [.$X$337]" office:value-type="float" office:value="1016.015625" calcext:value-type="float">
            <text:p>1016,02</text:p>
          </table:table-cell>
          <table:table-cell/>
          <table:table-cell table:style-name="ce6" table:formula="of:=IF([.C256] = &quot;&quot;; 0; 1)" office:value-type="boolean" office:boolean-value="false" calcext:value-type="boolean">
            <text:p>FALSO</text:p>
          </table:table-cell>
          <table:table-cell office:value-type="float" office:value="254" calcext:value-type="float">
            <text:p>254</text:p>
          </table:table-cell>
          <table:table-cell table:number-columns-repeated="16"/>
        </table:table-row>
        <table:table-row table:style-name="ro1">
          <table:table-cell table:style-name="ce3" table:formula="of:=IF([.U257]&lt;255; [.U257]; &quot;&quot;)">
            <text:p/>
          </table:table-cell>
          <table:table-cell table:style-name="ce3" table:formula="of:=IF([.V257]&lt;256; [.V257]; &quot;&quot;)">
            <text:p/>
          </table:table-cell>
          <table:table-cell table:number-columns-repeated="18"/>
          <table:table-cell table:formula="of:=[.$X$337]*[.Y257]" office:value-type="float" office:value="1016.015625" calcext:value-type="float">
            <text:p>1016,02</text:p>
          </table:table-cell>
          <table:table-cell table:formula="of:=[.U257] + [.$X$337]" office:value-type="float" office:value="1020" calcext:value-type="float">
            <text:p>1020</text:p>
          </table:table-cell>
          <table:table-cell/>
          <table:table-cell table:style-name="ce6" table:formula="of:=IF([.C257] = &quot;&quot;; 0; 1)" office:value-type="boolean" office:boolean-value="false" calcext:value-type="boolean">
            <text:p>FALSO</text:p>
          </table:table-cell>
          <table:table-cell office:value-type="float" office:value="255" calcext:value-type="float">
            <text:p>255</text:p>
          </table:table-cell>
          <table:table-cell table:number-columns-repeated="16"/>
        </table:table-row>
        <table:table-row table:style-name="ro1">
          <table:table-cell table:style-name="ce3" table:formula="of:=IF([.U258]&lt;255; [.U258]; &quot;&quot;)">
            <text:p/>
          </table:table-cell>
          <table:table-cell table:style-name="ce3" table:formula="of:=IF([.V258]&lt;256; [.V258]; &quot;&quot;)">
            <text:p/>
          </table:table-cell>
          <table:table-cell table:number-columns-repeated="18"/>
          <table:table-cell table:formula="of:=[.$X$337]*[.Y258]" office:value-type="float" office:value="1020" calcext:value-type="float">
            <text:p>1020</text:p>
          </table:table-cell>
          <table:table-cell table:formula="of:=[.U258] + [.$X$337]" office:value-type="float" office:value="1023.984375" calcext:value-type="float">
            <text:p>1023,98</text:p>
          </table:table-cell>
          <table:table-cell/>
          <table:table-cell table:style-name="ce6" table:formula="of:=IF([.C258] = &quot;&quot;; 0; 1)" office:value-type="boolean" office:boolean-value="false" calcext:value-type="boolean">
            <text:p>FALSO</text:p>
          </table:table-cell>
          <table:table-cell office:value-type="float" office:value="256" calcext:value-type="float">
            <text:p>256</text:p>
          </table:table-cell>
          <table:table-cell table:number-columns-repeated="16"/>
        </table:table-row>
        <table:table-row table:style-name="ro1">
          <table:table-cell table:style-name="ce3" table:formula="of:=IF([.U259]&lt;255; [.U259]; &quot;&quot;)">
            <text:p/>
          </table:table-cell>
          <table:table-cell table:style-name="ce3" table:formula="of:=IF([.V259]&lt;256; [.V259]; &quot;&quot;)">
            <text:p/>
          </table:table-cell>
          <table:table-cell table:number-columns-repeated="18"/>
          <table:table-cell table:formula="of:=[.$X$337]*[.Y259]" office:value-type="float" office:value="1023.984375" calcext:value-type="float">
            <text:p>1023,98</text:p>
          </table:table-cell>
          <table:table-cell table:formula="of:=[.U259] + [.$X$337]" office:value-type="float" office:value="1027.96875" calcext:value-type="float">
            <text:p>1027,97</text:p>
          </table:table-cell>
          <table:table-cell/>
          <table:table-cell table:style-name="ce6" table:formula="of:=IF([.C259] = &quot;&quot;; 0; 1)" office:value-type="boolean" office:boolean-value="false" calcext:value-type="boolean">
            <text:p>FALSO</text:p>
          </table:table-cell>
          <table:table-cell office:value-type="float" office:value="257" calcext:value-type="float">
            <text:p>257</text:p>
          </table:table-cell>
          <table:table-cell table:number-columns-repeated="16"/>
        </table:table-row>
        <table:table-row table:style-name="ro1">
          <table:table-cell table:style-name="ce3" table:formula="of:=IF([.U260]&lt;255; [.U260]; &quot;&quot;)">
            <text:p/>
          </table:table-cell>
          <table:table-cell table:style-name="ce3" table:formula="of:=IF([.V260]&lt;256; [.V260]; &quot;&quot;)">
            <text:p/>
          </table:table-cell>
          <table:table-cell table:number-columns-repeated="18"/>
          <table:table-cell table:formula="of:=[.$X$337]*[.Y260]" office:value-type="float" office:value="1027.96875" calcext:value-type="float">
            <text:p>1027,97</text:p>
          </table:table-cell>
          <table:table-cell table:formula="of:=[.U260] + [.$X$337]" office:value-type="float" office:value="1031.953125" calcext:value-type="float">
            <text:p>1031,95</text:p>
          </table:table-cell>
          <table:table-cell/>
          <table:table-cell table:style-name="ce6" table:formula="of:=IF([.C260] = &quot;&quot;; 0; 1)" office:value-type="boolean" office:boolean-value="false" calcext:value-type="boolean">
            <text:p>FALSO</text:p>
          </table:table-cell>
          <table:table-cell office:value-type="float" office:value="258" calcext:value-type="float">
            <text:p>258</text:p>
          </table:table-cell>
          <table:table-cell table:number-columns-repeated="16"/>
        </table:table-row>
        <table:table-row table:style-name="ro1">
          <table:table-cell table:style-name="ce3" table:formula="of:=IF([.U261]&lt;255; [.U261]; &quot;&quot;)">
            <text:p/>
          </table:table-cell>
          <table:table-cell table:style-name="ce3" table:formula="of:=IF([.V261]&lt;256; [.V261]; &quot;&quot;)">
            <text:p/>
          </table:table-cell>
          <table:table-cell table:number-columns-repeated="18"/>
          <table:table-cell table:formula="of:=[.$X$337]*[.Y261]" office:value-type="float" office:value="1031.953125" calcext:value-type="float">
            <text:p>1031,95</text:p>
          </table:table-cell>
          <table:table-cell table:formula="of:=[.U261] + [.$X$337]" office:value-type="float" office:value="1035.9375" calcext:value-type="float">
            <text:p>1035,94</text:p>
          </table:table-cell>
          <table:table-cell/>
          <table:table-cell table:style-name="ce6" table:formula="of:=IF([.C261] = &quot;&quot;; 0; 1)" office:value-type="boolean" office:boolean-value="false" calcext:value-type="boolean">
            <text:p>FALSO</text:p>
          </table:table-cell>
          <table:table-cell office:value-type="float" office:value="259" calcext:value-type="float">
            <text:p>259</text:p>
          </table:table-cell>
          <table:table-cell table:number-columns-repeated="16"/>
        </table:table-row>
        <table:table-row table:style-name="ro1">
          <table:table-cell table:style-name="ce3" table:formula="of:=IF([.U262]&lt;255; [.U262]; &quot;&quot;)">
            <text:p/>
          </table:table-cell>
          <table:table-cell table:style-name="ce3" table:formula="of:=IF([.V262]&lt;256; [.V262]; &quot;&quot;)">
            <text:p/>
          </table:table-cell>
          <table:table-cell table:number-columns-repeated="18"/>
          <table:table-cell table:formula="of:=[.$X$337]*[.Y262]" office:value-type="float" office:value="1035.9375" calcext:value-type="float">
            <text:p>1035,94</text:p>
          </table:table-cell>
          <table:table-cell table:formula="of:=[.U262] + [.$X$337]" office:value-type="float" office:value="1039.921875" calcext:value-type="float">
            <text:p>1039,92</text:p>
          </table:table-cell>
          <table:table-cell/>
          <table:table-cell table:style-name="ce6" table:formula="of:=IF([.C262] = &quot;&quot;; 0; 1)" office:value-type="boolean" office:boolean-value="false" calcext:value-type="boolean">
            <text:p>FALSO</text:p>
          </table:table-cell>
          <table:table-cell office:value-type="float" office:value="260" calcext:value-type="float">
            <text:p>260</text:p>
          </table:table-cell>
          <table:table-cell table:number-columns-repeated="16"/>
        </table:table-row>
        <table:table-row table:style-name="ro1">
          <table:table-cell table:style-name="ce3" table:formula="of:=IF([.U263]&lt;255; [.U263]; &quot;&quot;)">
            <text:p/>
          </table:table-cell>
          <table:table-cell table:style-name="ce3" table:formula="of:=IF([.V263]&lt;256; [.V263]; &quot;&quot;)">
            <text:p/>
          </table:table-cell>
          <table:table-cell table:number-columns-repeated="18"/>
          <table:table-cell table:formula="of:=[.$X$337]*[.Y263]" office:value-type="float" office:value="1039.921875" calcext:value-type="float">
            <text:p>1039,92</text:p>
          </table:table-cell>
          <table:table-cell table:formula="of:=[.U263] + [.$X$337]" office:value-type="float" office:value="1043.90625" calcext:value-type="float">
            <text:p>1043,91</text:p>
          </table:table-cell>
          <table:table-cell/>
          <table:table-cell table:style-name="ce6" table:formula="of:=IF([.C263] = &quot;&quot;; 0; 1)" office:value-type="boolean" office:boolean-value="false" calcext:value-type="boolean">
            <text:p>FALSO</text:p>
          </table:table-cell>
          <table:table-cell office:value-type="float" office:value="261" calcext:value-type="float">
            <text:p>261</text:p>
          </table:table-cell>
          <table:table-cell table:number-columns-repeated="16"/>
        </table:table-row>
        <table:table-row table:style-name="ro1">
          <table:table-cell table:style-name="ce3" table:formula="of:=IF([.U264]&lt;255; [.U264]; &quot;&quot;)">
            <text:p/>
          </table:table-cell>
          <table:table-cell table:style-name="ce3" table:formula="of:=IF([.V264]&lt;256; [.V264]; &quot;&quot;)">
            <text:p/>
          </table:table-cell>
          <table:table-cell table:number-columns-repeated="18"/>
          <table:table-cell table:formula="of:=[.$X$337]*[.Y264]" office:value-type="float" office:value="1043.90625" calcext:value-type="float">
            <text:p>1043,91</text:p>
          </table:table-cell>
          <table:table-cell table:formula="of:=[.U264] + [.$X$337]" office:value-type="float" office:value="1047.890625" calcext:value-type="float">
            <text:p>1047,89</text:p>
          </table:table-cell>
          <table:table-cell/>
          <table:table-cell table:style-name="ce6" table:formula="of:=IF([.C264] = &quot;&quot;; 0; 1)" office:value-type="boolean" office:boolean-value="false" calcext:value-type="boolean">
            <text:p>FALSO</text:p>
          </table:table-cell>
          <table:table-cell office:value-type="float" office:value="262" calcext:value-type="float">
            <text:p>262</text:p>
          </table:table-cell>
          <table:table-cell table:number-columns-repeated="16"/>
        </table:table-row>
        <table:table-row table:style-name="ro1">
          <table:table-cell table:style-name="ce3" table:formula="of:=IF([.U265]&lt;255; [.U265]; &quot;&quot;)">
            <text:p/>
          </table:table-cell>
          <table:table-cell table:style-name="ce3" table:formula="of:=IF([.V265]&lt;256; [.V265]; &quot;&quot;)">
            <text:p/>
          </table:table-cell>
          <table:table-cell table:number-columns-repeated="18"/>
          <table:table-cell table:formula="of:=[.$X$337]*[.Y265]" office:value-type="float" office:value="1047.890625" calcext:value-type="float">
            <text:p>1047,89</text:p>
          </table:table-cell>
          <table:table-cell table:formula="of:=[.U265] + [.$X$337]" office:value-type="float" office:value="1051.875" calcext:value-type="float">
            <text:p>1051,88</text:p>
          </table:table-cell>
          <table:table-cell/>
          <table:table-cell table:style-name="ce6" table:formula="of:=IF([.C265] = &quot;&quot;; 0; 1)" office:value-type="boolean" office:boolean-value="false" calcext:value-type="boolean">
            <text:p>FALSO</text:p>
          </table:table-cell>
          <table:table-cell office:value-type="float" office:value="263" calcext:value-type="float">
            <text:p>263</text:p>
          </table:table-cell>
          <table:table-cell table:number-columns-repeated="16"/>
        </table:table-row>
        <table:table-row table:style-name="ro1">
          <table:table-cell table:style-name="ce3" table:formula="of:=IF([.U266]&lt;255; [.U266]; &quot;&quot;)">
            <text:p/>
          </table:table-cell>
          <table:table-cell table:style-name="ce3" table:formula="of:=IF([.V266]&lt;256; [.V266]; &quot;&quot;)">
            <text:p/>
          </table:table-cell>
          <table:table-cell table:number-columns-repeated="18"/>
          <table:table-cell table:formula="of:=[.$X$337]*[.Y266]" office:value-type="float" office:value="1051.875" calcext:value-type="float">
            <text:p>1051,88</text:p>
          </table:table-cell>
          <table:table-cell table:formula="of:=[.U266] + [.$X$337]" office:value-type="float" office:value="1055.859375" calcext:value-type="float">
            <text:p>1055,86</text:p>
          </table:table-cell>
          <table:table-cell/>
          <table:table-cell table:style-name="ce6" table:formula="of:=IF([.C266] = &quot;&quot;; 0; 1)" office:value-type="boolean" office:boolean-value="false" calcext:value-type="boolean">
            <text:p>FALSO</text:p>
          </table:table-cell>
          <table:table-cell office:value-type="float" office:value="264" calcext:value-type="float">
            <text:p>264</text:p>
          </table:table-cell>
          <table:table-cell table:number-columns-repeated="16"/>
        </table:table-row>
        <table:table-row table:style-name="ro1">
          <table:table-cell table:style-name="ce3" table:formula="of:=IF([.U267]&lt;255; [.U267]; &quot;&quot;)">
            <text:p/>
          </table:table-cell>
          <table:table-cell table:style-name="ce3" table:formula="of:=IF([.V267]&lt;256; [.V267]; &quot;&quot;)">
            <text:p/>
          </table:table-cell>
          <table:table-cell table:number-columns-repeated="18"/>
          <table:table-cell table:formula="of:=[.$X$337]*[.Y267]" office:value-type="float" office:value="1055.859375" calcext:value-type="float">
            <text:p>1055,86</text:p>
          </table:table-cell>
          <table:table-cell table:formula="of:=[.U267] + [.$X$337]" office:value-type="float" office:value="1059.84375" calcext:value-type="float">
            <text:p>1059,84</text:p>
          </table:table-cell>
          <table:table-cell/>
          <table:table-cell table:style-name="ce6" table:formula="of:=IF([.C267] = &quot;&quot;; 0; 1)" office:value-type="boolean" office:boolean-value="false" calcext:value-type="boolean">
            <text:p>FALSO</text:p>
          </table:table-cell>
          <table:table-cell office:value-type="float" office:value="265" calcext:value-type="float">
            <text:p>265</text:p>
          </table:table-cell>
          <table:table-cell table:number-columns-repeated="16"/>
        </table:table-row>
        <table:table-row table:style-name="ro1">
          <table:table-cell table:style-name="ce3" table:formula="of:=IF([.U268]&lt;255; [.U268]; &quot;&quot;)">
            <text:p/>
          </table:table-cell>
          <table:table-cell table:style-name="ce3" table:formula="of:=IF([.V268]&lt;256; [.V268]; &quot;&quot;)">
            <text:p/>
          </table:table-cell>
          <table:table-cell table:number-columns-repeated="18"/>
          <table:table-cell table:formula="of:=[.$X$337]*[.Y268]" office:value-type="float" office:value="1059.84375" calcext:value-type="float">
            <text:p>1059,84</text:p>
          </table:table-cell>
          <table:table-cell table:formula="of:=[.U268] + [.$X$337]" office:value-type="float" office:value="1063.828125" calcext:value-type="float">
            <text:p>1063,83</text:p>
          </table:table-cell>
          <table:table-cell/>
          <table:table-cell table:style-name="ce6" table:formula="of:=IF([.C268] = &quot;&quot;; 0; 1)" office:value-type="boolean" office:boolean-value="false" calcext:value-type="boolean">
            <text:p>FALSO</text:p>
          </table:table-cell>
          <table:table-cell office:value-type="float" office:value="266" calcext:value-type="float">
            <text:p>266</text:p>
          </table:table-cell>
          <table:table-cell table:number-columns-repeated="16"/>
        </table:table-row>
        <table:table-row table:style-name="ro1">
          <table:table-cell table:style-name="ce3" table:formula="of:=IF([.U269]&lt;255; [.U269]; &quot;&quot;)">
            <text:p/>
          </table:table-cell>
          <table:table-cell table:style-name="ce3" table:formula="of:=IF([.V269]&lt;256; [.V269]; &quot;&quot;)">
            <text:p/>
          </table:table-cell>
          <table:table-cell table:number-columns-repeated="18"/>
          <table:table-cell table:formula="of:=[.$X$337]*[.Y269]" office:value-type="float" office:value="1063.828125" calcext:value-type="float">
            <text:p>1063,83</text:p>
          </table:table-cell>
          <table:table-cell table:formula="of:=[.U269] + [.$X$337]" office:value-type="float" office:value="1067.8125" calcext:value-type="float">
            <text:p>1067,81</text:p>
          </table:table-cell>
          <table:table-cell/>
          <table:table-cell table:style-name="ce6" table:formula="of:=IF([.C269] = &quot;&quot;; 0; 1)" office:value-type="boolean" office:boolean-value="false" calcext:value-type="boolean">
            <text:p>FALSO</text:p>
          </table:table-cell>
          <table:table-cell office:value-type="float" office:value="267" calcext:value-type="float">
            <text:p>267</text:p>
          </table:table-cell>
          <table:table-cell table:number-columns-repeated="16"/>
        </table:table-row>
        <table:table-row table:style-name="ro1">
          <table:table-cell table:style-name="ce3" table:formula="of:=IF([.U270]&lt;255; [.U270]; &quot;&quot;)">
            <text:p/>
          </table:table-cell>
          <table:table-cell table:style-name="ce3" table:formula="of:=IF([.V270]&lt;256; [.V270]; &quot;&quot;)">
            <text:p/>
          </table:table-cell>
          <table:table-cell table:number-columns-repeated="18"/>
          <table:table-cell table:formula="of:=[.$X$337]*[.Y270]" office:value-type="float" office:value="1067.8125" calcext:value-type="float">
            <text:p>1067,81</text:p>
          </table:table-cell>
          <table:table-cell table:formula="of:=[.U270] + [.$X$337]" office:value-type="float" office:value="1071.796875" calcext:value-type="float">
            <text:p>1071,8</text:p>
          </table:table-cell>
          <table:table-cell/>
          <table:table-cell table:style-name="ce6" table:formula="of:=IF([.C270] = &quot;&quot;; 0; 1)" office:value-type="boolean" office:boolean-value="false" calcext:value-type="boolean">
            <text:p>FALSO</text:p>
          </table:table-cell>
          <table:table-cell office:value-type="float" office:value="268" calcext:value-type="float">
            <text:p>268</text:p>
          </table:table-cell>
          <table:table-cell table:number-columns-repeated="16"/>
        </table:table-row>
        <table:table-row table:style-name="ro1">
          <table:table-cell table:style-name="ce3" table:formula="of:=IF([.U271]&lt;255; [.U271]; &quot;&quot;)">
            <text:p/>
          </table:table-cell>
          <table:table-cell table:style-name="ce3" table:formula="of:=IF([.V271]&lt;256; [.V271]; &quot;&quot;)">
            <text:p/>
          </table:table-cell>
          <table:table-cell table:number-columns-repeated="18"/>
          <table:table-cell table:formula="of:=[.$X$337]*[.Y271]" office:value-type="float" office:value="1071.796875" calcext:value-type="float">
            <text:p>1071,8</text:p>
          </table:table-cell>
          <table:table-cell table:formula="of:=[.U271] + [.$X$337]" office:value-type="float" office:value="1075.78125" calcext:value-type="float">
            <text:p>1075,78</text:p>
          </table:table-cell>
          <table:table-cell/>
          <table:table-cell table:style-name="ce6" table:formula="of:=IF([.C271] = &quot;&quot;; 0; 1)" office:value-type="boolean" office:boolean-value="false" calcext:value-type="boolean">
            <text:p>FALSO</text:p>
          </table:table-cell>
          <table:table-cell office:value-type="float" office:value="269" calcext:value-type="float">
            <text:p>269</text:p>
          </table:table-cell>
          <table:table-cell table:number-columns-repeated="16"/>
        </table:table-row>
        <table:table-row table:style-name="ro1">
          <table:table-cell table:style-name="ce3" table:formula="of:=IF([.U272]&lt;255; [.U272]; &quot;&quot;)">
            <text:p/>
          </table:table-cell>
          <table:table-cell table:style-name="ce3" table:formula="of:=IF([.V272]&lt;256; [.V272]; &quot;&quot;)">
            <text:p/>
          </table:table-cell>
          <table:table-cell table:number-columns-repeated="18"/>
          <table:table-cell table:formula="of:=[.$X$337]*[.Y272]" office:value-type="float" office:value="1075.78125" calcext:value-type="float">
            <text:p>1075,78</text:p>
          </table:table-cell>
          <table:table-cell table:formula="of:=[.U272] + [.$X$337]" office:value-type="float" office:value="1079.765625" calcext:value-type="float">
            <text:p>1079,77</text:p>
          </table:table-cell>
          <table:table-cell/>
          <table:table-cell table:style-name="ce6" table:formula="of:=IF([.C272] = &quot;&quot;; 0; 1)" office:value-type="boolean" office:boolean-value="false" calcext:value-type="boolean">
            <text:p>FALSO</text:p>
          </table:table-cell>
          <table:table-cell office:value-type="float" office:value="270" calcext:value-type="float">
            <text:p>270</text:p>
          </table:table-cell>
          <table:table-cell table:number-columns-repeated="16"/>
        </table:table-row>
        <table:table-row table:style-name="ro1">
          <table:table-cell table:style-name="ce3" table:formula="of:=IF([.U273]&lt;255; [.U273]; &quot;&quot;)">
            <text:p/>
          </table:table-cell>
          <table:table-cell table:style-name="ce3" table:formula="of:=IF([.V273]&lt;256; [.V273]; &quot;&quot;)">
            <text:p/>
          </table:table-cell>
          <table:table-cell table:number-columns-repeated="18"/>
          <table:table-cell table:formula="of:=[.$X$337]*[.Y273]" office:value-type="float" office:value="1079.765625" calcext:value-type="float">
            <text:p>1079,77</text:p>
          </table:table-cell>
          <table:table-cell table:formula="of:=[.U273] + [.$X$337]" office:value-type="float" office:value="1083.75" calcext:value-type="float">
            <text:p>1083,75</text:p>
          </table:table-cell>
          <table:table-cell/>
          <table:table-cell table:style-name="ce6" table:formula="of:=IF([.C273] = &quot;&quot;; 0; 1)" office:value-type="boolean" office:boolean-value="false" calcext:value-type="boolean">
            <text:p>FALSO</text:p>
          </table:table-cell>
          <table:table-cell office:value-type="float" office:value="271" calcext:value-type="float">
            <text:p>271</text:p>
          </table:table-cell>
          <table:table-cell table:number-columns-repeated="16"/>
        </table:table-row>
        <table:table-row table:style-name="ro1">
          <table:table-cell table:style-name="ce3" table:formula="of:=IF([.U274]&lt;255; [.U274]; &quot;&quot;)">
            <text:p/>
          </table:table-cell>
          <table:table-cell table:style-name="ce3" table:formula="of:=IF([.V274]&lt;256; [.V274]; &quot;&quot;)">
            <text:p/>
          </table:table-cell>
          <table:table-cell table:number-columns-repeated="18"/>
          <table:table-cell table:formula="of:=[.$X$337]*[.Y274]" office:value-type="float" office:value="1083.75" calcext:value-type="float">
            <text:p>1083,75</text:p>
          </table:table-cell>
          <table:table-cell table:formula="of:=[.U274] + [.$X$337]" office:value-type="float" office:value="1087.734375" calcext:value-type="float">
            <text:p>1087,73</text:p>
          </table:table-cell>
          <table:table-cell/>
          <table:table-cell table:style-name="ce6" table:formula="of:=IF([.C274] = &quot;&quot;; 0; 1)" office:value-type="boolean" office:boolean-value="false" calcext:value-type="boolean">
            <text:p>FALSO</text:p>
          </table:table-cell>
          <table:table-cell office:value-type="float" office:value="272" calcext:value-type="float">
            <text:p>272</text:p>
          </table:table-cell>
          <table:table-cell table:number-columns-repeated="16"/>
        </table:table-row>
        <table:table-row table:style-name="ro1">
          <table:table-cell table:style-name="ce3" table:formula="of:=IF([.U275]&lt;255; [.U275]; &quot;&quot;)">
            <text:p/>
          </table:table-cell>
          <table:table-cell table:style-name="ce3" table:formula="of:=IF([.V275]&lt;256; [.V275]; &quot;&quot;)">
            <text:p/>
          </table:table-cell>
          <table:table-cell table:number-columns-repeated="18"/>
          <table:table-cell table:formula="of:=[.$X$337]*[.Y275]" office:value-type="float" office:value="1087.734375" calcext:value-type="float">
            <text:p>1087,73</text:p>
          </table:table-cell>
          <table:table-cell table:formula="of:=[.U275] + [.$X$337]" office:value-type="float" office:value="1091.71875" calcext:value-type="float">
            <text:p>1091,72</text:p>
          </table:table-cell>
          <table:table-cell/>
          <table:table-cell table:style-name="ce6" table:formula="of:=IF([.C275] = &quot;&quot;; 0; 1)" office:value-type="boolean" office:boolean-value="false" calcext:value-type="boolean">
            <text:p>FALSO</text:p>
          </table:table-cell>
          <table:table-cell office:value-type="float" office:value="273" calcext:value-type="float">
            <text:p>273</text:p>
          </table:table-cell>
          <table:table-cell table:number-columns-repeated="16"/>
        </table:table-row>
        <table:table-row table:style-name="ro1">
          <table:table-cell table:style-name="ce3" table:formula="of:=IF([.U276]&lt;255; [.U276]; &quot;&quot;)">
            <text:p/>
          </table:table-cell>
          <table:table-cell table:style-name="ce3" table:formula="of:=IF([.V276]&lt;256; [.V276]; &quot;&quot;)">
            <text:p/>
          </table:table-cell>
          <table:table-cell table:number-columns-repeated="18"/>
          <table:table-cell table:formula="of:=[.$X$337]*[.Y276]" office:value-type="float" office:value="1091.71875" calcext:value-type="float">
            <text:p>1091,72</text:p>
          </table:table-cell>
          <table:table-cell table:formula="of:=[.U276] + [.$X$337]" office:value-type="float" office:value="1095.703125" calcext:value-type="float">
            <text:p>1095,7</text:p>
          </table:table-cell>
          <table:table-cell/>
          <table:table-cell table:style-name="ce6" table:formula="of:=IF([.C276] = &quot;&quot;; 0; 1)" office:value-type="boolean" office:boolean-value="false" calcext:value-type="boolean">
            <text:p>FALSO</text:p>
          </table:table-cell>
          <table:table-cell office:value-type="float" office:value="274" calcext:value-type="float">
            <text:p>274</text:p>
          </table:table-cell>
          <table:table-cell table:number-columns-repeated="16"/>
        </table:table-row>
        <table:table-row table:style-name="ro1">
          <table:table-cell table:style-name="ce3" table:formula="of:=IF([.U277]&lt;255; [.U277]; &quot;&quot;)">
            <text:p/>
          </table:table-cell>
          <table:table-cell table:style-name="ce3" table:formula="of:=IF([.V277]&lt;256; [.V277]; &quot;&quot;)">
            <text:p/>
          </table:table-cell>
          <table:table-cell table:number-columns-repeated="18"/>
          <table:table-cell table:formula="of:=[.$X$337]*[.Y277]" office:value-type="float" office:value="1095.703125" calcext:value-type="float">
            <text:p>1095,7</text:p>
          </table:table-cell>
          <table:table-cell table:formula="of:=[.U277] + [.$X$337]" office:value-type="float" office:value="1099.6875" calcext:value-type="float">
            <text:p>1099,69</text:p>
          </table:table-cell>
          <table:table-cell/>
          <table:table-cell table:style-name="ce6" table:formula="of:=IF([.C277] = &quot;&quot;; 0; 1)" office:value-type="boolean" office:boolean-value="false" calcext:value-type="boolean">
            <text:p>FALSO</text:p>
          </table:table-cell>
          <table:table-cell office:value-type="float" office:value="275" calcext:value-type="float">
            <text:p>275</text:p>
          </table:table-cell>
          <table:table-cell table:number-columns-repeated="16"/>
        </table:table-row>
        <table:table-row table:style-name="ro1">
          <table:table-cell table:style-name="ce3" table:formula="of:=IF([.U278]&lt;255; [.U278]; &quot;&quot;)">
            <text:p/>
          </table:table-cell>
          <table:table-cell table:style-name="ce3" table:formula="of:=IF([.V278]&lt;256; [.V278]; &quot;&quot;)">
            <text:p/>
          </table:table-cell>
          <table:table-cell table:number-columns-repeated="18"/>
          <table:table-cell table:formula="of:=[.$X$337]*[.Y278]" office:value-type="float" office:value="1099.6875" calcext:value-type="float">
            <text:p>1099,69</text:p>
          </table:table-cell>
          <table:table-cell table:formula="of:=[.U278] + [.$X$337]" office:value-type="float" office:value="1103.671875" calcext:value-type="float">
            <text:p>1103,67</text:p>
          </table:table-cell>
          <table:table-cell/>
          <table:table-cell table:style-name="ce6" table:formula="of:=IF([.C278] = &quot;&quot;; 0; 1)" office:value-type="boolean" office:boolean-value="false" calcext:value-type="boolean">
            <text:p>FALSO</text:p>
          </table:table-cell>
          <table:table-cell office:value-type="float" office:value="276" calcext:value-type="float">
            <text:p>276</text:p>
          </table:table-cell>
          <table:table-cell table:number-columns-repeated="16"/>
        </table:table-row>
        <table:table-row table:style-name="ro1">
          <table:table-cell table:style-name="ce3" table:formula="of:=IF([.U279]&lt;255; [.U279]; &quot;&quot;)">
            <text:p/>
          </table:table-cell>
          <table:table-cell table:style-name="ce3" table:formula="of:=IF([.V279]&lt;256; [.V279]; &quot;&quot;)">
            <text:p/>
          </table:table-cell>
          <table:table-cell table:number-columns-repeated="18"/>
          <table:table-cell table:formula="of:=[.$X$337]*[.Y279]" office:value-type="float" office:value="1103.671875" calcext:value-type="float">
            <text:p>1103,67</text:p>
          </table:table-cell>
          <table:table-cell table:formula="of:=[.U279] + [.$X$337]" office:value-type="float" office:value="1107.65625" calcext:value-type="float">
            <text:p>1107,66</text:p>
          </table:table-cell>
          <table:table-cell/>
          <table:table-cell table:style-name="ce6" table:formula="of:=IF([.C279] = &quot;&quot;; 0; 1)" office:value-type="boolean" office:boolean-value="false" calcext:value-type="boolean">
            <text:p>FALSO</text:p>
          </table:table-cell>
          <table:table-cell office:value-type="float" office:value="277" calcext:value-type="float">
            <text:p>277</text:p>
          </table:table-cell>
          <table:table-cell table:number-columns-repeated="16"/>
        </table:table-row>
        <table:table-row table:style-name="ro1">
          <table:table-cell table:style-name="ce3" table:formula="of:=IF([.U280]&lt;255; [.U280]; &quot;&quot;)">
            <text:p/>
          </table:table-cell>
          <table:table-cell table:style-name="ce3" table:formula="of:=IF([.V280]&lt;256; [.V280]; &quot;&quot;)">
            <text:p/>
          </table:table-cell>
          <table:table-cell table:number-columns-repeated="18"/>
          <table:table-cell table:formula="of:=[.$X$337]*[.Y280]" office:value-type="float" office:value="1107.65625" calcext:value-type="float">
            <text:p>1107,66</text:p>
          </table:table-cell>
          <table:table-cell table:formula="of:=[.U280] + [.$X$337]" office:value-type="float" office:value="1111.640625" calcext:value-type="float">
            <text:p>1111,64</text:p>
          </table:table-cell>
          <table:table-cell/>
          <table:table-cell table:style-name="ce6" table:formula="of:=IF([.C280] = &quot;&quot;; 0; 1)" office:value-type="boolean" office:boolean-value="false" calcext:value-type="boolean">
            <text:p>FALSO</text:p>
          </table:table-cell>
          <table:table-cell office:value-type="float" office:value="278" calcext:value-type="float">
            <text:p>278</text:p>
          </table:table-cell>
          <table:table-cell table:number-columns-repeated="16"/>
        </table:table-row>
        <table:table-row table:style-name="ro1">
          <table:table-cell table:style-name="ce3" table:formula="of:=IF([.U281]&lt;255; [.U281]; &quot;&quot;)">
            <text:p/>
          </table:table-cell>
          <table:table-cell table:style-name="ce3" table:formula="of:=IF([.V281]&lt;256; [.V281]; &quot;&quot;)">
            <text:p/>
          </table:table-cell>
          <table:table-cell table:number-columns-repeated="18"/>
          <table:table-cell table:formula="of:=[.$X$337]*[.Y281]" office:value-type="float" office:value="1111.640625" calcext:value-type="float">
            <text:p>1111,64</text:p>
          </table:table-cell>
          <table:table-cell table:formula="of:=[.U281] + [.$X$337]" office:value-type="float" office:value="1115.625" calcext:value-type="float">
            <text:p>1115,63</text:p>
          </table:table-cell>
          <table:table-cell/>
          <table:table-cell table:style-name="ce6" table:formula="of:=IF([.C281] = &quot;&quot;; 0; 1)" office:value-type="boolean" office:boolean-value="false" calcext:value-type="boolean">
            <text:p>FALSO</text:p>
          </table:table-cell>
          <table:table-cell office:value-type="float" office:value="279" calcext:value-type="float">
            <text:p>279</text:p>
          </table:table-cell>
          <table:table-cell table:number-columns-repeated="16"/>
        </table:table-row>
        <table:table-row table:style-name="ro1">
          <table:table-cell table:style-name="ce3" table:formula="of:=IF([.U282]&lt;255; [.U282]; &quot;&quot;)">
            <text:p/>
          </table:table-cell>
          <table:table-cell table:style-name="ce3" table:formula="of:=IF([.V282]&lt;256; [.V282]; &quot;&quot;)">
            <text:p/>
          </table:table-cell>
          <table:table-cell table:number-columns-repeated="18"/>
          <table:table-cell table:formula="of:=[.$X$337]*[.Y282]" office:value-type="float" office:value="1115.625" calcext:value-type="float">
            <text:p>1115,63</text:p>
          </table:table-cell>
          <table:table-cell table:formula="of:=[.U282] + [.$X$337]" office:value-type="float" office:value="1119.609375" calcext:value-type="float">
            <text:p>1119,61</text:p>
          </table:table-cell>
          <table:table-cell/>
          <table:table-cell table:style-name="ce6" table:formula="of:=IF([.C282] = &quot;&quot;; 0; 1)" office:value-type="boolean" office:boolean-value="false" calcext:value-type="boolean">
            <text:p>FALSO</text:p>
          </table:table-cell>
          <table:table-cell office:value-type="float" office:value="280" calcext:value-type="float">
            <text:p>280</text:p>
          </table:table-cell>
          <table:table-cell table:number-columns-repeated="16"/>
        </table:table-row>
        <table:table-row table:style-name="ro1">
          <table:table-cell table:style-name="ce3" table:formula="of:=IF([.U283]&lt;255; [.U283]; &quot;&quot;)">
            <text:p/>
          </table:table-cell>
          <table:table-cell table:style-name="ce3" table:formula="of:=IF([.V283]&lt;256; [.V283]; &quot;&quot;)">
            <text:p/>
          </table:table-cell>
          <table:table-cell table:number-columns-repeated="18"/>
          <table:table-cell table:formula="of:=[.$X$337]*[.Y283]" office:value-type="float" office:value="1119.609375" calcext:value-type="float">
            <text:p>1119,61</text:p>
          </table:table-cell>
          <table:table-cell table:formula="of:=[.U283] + [.$X$337]" office:value-type="float" office:value="1123.59375" calcext:value-type="float">
            <text:p>1123,59</text:p>
          </table:table-cell>
          <table:table-cell/>
          <table:table-cell table:style-name="ce6" table:formula="of:=IF([.C283] = &quot;&quot;; 0; 1)" office:value-type="boolean" office:boolean-value="false" calcext:value-type="boolean">
            <text:p>FALSO</text:p>
          </table:table-cell>
          <table:table-cell office:value-type="float" office:value="281" calcext:value-type="float">
            <text:p>281</text:p>
          </table:table-cell>
          <table:table-cell table:number-columns-repeated="16"/>
        </table:table-row>
        <table:table-row table:style-name="ro1">
          <table:table-cell table:style-name="ce3" table:formula="of:=IF([.U284]&lt;255; [.U284]; &quot;&quot;)">
            <text:p/>
          </table:table-cell>
          <table:table-cell table:style-name="ce3" table:formula="of:=IF([.V284]&lt;256; [.V284]; &quot;&quot;)">
            <text:p/>
          </table:table-cell>
          <table:table-cell table:number-columns-repeated="18"/>
          <table:table-cell table:formula="of:=[.$X$337]*[.Y284]" office:value-type="float" office:value="1123.59375" calcext:value-type="float">
            <text:p>1123,59</text:p>
          </table:table-cell>
          <table:table-cell table:formula="of:=[.U284] + [.$X$337]" office:value-type="float" office:value="1127.578125" calcext:value-type="float">
            <text:p>1127,58</text:p>
          </table:table-cell>
          <table:table-cell/>
          <table:table-cell table:style-name="ce6" table:formula="of:=IF([.C284] = &quot;&quot;; 0; 1)" office:value-type="boolean" office:boolean-value="false" calcext:value-type="boolean">
            <text:p>FALSO</text:p>
          </table:table-cell>
          <table:table-cell office:value-type="float" office:value="282" calcext:value-type="float">
            <text:p>282</text:p>
          </table:table-cell>
          <table:table-cell table:number-columns-repeated="16"/>
        </table:table-row>
        <table:table-row table:style-name="ro1">
          <table:table-cell table:style-name="ce3" table:formula="of:=IF([.U285]&lt;255; [.U285]; &quot;&quot;)">
            <text:p/>
          </table:table-cell>
          <table:table-cell table:style-name="ce3" table:formula="of:=IF([.V285]&lt;256; [.V285]; &quot;&quot;)">
            <text:p/>
          </table:table-cell>
          <table:table-cell table:number-columns-repeated="18"/>
          <table:table-cell table:formula="of:=[.$X$337]*[.Y285]" office:value-type="float" office:value="1127.578125" calcext:value-type="float">
            <text:p>1127,58</text:p>
          </table:table-cell>
          <table:table-cell table:formula="of:=[.U285] + [.$X$337]" office:value-type="float" office:value="1131.5625" calcext:value-type="float">
            <text:p>1131,56</text:p>
          </table:table-cell>
          <table:table-cell/>
          <table:table-cell table:style-name="ce6" table:formula="of:=IF([.C285] = &quot;&quot;; 0; 1)" office:value-type="boolean" office:boolean-value="false" calcext:value-type="boolean">
            <text:p>FALSO</text:p>
          </table:table-cell>
          <table:table-cell office:value-type="float" office:value="283" calcext:value-type="float">
            <text:p>283</text:p>
          </table:table-cell>
          <table:table-cell table:number-columns-repeated="16"/>
        </table:table-row>
        <table:table-row table:style-name="ro1">
          <table:table-cell table:style-name="ce3" table:formula="of:=IF([.U286]&lt;255; [.U286]; &quot;&quot;)">
            <text:p/>
          </table:table-cell>
          <table:table-cell table:style-name="ce3" table:formula="of:=IF([.V286]&lt;256; [.V286]; &quot;&quot;)">
            <text:p/>
          </table:table-cell>
          <table:table-cell table:number-columns-repeated="18"/>
          <table:table-cell table:formula="of:=[.$X$337]*[.Y286]" office:value-type="float" office:value="1131.5625" calcext:value-type="float">
            <text:p>1131,56</text:p>
          </table:table-cell>
          <table:table-cell table:formula="of:=[.U286] + [.$X$337]" office:value-type="float" office:value="1135.546875" calcext:value-type="float">
            <text:p>1135,55</text:p>
          </table:table-cell>
          <table:table-cell/>
          <table:table-cell table:style-name="ce6" table:formula="of:=IF([.C286] = &quot;&quot;; 0; 1)" office:value-type="boolean" office:boolean-value="false" calcext:value-type="boolean">
            <text:p>FALSO</text:p>
          </table:table-cell>
          <table:table-cell office:value-type="float" office:value="284" calcext:value-type="float">
            <text:p>284</text:p>
          </table:table-cell>
          <table:table-cell table:number-columns-repeated="16"/>
        </table:table-row>
        <table:table-row table:style-name="ro1">
          <table:table-cell table:style-name="ce3" table:formula="of:=IF([.U287]&lt;255; [.U287]; &quot;&quot;)">
            <text:p/>
          </table:table-cell>
          <table:table-cell table:style-name="ce3" table:formula="of:=IF([.V287]&lt;256; [.V287]; &quot;&quot;)">
            <text:p/>
          </table:table-cell>
          <table:table-cell table:number-columns-repeated="18"/>
          <table:table-cell table:formula="of:=[.$X$337]*[.Y287]" office:value-type="float" office:value="1135.546875" calcext:value-type="float">
            <text:p>1135,55</text:p>
          </table:table-cell>
          <table:table-cell table:formula="of:=[.U287] + [.$X$337]" office:value-type="float" office:value="1139.53125" calcext:value-type="float">
            <text:p>1139,53</text:p>
          </table:table-cell>
          <table:table-cell/>
          <table:table-cell table:style-name="ce6" table:formula="of:=IF([.C287] = &quot;&quot;; 0; 1)" office:value-type="boolean" office:boolean-value="false" calcext:value-type="boolean">
            <text:p>FALSO</text:p>
          </table:table-cell>
          <table:table-cell office:value-type="float" office:value="285" calcext:value-type="float">
            <text:p>285</text:p>
          </table:table-cell>
          <table:table-cell table:number-columns-repeated="16"/>
        </table:table-row>
        <table:table-row table:style-name="ro1">
          <table:table-cell table:style-name="ce3" table:formula="of:=IF([.U288]&lt;255; [.U288]; &quot;&quot;)">
            <text:p/>
          </table:table-cell>
          <table:table-cell table:style-name="ce3" table:formula="of:=IF([.V288]&lt;256; [.V288]; &quot;&quot;)">
            <text:p/>
          </table:table-cell>
          <table:table-cell table:number-columns-repeated="18"/>
          <table:table-cell table:formula="of:=[.$X$337]*[.Y288]" office:value-type="float" office:value="1139.53125" calcext:value-type="float">
            <text:p>1139,53</text:p>
          </table:table-cell>
          <table:table-cell table:formula="of:=[.U288] + [.$X$337]" office:value-type="float" office:value="1143.515625" calcext:value-type="float">
            <text:p>1143,52</text:p>
          </table:table-cell>
          <table:table-cell/>
          <table:table-cell table:style-name="ce6" table:formula="of:=IF([.C288] = &quot;&quot;; 0; 1)" office:value-type="boolean" office:boolean-value="false" calcext:value-type="boolean">
            <text:p>FALSO</text:p>
          </table:table-cell>
          <table:table-cell office:value-type="float" office:value="286" calcext:value-type="float">
            <text:p>286</text:p>
          </table:table-cell>
          <table:table-cell table:number-columns-repeated="16"/>
        </table:table-row>
        <table:table-row table:style-name="ro1">
          <table:table-cell table:style-name="ce3" table:formula="of:=IF([.U289]&lt;255; [.U289]; &quot;&quot;)">
            <text:p/>
          </table:table-cell>
          <table:table-cell table:style-name="ce3" table:formula="of:=IF([.V289]&lt;256; [.V289]; &quot;&quot;)">
            <text:p/>
          </table:table-cell>
          <table:table-cell table:number-columns-repeated="18"/>
          <table:table-cell table:formula="of:=[.$X$337]*[.Y289]" office:value-type="float" office:value="1143.515625" calcext:value-type="float">
            <text:p>1143,52</text:p>
          </table:table-cell>
          <table:table-cell table:formula="of:=[.U289] + [.$X$337]" office:value-type="float" office:value="1147.5" calcext:value-type="float">
            <text:p>1147,5</text:p>
          </table:table-cell>
          <table:table-cell/>
          <table:table-cell table:style-name="ce6" table:formula="of:=IF([.C289] = &quot;&quot;; 0; 1)" office:value-type="boolean" office:boolean-value="false" calcext:value-type="boolean">
            <text:p>FALSO</text:p>
          </table:table-cell>
          <table:table-cell office:value-type="float" office:value="287" calcext:value-type="float">
            <text:p>287</text:p>
          </table:table-cell>
          <table:table-cell table:number-columns-repeated="16"/>
        </table:table-row>
        <table:table-row table:style-name="ro1">
          <table:table-cell table:style-name="ce3" table:formula="of:=IF([.U290]&lt;255; [.U290]; &quot;&quot;)">
            <text:p/>
          </table:table-cell>
          <table:table-cell table:style-name="ce3" table:formula="of:=IF([.V290]&lt;256; [.V290]; &quot;&quot;)">
            <text:p/>
          </table:table-cell>
          <table:table-cell table:number-columns-repeated="18"/>
          <table:table-cell table:formula="of:=[.$X$337]*[.Y290]" office:value-type="float" office:value="1147.5" calcext:value-type="float">
            <text:p>1147,5</text:p>
          </table:table-cell>
          <table:table-cell table:formula="of:=[.U290] + [.$X$337]" office:value-type="float" office:value="1151.484375" calcext:value-type="float">
            <text:p>1151,48</text:p>
          </table:table-cell>
          <table:table-cell/>
          <table:table-cell table:style-name="ce6" table:formula="of:=IF([.C290] = &quot;&quot;; 0; 1)" office:value-type="boolean" office:boolean-value="false" calcext:value-type="boolean">
            <text:p>FALSO</text:p>
          </table:table-cell>
          <table:table-cell office:value-type="float" office:value="288" calcext:value-type="float">
            <text:p>288</text:p>
          </table:table-cell>
          <table:table-cell table:number-columns-repeated="16"/>
        </table:table-row>
        <table:table-row table:style-name="ro1">
          <table:table-cell table:style-name="ce3" table:formula="of:=IF([.U291]&lt;255; [.U291]; &quot;&quot;)">
            <text:p/>
          </table:table-cell>
          <table:table-cell table:style-name="ce3" table:formula="of:=IF([.V291]&lt;256; [.V291]; &quot;&quot;)">
            <text:p/>
          </table:table-cell>
          <table:table-cell table:number-columns-repeated="18"/>
          <table:table-cell table:formula="of:=[.$X$337]*[.Y291]" office:value-type="float" office:value="1151.484375" calcext:value-type="float">
            <text:p>1151,48</text:p>
          </table:table-cell>
          <table:table-cell table:formula="of:=[.U291] + [.$X$337]" office:value-type="float" office:value="1155.46875" calcext:value-type="float">
            <text:p>1155,47</text:p>
          </table:table-cell>
          <table:table-cell/>
          <table:table-cell table:style-name="ce6" table:formula="of:=IF([.C291] = &quot;&quot;; 0; 1)" office:value-type="boolean" office:boolean-value="false" calcext:value-type="boolean">
            <text:p>FALSO</text:p>
          </table:table-cell>
          <table:table-cell office:value-type="float" office:value="289" calcext:value-type="float">
            <text:p>289</text:p>
          </table:table-cell>
          <table:table-cell table:number-columns-repeated="16"/>
        </table:table-row>
        <table:table-row table:style-name="ro1">
          <table:table-cell table:style-name="ce3" table:formula="of:=IF([.U292]&lt;255; [.U292]; &quot;&quot;)">
            <text:p/>
          </table:table-cell>
          <table:table-cell table:style-name="ce3" table:formula="of:=IF([.V292]&lt;256; [.V292]; &quot;&quot;)">
            <text:p/>
          </table:table-cell>
          <table:table-cell table:number-columns-repeated="18"/>
          <table:table-cell table:formula="of:=[.$X$337]*[.Y292]" office:value-type="float" office:value="1155.46875" calcext:value-type="float">
            <text:p>1155,47</text:p>
          </table:table-cell>
          <table:table-cell table:formula="of:=[.U292] + [.$X$337]" office:value-type="float" office:value="1159.453125" calcext:value-type="float">
            <text:p>1159,45</text:p>
          </table:table-cell>
          <table:table-cell/>
          <table:table-cell table:style-name="ce6" table:formula="of:=IF([.C292] = &quot;&quot;; 0; 1)" office:value-type="boolean" office:boolean-value="false" calcext:value-type="boolean">
            <text:p>FALSO</text:p>
          </table:table-cell>
          <table:table-cell office:value-type="float" office:value="290" calcext:value-type="float">
            <text:p>290</text:p>
          </table:table-cell>
          <table:table-cell table:number-columns-repeated="16"/>
        </table:table-row>
        <table:table-row table:style-name="ro1">
          <table:table-cell table:style-name="ce3" table:formula="of:=IF([.U293]&lt;255; [.U293]; &quot;&quot;)">
            <text:p/>
          </table:table-cell>
          <table:table-cell table:style-name="ce3" table:formula="of:=IF([.V293]&lt;256; [.V293]; &quot;&quot;)">
            <text:p/>
          </table:table-cell>
          <table:table-cell table:number-columns-repeated="18"/>
          <table:table-cell table:formula="of:=[.$X$337]*[.Y293]" office:value-type="float" office:value="1159.453125" calcext:value-type="float">
            <text:p>1159,45</text:p>
          </table:table-cell>
          <table:table-cell table:formula="of:=[.U293] + [.$X$337]" office:value-type="float" office:value="1163.4375" calcext:value-type="float">
            <text:p>1163,44</text:p>
          </table:table-cell>
          <table:table-cell/>
          <table:table-cell table:style-name="ce6" table:formula="of:=IF([.C293] = &quot;&quot;; 0; 1)" office:value-type="boolean" office:boolean-value="false" calcext:value-type="boolean">
            <text:p>FALSO</text:p>
          </table:table-cell>
          <table:table-cell office:value-type="float" office:value="291" calcext:value-type="float">
            <text:p>291</text:p>
          </table:table-cell>
          <table:table-cell table:number-columns-repeated="16"/>
        </table:table-row>
        <table:table-row table:style-name="ro1">
          <table:table-cell table:style-name="ce3" table:formula="of:=IF([.U294]&lt;255; [.U294]; &quot;&quot;)">
            <text:p/>
          </table:table-cell>
          <table:table-cell table:style-name="ce3" table:formula="of:=IF([.V294]&lt;256; [.V294]; &quot;&quot;)">
            <text:p/>
          </table:table-cell>
          <table:table-cell table:number-columns-repeated="18"/>
          <table:table-cell table:formula="of:=[.$X$337]*[.Y294]" office:value-type="float" office:value="1163.4375" calcext:value-type="float">
            <text:p>1163,44</text:p>
          </table:table-cell>
          <table:table-cell table:formula="of:=[.U294] + [.$X$337]" office:value-type="float" office:value="1167.421875" calcext:value-type="float">
            <text:p>1167,42</text:p>
          </table:table-cell>
          <table:table-cell/>
          <table:table-cell table:style-name="ce6" table:formula="of:=IF([.C294] = &quot;&quot;; 0; 1)" office:value-type="boolean" office:boolean-value="false" calcext:value-type="boolean">
            <text:p>FALSO</text:p>
          </table:table-cell>
          <table:table-cell office:value-type="float" office:value="292" calcext:value-type="float">
            <text:p>292</text:p>
          </table:table-cell>
          <table:table-cell table:number-columns-repeated="16"/>
        </table:table-row>
        <table:table-row table:style-name="ro1">
          <table:table-cell table:style-name="ce3" table:formula="of:=IF([.U295]&lt;255; [.U295]; &quot;&quot;)">
            <text:p/>
          </table:table-cell>
          <table:table-cell table:style-name="ce3" table:formula="of:=IF([.V295]&lt;256; [.V295]; &quot;&quot;)">
            <text:p/>
          </table:table-cell>
          <table:table-cell table:number-columns-repeated="18"/>
          <table:table-cell table:formula="of:=[.$X$337]*[.Y295]" office:value-type="float" office:value="1167.421875" calcext:value-type="float">
            <text:p>1167,42</text:p>
          </table:table-cell>
          <table:table-cell table:formula="of:=[.U295] + [.$X$337]" office:value-type="float" office:value="1171.40625" calcext:value-type="float">
            <text:p>1171,41</text:p>
          </table:table-cell>
          <table:table-cell/>
          <table:table-cell table:style-name="ce6" table:formula="of:=IF([.C295] = &quot;&quot;; 0; 1)" office:value-type="boolean" office:boolean-value="false" calcext:value-type="boolean">
            <text:p>FALSO</text:p>
          </table:table-cell>
          <table:table-cell office:value-type="float" office:value="293" calcext:value-type="float">
            <text:p>293</text:p>
          </table:table-cell>
          <table:table-cell table:number-columns-repeated="16"/>
        </table:table-row>
        <table:table-row table:style-name="ro1">
          <table:table-cell table:style-name="ce3" table:formula="of:=IF([.U296]&lt;255; [.U296]; &quot;&quot;)">
            <text:p/>
          </table:table-cell>
          <table:table-cell table:style-name="ce3" table:formula="of:=IF([.V296]&lt;256; [.V296]; &quot;&quot;)">
            <text:p/>
          </table:table-cell>
          <table:table-cell table:number-columns-repeated="18"/>
          <table:table-cell table:formula="of:=[.$X$337]*[.Y296]" office:value-type="float" office:value="1171.40625" calcext:value-type="float">
            <text:p>1171,41</text:p>
          </table:table-cell>
          <table:table-cell table:formula="of:=[.U296] + [.$X$337]" office:value-type="float" office:value="1175.390625" calcext:value-type="float">
            <text:p>1175,39</text:p>
          </table:table-cell>
          <table:table-cell/>
          <table:table-cell table:style-name="ce6" table:formula="of:=IF([.C296] = &quot;&quot;; 0; 1)" office:value-type="boolean" office:boolean-value="false" calcext:value-type="boolean">
            <text:p>FALSO</text:p>
          </table:table-cell>
          <table:table-cell office:value-type="float" office:value="294" calcext:value-type="float">
            <text:p>294</text:p>
          </table:table-cell>
          <table:table-cell table:number-columns-repeated="16"/>
        </table:table-row>
        <table:table-row table:style-name="ro1">
          <table:table-cell table:style-name="ce3" table:formula="of:=IF([.U297]&lt;255; [.U297]; &quot;&quot;)">
            <text:p/>
          </table:table-cell>
          <table:table-cell table:style-name="ce3" table:formula="of:=IF([.V297]&lt;256; [.V297]; &quot;&quot;)">
            <text:p/>
          </table:table-cell>
          <table:table-cell table:number-columns-repeated="18"/>
          <table:table-cell table:formula="of:=[.$X$337]*[.Y297]" office:value-type="float" office:value="1175.390625" calcext:value-type="float">
            <text:p>1175,39</text:p>
          </table:table-cell>
          <table:table-cell table:formula="of:=[.U297] + [.$X$337]" office:value-type="float" office:value="1179.375" calcext:value-type="float">
            <text:p>1179,38</text:p>
          </table:table-cell>
          <table:table-cell/>
          <table:table-cell table:style-name="ce6" table:formula="of:=IF([.C297] = &quot;&quot;; 0; 1)" office:value-type="boolean" office:boolean-value="false" calcext:value-type="boolean">
            <text:p>FALSO</text:p>
          </table:table-cell>
          <table:table-cell office:value-type="float" office:value="295" calcext:value-type="float">
            <text:p>295</text:p>
          </table:table-cell>
          <table:table-cell table:number-columns-repeated="16"/>
        </table:table-row>
        <table:table-row table:style-name="ro1">
          <table:table-cell table:style-name="ce3" table:formula="of:=IF([.U298]&lt;255; [.U298]; &quot;&quot;)">
            <text:p/>
          </table:table-cell>
          <table:table-cell table:style-name="ce3" table:formula="of:=IF([.V298]&lt;256; [.V298]; &quot;&quot;)">
            <text:p/>
          </table:table-cell>
          <table:table-cell table:number-columns-repeated="18"/>
          <table:table-cell table:formula="of:=[.$X$337]*[.Y298]" office:value-type="float" office:value="1179.375" calcext:value-type="float">
            <text:p>1179,38</text:p>
          </table:table-cell>
          <table:table-cell table:formula="of:=[.U298] + [.$X$337]" office:value-type="float" office:value="1183.359375" calcext:value-type="float">
            <text:p>1183,36</text:p>
          </table:table-cell>
          <table:table-cell/>
          <table:table-cell table:style-name="ce6" table:formula="of:=IF([.C298] = &quot;&quot;; 0; 1)" office:value-type="boolean" office:boolean-value="false" calcext:value-type="boolean">
            <text:p>FALSO</text:p>
          </table:table-cell>
          <table:table-cell office:value-type="float" office:value="296" calcext:value-type="float">
            <text:p>296</text:p>
          </table:table-cell>
          <table:table-cell table:number-columns-repeated="16"/>
        </table:table-row>
        <table:table-row table:style-name="ro1">
          <table:table-cell table:style-name="ce3" table:formula="of:=IF([.U299]&lt;255; [.U299]; &quot;&quot;)">
            <text:p/>
          </table:table-cell>
          <table:table-cell table:style-name="ce3" table:formula="of:=IF([.V299]&lt;256; [.V299]; &quot;&quot;)">
            <text:p/>
          </table:table-cell>
          <table:table-cell table:number-columns-repeated="18"/>
          <table:table-cell table:formula="of:=[.$X$337]*[.Y299]" office:value-type="float" office:value="1183.359375" calcext:value-type="float">
            <text:p>1183,36</text:p>
          </table:table-cell>
          <table:table-cell table:formula="of:=[.U299] + [.$X$337]" office:value-type="float" office:value="1187.34375" calcext:value-type="float">
            <text:p>1187,34</text:p>
          </table:table-cell>
          <table:table-cell/>
          <table:table-cell table:style-name="ce6" table:formula="of:=IF([.C299] = &quot;&quot;; 0; 1)" office:value-type="boolean" office:boolean-value="false" calcext:value-type="boolean">
            <text:p>FALSO</text:p>
          </table:table-cell>
          <table:table-cell office:value-type="float" office:value="297" calcext:value-type="float">
            <text:p>297</text:p>
          </table:table-cell>
          <table:table-cell table:number-columns-repeated="16"/>
        </table:table-row>
        <table:table-row table:style-name="ro1">
          <table:table-cell table:style-name="ce3" table:formula="of:=IF([.U300]&lt;255; [.U300]; &quot;&quot;)">
            <text:p/>
          </table:table-cell>
          <table:table-cell table:style-name="ce3" table:formula="of:=IF([.V300]&lt;256; [.V300]; &quot;&quot;)">
            <text:p/>
          </table:table-cell>
          <table:table-cell table:number-columns-repeated="18"/>
          <table:table-cell table:formula="of:=[.$X$337]*[.Y300]" office:value-type="float" office:value="1187.34375" calcext:value-type="float">
            <text:p>1187,34</text:p>
          </table:table-cell>
          <table:table-cell table:formula="of:=[.U300] + [.$X$337]" office:value-type="float" office:value="1191.328125" calcext:value-type="float">
            <text:p>1191,33</text:p>
          </table:table-cell>
          <table:table-cell/>
          <table:table-cell table:style-name="ce6" table:formula="of:=IF([.C300] = &quot;&quot;; 0; 1)" office:value-type="boolean" office:boolean-value="false" calcext:value-type="boolean">
            <text:p>FALSO</text:p>
          </table:table-cell>
          <table:table-cell office:value-type="float" office:value="298" calcext:value-type="float">
            <text:p>298</text:p>
          </table:table-cell>
          <table:table-cell table:number-columns-repeated="16"/>
        </table:table-row>
        <table:table-row table:style-name="ro1">
          <table:table-cell table:style-name="ce3" table:formula="of:=IF([.U301]&lt;255; [.U301]; &quot;&quot;)">
            <text:p/>
          </table:table-cell>
          <table:table-cell table:style-name="ce3" table:formula="of:=IF([.V301]&lt;256; [.V301]; &quot;&quot;)">
            <text:p/>
          </table:table-cell>
          <table:table-cell table:number-columns-repeated="18"/>
          <table:table-cell table:formula="of:=[.$X$337]*[.Y301]" office:value-type="float" office:value="1191.328125" calcext:value-type="float">
            <text:p>1191,33</text:p>
          </table:table-cell>
          <table:table-cell table:formula="of:=[.U301] + [.$X$337]" office:value-type="float" office:value="1195.3125" calcext:value-type="float">
            <text:p>1195,31</text:p>
          </table:table-cell>
          <table:table-cell/>
          <table:table-cell table:style-name="ce6" table:formula="of:=IF([.C301] = &quot;&quot;; 0; 1)" office:value-type="boolean" office:boolean-value="false" calcext:value-type="boolean">
            <text:p>FALSO</text:p>
          </table:table-cell>
          <table:table-cell office:value-type="float" office:value="299" calcext:value-type="float">
            <text:p>299</text:p>
          </table:table-cell>
          <table:table-cell table:number-columns-repeated="16"/>
        </table:table-row>
        <table:table-row table:style-name="ro1">
          <table:table-cell table:style-name="ce3" table:formula="of:=IF([.U302]&lt;255; [.U302]; &quot;&quot;)">
            <text:p/>
          </table:table-cell>
          <table:table-cell table:style-name="ce3" table:formula="of:=IF([.V302]&lt;256; [.V302]; &quot;&quot;)">
            <text:p/>
          </table:table-cell>
          <table:table-cell table:number-columns-repeated="18"/>
          <table:table-cell table:formula="of:=[.$X$337]*[.Y302]" office:value-type="float" office:value="1195.3125" calcext:value-type="float">
            <text:p>1195,31</text:p>
          </table:table-cell>
          <table:table-cell table:formula="of:=[.U302] + [.$X$337]" office:value-type="float" office:value="1199.296875" calcext:value-type="float">
            <text:p>1199,3</text:p>
          </table:table-cell>
          <table:table-cell/>
          <table:table-cell table:style-name="ce6" table:formula="of:=IF([.C302] = &quot;&quot;; 0; 1)" office:value-type="boolean" office:boolean-value="false" calcext:value-type="boolean">
            <text:p>FALSO</text:p>
          </table:table-cell>
          <table:table-cell office:value-type="float" office:value="300" calcext:value-type="float">
            <text:p>300</text:p>
          </table:table-cell>
          <table:table-cell table:number-columns-repeated="16"/>
        </table:table-row>
        <table:table-row table:style-name="ro1">
          <table:table-cell table:style-name="ce3" table:formula="of:=IF([.U303]&lt;255; [.U303]; &quot;&quot;)">
            <text:p/>
          </table:table-cell>
          <table:table-cell table:style-name="ce3" table:formula="of:=IF([.V303]&lt;256; [.V303]; &quot;&quot;)">
            <text:p/>
          </table:table-cell>
          <table:table-cell table:number-columns-repeated="18"/>
          <table:table-cell table:formula="of:=[.$X$337]*[.Y303]" office:value-type="float" office:value="1199.296875" calcext:value-type="float">
            <text:p>1199,3</text:p>
          </table:table-cell>
          <table:table-cell table:formula="of:=[.U303] + [.$X$337]" office:value-type="float" office:value="1203.28125" calcext:value-type="float">
            <text:p>1203,28</text:p>
          </table:table-cell>
          <table:table-cell/>
          <table:table-cell table:style-name="ce6" table:formula="of:=IF([.C303] = &quot;&quot;; 0; 1)" office:value-type="boolean" office:boolean-value="false" calcext:value-type="boolean">
            <text:p>FALSO</text:p>
          </table:table-cell>
          <table:table-cell office:value-type="float" office:value="301" calcext:value-type="float">
            <text:p>301</text:p>
          </table:table-cell>
          <table:table-cell table:number-columns-repeated="16"/>
        </table:table-row>
        <table:table-row table:style-name="ro1">
          <table:table-cell table:style-name="ce3" table:formula="of:=IF([.U304]&lt;255; [.U304]; &quot;&quot;)">
            <text:p/>
          </table:table-cell>
          <table:table-cell table:style-name="ce3" table:formula="of:=IF([.V304]&lt;256; [.V304]; &quot;&quot;)">
            <text:p/>
          </table:table-cell>
          <table:table-cell table:number-columns-repeated="18"/>
          <table:table-cell table:formula="of:=[.$X$337]*[.Y304]" office:value-type="float" office:value="1203.28125" calcext:value-type="float">
            <text:p>1203,28</text:p>
          </table:table-cell>
          <table:table-cell table:formula="of:=[.U304] + [.$X$337]" office:value-type="float" office:value="1207.265625" calcext:value-type="float">
            <text:p>1207,27</text:p>
          </table:table-cell>
          <table:table-cell/>
          <table:table-cell table:style-name="ce6" table:formula="of:=IF([.C304] = &quot;&quot;; 0; 1)" office:value-type="boolean" office:boolean-value="false" calcext:value-type="boolean">
            <text:p>FALSO</text:p>
          </table:table-cell>
          <table:table-cell office:value-type="float" office:value="302" calcext:value-type="float">
            <text:p>302</text:p>
          </table:table-cell>
          <table:table-cell table:number-columns-repeated="16"/>
        </table:table-row>
        <table:table-row table:style-name="ro1">
          <table:table-cell table:style-name="ce3" table:formula="of:=IF([.U305]&lt;255; [.U305]; &quot;&quot;)">
            <text:p/>
          </table:table-cell>
          <table:table-cell table:style-name="ce3" table:formula="of:=IF([.V305]&lt;256; [.V305]; &quot;&quot;)">
            <text:p/>
          </table:table-cell>
          <table:table-cell table:number-columns-repeated="18"/>
          <table:table-cell table:formula="of:=[.$X$337]*[.Y305]" office:value-type="float" office:value="1207.265625" calcext:value-type="float">
            <text:p>1207,27</text:p>
          </table:table-cell>
          <table:table-cell table:formula="of:=[.U305] + [.$X$337]" office:value-type="float" office:value="1211.25" calcext:value-type="float">
            <text:p>1211,25</text:p>
          </table:table-cell>
          <table:table-cell/>
          <table:table-cell table:style-name="ce6" table:formula="of:=IF([.C305] = &quot;&quot;; 0; 1)" office:value-type="boolean" office:boolean-value="false" calcext:value-type="boolean">
            <text:p>FALSO</text:p>
          </table:table-cell>
          <table:table-cell office:value-type="float" office:value="303" calcext:value-type="float">
            <text:p>303</text:p>
          </table:table-cell>
          <table:table-cell table:number-columns-repeated="16"/>
        </table:table-row>
        <table:table-row table:style-name="ro1">
          <table:table-cell table:style-name="ce3" table:formula="of:=IF([.U306]&lt;255; [.U306]; &quot;&quot;)">
            <text:p/>
          </table:table-cell>
          <table:table-cell table:style-name="ce3" table:formula="of:=IF([.V306]&lt;256; [.V306]; &quot;&quot;)">
            <text:p/>
          </table:table-cell>
          <table:table-cell table:number-columns-repeated="18"/>
          <table:table-cell table:formula="of:=[.$X$337]*[.Y306]" office:value-type="float" office:value="1211.25" calcext:value-type="float">
            <text:p>1211,25</text:p>
          </table:table-cell>
          <table:table-cell table:formula="of:=[.U306] + [.$X$337]" office:value-type="float" office:value="1215.234375" calcext:value-type="float">
            <text:p>1215,23</text:p>
          </table:table-cell>
          <table:table-cell/>
          <table:table-cell table:style-name="ce6" table:formula="of:=IF([.C306] = &quot;&quot;; 0; 1)" office:value-type="boolean" office:boolean-value="false" calcext:value-type="boolean">
            <text:p>FALSO</text:p>
          </table:table-cell>
          <table:table-cell office:value-type="float" office:value="304" calcext:value-type="float">
            <text:p>304</text:p>
          </table:table-cell>
          <table:table-cell table:number-columns-repeated="16"/>
        </table:table-row>
        <table:table-row table:style-name="ro1">
          <table:table-cell table:style-name="ce3" table:formula="of:=IF([.U307]&lt;255; [.U307]; &quot;&quot;)">
            <text:p/>
          </table:table-cell>
          <table:table-cell table:style-name="ce3" table:formula="of:=IF([.V307]&lt;256; [.V307]; &quot;&quot;)">
            <text:p/>
          </table:table-cell>
          <table:table-cell table:number-columns-repeated="18"/>
          <table:table-cell table:formula="of:=[.$X$337]*[.Y307]" office:value-type="float" office:value="1215.234375" calcext:value-type="float">
            <text:p>1215,23</text:p>
          </table:table-cell>
          <table:table-cell table:formula="of:=[.U307] + [.$X$337]" office:value-type="float" office:value="1219.21875" calcext:value-type="float">
            <text:p>1219,22</text:p>
          </table:table-cell>
          <table:table-cell/>
          <table:table-cell table:style-name="ce6" table:formula="of:=IF([.C307] = &quot;&quot;; 0; 1)" office:value-type="boolean" office:boolean-value="false" calcext:value-type="boolean">
            <text:p>FALSO</text:p>
          </table:table-cell>
          <table:table-cell office:value-type="float" office:value="305" calcext:value-type="float">
            <text:p>305</text:p>
          </table:table-cell>
          <table:table-cell table:number-columns-repeated="16"/>
        </table:table-row>
        <table:table-row table:style-name="ro1">
          <table:table-cell table:style-name="ce3" table:formula="of:=IF([.U308]&lt;255; [.U308]; &quot;&quot;)">
            <text:p/>
          </table:table-cell>
          <table:table-cell table:style-name="ce3" table:formula="of:=IF([.V308]&lt;256; [.V308]; &quot;&quot;)">
            <text:p/>
          </table:table-cell>
          <table:table-cell table:number-columns-repeated="18"/>
          <table:table-cell table:formula="of:=[.$X$337]*[.Y308]" office:value-type="float" office:value="1219.21875" calcext:value-type="float">
            <text:p>1219,22</text:p>
          </table:table-cell>
          <table:table-cell table:formula="of:=[.U308] + [.$X$337]" office:value-type="float" office:value="1223.203125" calcext:value-type="float">
            <text:p>1223,2</text:p>
          </table:table-cell>
          <table:table-cell/>
          <table:table-cell table:style-name="ce6" table:formula="of:=IF([.C308] = &quot;&quot;; 0; 1)" office:value-type="boolean" office:boolean-value="false" calcext:value-type="boolean">
            <text:p>FALSO</text:p>
          </table:table-cell>
          <table:table-cell office:value-type="float" office:value="306" calcext:value-type="float">
            <text:p>306</text:p>
          </table:table-cell>
          <table:table-cell table:number-columns-repeated="16"/>
        </table:table-row>
        <table:table-row table:style-name="ro1">
          <table:table-cell table:style-name="ce3" table:formula="of:=IF([.U309]&lt;255; [.U309]; &quot;&quot;)">
            <text:p/>
          </table:table-cell>
          <table:table-cell table:style-name="ce3" table:formula="of:=IF([.V309]&lt;256; [.V309]; &quot;&quot;)">
            <text:p/>
          </table:table-cell>
          <table:table-cell table:number-columns-repeated="18"/>
          <table:table-cell table:formula="of:=[.$X$337]*[.Y309]" office:value-type="float" office:value="1223.203125" calcext:value-type="float">
            <text:p>1223,2</text:p>
          </table:table-cell>
          <table:table-cell table:formula="of:=[.U309] + [.$X$337]" office:value-type="float" office:value="1227.1875" calcext:value-type="float">
            <text:p>1227,19</text:p>
          </table:table-cell>
          <table:table-cell/>
          <table:table-cell table:style-name="ce6" table:formula="of:=IF([.C309] = &quot;&quot;; 0; 1)" office:value-type="boolean" office:boolean-value="false" calcext:value-type="boolean">
            <text:p>FALSO</text:p>
          </table:table-cell>
          <table:table-cell office:value-type="float" office:value="307" calcext:value-type="float">
            <text:p>307</text:p>
          </table:table-cell>
          <table:table-cell table:number-columns-repeated="16"/>
        </table:table-row>
        <table:table-row table:style-name="ro1">
          <table:table-cell table:style-name="ce3" table:formula="of:=IF([.U310]&lt;255; [.U310]; &quot;&quot;)">
            <text:p/>
          </table:table-cell>
          <table:table-cell table:style-name="ce3" table:formula="of:=IF([.V310]&lt;256; [.V310]; &quot;&quot;)">
            <text:p/>
          </table:table-cell>
          <table:table-cell table:number-columns-repeated="18"/>
          <table:table-cell table:formula="of:=[.$X$337]*[.Y310]" office:value-type="float" office:value="1227.1875" calcext:value-type="float">
            <text:p>1227,19</text:p>
          </table:table-cell>
          <table:table-cell table:formula="of:=[.U310] + [.$X$337]" office:value-type="float" office:value="1231.171875" calcext:value-type="float">
            <text:p>1231,17</text:p>
          </table:table-cell>
          <table:table-cell/>
          <table:table-cell table:style-name="ce6" table:formula="of:=IF([.C310] = &quot;&quot;; 0; 1)" office:value-type="boolean" office:boolean-value="false" calcext:value-type="boolean">
            <text:p>FALSO</text:p>
          </table:table-cell>
          <table:table-cell office:value-type="float" office:value="308" calcext:value-type="float">
            <text:p>308</text:p>
          </table:table-cell>
          <table:table-cell table:number-columns-repeated="16"/>
        </table:table-row>
        <table:table-row table:style-name="ro1">
          <table:table-cell table:style-name="ce3" table:formula="of:=IF([.U311]&lt;255; [.U311]; &quot;&quot;)">
            <text:p/>
          </table:table-cell>
          <table:table-cell table:style-name="ce3" table:formula="of:=IF([.V311]&lt;256; [.V311]; &quot;&quot;)">
            <text:p/>
          </table:table-cell>
          <table:table-cell table:number-columns-repeated="18"/>
          <table:table-cell table:formula="of:=[.$X$337]*[.Y311]" office:value-type="float" office:value="1231.171875" calcext:value-type="float">
            <text:p>1231,17</text:p>
          </table:table-cell>
          <table:table-cell table:formula="of:=[.U311] + [.$X$337]" office:value-type="float" office:value="1235.15625" calcext:value-type="float">
            <text:p>1235,16</text:p>
          </table:table-cell>
          <table:table-cell/>
          <table:table-cell table:style-name="ce6" table:formula="of:=IF([.C311] = &quot;&quot;; 0; 1)" office:value-type="boolean" office:boolean-value="false" calcext:value-type="boolean">
            <text:p>FALSO</text:p>
          </table:table-cell>
          <table:table-cell office:value-type="float" office:value="309" calcext:value-type="float">
            <text:p>309</text:p>
          </table:table-cell>
          <table:table-cell table:number-columns-repeated="16"/>
        </table:table-row>
        <table:table-row table:style-name="ro1">
          <table:table-cell table:style-name="ce3" table:formula="of:=IF([.U312]&lt;255; [.U312]; &quot;&quot;)">
            <text:p/>
          </table:table-cell>
          <table:table-cell table:style-name="ce3" table:formula="of:=IF([.V312]&lt;256; [.V312]; &quot;&quot;)">
            <text:p/>
          </table:table-cell>
          <table:table-cell table:number-columns-repeated="18"/>
          <table:table-cell table:formula="of:=[.$X$337]*[.Y312]" office:value-type="float" office:value="1235.15625" calcext:value-type="float">
            <text:p>1235,16</text:p>
          </table:table-cell>
          <table:table-cell table:formula="of:=[.U312] + [.$X$337]" office:value-type="float" office:value="1239.140625" calcext:value-type="float">
            <text:p>1239,14</text:p>
          </table:table-cell>
          <table:table-cell/>
          <table:table-cell table:style-name="ce6" table:formula="of:=IF([.C312] = &quot;&quot;; 0; 1)" office:value-type="boolean" office:boolean-value="false" calcext:value-type="boolean">
            <text:p>FALSO</text:p>
          </table:table-cell>
          <table:table-cell office:value-type="float" office:value="310" calcext:value-type="float">
            <text:p>310</text:p>
          </table:table-cell>
          <table:table-cell table:number-columns-repeated="16"/>
        </table:table-row>
        <table:table-row table:style-name="ro1">
          <table:table-cell table:style-name="ce3" table:formula="of:=IF([.U313]&lt;255; [.U313]; &quot;&quot;)">
            <text:p/>
          </table:table-cell>
          <table:table-cell table:style-name="ce3" table:formula="of:=IF([.V313]&lt;256; [.V313]; &quot;&quot;)">
            <text:p/>
          </table:table-cell>
          <table:table-cell table:number-columns-repeated="18"/>
          <table:table-cell table:formula="of:=[.$X$337]*[.Y313]" office:value-type="float" office:value="1239.140625" calcext:value-type="float">
            <text:p>1239,14</text:p>
          </table:table-cell>
          <table:table-cell table:formula="of:=[.U313] + [.$X$337]" office:value-type="float" office:value="1243.125" calcext:value-type="float">
            <text:p>1243,13</text:p>
          </table:table-cell>
          <table:table-cell/>
          <table:table-cell table:style-name="ce6" table:formula="of:=IF([.C313] = &quot;&quot;; 0; 1)" office:value-type="boolean" office:boolean-value="false" calcext:value-type="boolean">
            <text:p>FALSO</text:p>
          </table:table-cell>
          <table:table-cell office:value-type="float" office:value="311" calcext:value-type="float">
            <text:p>311</text:p>
          </table:table-cell>
          <table:table-cell table:number-columns-repeated="16"/>
        </table:table-row>
        <table:table-row table:style-name="ro1">
          <table:table-cell table:style-name="ce3" table:formula="of:=IF([.U314]&lt;255; [.U314]; &quot;&quot;)">
            <text:p/>
          </table:table-cell>
          <table:table-cell table:style-name="ce3" table:formula="of:=IF([.V314]&lt;256; [.V314]; &quot;&quot;)">
            <text:p/>
          </table:table-cell>
          <table:table-cell table:number-columns-repeated="18"/>
          <table:table-cell table:formula="of:=[.$X$337]*[.Y314]" office:value-type="float" office:value="1243.125" calcext:value-type="float">
            <text:p>1243,13</text:p>
          </table:table-cell>
          <table:table-cell table:formula="of:=[.U314] + [.$X$337]" office:value-type="float" office:value="1247.109375" calcext:value-type="float">
            <text:p>1247,11</text:p>
          </table:table-cell>
          <table:table-cell/>
          <table:table-cell table:style-name="ce6" table:formula="of:=IF([.C314] = &quot;&quot;; 0; 1)" office:value-type="boolean" office:boolean-value="false" calcext:value-type="boolean">
            <text:p>FALSO</text:p>
          </table:table-cell>
          <table:table-cell office:value-type="float" office:value="312" calcext:value-type="float">
            <text:p>312</text:p>
          </table:table-cell>
          <table:table-cell table:number-columns-repeated="16"/>
        </table:table-row>
        <table:table-row table:style-name="ro1">
          <table:table-cell table:style-name="ce3" table:formula="of:=IF([.U315]&lt;255; [.U315]; &quot;&quot;)">
            <text:p/>
          </table:table-cell>
          <table:table-cell table:style-name="ce3" table:formula="of:=IF([.V315]&lt;256; [.V315]; &quot;&quot;)">
            <text:p/>
          </table:table-cell>
          <table:table-cell table:number-columns-repeated="18"/>
          <table:table-cell table:formula="of:=[.$X$337]*[.Y315]" office:value-type="float" office:value="1247.109375" calcext:value-type="float">
            <text:p>1247,11</text:p>
          </table:table-cell>
          <table:table-cell table:formula="of:=[.U315] + [.$X$337]" office:value-type="float" office:value="1251.09375" calcext:value-type="float">
            <text:p>1251,09</text:p>
          </table:table-cell>
          <table:table-cell/>
          <table:table-cell table:style-name="ce6" table:formula="of:=IF([.C315] = &quot;&quot;; 0; 1)" office:value-type="boolean" office:boolean-value="false" calcext:value-type="boolean">
            <text:p>FALSO</text:p>
          </table:table-cell>
          <table:table-cell office:value-type="float" office:value="313" calcext:value-type="float">
            <text:p>313</text:p>
          </table:table-cell>
          <table:table-cell table:number-columns-repeated="16"/>
        </table:table-row>
        <table:table-row table:style-name="ro1">
          <table:table-cell table:style-name="ce3" table:formula="of:=IF([.U316]&lt;255; [.U316]; &quot;&quot;)">
            <text:p/>
          </table:table-cell>
          <table:table-cell table:style-name="ce3" table:formula="of:=IF([.V316]&lt;256; [.V316]; &quot;&quot;)">
            <text:p/>
          </table:table-cell>
          <table:table-cell table:number-columns-repeated="18"/>
          <table:table-cell table:formula="of:=[.$X$337]*[.Y316]" office:value-type="float" office:value="1251.09375" calcext:value-type="float">
            <text:p>1251,09</text:p>
          </table:table-cell>
          <table:table-cell table:formula="of:=[.U316] + [.$X$337]" office:value-type="float" office:value="1255.078125" calcext:value-type="float">
            <text:p>1255,08</text:p>
          </table:table-cell>
          <table:table-cell/>
          <table:table-cell table:style-name="ce6" table:formula="of:=IF([.C316] = &quot;&quot;; 0; 1)" office:value-type="boolean" office:boolean-value="false" calcext:value-type="boolean">
            <text:p>FALSO</text:p>
          </table:table-cell>
          <table:table-cell office:value-type="float" office:value="314" calcext:value-type="float">
            <text:p>314</text:p>
          </table:table-cell>
          <table:table-cell table:number-columns-repeated="16"/>
        </table:table-row>
        <table:table-row table:style-name="ro1">
          <table:table-cell table:style-name="ce3" table:formula="of:=IF([.U317]&lt;255; [.U317]; &quot;&quot;)">
            <text:p/>
          </table:table-cell>
          <table:table-cell table:style-name="ce3" table:formula="of:=IF([.V317]&lt;256; [.V317]; &quot;&quot;)">
            <text:p/>
          </table:table-cell>
          <table:table-cell table:number-columns-repeated="18"/>
          <table:table-cell table:formula="of:=[.$X$337]*[.Y317]" office:value-type="float" office:value="1255.078125" calcext:value-type="float">
            <text:p>1255,08</text:p>
          </table:table-cell>
          <table:table-cell table:formula="of:=[.U317] + [.$X$337]" office:value-type="float" office:value="1259.0625" calcext:value-type="float">
            <text:p>1259,06</text:p>
          </table:table-cell>
          <table:table-cell/>
          <table:table-cell table:style-name="ce6" table:formula="of:=IF([.C317] = &quot;&quot;; 0; 1)" office:value-type="boolean" office:boolean-value="false" calcext:value-type="boolean">
            <text:p>FALSO</text:p>
          </table:table-cell>
          <table:table-cell office:value-type="float" office:value="315" calcext:value-type="float">
            <text:p>315</text:p>
          </table:table-cell>
          <table:table-cell table:number-columns-repeated="16"/>
        </table:table-row>
        <table:table-row table:style-name="ro1">
          <table:table-cell table:style-name="ce3" table:formula="of:=IF([.U318]&lt;255; [.U318]; &quot;&quot;)">
            <text:p/>
          </table:table-cell>
          <table:table-cell table:style-name="ce3" table:formula="of:=IF([.V318]&lt;256; [.V318]; &quot;&quot;)">
            <text:p/>
          </table:table-cell>
          <table:table-cell table:number-columns-repeated="18"/>
          <table:table-cell table:formula="of:=[.$X$337]*[.Y318]" office:value-type="float" office:value="1259.0625" calcext:value-type="float">
            <text:p>1259,06</text:p>
          </table:table-cell>
          <table:table-cell table:formula="of:=[.U318] + [.$X$337]" office:value-type="float" office:value="1263.046875" calcext:value-type="float">
            <text:p>1263,05</text:p>
          </table:table-cell>
          <table:table-cell/>
          <table:table-cell table:style-name="ce6" table:formula="of:=IF([.C318] = &quot;&quot;; 0; 1)" office:value-type="boolean" office:boolean-value="false" calcext:value-type="boolean">
            <text:p>FALSO</text:p>
          </table:table-cell>
          <table:table-cell office:value-type="float" office:value="316" calcext:value-type="float">
            <text:p>316</text:p>
          </table:table-cell>
          <table:table-cell table:number-columns-repeated="16"/>
        </table:table-row>
        <table:table-row table:style-name="ro1">
          <table:table-cell table:style-name="ce3" table:formula="of:=IF([.U319]&lt;255; [.U319]; &quot;&quot;)">
            <text:p/>
          </table:table-cell>
          <table:table-cell table:style-name="ce3" table:formula="of:=IF([.V319]&lt;256; [.V319]; &quot;&quot;)">
            <text:p/>
          </table:table-cell>
          <table:table-cell table:number-columns-repeated="18"/>
          <table:table-cell table:formula="of:=[.$X$337]*[.Y319]" office:value-type="float" office:value="1263.046875" calcext:value-type="float">
            <text:p>1263,05</text:p>
          </table:table-cell>
          <table:table-cell table:formula="of:=[.U319] + [.$X$337]" office:value-type="float" office:value="1267.03125" calcext:value-type="float">
            <text:p>1267,03</text:p>
          </table:table-cell>
          <table:table-cell/>
          <table:table-cell table:style-name="ce6" table:formula="of:=IF([.C319] = &quot;&quot;; 0; 1)" office:value-type="boolean" office:boolean-value="false" calcext:value-type="boolean">
            <text:p>FALSO</text:p>
          </table:table-cell>
          <table:table-cell office:value-type="float" office:value="317" calcext:value-type="float">
            <text:p>317</text:p>
          </table:table-cell>
          <table:table-cell table:number-columns-repeated="16"/>
        </table:table-row>
        <table:table-row table:style-name="ro1">
          <table:table-cell table:style-name="ce3" table:formula="of:=IF([.U320]&lt;255; [.U320]; &quot;&quot;)">
            <text:p/>
          </table:table-cell>
          <table:table-cell table:style-name="ce3" table:formula="of:=IF([.V320]&lt;256; [.V320]; &quot;&quot;)">
            <text:p/>
          </table:table-cell>
          <table:table-cell table:number-columns-repeated="18"/>
          <table:table-cell table:formula="of:=[.$X$337]*[.Y320]" office:value-type="float" office:value="1267.03125" calcext:value-type="float">
            <text:p>1267,03</text:p>
          </table:table-cell>
          <table:table-cell table:formula="of:=[.U320] + [.$X$337]" office:value-type="float" office:value="1271.015625" calcext:value-type="float">
            <text:p>1271,02</text:p>
          </table:table-cell>
          <table:table-cell/>
          <table:table-cell table:style-name="ce6" table:formula="of:=IF([.C320] = &quot;&quot;; 0; 1)" office:value-type="boolean" office:boolean-value="false" calcext:value-type="boolean">
            <text:p>FALSO</text:p>
          </table:table-cell>
          <table:table-cell office:value-type="float" office:value="318" calcext:value-type="float">
            <text:p>318</text:p>
          </table:table-cell>
          <table:table-cell table:number-columns-repeated="16"/>
        </table:table-row>
        <table:table-row table:style-name="ro1">
          <table:table-cell table:style-name="ce3" table:formula="of:=IF([.U321]&lt;255; [.U321]; &quot;&quot;)">
            <text:p/>
          </table:table-cell>
          <table:table-cell table:style-name="ce3" table:formula="of:=IF([.V321]&lt;256; [.V321]; &quot;&quot;)">
            <text:p/>
          </table:table-cell>
          <table:table-cell table:number-columns-repeated="18"/>
          <table:table-cell table:formula="of:=[.$X$337]*[.Y321]" office:value-type="float" office:value="1271.015625" calcext:value-type="float">
            <text:p>1271,02</text:p>
          </table:table-cell>
          <table:table-cell table:formula="of:=[.U321] + [.$X$337]" office:value-type="float" office:value="1275" calcext:value-type="float">
            <text:p>1275</text:p>
          </table:table-cell>
          <table:table-cell/>
          <table:table-cell table:style-name="ce6" table:formula="of:=IF([.C321] = &quot;&quot;; 0; 1)" office:value-type="boolean" office:boolean-value="false" calcext:value-type="boolean">
            <text:p>FALSO</text:p>
          </table:table-cell>
          <table:table-cell office:value-type="float" office:value="319" calcext:value-type="float">
            <text:p>319</text:p>
          </table:table-cell>
          <table:table-cell table:number-columns-repeated="16"/>
        </table:table-row>
        <table:table-row table:style-name="ro1">
          <table:table-cell table:style-name="ce3" table:formula="of:=IF([.U322]&lt;255; [.U322]; &quot;&quot;)">
            <text:p/>
          </table:table-cell>
          <table:table-cell table:style-name="ce3" table:formula="of:=IF([.V322]&lt;256; [.V322]; &quot;&quot;)">
            <text:p/>
          </table:table-cell>
          <table:table-cell table:number-columns-repeated="18"/>
          <table:table-cell table:formula="of:=[.$X$337]*[.Y322]" office:value-type="float" office:value="1275" calcext:value-type="float">
            <text:p>1275</text:p>
          </table:table-cell>
          <table:table-cell table:formula="of:=[.U322] + [.$X$337]" office:value-type="float" office:value="1278.984375" calcext:value-type="float">
            <text:p>1278,98</text:p>
          </table:table-cell>
          <table:table-cell/>
          <table:table-cell table:style-name="ce6" table:formula="of:=IF([.C322] = &quot;&quot;; 0; 1)" office:value-type="boolean" office:boolean-value="false" calcext:value-type="boolean">
            <text:p>FALSO</text:p>
          </table:table-cell>
          <table:table-cell office:value-type="float" office:value="320" calcext:value-type="float">
            <text:p>320</text:p>
          </table:table-cell>
          <table:table-cell table:number-columns-repeated="16"/>
        </table:table-row>
        <table:table-row table:style-name="ro1">
          <table:table-cell table:style-name="ce3" table:formula="of:=IF([.U323]&lt;255; [.U323]; &quot;&quot;)">
            <text:p/>
          </table:table-cell>
          <table:table-cell table:style-name="ce3" table:formula="of:=IF([.V323]&lt;256; [.V323]; &quot;&quot;)">
            <text:p/>
          </table:table-cell>
          <table:table-cell table:number-columns-repeated="18"/>
          <table:table-cell table:formula="of:=[.$X$337]*[.Y323]" office:value-type="float" office:value="1278.984375" calcext:value-type="float">
            <text:p>1278,98</text:p>
          </table:table-cell>
          <table:table-cell table:formula="of:=[.U323] + [.$X$337]" office:value-type="float" office:value="1282.96875" calcext:value-type="float">
            <text:p>1282,97</text:p>
          </table:table-cell>
          <table:table-cell/>
          <table:table-cell table:style-name="ce6" table:formula="of:=IF([.C323] = &quot;&quot;; 0; 1)" office:value-type="boolean" office:boolean-value="false" calcext:value-type="boolean">
            <text:p>FALSO</text:p>
          </table:table-cell>
          <table:table-cell office:value-type="float" office:value="321" calcext:value-type="float">
            <text:p>321</text:p>
          </table:table-cell>
          <table:table-cell table:number-columns-repeated="16"/>
        </table:table-row>
        <table:table-row table:style-name="ro1">
          <table:table-cell table:style-name="ce3" table:formula="of:=IF([.U324]&lt;255; [.U324]; &quot;&quot;)">
            <text:p/>
          </table:table-cell>
          <table:table-cell table:style-name="ce3" table:formula="of:=IF([.V324]&lt;256; [.V324]; &quot;&quot;)">
            <text:p/>
          </table:table-cell>
          <table:table-cell table:number-columns-repeated="18"/>
          <table:table-cell table:formula="of:=[.$X$337]*[.Y324]" office:value-type="float" office:value="1282.96875" calcext:value-type="float">
            <text:p>1282,97</text:p>
          </table:table-cell>
          <table:table-cell table:formula="of:=[.U324] + [.$X$337]" office:value-type="float" office:value="1286.953125" calcext:value-type="float">
            <text:p>1286,95</text:p>
          </table:table-cell>
          <table:table-cell/>
          <table:table-cell table:style-name="ce6" table:formula="of:=IF([.C324] = &quot;&quot;; 0; 1)" office:value-type="boolean" office:boolean-value="false" calcext:value-type="boolean">
            <text:p>FALSO</text:p>
          </table:table-cell>
          <table:table-cell office:value-type="float" office:value="322" calcext:value-type="float">
            <text:p>322</text:p>
          </table:table-cell>
          <table:table-cell table:number-columns-repeated="16"/>
        </table:table-row>
        <table:table-row table:style-name="ro1">
          <table:table-cell table:style-name="ce3" table:formula="of:=IF([.U325]&lt;255; [.U325]; &quot;&quot;)">
            <text:p/>
          </table:table-cell>
          <table:table-cell table:style-name="ce3" table:formula="of:=IF([.V325]&lt;256; [.V325]; &quot;&quot;)">
            <text:p/>
          </table:table-cell>
          <table:table-cell table:number-columns-repeated="18"/>
          <table:table-cell table:formula="of:=[.$X$337]*[.Y325]" office:value-type="float" office:value="1286.953125" calcext:value-type="float">
            <text:p>1286,95</text:p>
          </table:table-cell>
          <table:table-cell table:formula="of:=[.U325] + [.$X$337]" office:value-type="float" office:value="1290.9375" calcext:value-type="float">
            <text:p>1290,94</text:p>
          </table:table-cell>
          <table:table-cell/>
          <table:table-cell table:style-name="ce6" table:formula="of:=IF([.C325] = &quot;&quot;; 0; 1)" office:value-type="boolean" office:boolean-value="false" calcext:value-type="boolean">
            <text:p>FALSO</text:p>
          </table:table-cell>
          <table:table-cell office:value-type="float" office:value="323" calcext:value-type="float">
            <text:p>323</text:p>
          </table:table-cell>
          <table:table-cell table:number-columns-repeated="16"/>
        </table:table-row>
        <table:table-row table:style-name="ro1">
          <table:table-cell table:style-name="ce3" table:formula="of:=IF([.U326]&lt;255; [.U326]; &quot;&quot;)">
            <text:p/>
          </table:table-cell>
          <table:table-cell table:style-name="ce3" table:formula="of:=IF([.V326]&lt;256; [.V326]; &quot;&quot;)">
            <text:p/>
          </table:table-cell>
          <table:table-cell table:number-columns-repeated="18"/>
          <table:table-cell table:formula="of:=[.$X$337]*[.Y326]" office:value-type="float" office:value="1290.9375" calcext:value-type="float">
            <text:p>1290,94</text:p>
          </table:table-cell>
          <table:table-cell table:formula="of:=[.U326] + [.$X$337]" office:value-type="float" office:value="1294.921875" calcext:value-type="float">
            <text:p>1294,92</text:p>
          </table:table-cell>
          <table:table-cell/>
          <table:table-cell table:style-name="ce6" table:formula="of:=IF([.C326] = &quot;&quot;; 0; 1)" office:value-type="boolean" office:boolean-value="false" calcext:value-type="boolean">
            <text:p>FALSO</text:p>
          </table:table-cell>
          <table:table-cell office:value-type="float" office:value="324" calcext:value-type="float">
            <text:p>324</text:p>
          </table:table-cell>
          <table:table-cell table:number-columns-repeated="16"/>
        </table:table-row>
        <table:table-row table:style-name="ro1">
          <table:table-cell table:style-name="ce3" table:formula="of:=IF([.U327]&lt;255; [.U327]; &quot;&quot;)">
            <text:p/>
          </table:table-cell>
          <table:table-cell table:style-name="ce3" table:formula="of:=IF([.V327]&lt;256; [.V327]; &quot;&quot;)">
            <text:p/>
          </table:table-cell>
          <table:table-cell table:number-columns-repeated="18"/>
          <table:table-cell table:formula="of:=[.$X$337]*[.Y327]" office:value-type="float" office:value="1294.921875" calcext:value-type="float">
            <text:p>1294,92</text:p>
          </table:table-cell>
          <table:table-cell table:formula="of:=[.U327] + [.$X$337]" office:value-type="float" office:value="1298.90625" calcext:value-type="float">
            <text:p>1298,91</text:p>
          </table:table-cell>
          <table:table-cell/>
          <table:table-cell table:style-name="ce6" table:formula="of:=IF([.C327] = &quot;&quot;; 0; 1)" office:value-type="boolean" office:boolean-value="false" calcext:value-type="boolean">
            <text:p>FALSO</text:p>
          </table:table-cell>
          <table:table-cell office:value-type="float" office:value="325" calcext:value-type="float">
            <text:p>325</text:p>
          </table:table-cell>
          <table:table-cell table:number-columns-repeated="16"/>
        </table:table-row>
        <table:table-row table:style-name="ro1">
          <table:table-cell table:style-name="ce3" table:formula="of:=IF([.U328]&lt;255; [.U328]; &quot;&quot;)">
            <text:p/>
          </table:table-cell>
          <table:table-cell table:style-name="ce3" table:formula="of:=IF([.V328]&lt;256; [.V328]; &quot;&quot;)">
            <text:p/>
          </table:table-cell>
          <table:table-cell table:number-columns-repeated="18"/>
          <table:table-cell table:formula="of:=[.$X$337]*[.Y328]" office:value-type="float" office:value="1298.90625" calcext:value-type="float">
            <text:p>1298,91</text:p>
          </table:table-cell>
          <table:table-cell table:formula="of:=[.U328] + [.$X$337]" office:value-type="float" office:value="1302.890625" calcext:value-type="float">
            <text:p>1302,89</text:p>
          </table:table-cell>
          <table:table-cell/>
          <table:table-cell table:style-name="ce6" table:formula="of:=IF([.C328] = &quot;&quot;; 0; 1)" office:value-type="boolean" office:boolean-value="false" calcext:value-type="boolean">
            <text:p>FALSO</text:p>
          </table:table-cell>
          <table:table-cell office:value-type="float" office:value="326" calcext:value-type="float">
            <text:p>326</text:p>
          </table:table-cell>
          <table:table-cell table:number-columns-repeated="16"/>
        </table:table-row>
        <table:table-row table:style-name="ro1">
          <table:table-cell table:style-name="ce3" table:formula="of:=IF([.U329]&lt;255; [.U329]; &quot;&quot;)">
            <text:p/>
          </table:table-cell>
          <table:table-cell table:style-name="ce3" table:formula="of:=IF([.V329]&lt;256; [.V329]; &quot;&quot;)">
            <text:p/>
          </table:table-cell>
          <table:table-cell table:number-columns-repeated="18"/>
          <table:table-cell table:formula="of:=[.$X$337]*[.Y329]" office:value-type="float" office:value="1302.890625" calcext:value-type="float">
            <text:p>1302,89</text:p>
          </table:table-cell>
          <table:table-cell table:formula="of:=[.U329] + [.$X$337]" office:value-type="float" office:value="1306.875" calcext:value-type="float">
            <text:p>1306,88</text:p>
          </table:table-cell>
          <table:table-cell/>
          <table:table-cell table:style-name="ce6" table:formula="of:=IF([.C329] = &quot;&quot;; 0; 1)" office:value-type="boolean" office:boolean-value="false" calcext:value-type="boolean">
            <text:p>FALSO</text:p>
          </table:table-cell>
          <table:table-cell office:value-type="float" office:value="327" calcext:value-type="float">
            <text:p>327</text:p>
          </table:table-cell>
          <table:table-cell table:number-columns-repeated="16"/>
        </table:table-row>
        <table:table-row table:style-name="ro1">
          <table:table-cell table:style-name="ce3" table:formula="of:=IF([.U330]&lt;255; [.U330]; &quot;&quot;)">
            <text:p/>
          </table:table-cell>
          <table:table-cell table:style-name="ce3" table:formula="of:=IF([.V330]&lt;256; [.V330]; &quot;&quot;)">
            <text:p/>
          </table:table-cell>
          <table:table-cell table:number-columns-repeated="18"/>
          <table:table-cell table:formula="of:=[.$X$337]*[.Y330]" office:value-type="float" office:value="1306.875" calcext:value-type="float">
            <text:p>1306,88</text:p>
          </table:table-cell>
          <table:table-cell table:formula="of:=[.U330] + [.$X$337]" office:value-type="float" office:value="1310.859375" calcext:value-type="float">
            <text:p>1310,86</text:p>
          </table:table-cell>
          <table:table-cell/>
          <table:table-cell table:style-name="ce6" table:formula="of:=IF([.C330] = &quot;&quot;; 0; 1)" office:value-type="boolean" office:boolean-value="false" calcext:value-type="boolean">
            <text:p>FALSO</text:p>
          </table:table-cell>
          <table:table-cell office:value-type="float" office:value="328" calcext:value-type="float">
            <text:p>328</text:p>
          </table:table-cell>
          <table:table-cell table:number-columns-repeated="16"/>
        </table:table-row>
        <table:table-row table:style-name="ro1">
          <table:table-cell table:style-name="ce3" table:formula="of:=IF([.U331]&lt;255; [.U331]; &quot;&quot;)">
            <text:p/>
          </table:table-cell>
          <table:table-cell table:style-name="ce3" table:formula="of:=IF([.V331]&lt;256; [.V331]; &quot;&quot;)">
            <text:p/>
          </table:table-cell>
          <table:table-cell table:number-columns-repeated="18"/>
          <table:table-cell table:formula="of:=[.$X$337]*[.Y331]" office:value-type="float" office:value="1310.859375" calcext:value-type="float">
            <text:p>1310,86</text:p>
          </table:table-cell>
          <table:table-cell table:formula="of:=[.U331] + [.$X$337]" office:value-type="float" office:value="1314.84375" calcext:value-type="float">
            <text:p>1314,84</text:p>
          </table:table-cell>
          <table:table-cell/>
          <table:table-cell table:style-name="ce6" table:formula="of:=IF([.C331] = &quot;&quot;; 0; 1)" office:value-type="boolean" office:boolean-value="false" calcext:value-type="boolean">
            <text:p>FALSO</text:p>
          </table:table-cell>
          <table:table-cell office:value-type="float" office:value="329" calcext:value-type="float">
            <text:p>329</text:p>
          </table:table-cell>
          <table:table-cell table:number-columns-repeated="16"/>
        </table:table-row>
        <table:table-row table:style-name="ro1">
          <table:table-cell table:style-name="ce3" table:formula="of:=IF([.U332]&lt;255; [.U332]; &quot;&quot;)">
            <text:p/>
          </table:table-cell>
          <table:table-cell table:style-name="ce3" table:formula="of:=IF([.V332]&lt;256; [.V332]; &quot;&quot;)">
            <text:p/>
          </table:table-cell>
          <table:table-cell table:number-columns-repeated="18"/>
          <table:table-cell table:formula="of:=[.$X$337]*[.Y332]" office:value-type="float" office:value="1314.84375" calcext:value-type="float">
            <text:p>1314,84</text:p>
          </table:table-cell>
          <table:table-cell table:formula="of:=[.U332] + [.$X$337]" office:value-type="float" office:value="1318.828125" calcext:value-type="float">
            <text:p>1318,83</text:p>
          </table:table-cell>
          <table:table-cell/>
          <table:table-cell table:style-name="ce6" table:formula="of:=IF([.C332] = &quot;&quot;; 0; 1)" office:value-type="boolean" office:boolean-value="false" calcext:value-type="boolean">
            <text:p>FALSO</text:p>
          </table:table-cell>
          <table:table-cell office:value-type="float" office:value="330" calcext:value-type="float">
            <text:p>330</text:p>
          </table:table-cell>
          <table:table-cell table:number-columns-repeated="16"/>
        </table:table-row>
        <table:table-row table:style-name="ro1">
          <table:table-cell table:style-name="ce3" table:formula="of:=IF([.U333]&lt;255; [.U333]; &quot;&quot;)">
            <text:p/>
          </table:table-cell>
          <table:table-cell table:style-name="ce3" table:formula="of:=IF([.V333]&lt;256; [.V333]; &quot;&quot;)">
            <text:p/>
          </table:table-cell>
          <table:table-cell table:number-columns-repeated="18"/>
          <table:table-cell table:formula="of:=[.$X$337]*[.Y333]" office:value-type="float" office:value="1318.828125" calcext:value-type="float">
            <text:p>1318,83</text:p>
          </table:table-cell>
          <table:table-cell table:formula="of:=[.U333] + [.$X$337]" office:value-type="float" office:value="1322.8125" calcext:value-type="float">
            <text:p>1322,81</text:p>
          </table:table-cell>
          <table:table-cell/>
          <table:table-cell table:style-name="ce6" table:formula="of:=IF([.C333] = &quot;&quot;; 0; 1)" office:value-type="boolean" office:boolean-value="false" calcext:value-type="boolean">
            <text:p>FALSO</text:p>
          </table:table-cell>
          <table:table-cell office:value-type="float" office:value="331" calcext:value-type="float">
            <text:p>331</text:p>
          </table:table-cell>
          <table:table-cell table:number-columns-repeated="16"/>
        </table:table-row>
        <table:table-row table:style-name="ro1">
          <table:table-cell table:style-name="ce3" table:formula="of:=IF([.U334]&lt;255; [.U334]; &quot;&quot;)">
            <text:p/>
          </table:table-cell>
          <table:table-cell table:number-columns-repeated="19"/>
          <table:table-cell table:formula="of:=[.$X$337]*[.Y334]" office:value-type="float" office:value="1322.8125" calcext:value-type="float">
            <text:p>1322,81</text:p>
          </table:table-cell>
          <table:table-cell table:formula="of:=[.U334] + [.$X$337]" office:value-type="float" office:value="1326.796875" calcext:value-type="float">
            <text:p>1326,8</text:p>
          </table:table-cell>
          <table:table-cell/>
          <table:table-cell table:style-name="ce6" table:formula="of:=IF([.C334] = &quot;&quot;; 0; 1)" office:value-type="boolean" office:boolean-value="false" calcext:value-type="boolean">
            <text:p>FALSO</text:p>
          </table:table-cell>
          <table:table-cell office:value-type="float" office:value="332" calcext:value-type="float">
            <text:p>332</text:p>
          </table:table-cell>
          <table:table-cell table:number-columns-repeated="16"/>
        </table:table-row>
        <table:table-row table:style-name="ro1">
          <table:table-cell table:number-columns-repeated="41"/>
        </table:table-row>
        <table:table-row table:style-name="ro1">
          <table:table-cell table:number-columns-repeated="22"/>
          <table:table-cell office:value-type="string" calcext:value-type="string">
            <text:p>Somma:</text:p>
          </table:table-cell>
          <table:table-cell table:formula="of:=SUM([.X2:.X334])" office:value-type="float" office:value="64" calcext:value-type="float">
            <text:p>64</text:p>
          </table:table-cell>
          <table:table-cell table:number-columns-repeated="17"/>
        </table:table-row>
        <table:table-row table:style-name="ro1">
          <table:table-cell table:number-columns-repeated="22"/>
          <table:table-cell office:value-type="string" calcext:value-type="string">
            <text:p>Delta:</text:p>
          </table:table-cell>
          <table:table-cell table:formula="of:=255/[.X336]" office:value-type="float" office:value="3.984375" calcext:value-type="float">
            <text:p>3,98</text:p>
          </table:table-cell>
          <table:table-cell table:number-columns-repeated="17"/>
        </table:table-row>
        <table:table-row table:style-name="ro1" table:number-rows-repeated="1048238">
          <table:table-cell table:number-columns-repeated="41"/>
        </table:table-row>
        <table:table-row table:style-name="ro1">
          <table:table-cell table:number-columns-repeated="41"/>
        </table:table-row>
      </table:table>
      <table:table table:name="Sheet2" table:style-name="ta1" table:print="false">
        <table:table-column table:style-name="co8" table:default-cell-style-name="Default"/>
        <table:table-column table:style-name="co3" table:default-cell-style-name="Default"/>
        <table:table-row table:style-name="ro2">
          <table:table-cell office:value-type="string" calcext:value-type="string">
            <text:p>1.0 commands</text:p>
          </table:table-cell>
          <table:table-cell office:value-type="string" calcext:value-type="string">
            <text:p>2.0 commands</text:p>
          </table:table-cell>
        </table:table-row>
        <table:table-row table:style-name="ro1">
          <table:table-cell office:value-type="string" calcext:value-type="string">
            <text:p>Add offset</text:p>
          </table:table-cell>
          <table:table-cell office:value-type="string" calcext:value-type="string">
            <text:p>Write arguments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Greater than</text:p>
          </table:table-cell>
        </table:table-row>
        <table:table-row table:style-name="ro1">
          <table:table-cell office:value-type="string" calcext:value-type="string">
            <text:p>Break finalize</text:p>
          </table:table-cell>
          <table:table-cell office:value-type="string" calcext:value-type="string">
            <text:p>Less than</text:p>
          </table:table-cell>
        </table:table-row>
        <table:table-row table:style-name="ro1">
          <table:table-cell office:value-type="string" calcext:value-type="string">
            <text:p>Break Initialize</text:p>
          </table:table-cell>
          <table:table-cell office:value-type="string" calcext:value-type="string">
            <text:p>Greater or equal to</text:p>
          </table:table-cell>
        </table:table-row>
        <table:table-row table:style-name="ro1">
          <table:table-cell office:value-type="string" calcext:value-type="string">
            <text:p>Choose pointer</text:p>
          </table:table-cell>
          <table:table-cell office:value-type="string" calcext:value-type="string">
            <text:p>Less or equal to</text:p>
          </table:table-cell>
        </table:table-row>
        <table:table-row table:style-name="ro1">
          <table:table-cell office:value-type="string" calcext:value-type="string">
            <text:p>Clone</text:p>
          </table:table-cell>
          <table:table-cell office:value-type="string" calcext:value-type="string">
            <text:p>Go to sector</text:p>
          </table:table-cell>
        </table:table-row>
        <table:table-row table:style-name="ro1">
          <table:table-cell office:value-type="string" calcext:value-type="string">
            <text:p>Coin Flip</text:p>
          </table:table-cell>
          <table:table-cell office:value-type="string" calcext:value-type="string">
            <text:p>Jump to sector</text:p>
          </table:table-cell>
        </table:table-row>
        <table:table-row table:style-name="ro1">
          <table:table-cell office:value-type="string" calcext:value-type="string">
            <text:p>Compare</text:p>
          </table:table-cell>
          <table:table-cell office:value-type="string" calcext:value-type="string">
            <text:p>Jump back to sector</text:p>
          </table:table-cell>
        </table:table-row>
        <table:table-row table:style-name="ro1">
          <table:table-cell office:value-type="string" calcext:value-type="string">
            <text:p>Conditional Goto</text:p>
          </table:table-cell>
          <table:table-cell office:value-type="string" calcext:value-type="string">
            <text:p>Add nat</text:p>
          </table:table-cell>
        </table:table-row>
        <table:table-row table:style-name="ro1">
          <table:table-cell office:value-type="string" calcext:value-type="string">
            <text:p>Conditional relative Goto</text:p>
          </table:table-cell>
          <table:table-cell office:value-type="string" calcext:value-type="string">
            <text:p>Subtract nat</text:p>
          </table:table-cell>
        </table:table-row>
        <table:table-row table:style-name="ro1">
          <table:table-cell office:value-type="string" calcext:value-type="string">
            <text:p>Conditional Throw</text:p>
          </table:table-cell>
          <table:table-cell office:value-type="string" calcext:value-type="string">
            <text:p>Multiply nat</text:p>
          </table:table-cell>
        </table:table-row>
        <table:table-row table:style-name="ro1">
          <table:table-cell office:value-type="string" calcext:value-type="string">
            <text:p>Divide</text:p>
          </table:table-cell>
          <table:table-cell office:value-type="string" calcext:value-type="string">
            <text:p>Divide nat</text:p>
          </table:table-cell>
        </table:table-row>
        <table:table-row table:style-name="ro1">
          <table:table-cell office:value-type="string" calcext:value-type="string">
            <text:p>Execute</text:p>
          </table:table-cell>
          <table:table-cell office:value-type="string" calcext:value-type="string">
            <text:p>Reminder nat</text:p>
          </table:table-cell>
        </table:table-row>
        <table:table-row table:style-name="ro1">
          <table:table-cell office:value-type="string" calcext:value-type="string">
            <text:p>Fibonacci</text:p>
          </table:table-cell>
          <table:table-cell/>
        </table:table-row>
        <table:table-row table:style-name="ro1">
          <table:table-cell office:value-type="string" calcext:value-type="string">
            <text:p>Goto</text:p>
          </table:table-cell>
          <table:table-cell/>
        </table:table-row>
        <table:table-row table:style-name="ro1">
          <table:table-cell office:value-type="string" calcext:value-type="string">
            <text:p>Invert</text:p>
          </table:table-cell>
          <table:table-cell/>
        </table:table-row>
        <table:table-row table:style-name="ro1">
          <table:table-cell office:value-type="string" calcext:value-type="string">
            <text:p>Lazy Compare</text:p>
          </table:table-cell>
          <table:table-cell/>
        </table:table-row>
        <table:table-row table:style-name="ro1">
          <table:table-cell office:value-type="string" calcext:value-type="string">
            <text:p>Mass write</text:p>
          </table:table-cell>
          <table:table-cell/>
        </table:table-row>
        <table:table-row table:style-name="ro1">
          <table:table-cell office:value-type="string" calcext:value-type="string">
            <text:p>Mirror pixels</text:p>
          </table:table-cell>
          <table:table-cell/>
        </table:table-row>
        <table:table-row table:style-name="ro1">
          <table:table-cell office:value-type="string" calcext:value-type="string">
            <text:p>Multiply</text:p>
          </table:table-cell>
          <table:table-cell/>
        </table:table-row>
        <table:table-row table:style-name="ro1">
          <table:table-cell office:value-type="string" calcext:value-type="string">
            <text:p>Next</text:p>
          </table:table-cell>
          <table:table-cell/>
        </table:table-row>
        <table:table-row table:style-name="ro1"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R</text:p>
          </table:table-cell>
          <table:table-cell/>
        </table:table-row>
        <table:table-row table:style-name="ro1">
          <table:table-cell office:value-type="string" calcext:value-type="string">
            <text:p>Pick pointer</text:p>
          </table:table-cell>
          <table:table-cell/>
        </table:table-row>
        <table:table-row table:style-name="ro1">
          <table:table-cell office:value-type="string" calcext:value-type="string">
            <text:p>Point</text:p>
          </table:table-cell>
          <table:table-cell/>
        </table:table-row>
        <table:table-row table:style-name="ro1">
          <table:table-cell office:value-type="string" calcext:value-type="string">
            <text:p>Randomize</text:p>
          </table:table-cell>
          <table:table-cell/>
        </table:table-row>
        <table:table-row table:style-name="ro1">
          <table:table-cell office:value-type="string" calcext:value-type="string">
            <text:p>Randomize pointers</text:p>
          </table:table-cell>
          <table:table-cell/>
        </table:table-row>
        <table:table-row table:style-name="ro1">
          <table:table-cell office:value-type="string" calcext:value-type="string">
            <text:p>Read ERROR</text:p>
          </table:table-cell>
          <table:table-cell/>
        </table:table-row>
        <table:table-row table:style-name="ro1">
          <table:table-cell office:value-type="string" calcext:value-type="string">
            <text:p>Read flag</text:p>
          </table:table-cell>
          <table:table-cell/>
        </table:table-row>
        <table:table-row table:style-name="ro1">
          <table:table-cell office:value-type="string" calcext:value-type="string">
            <text:p>Rectangle</text:p>
          </table:table-cell>
          <table:table-cell/>
        </table:table-row>
        <table:table-row table:style-name="ro1">
          <table:table-cell office:value-type="string" calcext:value-type="string">
            <text:p>Relative Goto</text:p>
          </table:table-cell>
          <table:table-cell/>
        </table:table-row>
        <table:table-row table:style-name="ro1">
          <table:table-cell office:value-type="string" calcext:value-type="string">
            <text:p>Repeat</text:p>
          </table:table-cell>
          <table:table-cell/>
        </table:table-row>
        <table:table-row table:style-name="ro1">
          <table:table-cell office:value-type="string" calcext:value-type="string">
            <text:p>Reset ERROR</text:p>
          </table:table-cell>
          <table:table-cell/>
        </table:table-row>
        <table:table-row table:style-name="ro1">
          <table:table-cell office:value-type="string" calcext:value-type="string">
            <text:p>Reset offset</text:p>
          </table:table-cell>
          <table:table-cell/>
        </table:table-row>
        <table:table-row table:style-name="ro1">
          <table:table-cell office:value-type="string" calcext:value-type="string">
            <text:p>Rotate flags</text:p>
          </table:table-cell>
          <table:table-cell/>
        </table:table-row>
        <table:table-row table:style-name="ro1">
          <table:table-cell office:value-type="string" calcext:value-type="string">
            <text:p>Rotate colors</text:p>
          </table:table-cell>
          <table:table-cell/>
        </table:table-row>
        <table:table-row table:style-name="ro1">
          <table:table-cell office:value-type="string" calcext:value-type="string">
            <text:p>Rotate pixel values</text:p>
          </table:table-cell>
          <table:table-cell/>
        </table:table-row>
        <table:table-row table:style-name="ro1">
          <table:table-cell office:value-type="string" calcext:value-type="string">
            <text:p>Rotate pointers</text:p>
          </table:table-cell>
          <table:table-cell/>
        </table:table-row>
        <table:table-row table:style-name="ro1">
          <table:table-cell office:value-type="string" calcext:value-type="string">
            <text:p>Skip</text:p>
          </table:table-cell>
          <table:table-cell/>
        </table:table-row>
        <table:table-row table:style-name="ro1">
          <table:table-cell office:value-type="string" calcext:value-type="string">
            <text:p>Subtract</text:p>
          </table:table-cell>
          <table:table-cell/>
        </table:table-row>
        <table:table-row table:style-name="ro1">
          <table:table-cell office:value-type="string" calcext:value-type="string">
            <text:p>Subtract offset</text:p>
          </table:table-cell>
          <table:table-cell/>
        </table:table-row>
        <table:table-row table:style-name="ro1">
          <table:table-cell office:value-type="string" calcext:value-type="string">
            <text:p>Sum</text:p>
          </table:table-cell>
          <table:table-cell/>
        </table:table-row>
        <table:table-row table:style-name="ro1">
          <table:table-cell office:value-type="string" calcext:value-type="string">
            <text:p>Switch flag</text:p>
          </table:table-cell>
          <table:table-cell/>
        </table:table-row>
        <table:table-row table:style-name="ro1">
          <table:table-cell office:value-type="string" calcext:value-type="string">
            <text:p>Switch pointers</text:p>
          </table:table-cell>
          <table:table-cell/>
        </table:table-row>
        <table:table-row table:style-name="ro1">
          <table:table-cell office:value-type="string" calcext:value-type="string">
            <text:p>Tint blue</text:p>
          </table:table-cell>
          <table:table-cell/>
        </table:table-row>
        <table:table-row table:style-name="ro1">
          <table:table-cell office:value-type="string" calcext:value-type="string">
            <text:p>Tint green</text:p>
          </table:table-cell>
          <table:table-cell/>
        </table:table-row>
        <table:table-row table:style-name="ro1">
          <table:table-cell office:value-type="string" calcext:value-type="string">
            <text:p>Tint red</text:p>
          </table:table-cell>
          <table:table-cell/>
        </table:table-row>
        <table:table-row table:style-name="ro1">
          <table:table-cell office:value-type="string" calcext:value-type="string">
            <text:p>Write</text:p>
          </table:table-cell>
          <table:table-cell/>
        </table:table-row>
        <table:table-row table:style-name="ro1">
          <table:table-cell office:value-type="string" calcext:value-type="string">
            <text:p>Write flag</text:p>
          </table:table-cell>
          <table:table-cell/>
        </table:table-row>
        <table:table-row table:style-name="ro1">
          <table:table-cell office:value-type="string" calcext:value-type="string">
            <text:p>Write pointer</text:p>
          </table:table-cell>
          <table:table-cell/>
        </table:table-row>
        <table:table-row table:style-name="ro1">
          <table:table-cell office:value-type="string" calcext:value-type="string">
            <text:p>XOR</text:p>
          </table:table-cell>
          <table:table-cell/>
        </table:table-row>
      </table:table>
      <table:table table:name="Sheet3" table:style-name="ta1" table:print="false">
        <table:table-column table:style-name="co9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0" table:target-range-address="Sheet1.C2:Sheet1.F5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it" fo:country="IT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5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4">00/00/0000</text:date>, <text:time style:data-style-name="N2" text:time-value="14:26:56.181000000"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4M9S</meta:editing-duration>
    <meta:editing-cycles>7</meta:editing-cycles>
    <meta:generator>LibreOffice/5.3.0.3$Windows_x86 LibreOffice_project/7074905676c47b82bbcfbea1aeefc84afe1c50e1</meta:generator>
    <dc:date>2019-01-24T14:53:32.362000000</dc:date>
    <meta:document-statistic meta:table-count="3" meta:cell-count="2329" meta:object-count="0"/>
    <meta:user-defined meta:name="Info 1"/>
    <meta:user-defined meta:name="Info 2"/>
    <meta:user-defined meta:name="Info 3"/>
    <meta:user-defined meta:name="Info 4"/>
  </office:meta>
</office:document-meta>
</file>